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5.905cm" svg:y="44.493cm">
            <draw:object draw:notify-on-update-of-ranges="Sheet1.F1:Sheet1.F121 Sheet1.G1:Sheet1.G12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6.874cm" svg:y="289.965cm">
            <draw:object draw:notify-on-update-of-ranges="Sheet1.B1:Sheet1.B696 Sheet1.C1:Sheet1.C69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12.114cm" svg:x="6.874cm" svg:y="142.544cm">
            <draw:object draw:notify-on-update-of-ranges="Sheet1.B1:Sheet1.B357 Sheet1.C1:Sheet1.C35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svg:width="15.999cm" svg:height="12.78cm" svg:x="15.905cm" svg:y="111.144cm">
            <draw:object draw:notify-on-update-of-ranges="Sheet1.F1:Sheet1.F286 Sheet1.G1:Sheet1.G28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7" table:default-cell-style-name="Default"/>
        <table:table-row-group>
          <table:table-row table:style-name="ro1">
            <table:table-cell office:value-type="float" office:value="0">
              <text:p>0</text:p>
            </table:table-cell>
            <table:table-cell table:number-columns-repeated="2" office:value-type="float" office:value="165">
              <text:p>165</text:p>
            </table:table-cell>
            <table:table-cell/>
            <table:table-cell office:value-type="float" office:value="0">
              <text:p>0</text:p>
            </table:table-cell>
            <table:table-cell office:value-type="float" office:value="488.874">
              <text:p>488.874</text:p>
            </table:table-cell>
            <table:table-cell office:value-type="float" office:value="-8.87362">
              <text:p>-8.87362</text:p>
            </table:table-cell>
          </table:table-row>
          <table:table-row table:style-name="ro1">
            <table:table-cell office:value-type="float" office:value="1">
              <text:p>1</text:p>
            </table:table-cell>
            <table:table-cell table:number-columns-repeated="2" office:value-type="float" office:value="165">
              <text:p>16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45.409">
              <text:p>545.409</text:p>
            </table:table-cell>
            <table:table-cell office:value-type="float" office:value="13.1275">
              <text:p>13.1275</text:p>
            </table:table-cell>
          </table:table-row>
          <table:table-row table:style-name="ro1">
            <table:table-cell office:value-type="float" office:value="2">
              <text:p>2</text:p>
            </table:table-cell>
            <table:table-cell office:value-type="float" office:value="231.97">
              <text:p>231.97</text:p>
            </table:table-cell>
            <table:table-cell office:value-type="float" office:value="165">
              <text:p>165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519.116">
              <text:p>519.116</text:p>
            </table:table-cell>
            <table:table-cell office:value-type="float" office:value="52.9133">
              <text:p>52.9133</text:p>
            </table:table-cell>
          </table:table-row>
          <table:table-row table:style-name="ro1">
            <table:table-cell office:value-type="float" office:value="3">
              <text:p>3</text:p>
            </table:table-cell>
            <table:table-cell office:value-type="float" office:value="243.826">
              <text:p>243.826</text:p>
            </table:table-cell>
            <table:table-cell office:value-type="float" office:value="164.71">
              <text:p>164.71</text:p>
            </table:table-cell>
            <table:table-cell/>
            <table:table-cell office:value-type="float" office:value="3">
              <text:p>3</text:p>
            </table:table-cell>
            <table:table-cell office:value-type="float" office:value="596.305">
              <text:p>596.305</text:p>
            </table:table-cell>
            <table:table-cell office:value-type="float" office:value="7.53175">
              <text:p>7.53175</text:p>
            </table:table-cell>
          </table:table-row>
          <table:table-row table:style-name="ro1">
            <table:table-cell office:value-type="float" office:value="4">
              <text:p>4</text:p>
            </table:table-cell>
            <table:table-cell office:value-type="float" office:value="257.659">
              <text:p>257.659</text:p>
            </table:table-cell>
            <table:table-cell office:value-type="float" office:value="164.371">
              <text:p>164.371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615.535">
              <text:p>615.535</text:p>
            </table:table-cell>
            <table:table-cell office:value-type="float" office:value="20.108">
              <text:p>20.108</text:p>
            </table:table-cell>
          </table:table-row>
          <table:table-row table:style-name="ro1">
            <table:table-cell office:value-type="float" office:value="5">
              <text:p>5</text:p>
            </table:table-cell>
            <table:table-cell office:value-type="float" office:value="273.468">
              <text:p>273.468</text:p>
            </table:table-cell>
            <table:table-cell office:value-type="float" office:value="163.984">
              <text:p>163.984</text:p>
            </table:table-cell>
            <table:table-cell/>
            <table:table-cell office:value-type="float" office:value="5">
              <text:p>5</text:p>
            </table:table-cell>
            <table:table-cell office:value-type="float" office:value="659.033">
              <text:p>659.033</text:p>
            </table:table-cell>
            <table:table-cell office:value-type="float" office:value="10.3444">
              <text:p>10.3444</text:p>
            </table:table-cell>
          </table:table-row>
          <table:table-row table:style-name="ro1">
            <table:table-cell office:value-type="float" office:value="6">
              <text:p>6</text:p>
            </table:table-cell>
            <table:table-cell office:value-type="float" office:value="290.264">
              <text:p>290.264</text:p>
            </table:table-cell>
            <table:table-cell office:value-type="float" office:value="163.572">
              <text:p>163.572</text:p>
            </table:table-cell>
            <table:table-cell/>
            <table:table-cell office:value-type="float" office:value="6">
              <text:p>6</text:p>
            </table:table-cell>
            <table:table-cell office:value-type="float" office:value="671.372">
              <text:p>671.372</text:p>
            </table:table-cell>
            <table:table-cell office:value-type="float" office:value="14.3913">
              <text:p>14.3913</text:p>
            </table:table-cell>
          </table:table-row>
          <table:table-row table:style-name="ro1">
            <table:table-cell office:value-type="float" office:value="7">
              <text:p>7</text:p>
            </table:table-cell>
            <table:table-cell office:value-type="float" office:value="307.061">
              <text:p>307.061</text:p>
            </table:table-cell>
            <table:table-cell office:value-type="float" office:value="163.161">
              <text:p>163.161</text:p>
            </table:table-cell>
            <table:table-cell/>
            <table:table-cell office:value-type="float" office:value="7">
              <text:p>7</text:p>
            </table:table-cell>
            <table:table-cell office:value-type="float" office:value="683.71">
              <text:p>683.71</text:p>
            </table:table-cell>
            <table:table-cell office:value-type="float" office:value="18.4382">
              <text:p>18.4382</text:p>
            </table:table-cell>
          </table:table-row>
          <table:table-row table:style-name="ro1">
            <table:table-cell office:value-type="float" office:value="8">
              <text:p>8</text:p>
            </table:table-cell>
            <table:table-cell office:value-type="float" office:value="322.87">
              <text:p>322.87</text:p>
            </table:table-cell>
            <table:table-cell office:value-type="float" office:value="162.774">
              <text:p>162.774</text:p>
            </table:table-cell>
            <table:table-cell/>
            <table:table-cell office:value-type="float" office:value="8">
              <text:p>8</text:p>
            </table:table-cell>
            <table:table-cell office:value-type="float" office:value="696.048">
              <text:p>696.048</text:p>
            </table:table-cell>
            <table:table-cell office:value-type="float" office:value="22.4851">
              <text:p>22.4851</text:p>
            </table:table-cell>
          </table:table-row>
          <table:table-row table:style-name="ro1">
            <table:table-cell office:value-type="float" office:value="9">
              <text:p>9</text:p>
            </table:table-cell>
            <table:table-cell office:value-type="float" office:value="340.654">
              <text:p>340.654</text:p>
            </table:table-cell>
            <table:table-cell office:value-type="float" office:value="162.338">
              <text:p>162.338</text:p>
            </table:table-cell>
            <table:table-cell/>
            <table:table-cell office:value-type="float" office:value="9">
              <text:p>9</text:p>
            </table:table-cell>
            <table:table-cell office:value-type="float" office:value="712.845">
              <text:p>712.845</text:p>
            </table:table-cell>
            <table:table-cell office:value-type="float" office:value="22.0737">
              <text:p>22.0737</text:p>
            </table:table-cell>
          </table:table-row>
          <table:table-row table:style-name="ro1">
            <table:table-cell office:value-type="float" office:value="10">
              <text:p>10</text:p>
            </table:table-cell>
            <table:table-cell office:value-type="float" office:value="357.451">
              <text:p>357.451</text:p>
            </table:table-cell>
            <table:table-cell office:value-type="float" office:value="161.927">
              <text:p>161.927</text:p>
            </table:table-cell>
            <table:table-cell/>
            <table:table-cell office:value-type="float" office:value="10">
              <text:p>10</text:p>
            </table:table-cell>
            <table:table-cell office:value-type="float" office:value="730.63">
              <text:p>730.63</text:p>
            </table:table-cell>
            <table:table-cell office:value-type="float" office:value="21.6381">
              <text:p>21.6381</text:p>
            </table:table-cell>
          </table:table-row>
          <table:table-row table:style-name="ro1">
            <table:table-cell office:value-type="float" office:value="11">
              <text:p>11</text:p>
            </table:table-cell>
            <table:table-cell office:value-type="float" office:value="374.248">
              <text:p>374.248</text:p>
            </table:table-cell>
            <table:table-cell office:value-type="float" office:value="161.515">
              <text:p>161.515</text:p>
            </table:table-cell>
            <table:table-cell/>
            <table:table-cell office:value-type="float" office:value="11">
              <text:p>11</text:p>
            </table:table-cell>
            <table:table-cell office:value-type="float" office:value="747.427">
              <text:p>747.427</text:p>
            </table:table-cell>
            <table:table-cell office:value-type="float" office:value="21.2267">
              <text:p>21.2267</text:p>
            </table:table-cell>
          </table:table-row>
          <table:table-row table:style-name="ro1">
            <table:table-cell office:value-type="float" office:value="12">
              <text:p>12</text:p>
            </table:table-cell>
            <table:table-cell office:value-type="float" office:value="391.044">
              <text:p>391.044</text:p>
            </table:table-cell>
            <table:table-cell office:value-type="float" office:value="161.104">
              <text:p>161.104</text:p>
            </table:table-cell>
            <table:table-cell/>
            <table:table-cell office:value-type="float" office:value="12">
              <text:p>12</text:p>
            </table:table-cell>
            <table:table-cell office:value-type="float" office:value="764.223">
              <text:p>764.223</text:p>
            </table:table-cell>
            <table:table-cell office:value-type="float" office:value="20.8153">
              <text:p>20.8153</text:p>
            </table:table-cell>
          </table:table-row>
          <table:table-row table:style-name="ro1">
            <table:table-cell office:value-type="float" office:value="13">
              <text:p>13</text:p>
            </table:table-cell>
            <table:table-cell office:value-type="float" office:value="407.841">
              <text:p>407.841</text:p>
            </table:table-cell>
            <table:table-cell office:value-type="float" office:value="160.692">
              <text:p>160.692</text:p>
            </table:table-cell>
            <table:table-cell/>
            <table:table-cell office:value-type="float" office:value="13">
              <text:p>13</text:p>
            </table:table-cell>
            <table:table-cell office:value-type="float" office:value="781.02">
              <text:p>781.02</text:p>
            </table:table-cell>
            <table:table-cell office:value-type="float" office:value="20.4039">
              <text:p>20.4039</text:p>
            </table:table-cell>
          </table:table-row>
          <table:table-row table:style-name="ro1">
            <table:table-cell office:value-type="float" office:value="14">
              <text:p>14</text:p>
            </table:table-cell>
            <table:table-cell office:value-type="float" office:value="424.638">
              <text:p>424.638</text:p>
            </table:table-cell>
            <table:table-cell office:value-type="float" office:value="160.281">
              <text:p>160.281</text:p>
            </table:table-cell>
            <table:table-cell/>
            <table:table-cell office:value-type="float" office:value="14">
              <text:p>14</text:p>
            </table:table-cell>
            <table:table-cell office:value-type="float" office:value="806.733">
              <text:p>806.733</text:p>
            </table:table-cell>
            <table:table-cell office:value-type="float" office:value="11.0759">
              <text:p>11.0759</text:p>
            </table:table-cell>
          </table:table-row>
          <table:table-row table:style-name="ro1">
            <table:table-cell office:value-type="float" office:value="15">
              <text:p>15</text:p>
            </table:table-cell>
            <table:table-cell office:value-type="float" office:value="442.423">
              <text:p>442.423</text:p>
            </table:table-cell>
            <table:table-cell office:value-type="float" office:value="159.845">
              <text:p>159.845</text:p>
            </table:table-cell>
            <table:table-cell/>
            <table:table-cell office:value-type="float" office:value="15">
              <text:p>15</text:p>
            </table:table-cell>
            <table:table-cell office:value-type="float" office:value="815.601">
              <text:p>815.601</text:p>
            </table:table-cell>
            <table:table-cell office:value-type="float" office:value="19.5569">
              <text:p>19.5569</text:p>
            </table:table-cell>
          </table:table-row>
          <table:table-row table:style-name="ro1">
            <table:table-cell office:value-type="float" office:value="16">
              <text:p>16</text:p>
            </table:table-cell>
            <table:table-cell office:value-type="float" office:value="459.219">
              <text:p>459.219</text:p>
            </table:table-cell>
            <table:table-cell office:value-type="float" office:value="159.434">
              <text:p>159.434</text:p>
            </table:table-cell>
            <table:table-cell/>
            <table:table-cell office:value-type="float" office:value="16">
              <text:p>16</text:p>
            </table:table-cell>
            <table:table-cell office:value-type="float" office:value="836.856">
              <text:p>836.856</text:p>
            </table:table-cell>
            <table:table-cell office:value-type="float" office:value="14.6872">
              <text:p>14.6872</text:p>
            </table:table-cell>
          </table:table-row>
          <table:table-row table:style-name="ro1">
            <table:table-cell office:value-type="float" office:value="17">
              <text:p>17</text:p>
            </table:table-cell>
            <table:table-cell office:value-type="float" office:value="476.016">
              <text:p>476.016</text:p>
            </table:table-cell>
            <table:table-cell office:value-type="float" office:value="159.023">
              <text:p>159.023</text:p>
            </table:table-cell>
            <table:table-cell/>
            <table:table-cell office:value-type="float" office:value="17">
              <text:p>17</text:p>
            </table:table-cell>
            <table:table-cell office:value-type="float" office:value="809.07">
              <text:p>809.07</text:p>
            </table:table-cell>
            <table:table-cell office:value-type="float" office:value="58.8587">
              <text:p>58.8587</text:p>
            </table:table-cell>
          </table:table-row>
          <table:table-row table:style-name="ro1">
            <table:table-cell office:value-type="float" office:value="18">
              <text:p>18</text:p>
            </table:table-cell>
            <table:table-cell office:value-type="float" office:value="492.813">
              <text:p>492.813</text:p>
            </table:table-cell>
            <table:table-cell office:value-type="float" office:value="158.611">
              <text:p>158.611</text:p>
            </table:table-cell>
            <table:table-cell/>
            <table:table-cell office:value-type="float" office:value="18">
              <text:p>18</text:p>
            </table:table-cell>
            <table:table-cell office:value-type="float" office:value="853.605">
              <text:p>853.605</text:p>
            </table:table-cell>
            <table:table-cell office:value-type="float" office:value="31.6734">
              <text:p>31.6734</text:p>
            </table:table-cell>
          </table:table-row>
          <table:table-row table:style-name="ro1">
            <table:table-cell office:value-type="float" office:value="19">
              <text:p>19</text:p>
            </table:table-cell>
            <table:table-cell office:value-type="float" office:value="509.609">
              <text:p>509.609</text:p>
            </table:table-cell>
            <table:table-cell office:value-type="float" office:value="158.2">
              <text:p>158.2</text:p>
            </table:table-cell>
            <table:table-cell/>
            <table:table-cell office:value-type="float" office:value="19">
              <text:p>19</text:p>
            </table:table-cell>
            <table:table-cell office:value-type="float" office:value="830.277">
              <text:p>830.277</text:p>
            </table:table-cell>
            <table:table-cell office:value-type="float" office:value="71.3866">
              <text:p>71.3866</text:p>
            </table:table-cell>
          </table:table-row>
          <table:table-row table:style-name="ro1">
            <table:table-cell office:value-type="float" office:value="20">
              <text:p>20</text:p>
            </table:table-cell>
            <table:table-cell office:value-type="float" office:value="527.394">
              <text:p>527.394</text:p>
            </table:table-cell>
            <table:table-cell office:value-type="float" office:value="157.764">
              <text:p>157.764</text:p>
            </table:table-cell>
            <table:table-cell/>
            <table:table-cell office:value-type="float" office:value="20">
              <text:p>20</text:p>
            </table:table-cell>
            <table:table-cell office:value-type="float" office:value="900.573">
              <text:p>900.573</text:p>
            </table:table-cell>
            <table:table-cell office:value-type="float" office:value="17.4757">
              <text:p>17.4757</text:p>
            </table:table-cell>
          </table:table-row>
          <table:table-row table:style-name="ro1">
            <table:table-cell office:value-type="float" office:value="21">
              <text:p>21</text:p>
            </table:table-cell>
            <table:table-cell office:value-type="float" office:value="544.191">
              <text:p>544.191</text:p>
            </table:table-cell>
            <table:table-cell office:value-type="float" office:value="157.353">
              <text:p>157.353</text:p>
            </table:table-cell>
            <table:table-cell/>
            <table:table-cell office:value-type="float" office:value="21">
              <text:p>21</text:p>
            </table:table-cell>
            <table:table-cell office:value-type="float" office:value="917.37">
              <text:p>917.37</text:p>
            </table:table-cell>
            <table:table-cell office:value-type="float" office:value="17.0643">
              <text:p>17.0643</text:p>
            </table:table-cell>
          </table:table-row>
          <table:table-row table:style-name="ro1">
            <table:table-cell office:value-type="float" office:value="22">
              <text:p>22</text:p>
            </table:table-cell>
            <table:table-cell office:value-type="float" office:value="560.987">
              <text:p>560.987</text:p>
            </table:table-cell>
            <table:table-cell office:value-type="float" office:value="156.941">
              <text:p>156.941</text:p>
            </table:table-cell>
            <table:table-cell/>
            <table:table-cell office:value-type="float" office:value="22">
              <text:p>22</text:p>
            </table:table-cell>
            <table:table-cell office:value-type="float" office:value="925.25">
              <text:p>925.25</text:p>
            </table:table-cell>
            <table:table-cell office:value-type="float" office:value="25.5694">
              <text:p>25.5694</text:p>
            </table:table-cell>
          </table:table-row>
          <table:table-row table:style-name="ro1">
            <table:table-cell office:value-type="float" office:value="23">
              <text:p>23</text:p>
            </table:table-cell>
            <table:table-cell office:value-type="float" office:value="578.772">
              <text:p>578.772</text:p>
            </table:table-cell>
            <table:table-cell office:value-type="float" office:value="156.506">
              <text:p>156.506</text:p>
            </table:table-cell>
            <table:table-cell/>
            <table:table-cell office:value-type="float" office:value="23">
              <text:p>23</text:p>
            </table:table-cell>
            <table:table-cell office:value-type="float" office:value="911.826">
              <text:p>911.826</text:p>
            </table:table-cell>
            <table:table-cell office:value-type="float" office:value="56.3419">
              <text:p>56.3419</text:p>
            </table:table-cell>
          </table:table-row>
          <table:table-row table:style-name="ro1">
            <table:table-cell office:value-type="float" office:value="24">
              <text:p>24</text:p>
            </table:table-cell>
            <table:table-cell office:value-type="float" office:value="595.569">
              <text:p>595.569</text:p>
            </table:table-cell>
            <table:table-cell office:value-type="float" office:value="156.094">
              <text:p>156.094</text:p>
            </table:table-cell>
            <table:table-cell/>
            <table:table-cell office:value-type="float" office:value="24">
              <text:p>24</text:p>
            </table:table-cell>
            <table:table-cell office:value-type="float" office:value="953.3">
              <text:p>953.3</text:p>
            </table:table-cell>
            <table:table-cell office:value-type="float" office:value="64.0243">
              <text:p>64.0243</text:p>
            </table:table-cell>
          </table:table-row>
          <table:table-row table:style-name="ro1">
            <table:table-cell office:value-type="float" office:value="25">
              <text:p>25</text:p>
            </table:table-cell>
            <table:table-cell office:value-type="float" office:value="612.366">
              <text:p>612.366</text:p>
            </table:table-cell>
            <table:table-cell office:value-type="float" office:value="155.683">
              <text:p>155.683</text:p>
            </table:table-cell>
            <table:table-cell/>
            <table:table-cell office:value-type="float" office:value="25">
              <text:p>25</text:p>
            </table:table-cell>
            <table:table-cell office:value-type="float" office:value="978.965">
              <text:p>978.965</text:p>
            </table:table-cell>
            <table:table-cell office:value-type="float" office:value="72.0939">
              <text:p>72.0939</text:p>
            </table:table-cell>
          </table:table-row>
          <table:table-row table:style-name="ro1">
            <table:table-cell office:value-type="float" office:value="26">
              <text:p>26</text:p>
            </table:table-cell>
            <table:table-cell office:value-type="float" office:value="629.162">
              <text:p>629.162</text:p>
            </table:table-cell>
            <table:table-cell office:value-type="float" office:value="155.271">
              <text:p>155.271</text:p>
            </table:table-cell>
            <table:table-cell/>
            <table:table-cell office:value-type="float" office:value="26">
              <text:p>26</text:p>
            </table:table-cell>
            <table:table-cell office:value-type="float" office:value="995.761">
              <text:p>995.761</text:p>
            </table:table-cell>
            <table:table-cell office:value-type="float" office:value="71.6825">
              <text:p>71.6825</text:p>
            </table:table-cell>
          </table:table-row>
          <table:table-row table:style-name="ro1">
            <table:table-cell office:value-type="float" office:value="27">
              <text:p>27</text:p>
            </table:table-cell>
            <table:table-cell office:value-type="float" office:value="645.959">
              <text:p>645.959</text:p>
            </table:table-cell>
            <table:table-cell office:value-type="float" office:value="154.86">
              <text:p>154.86</text:p>
            </table:table-cell>
            <table:table-cell/>
            <table:table-cell office:value-type="float" office:value="27">
              <text:p>27</text:p>
            </table:table-cell>
            <table:table-cell office:value-type="float" office:value="1012.56">
              <text:p>1012.56</text:p>
            </table:table-cell>
            <table:table-cell office:value-type="float" office:value="71.2711">
              <text:p>71.2711</text:p>
            </table:table-cell>
          </table:table-row>
          <table:table-row table:style-name="ro1">
            <table:table-cell office:value-type="float" office:value="28">
              <text:p>28</text:p>
            </table:table-cell>
            <table:table-cell office:value-type="float" office:value="663.744">
              <text:p>663.744</text:p>
            </table:table-cell>
            <table:table-cell office:value-type="float" office:value="154.424">
              <text:p>154.424</text:p>
            </table:table-cell>
            <table:table-cell/>
            <table:table-cell office:value-type="float" office:value="28">
              <text:p>28</text:p>
            </table:table-cell>
            <table:table-cell office:value-type="float" office:value="1030.34">
              <text:p>1030.34</text:p>
            </table:table-cell>
            <table:table-cell office:value-type="float" office:value="70.8355">
              <text:p>70.8355</text:p>
            </table:table-cell>
          </table:table-row>
          <table:table-row table:style-name="ro1">
            <table:table-cell office:value-type="float" office:value="29">
              <text:p>29</text:p>
            </table:table-cell>
            <table:table-cell office:value-type="float" office:value="680.54">
              <text:p>680.54</text:p>
            </table:table-cell>
            <table:table-cell office:value-type="float" office:value="154.013">
              <text:p>154.013</text:p>
            </table:table-cell>
            <table:table-cell/>
            <table:table-cell office:value-type="float" office:value="29">
              <text:p>29</text:p>
            </table:table-cell>
            <table:table-cell office:value-type="float" office:value="1047.14">
              <text:p>1047.14</text:p>
            </table:table-cell>
            <table:table-cell office:value-type="float" office:value="70.4241">
              <text:p>70.4241</text:p>
            </table:table-cell>
          </table:table-row>
          <table:table-row table:style-name="ro1">
            <table:table-cell office:value-type="float" office:value="30">
              <text:p>30</text:p>
            </table:table-cell>
            <table:table-cell office:value-type="float" office:value="697.337">
              <text:p>697.337</text:p>
            </table:table-cell>
            <table:table-cell office:value-type="float" office:value="153.602">
              <text:p>153.602</text:p>
            </table:table-cell>
            <table:table-cell/>
            <table:table-cell office:value-type="float" office:value="30">
              <text:p>30</text:p>
            </table:table-cell>
            <table:table-cell office:value-type="float" office:value="1064.92">
              <text:p>1064.92</text:p>
            </table:table-cell>
            <table:table-cell office:value-type="float" office:value="69.9885">
              <text:p>69.9885</text:p>
            </table:table-cell>
          </table:table-row>
          <table:table-row table:style-name="ro1">
            <table:table-cell office:value-type="float" office:value="31">
              <text:p>31</text:p>
            </table:table-cell>
            <table:table-cell office:value-type="float" office:value="714.134">
              <text:p>714.134</text:p>
            </table:table-cell>
            <table:table-cell office:value-type="float" office:value="153.19">
              <text:p>153.19</text:p>
            </table:table-cell>
            <table:table-cell/>
            <table:table-cell office:value-type="float" office:value="31">
              <text:p>31</text:p>
            </table:table-cell>
            <table:table-cell office:value-type="float" office:value="1211.01">
              <text:p>1211.01</text:p>
            </table:table-cell>
            <table:table-cell office:value-type="float" office:value="-59.7136">
              <text:p>-59.7136</text:p>
            </table:table-cell>
          </table:table-row>
          <table:table-row table:style-name="ro1">
            <table:table-cell office:value-type="float" office:value="32">
              <text:p>32</text:p>
            </table:table-cell>
            <table:table-cell office:value-type="float" office:value="731.919">
              <text:p>731.919</text:p>
            </table:table-cell>
            <table:table-cell office:value-type="float" office:value="152.755">
              <text:p>152.755</text:p>
            </table:table-cell>
            <table:table-cell/>
            <table:table-cell office:value-type="float" office:value="32">
              <text:p>32</text:p>
            </table:table-cell>
            <table:table-cell office:value-type="float" office:value="1128.69">
              <text:p>1128.69</text:p>
            </table:table-cell>
            <table:table-cell office:value-type="float" office:value="55.3794">
              <text:p>55.3794</text:p>
            </table:table-cell>
          </table:table-row>
          <table:table-row table:style-name="ro1">
            <table:table-cell office:value-type="float" office:value="33">
              <text:p>33</text:p>
            </table:table-cell>
            <table:table-cell office:value-type="float" office:value="748.715">
              <text:p>748.715</text:p>
            </table:table-cell>
            <table:table-cell office:value-type="float" office:value="152.343">
              <text:p>152.343</text:p>
            </table:table-cell>
            <table:table-cell/>
            <table:table-cell office:value-type="float" office:value="33">
              <text:p>33</text:p>
            </table:table-cell>
            <table:table-cell office:value-type="float" office:value="1163.27">
              <text:p>1163.27</text:p>
            </table:table-cell>
            <table:table-cell office:value-type="float" office:value="54.5324">
              <text:p>54.5324</text:p>
            </table:table-cell>
          </table:table-row>
          <table:table-row table:style-name="ro1">
            <table:table-cell office:value-type="float" office:value="34">
              <text:p>34</text:p>
            </table:table-cell>
            <table:table-cell office:value-type="float" office:value="765.512">
              <text:p>765.512</text:p>
            </table:table-cell>
            <table:table-cell office:value-type="float" office:value="151.932">
              <text:p>151.932</text:p>
            </table:table-cell>
            <table:table-cell/>
            <table:table-cell office:value-type="float" office:value="34">
              <text:p>34</text:p>
            </table:table-cell>
            <table:table-cell office:value-type="float" office:value="1336.11">
              <text:p>1336.11</text:p>
            </table:table-cell>
            <table:table-cell office:value-type="float" office:value="-101.919">
              <text:p>-101.919</text:p>
            </table:table-cell>
          </table:table-row>
          <table:table-row table:style-name="ro1">
            <table:table-cell office:value-type="float" office:value="35">
              <text:p>35</text:p>
            </table:table-cell>
            <table:table-cell office:value-type="float" office:value="782.309">
              <text:p>782.309</text:p>
            </table:table-cell>
            <table:table-cell office:value-type="float" office:value="151.52">
              <text:p>151.52</text:p>
            </table:table-cell>
            <table:table-cell/>
            <table:table-cell office:value-type="float" office:value="35">
              <text:p>35</text:p>
            </table:table-cell>
            <table:table-cell office:value-type="float" office:value="1267.16">
              <text:p>1267.16</text:p>
            </table:table-cell>
            <table:table-cell office:value-type="float" office:value="-0.20142">
              <text:p>-0.20142</text:p>
            </table:table-cell>
          </table:table-row>
          <table:table-row table:style-name="ro1">
            <table:table-cell office:value-type="float" office:value="36">
              <text:p>36</text:p>
            </table:table-cell>
            <table:table-cell office:value-type="float" office:value="800.093">
              <text:p>800.093</text:p>
            </table:table-cell>
            <table:table-cell office:value-type="float" office:value="151.085">
              <text:p>151.085</text:p>
            </table:table-cell>
            <table:table-cell/>
            <table:table-cell office:value-type="float" office:value="36">
              <text:p>36</text:p>
            </table:table-cell>
            <table:table-cell office:value-type="float" office:value="1421.08">
              <text:p>1421.08</text:p>
            </table:table-cell>
            <table:table-cell office:value-type="float" office:value="-104.001">
              <text:p>-104.001</text:p>
            </table:table-cell>
          </table:table-row>
          <table:table-row table:style-name="ro1">
            <table:table-cell office:value-type="float" office:value="37">
              <text:p>37</text:p>
            </table:table-cell>
            <table:table-cell office:value-type="float" office:value="816.89">
              <text:p>816.89</text:p>
            </table:table-cell>
            <table:table-cell office:value-type="float" office:value="150.673">
              <text:p>150.673</text:p>
            </table:table-cell>
            <table:table-cell/>
            <table:table-cell office:value-type="float" office:value="37">
              <text:p>37</text:p>
            </table:table-cell>
            <table:table-cell office:value-type="float" office:value="1446.74">
              <text:p>1446.74</text:p>
            </table:table-cell>
            <table:table-cell office:value-type="float" office:value="-95.9311">
              <text:p>-95.9311</text:p>
            </table:table-cell>
          </table:table-row>
          <table:table-row table:style-name="ro1">
            <table:table-cell office:value-type="float" office:value="38">
              <text:p>38</text:p>
            </table:table-cell>
            <table:table-cell office:value-type="float" office:value="834.675">
              <text:p>834.675</text:p>
            </table:table-cell>
            <table:table-cell office:value-type="float" office:value="150.238">
              <text:p>150.238</text:p>
            </table:table-cell>
            <table:table-cell/>
            <table:table-cell office:value-type="float" office:value="38">
              <text:p>38</text:p>
            </table:table-cell>
            <table:table-cell office:value-type="float" office:value="1303.04">
              <text:p>1303.04</text:p>
            </table:table-cell>
            <table:table-cell office:value-type="float" office:value="64.1562">
              <text:p>64.1562</text:p>
            </table:table-cell>
          </table:table-row>
          <table:table-row table:style-name="ro1">
            <table:table-cell office:value-type="float" office:value="39">
              <text:p>39</text:p>
            </table:table-cell>
            <table:table-cell office:value-type="float" office:value="851.471">
              <text:p>851.471</text:p>
            </table:table-cell>
            <table:table-cell office:value-type="float" office:value="149.826">
              <text:p>149.826</text:p>
            </table:table-cell>
            <table:table-cell/>
            <table:table-cell office:value-type="float" office:value="39">
              <text:p>39</text:p>
            </table:table-cell>
            <table:table-cell office:value-type="float" office:value="1319.84">
              <text:p>1319.84</text:p>
            </table:table-cell>
            <table:table-cell office:value-type="float" office:value="63.7448">
              <text:p>63.7448</text:p>
            </table:table-cell>
          </table:table-row>
          <table:table-row table:style-name="ro1">
            <table:table-cell office:value-type="float" office:value="40">
              <text:p>40</text:p>
            </table:table-cell>
            <table:table-cell office:value-type="float" office:value="868.268">
              <text:p>868.268</text:p>
            </table:table-cell>
            <table:table-cell office:value-type="float" office:value="149.415">
              <text:p>149.415</text:p>
            </table:table-cell>
            <table:table-cell/>
            <table:table-cell office:value-type="float" office:value="40">
              <text:p>40</text:p>
            </table:table-cell>
            <table:table-cell office:value-type="float" office:value="1354.47">
              <text:p>1354.47</text:p>
            </table:table-cell>
            <table:table-cell office:value-type="float" office:value="45.5002">
              <text:p>45.5002</text:p>
            </table:table-cell>
          </table:table-row>
          <table:table-row table:style-name="ro1">
            <table:table-cell office:value-type="float" office:value="41">
              <text:p>41</text:p>
            </table:table-cell>
            <table:table-cell office:value-type="float" office:value="885.065">
              <text:p>885.065</text:p>
            </table:table-cell>
            <table:table-cell office:value-type="float" office:value="149.004">
              <text:p>149.004</text:p>
            </table:table-cell>
            <table:table-cell/>
            <table:table-cell office:value-type="float" office:value="41">
              <text:p>41</text:p>
            </table:table-cell>
            <table:table-cell office:value-type="float" office:value="1545.14">
              <text:p>1545.14</text:p>
            </table:table-cell>
            <table:table-cell office:value-type="float" office:value="-128.785">
              <text:p>-128.785</text:p>
            </table:table-cell>
          </table:table-row>
          <table:table-row table:style-name="ro1">
            <table:table-cell office:value-type="float" office:value="42">
              <text:p>42</text:p>
            </table:table-cell>
            <table:table-cell office:value-type="float" office:value="901.862">
              <text:p>901.862</text:p>
            </table:table-cell>
            <table:table-cell office:value-type="float" office:value="148.592">
              <text:p>148.592</text:p>
            </table:table-cell>
            <table:table-cell/>
            <table:table-cell office:value-type="float" office:value="42">
              <text:p>42</text:p>
            </table:table-cell>
            <table:table-cell office:value-type="float" office:value="1375.67">
              <text:p>1375.67</text:p>
            </table:table-cell>
            <table:table-cell office:value-type="float" office:value="58.0281">
              <text:p>58.0281</text:p>
            </table:table-cell>
          </table:table-row>
          <table:table-row table:style-name="ro1">
            <table:table-cell office:value-type="float" office:value="43">
              <text:p>43</text:p>
            </table:table-cell>
            <table:table-cell office:value-type="float" office:value="919.646">
              <text:p>919.646</text:p>
            </table:table-cell>
            <table:table-cell office:value-type="float" office:value="148.157">
              <text:p>148.157</text:p>
            </table:table-cell>
            <table:table-cell/>
            <table:table-cell office:value-type="float" office:value="43">
              <text:p>43</text:p>
            </table:table-cell>
            <table:table-cell office:value-type="float" office:value="1445.97">
              <text:p>1445.97</text:p>
            </table:table-cell>
            <table:table-cell office:value-type="float" office:value="4.11714">
              <text:p>4.11714</text:p>
            </table:table-cell>
          </table:table-row>
          <table:table-row table:style-name="ro1">
            <table:table-cell office:value-type="float" office:value="44">
              <text:p>44</text:p>
            </table:table-cell>
            <table:table-cell office:value-type="float" office:value="936.443">
              <text:p>936.443</text:p>
            </table:table-cell>
            <table:table-cell office:value-type="float" office:value="147.745">
              <text:p>147.745</text:p>
            </table:table-cell>
            <table:table-cell/>
            <table:table-cell office:value-type="float" office:value="44">
              <text:p>44</text:p>
            </table:table-cell>
            <table:table-cell office:value-type="float" office:value="1548.46">
              <text:p>1548.46</text:p>
            </table:table-cell>
            <table:table-cell office:value-type="float" office:value="-81.0261">
              <text:p>-81.0261</text:p>
            </table:table-cell>
          </table:table-row>
          <table:table-row table:style-name="ro1">
            <table:table-cell office:value-type="float" office:value="45">
              <text:p>45</text:p>
            </table:table-cell>
            <table:table-cell office:value-type="float" office:value="953.24">
              <text:p>953.24</text:p>
            </table:table-cell>
            <table:table-cell office:value-type="float" office:value="147.334">
              <text:p>147.334</text:p>
            </table:table-cell>
            <table:table-cell/>
            <table:table-cell office:value-type="float" office:value="45">
              <text:p>45</text:p>
            </table:table-cell>
            <table:table-cell office:value-type="float" office:value="1556.34">
              <text:p>1556.34</text:p>
            </table:table-cell>
            <table:table-cell office:value-type="float" office:value="-72.5209">
              <text:p>-72.5209</text:p>
            </table:table-cell>
          </table:table-row>
          <table:table-row table:style-name="ro1">
            <table:table-cell office:value-type="float" office:value="46">
              <text:p>46</text:p>
            </table:table-cell>
            <table:table-cell office:value-type="float" office:value="970.036">
              <text:p>970.036</text:p>
            </table:table-cell>
            <table:table-cell office:value-type="float" office:value="146.922">
              <text:p>146.922</text:p>
            </table:table-cell>
            <table:table-cell/>
            <table:table-cell office:value-type="float" office:value="46">
              <text:p>46</text:p>
            </table:table-cell>
            <table:table-cell office:value-type="float" office:value="1573.14">
              <text:p>1573.14</text:p>
            </table:table-cell>
            <table:table-cell office:value-type="float" office:value="-72.9323">
              <text:p>-72.9323</text:p>
            </table:table-cell>
          </table:table-row>
          <table:table-row table:style-name="ro1">
            <table:table-cell office:value-type="float" office:value="47">
              <text:p>47</text:p>
            </table:table-cell>
            <table:table-cell office:value-type="float" office:value="987.821">
              <text:p>987.821</text:p>
            </table:table-cell>
            <table:table-cell office:value-type="float" office:value="146.487">
              <text:p>146.487</text:p>
            </table:table-cell>
            <table:table-cell/>
            <table:table-cell office:value-type="float" office:value="47">
              <text:p>47</text:p>
            </table:table-cell>
            <table:table-cell office:value-type="float" office:value="1460.65">
              <text:p>1460.65</text:p>
            </table:table-cell>
            <table:table-cell office:value-type="float" office:value="55.9469">
              <text:p>55.9469</text:p>
            </table:table-cell>
          </table:table-row>
          <table:table-row table:style-name="ro1">
            <table:table-cell office:value-type="float" office:value="48">
              <text:p>48</text:p>
            </table:table-cell>
            <table:table-cell office:value-type="float" office:value="1004.62">
              <text:p>1004.62</text:p>
            </table:table-cell>
            <table:table-cell office:value-type="float" office:value="146.075">
              <text:p>146.075</text:p>
            </table:table-cell>
            <table:table-cell/>
            <table:table-cell office:value-type="float" office:value="48">
              <text:p>48</text:p>
            </table:table-cell>
            <table:table-cell office:value-type="float" office:value="1602.27">
              <text:p>1602.27</text:p>
            </table:table-cell>
            <table:table-cell office:value-type="float" office:value="-69.2969">
              <text:p>-69.2969</text:p>
            </table:table-cell>
          </table:table-row>
          <table:table-row table:style-name="ro1">
            <table:table-cell office:value-type="float" office:value="49">
              <text:p>49</text:p>
            </table:table-cell>
            <table:table-cell office:value-type="float" office:value="1021.41">
              <text:p>1021.41</text:p>
            </table:table-cell>
            <table:table-cell office:value-type="float" office:value="145.664">
              <text:p>145.664</text:p>
            </table:table-cell>
            <table:table-cell/>
            <table:table-cell office:value-type="float" office:value="49">
              <text:p>49</text:p>
            </table:table-cell>
            <table:table-cell office:value-type="float" office:value="1642.35">
              <text:p>1642.35</text:p>
            </table:table-cell>
            <table:table-cell office:value-type="float" office:value="-92.0239">
              <text:p>-92.0239</text:p>
            </table:table-cell>
          </table:table-row>
          <table:table-row table:style-name="ro1">
            <table:table-cell office:value-type="float" office:value="50">
              <text:p>50</text:p>
            </table:table-cell>
            <table:table-cell office:value-type="float" office:value="1038.21">
              <text:p>1038.21</text:p>
            </table:table-cell>
            <table:table-cell office:value-type="float" office:value="145.253">
              <text:p>145.253</text:p>
            </table:table-cell>
            <table:table-cell/>
            <table:table-cell office:value-type="float" office:value="50">
              <text:p>50</text:p>
            </table:table-cell>
            <table:table-cell office:value-type="float" office:value="1525.4">
              <text:p>1525.4</text:p>
            </table:table-cell>
            <table:table-cell office:value-type="float" office:value="41.3136">
              <text:p>41.3136</text:p>
            </table:table-cell>
          </table:table-row>
          <table:table-row table:style-name="ro1">
            <table:table-cell office:value-type="float" office:value="51">
              <text:p>51</text:p>
            </table:table-cell>
            <table:table-cell office:value-type="float" office:value="1056">
              <text:p>1056</text:p>
            </table:table-cell>
            <table:table-cell office:value-type="float" office:value="144.817">
              <text:p>144.817</text:p>
            </table:table-cell>
            <table:table-cell/>
            <table:table-cell office:value-type="float" office:value="51">
              <text:p>51</text:p>
            </table:table-cell>
            <table:table-cell office:value-type="float" office:value="1609.07">
              <text:p>1609.07</text:p>
            </table:table-cell>
            <table:table-cell office:value-type="float" office:value="-25.9723">
              <text:p>-25.9723</text:p>
            </table:table-cell>
          </table:table-row>
          <table:table-row table:style-name="ro1">
            <table:table-cell office:value-type="float" office:value="52">
              <text:p>52</text:p>
            </table:table-cell>
            <table:table-cell office:value-type="float" office:value="1072.79">
              <text:p>1072.79</text:p>
            </table:table-cell>
            <table:table-cell office:value-type="float" office:value="144.406">
              <text:p>144.406</text:p>
            </table:table-cell>
            <table:table-cell/>
            <table:table-cell office:value-type="float" office:value="52">
              <text:p>52</text:p>
            </table:table-cell>
            <table:table-cell office:value-type="float" office:value="1554.53">
              <text:p>1554.53</text:p>
            </table:table-cell>
            <table:table-cell office:value-type="float" office:value="44.9491">
              <text:p>44.9491</text:p>
            </table:table-cell>
          </table:table-row>
          <table:table-row table:style-name="ro1">
            <table:table-cell office:value-type="float" office:value="53">
              <text:p>53</text:p>
            </table:table-cell>
            <table:table-cell office:value-type="float" office:value="1089.59">
              <text:p>1089.59</text:p>
            </table:table-cell>
            <table:table-cell office:value-type="float" office:value="143.994">
              <text:p>143.994</text:p>
            </table:table-cell>
            <table:table-cell/>
            <table:table-cell office:value-type="float" office:value="53">
              <text:p>53</text:p>
            </table:table-cell>
            <table:table-cell office:value-type="float" office:value="1558.94">
              <text:p>1558.94</text:p>
            </table:table-cell>
            <table:table-cell office:value-type="float" office:value="57.8884">
              <text:p>57.8884</text:p>
            </table:table-cell>
          </table:table-row>
          <table:table-row table:style-name="ro1">
            <table:table-cell office:value-type="float" office:value="54">
              <text:p>54</text:p>
            </table:table-cell>
            <table:table-cell office:value-type="float" office:value="1106.39">
              <text:p>1106.39</text:p>
            </table:table-cell>
            <table:table-cell office:value-type="float" office:value="143.583">
              <text:p>143.583</text:p>
            </table:table-cell>
            <table:table-cell/>
            <table:table-cell office:value-type="float" office:value="54">
              <text:p>54</text:p>
            </table:table-cell>
            <table:table-cell office:value-type="float" office:value="1575.74">
              <text:p>1575.74</text:p>
            </table:table-cell>
            <table:table-cell office:value-type="float" office:value="57.477">
              <text:p>57.477</text:p>
            </table:table-cell>
          </table:table-row>
          <table:table-row table:style-name="ro1">
            <table:table-cell office:value-type="float" office:value="55">
              <text:p>55</text:p>
            </table:table-cell>
            <table:table-cell office:value-type="float" office:value="1123.18">
              <text:p>1123.18</text:p>
            </table:table-cell>
            <table:table-cell office:value-type="float" office:value="143.171">
              <text:p>143.171</text:p>
            </table:table-cell>
            <table:table-cell/>
            <table:table-cell office:value-type="float" office:value="55">
              <text:p>55</text:p>
            </table:table-cell>
            <table:table-cell office:value-type="float" office:value="1601.45">
              <text:p>1601.45</text:p>
            </table:table-cell>
            <table:table-cell office:value-type="float" office:value="48.149">
              <text:p>48.149</text:p>
            </table:table-cell>
          </table:table-row>
          <table:table-row table:style-name="ro1">
            <table:table-cell office:value-type="float" office:value="56">
              <text:p>56</text:p>
            </table:table-cell>
            <table:table-cell office:value-type="float" office:value="1140.97">
              <text:p>1140.97</text:p>
            </table:table-cell>
            <table:table-cell office:value-type="float" office:value="142.736">
              <text:p>142.736</text:p>
            </table:table-cell>
            <table:table-cell/>
            <table:table-cell office:value-type="float" office:value="56">
              <text:p>56</text:p>
            </table:table-cell>
            <table:table-cell office:value-type="float" office:value="1609.33">
              <text:p>1609.33</text:p>
            </table:table-cell>
            <table:table-cell office:value-type="float" office:value="56.6542">
              <text:p>56.6542</text:p>
            </table:table-cell>
          </table:table-row>
          <table:table-row table:style-name="ro1">
            <table:table-cell office:value-type="float" office:value="57">
              <text:p>57</text:p>
            </table:table-cell>
            <table:table-cell office:value-type="float" office:value="1157.76">
              <text:p>1157.76</text:p>
            </table:table-cell>
            <table:table-cell office:value-type="float" office:value="142.324">
              <text:p>142.324</text:p>
            </table:table-cell>
            <table:table-cell/>
            <table:table-cell office:value-type="float" office:value="57">
              <text:p>57</text:p>
            </table:table-cell>
            <table:table-cell office:value-type="float" office:value="1729.66">
              <text:p>1729.66</text:p>
            </table:table-cell>
            <table:table-cell office:value-type="float" office:value="-46.3223">
              <text:p>-46.3223</text:p>
            </table:table-cell>
          </table:table-row>
          <table:table-row table:style-name="ro1">
            <table:table-cell office:value-type="float" office:value="58">
              <text:p>58</text:p>
            </table:table-cell>
            <table:table-cell office:value-type="float" office:value="1175.55">
              <text:p>1175.55</text:p>
            </table:table-cell>
            <table:table-cell office:value-type="float" office:value="141.889">
              <text:p>141.889</text:p>
            </table:table-cell>
            <table:table-cell/>
            <table:table-cell office:value-type="float" office:value="58">
              <text:p>58</text:p>
            </table:table-cell>
            <table:table-cell office:value-type="float" office:value="1700.38">
              <text:p>1700.38</text:p>
            </table:table-cell>
            <table:table-cell office:value-type="float" office:value="2.23499">
              <text:p>2.23499</text:p>
            </table:table-cell>
          </table:table-row>
          <table:table-row table:style-name="ro1">
            <table:table-cell office:value-type="float" office:value="59">
              <text:p>59</text:p>
            </table:table-cell>
            <table:table-cell office:value-type="float" office:value="1192.34">
              <text:p>1192.34</text:p>
            </table:table-cell>
            <table:table-cell office:value-type="float" office:value="141.477">
              <text:p>141.477</text:p>
            </table:table-cell>
            <table:table-cell/>
            <table:table-cell office:value-type="float" office:value="59">
              <text:p>59</text:p>
            </table:table-cell>
            <table:table-cell office:value-type="float" office:value="1663.68">
              <text:p>1663.68</text:p>
            </table:table-cell>
            <table:table-cell office:value-type="float" office:value="55.3232">
              <text:p>55.3232</text:p>
            </table:table-cell>
          </table:table-row>
          <table:table-row table:style-name="ro1">
            <table:table-cell office:value-type="float" office:value="60">
              <text:p>60</text:p>
            </table:table-cell>
            <table:table-cell office:value-type="float" office:value="1209.14">
              <text:p>1209.14</text:p>
            </table:table-cell>
            <table:table-cell office:value-type="float" office:value="141.066">
              <text:p>141.066</text:p>
            </table:table-cell>
            <table:table-cell/>
            <table:table-cell office:value-type="float" office:value="60">
              <text:p>60</text:p>
            </table:table-cell>
            <table:table-cell office:value-type="float" office:value="1720.6">
              <text:p>1720.6</text:p>
            </table:table-cell>
            <table:table-cell office:value-type="float" office:value="14.7871">
              <text:p>14.7871</text:p>
            </table:table-cell>
          </table:table-row>
          <table:table-row table:style-name="ro1">
            <table:table-cell office:value-type="float" office:value="61">
              <text:p>61</text:p>
            </table:table-cell>
            <table:table-cell office:value-type="float" office:value="1225.94">
              <text:p>1225.94</text:p>
            </table:table-cell>
            <table:table-cell office:value-type="float" office:value="140.655">
              <text:p>140.655</text:p>
            </table:table-cell>
            <table:table-cell/>
            <table:table-cell office:value-type="float" office:value="61">
              <text:p>61</text:p>
            </table:table-cell>
            <table:table-cell office:value-type="float" office:value="1738.38">
              <text:p>1738.38</text:p>
            </table:table-cell>
            <table:table-cell office:value-type="float" office:value="14.3515">
              <text:p>14.3515</text:p>
            </table:table-cell>
          </table:table-row>
          <table:table-row table:style-name="ro1">
            <table:table-cell office:value-type="float" office:value="62">
              <text:p>62</text:p>
            </table:table-cell>
            <table:table-cell office:value-type="float" office:value="1242.73">
              <text:p>1242.73</text:p>
            </table:table-cell>
            <table:table-cell office:value-type="float" office:value="140.243">
              <text:p>140.243</text:p>
            </table:table-cell>
            <table:table-cell/>
            <table:table-cell office:value-type="float" office:value="62">
              <text:p>62</text:p>
            </table:table-cell>
            <table:table-cell office:value-type="float" office:value="1804.22">
              <text:p>1804.22</text:p>
            </table:table-cell>
            <table:table-cell office:value-type="float" office:value="-35.1012">
              <text:p>-35.1012</text:p>
            </table:table-cell>
          </table:table-row>
          <table:table-row table:style-name="ro1">
            <table:table-cell office:value-type="float" office:value="63">
              <text:p>63</text:p>
            </table:table-cell>
            <table:table-cell office:value-type="float" office:value="1260.52">
              <text:p>1260.52</text:p>
            </table:table-cell>
            <table:table-cell office:value-type="float" office:value="139.808">
              <text:p>139.808</text:p>
            </table:table-cell>
            <table:table-cell/>
            <table:table-cell office:value-type="float" office:value="63">
              <text:p>63</text:p>
            </table:table-cell>
            <table:table-cell office:value-type="float" office:value="1803.18">
              <text:p>1803.18</text:p>
            </table:table-cell>
            <table:table-cell office:value-type="float" office:value="-17.6794">
              <text:p>-17.6794</text:p>
            </table:table-cell>
          </table:table-row>
          <table:table-row table:style-name="ro1">
            <table:table-cell office:value-type="float" office:value="64">
              <text:p>64</text:p>
            </table:table-cell>
            <table:table-cell office:value-type="float" office:value="1277.32">
              <text:p>1277.32</text:p>
            </table:table-cell>
            <table:table-cell office:value-type="float" office:value="139.396">
              <text:p>139.396</text:p>
            </table:table-cell>
            <table:table-cell/>
            <table:table-cell office:value-type="float" office:value="64">
              <text:p>64</text:p>
            </table:table-cell>
            <table:table-cell office:value-type="float" office:value="1775.4">
              <text:p>1775.4</text:p>
            </table:table-cell>
            <table:table-cell office:value-type="float" office:value="26.4922">
              <text:p>26.4922</text:p>
            </table:table-cell>
          </table:table-row>
          <table:table-row table:style-name="ro1">
            <table:table-cell office:value-type="float" office:value="65">
              <text:p>65</text:p>
            </table:table-cell>
            <table:table-cell office:value-type="float" office:value="1294.11">
              <text:p>1294.11</text:p>
            </table:table-cell>
            <table:table-cell office:value-type="float" office:value="138.985">
              <text:p>138.985</text:p>
            </table:table-cell>
            <table:table-cell/>
            <table:table-cell office:value-type="float" office:value="65">
              <text:p>65</text:p>
            </table:table-cell>
            <table:table-cell office:value-type="float" office:value="1766.43">
              <text:p>1766.43</text:p>
            </table:table-cell>
            <table:table-cell office:value-type="float" office:value="52.8063">
              <text:p>52.8063</text:p>
            </table:table-cell>
          </table:table-row>
          <table:table-row table:style-name="ro1">
            <table:table-cell office:value-type="float" office:value="66">
              <text:p>66</text:p>
            </table:table-cell>
            <table:table-cell office:value-type="float" office:value="1310.91">
              <text:p>1310.91</text:p>
            </table:table-cell>
            <table:table-cell office:value-type="float" office:value="138.573">
              <text:p>138.573</text:p>
            </table:table-cell>
            <table:table-cell/>
            <table:table-cell office:value-type="float" office:value="66">
              <text:p>66</text:p>
            </table:table-cell>
            <table:table-cell office:value-type="float" office:value="1783.23">
              <text:p>1783.23</text:p>
            </table:table-cell>
            <table:table-cell office:value-type="float" office:value="52.3949">
              <text:p>52.3949</text:p>
            </table:table-cell>
          </table:table-row>
          <table:table-row table:style-name="ro1">
            <table:table-cell office:value-type="float" office:value="67">
              <text:p>67</text:p>
            </table:table-cell>
            <table:table-cell office:value-type="float" office:value="1328.69">
              <text:p>1328.69</text:p>
            </table:table-cell>
            <table:table-cell office:value-type="float" office:value="138.138">
              <text:p>138.138</text:p>
            </table:table-cell>
            <table:table-cell/>
            <table:table-cell office:value-type="float" office:value="67">
              <text:p>67</text:p>
            </table:table-cell>
            <table:table-cell office:value-type="float" office:value="1817.86">
              <text:p>1817.86</text:p>
            </table:table-cell>
            <table:table-cell office:value-type="float" office:value="34.1503">
              <text:p>34.1503</text:p>
            </table:table-cell>
          </table:table-row>
          <table:table-row table:style-name="ro1">
            <table:table-cell office:value-type="float" office:value="68">
              <text:p>68</text:p>
            </table:table-cell>
            <table:table-cell office:value-type="float" office:value="1345.49">
              <text:p>1345.49</text:p>
            </table:table-cell>
            <table:table-cell office:value-type="float" office:value="137.726">
              <text:p>137.726</text:p>
            </table:table-cell>
            <table:table-cell/>
            <table:table-cell office:value-type="float" office:value="68">
              <text:p>68</text:p>
            </table:table-cell>
            <table:table-cell office:value-type="float" office:value="1834.65">
              <text:p>1834.65</text:p>
            </table:table-cell>
            <table:table-cell office:value-type="float" office:value="33.7389">
              <text:p>33.7389</text:p>
            </table:table-cell>
          </table:table-row>
          <table:table-row table:style-name="ro1">
            <table:table-cell office:value-type="float" office:value="69">
              <text:p>69</text:p>
            </table:table-cell>
            <table:table-cell office:value-type="float" office:value="1362.29">
              <text:p>1362.29</text:p>
            </table:table-cell>
            <table:table-cell office:value-type="float" office:value="137.315">
              <text:p>137.315</text:p>
            </table:table-cell>
            <table:table-cell/>
            <table:table-cell office:value-type="float" office:value="69">
              <text:p>69</text:p>
            </table:table-cell>
            <table:table-cell office:value-type="float" office:value="1865.81">
              <text:p>1865.81</text:p>
            </table:table-cell>
            <table:table-cell office:value-type="float" office:value="19.9284">
              <text:p>19.9284</text:p>
            </table:table-cell>
          </table:table-row>
          <table:table-row table:style-name="ro1">
            <table:table-cell office:value-type="float" office:value="70">
              <text:p>70</text:p>
            </table:table-cell>
            <table:table-cell office:value-type="float" office:value="1379.08">
              <text:p>1379.08</text:p>
            </table:table-cell>
            <table:table-cell office:value-type="float" office:value="136.904">
              <text:p>136.904</text:p>
            </table:table-cell>
            <table:table-cell/>
            <table:table-cell office:value-type="float" office:value="70">
              <text:p>70</text:p>
            </table:table-cell>
            <table:table-cell office:value-type="float" office:value="1869.24">
              <text:p>1869.24</text:p>
            </table:table-cell>
            <table:table-cell office:value-type="float" office:value="32.8919">
              <text:p>32.8919</text:p>
            </table:table-cell>
          </table:table-row>
          <table:table-row table:style-name="ro1">
            <table:table-cell office:value-type="float" office:value="71">
              <text:p>71</text:p>
            </table:table-cell>
            <table:table-cell office:value-type="float" office:value="1396.87">
              <text:p>1396.87</text:p>
            </table:table-cell>
            <table:table-cell office:value-type="float" office:value="136.468">
              <text:p>136.468</text:p>
            </table:table-cell>
            <table:table-cell/>
            <table:table-cell office:value-type="float" office:value="71">
              <text:p>71</text:p>
            </table:table-cell>
            <table:table-cell office:value-type="float" office:value="1868.2">
              <text:p>1868.2</text:p>
            </table:table-cell>
            <table:table-cell office:value-type="float" office:value="50.3137">
              <text:p>50.3137</text:p>
            </table:table-cell>
          </table:table-row>
          <table:table-row table:style-name="ro1">
            <table:table-cell office:value-type="float" office:value="72">
              <text:p>72</text:p>
            </table:table-cell>
            <table:table-cell office:value-type="float" office:value="1416.63">
              <text:p>1416.63</text:p>
            </table:table-cell>
            <table:table-cell office:value-type="float" office:value="135.984">
              <text:p>135.984</text:p>
            </table:table-cell>
            <table:table-cell/>
            <table:table-cell office:value-type="float" office:value="72">
              <text:p>72</text:p>
            </table:table-cell>
            <table:table-cell office:value-type="float" office:value="1907.29">
              <text:p>1907.29</text:p>
            </table:table-cell>
            <table:table-cell office:value-type="float" office:value="27.6108">
              <text:p>27.6108</text:p>
            </table:table-cell>
          </table:table-row>
          <table:table-row table:style-name="ro1">
            <table:table-cell office:value-type="float" office:value="73">
              <text:p>73</text:p>
            </table:table-cell>
            <table:table-cell office:value-type="float" office:value="1433.43">
              <text:p>1433.43</text:p>
            </table:table-cell>
            <table:table-cell office:value-type="float" office:value="135.573">
              <text:p>135.573</text:p>
            </table:table-cell>
            <table:table-cell/>
            <table:table-cell office:value-type="float" office:value="73">
              <text:p>73</text:p>
            </table:table-cell>
            <table:table-cell office:value-type="float" office:value="1916.16">
              <text:p>1916.16</text:p>
            </table:table-cell>
            <table:table-cell office:value-type="float" office:value="36.0918">
              <text:p>36.0918</text:p>
            </table:table-cell>
          </table:table-row>
          <table:table-row table:style-name="ro1">
            <table:table-cell office:value-type="float" office:value="74">
              <text:p>74</text:p>
            </table:table-cell>
            <table:table-cell office:value-type="float" office:value="1450.22">
              <text:p>1450.22</text:p>
            </table:table-cell>
            <table:table-cell office:value-type="float" office:value="135.161">
              <text:p>135.161</text:p>
            </table:table-cell>
            <table:table-cell/>
            <table:table-cell office:value-type="float" office:value="74">
              <text:p>74</text:p>
            </table:table-cell>
            <table:table-cell office:value-type="float" office:value="1928.49">
              <text:p>1928.49</text:p>
            </table:table-cell>
            <table:table-cell office:value-type="float" office:value="40.1387">
              <text:p>40.1387</text:p>
            </table:table-cell>
          </table:table-row>
          <table:table-row table:style-name="ro1">
            <table:table-cell office:value-type="float" office:value="75">
              <text:p>75</text:p>
            </table:table-cell>
            <table:table-cell office:value-type="float" office:value="1468.01">
              <text:p>1468.01</text:p>
            </table:table-cell>
            <table:table-cell office:value-type="float" office:value="134.726">
              <text:p>134.726</text:p>
            </table:table-cell>
            <table:table-cell/>
            <table:table-cell office:value-type="float" office:value="75">
              <text:p>75</text:p>
            </table:table-cell>
            <table:table-cell office:value-type="float" office:value="1936.37">
              <text:p>1936.37</text:p>
            </table:table-cell>
            <table:table-cell office:value-type="float" office:value="48.6439">
              <text:p>48.6439</text:p>
            </table:table-cell>
          </table:table-row>
          <table:table-row table:style-name="ro1">
            <table:table-cell office:value-type="float" office:value="76">
              <text:p>76</text:p>
            </table:table-cell>
            <table:table-cell office:value-type="float" office:value="1484.8">
              <text:p>1484.8</text:p>
            </table:table-cell>
            <table:table-cell office:value-type="float" office:value="134.314">
              <text:p>134.314</text:p>
            </table:table-cell>
            <table:table-cell/>
            <table:table-cell office:value-type="float" office:value="76">
              <text:p>76</text:p>
            </table:table-cell>
            <table:table-cell office:value-type="float" office:value="1721.93">
              <text:p>1721.93</text:p>
            </table:table-cell>
            <table:table-cell office:value-type="float" office:value="298.506">
              <text:p>298.506</text:p>
            </table:table-cell>
          </table:table-row>
          <table:table-row table:style-name="ro1">
            <table:table-cell office:value-type="float" office:value="77">
              <text:p>77</text:p>
            </table:table-cell>
            <table:table-cell office:value-type="float" office:value="1501.6">
              <text:p>1501.6</text:p>
            </table:table-cell>
            <table:table-cell office:value-type="float" office:value="133.903">
              <text:p>133.903</text:p>
            </table:table-cell>
            <table:table-cell/>
            <table:table-cell office:value-type="float" office:value="77">
              <text:p>77</text:p>
            </table:table-cell>
            <table:table-cell office:value-type="float" office:value="1940.44">
              <text:p>1940.44</text:p>
            </table:table-cell>
            <table:table-cell office:value-type="float" office:value="302.66">
              <text:p>302.66</text:p>
            </table:table-cell>
          </table:table-row>
          <table:table-row table:style-name="ro1">
            <table:table-cell office:value-type="float" office:value="78">
              <text:p>78</text:p>
            </table:table-cell>
            <table:table-cell office:value-type="float" office:value="1518.4">
              <text:p>1518.4</text:p>
            </table:table-cell>
            <table:table-cell office:value-type="float" office:value="133.491">
              <text:p>133.491</text:p>
            </table:table-cell>
            <table:table-cell/>
            <table:table-cell office:value-type="float" office:value="78">
              <text:p>78</text:p>
            </table:table-cell>
            <table:table-cell office:value-type="float" office:value="1939.87">
              <text:p>1939.87</text:p>
            </table:table-cell>
            <table:table-cell office:value-type="float" office:value="369.628">
              <text:p>369.628</text:p>
            </table:table-cell>
          </table:table-row>
          <table:table-row table:style-name="ro1">
            <table:table-cell office:value-type="float" office:value="79">
              <text:p>79</text:p>
            </table:table-cell>
            <table:table-cell office:value-type="float" office:value="1536.18">
              <text:p>1536.18</text:p>
            </table:table-cell>
            <table:table-cell office:value-type="float" office:value="133.056">
              <text:p>133.056</text:p>
            </table:table-cell>
            <table:table-cell/>
            <table:table-cell office:value-type="float" office:value="79">
              <text:p>79</text:p>
            </table:table-cell>
            <table:table-cell office:value-type="float" office:value="1940.04">
              <text:p>1940.04</text:p>
            </table:table-cell>
            <table:table-cell office:value-type="float" office:value="380.498">
              <text:p>380.498</text:p>
            </table:table-cell>
          </table:table-row>
          <table:table-row table:style-name="ro1">
            <table:table-cell office:value-type="float" office:value="80">
              <text:p>80</text:p>
            </table:table-cell>
            <table:table-cell office:value-type="float" office:value="1552.98">
              <text:p>1552.98</text:p>
            </table:table-cell>
            <table:table-cell office:value-type="float" office:value="132.644">
              <text:p>132.644</text:p>
            </table:table-cell>
            <table:table-cell/>
            <table:table-cell office:value-type="float" office:value="80">
              <text:p>80</text:p>
            </table:table-cell>
            <table:table-cell office:value-type="float" office:value="1940.27">
              <text:p>1940.27</text:p>
            </table:table-cell>
            <table:table-cell office:value-type="float" office:value="395.321">
              <text:p>395.321</text:p>
            </table:table-cell>
          </table:table-row>
          <table:table-row table:style-name="ro1">
            <table:table-cell office:value-type="float" office:value="81">
              <text:p>81</text:p>
            </table:table-cell>
            <table:table-cell office:value-type="float" office:value="1569.78">
              <text:p>1569.78</text:p>
            </table:table-cell>
            <table:table-cell office:value-type="float" office:value="132.233">
              <text:p>132.233</text:p>
            </table:table-cell>
            <table:table-cell/>
            <table:table-cell office:value-type="float" office:value="81">
              <text:p>81</text:p>
            </table:table-cell>
            <table:table-cell office:value-type="float" office:value="1953.91">
              <text:p>1953.91</text:p>
            </table:table-cell>
            <table:table-cell office:value-type="float" office:value="481.017">
              <text:p>481.017</text:p>
            </table:table-cell>
          </table:table-row>
          <table:table-row table:style-name="ro1">
            <table:table-cell office:value-type="float" office:value="82">
              <text:p>82</text:p>
            </table:table-cell>
            <table:table-cell office:value-type="float" office:value="1586.57">
              <text:p>1586.57</text:p>
            </table:table-cell>
            <table:table-cell office:value-type="float" office:value="131.821">
              <text:p>131.821</text:p>
            </table:table-cell>
            <table:table-cell/>
            <table:table-cell office:value-type="float" office:value="82">
              <text:p>82</text:p>
            </table:table-cell>
            <table:table-cell office:value-type="float" office:value="1948.02">
              <text:p>1948.02</text:p>
            </table:table-cell>
            <table:table-cell office:value-type="float" office:value="496.474">
              <text:p>496.474</text:p>
            </table:table-cell>
          </table:table-row>
          <table:table-row table:style-name="ro1">
            <table:table-cell office:value-type="float" office:value="83">
              <text:p>83</text:p>
            </table:table-cell>
            <table:table-cell office:value-type="float" office:value="1604.36">
              <text:p>1604.36</text:p>
            </table:table-cell>
            <table:table-cell office:value-type="float" office:value="131.386">
              <text:p>131.386</text:p>
            </table:table-cell>
            <table:table-cell/>
            <table:table-cell office:value-type="float" office:value="83">
              <text:p>83</text:p>
            </table:table-cell>
            <table:table-cell office:value-type="float" office:value="1942.39">
              <text:p>1942.39</text:p>
            </table:table-cell>
            <table:table-cell office:value-type="float" office:value="528.73">
              <text:p>528.73</text:p>
            </table:table-cell>
          </table:table-row>
          <table:table-row table:style-name="ro1">
            <table:table-cell office:value-type="float" office:value="84">
              <text:p>84</text:p>
            </table:table-cell>
            <table:table-cell office:value-type="float" office:value="1621.15">
              <text:p>1621.15</text:p>
            </table:table-cell>
            <table:table-cell office:value-type="float" office:value="130.974">
              <text:p>130.974</text:p>
            </table:table-cell>
            <table:table-cell/>
            <table:table-cell office:value-type="float" office:value="84">
              <text:p>84</text:p>
            </table:table-cell>
            <table:table-cell office:value-type="float" office:value="1905.7">
              <text:p>1905.7</text:p>
            </table:table-cell>
            <table:table-cell office:value-type="float" office:value="537.473">
              <text:p>537.473</text:p>
            </table:table-cell>
          </table:table-row>
          <table:table-row table:style-name="ro1">
            <table:table-cell office:value-type="float" office:value="85">
              <text:p>85</text:p>
            </table:table-cell>
            <table:table-cell office:value-type="float" office:value="1637.95">
              <text:p>1637.95</text:p>
            </table:table-cell>
            <table:table-cell office:value-type="float" office:value="130.563">
              <text:p>130.563</text:p>
            </table:table-cell>
            <table:table-cell/>
            <table:table-cell office:value-type="float" office:value="85">
              <text:p>85</text:p>
            </table:table-cell>
            <table:table-cell office:value-type="float" office:value="1862.84">
              <text:p>1862.84</text:p>
            </table:table-cell>
            <table:table-cell office:value-type="float" office:value="544.874">
              <text:p>544.874</text:p>
            </table:table-cell>
          </table:table-row>
          <table:table-row table:style-name="ro1">
            <table:table-cell office:value-type="float" office:value="86">
              <text:p>86</text:p>
            </table:table-cell>
            <table:table-cell office:value-type="float" office:value="1654.75">
              <text:p>1654.75</text:p>
            </table:table-cell>
            <table:table-cell office:value-type="float" office:value="130.152">
              <text:p>130.152</text:p>
            </table:table-cell>
            <table:table-cell/>
            <table:table-cell office:value-type="float" office:value="86">
              <text:p>86</text:p>
            </table:table-cell>
            <table:table-cell office:value-type="float" office:value="1950.72">
              <text:p>1950.72</text:p>
            </table:table-cell>
            <table:table-cell office:value-type="float" office:value="666.446">
              <text:p>666.446</text:p>
            </table:table-cell>
          </table:table-row>
          <table:table-row table:style-name="ro1">
            <table:table-cell office:value-type="float" office:value="87">
              <text:p>87</text:p>
            </table:table-cell>
            <table:table-cell office:value-type="float" office:value="1672.53">
              <text:p>1672.53</text:p>
            </table:table-cell>
            <table:table-cell office:value-type="float" office:value="129.716">
              <text:p>129.716</text:p>
            </table:table-cell>
            <table:table-cell/>
            <table:table-cell office:value-type="float" office:value="87">
              <text:p>87</text:p>
            </table:table-cell>
            <table:table-cell office:value-type="float" office:value="1951.25">
              <text:p>1951.25</text:p>
            </table:table-cell>
            <table:table-cell office:value-type="float" office:value="700.045">
              <text:p>700.045</text:p>
            </table:table-cell>
          </table:table-row>
          <table:table-row table:style-name="ro1">
            <table:table-cell office:value-type="float" office:value="88">
              <text:p>88</text:p>
            </table:table-cell>
            <table:table-cell office:value-type="float" office:value="1689.33">
              <text:p>1689.33</text:p>
            </table:table-cell>
            <table:table-cell office:value-type="float" office:value="129.305">
              <text:p>129.305</text:p>
            </table:table-cell>
            <table:table-cell/>
            <table:table-cell office:value-type="float" office:value="88">
              <text:p>88</text:p>
            </table:table-cell>
            <table:table-cell office:value-type="float" office:value="1945.37">
              <text:p>1945.37</text:p>
            </table:table-cell>
            <table:table-cell office:value-type="float" office:value="716.49">
              <text:p>716.49</text:p>
            </table:table-cell>
          </table:table-row>
          <table:table-row table:style-name="ro1">
            <table:table-cell office:value-type="float" office:value="89">
              <text:p>89</text:p>
            </table:table-cell>
            <table:table-cell office:value-type="float" office:value="1706.12">
              <text:p>1706.12</text:p>
            </table:table-cell>
            <table:table-cell office:value-type="float" office:value="128.893">
              <text:p>128.893</text:p>
            </table:table-cell>
            <table:table-cell/>
            <table:table-cell office:value-type="float" office:value="89">
              <text:p>89</text:p>
            </table:table-cell>
            <table:table-cell office:value-type="float" office:value="1927.16">
              <text:p>1927.16</text:p>
            </table:table-cell>
            <table:table-cell office:value-type="float" office:value="729.262">
              <text:p>729.262</text:p>
            </table:table-cell>
          </table:table-row>
          <table:table-row table:style-name="ro1">
            <table:table-cell office:value-type="float" office:value="90">
              <text:p>90</text:p>
            </table:table-cell>
            <table:table-cell office:value-type="float" office:value="1721.93">
              <text:p>1721.93</text:p>
            </table:table-cell>
            <table:table-cell office:value-type="float" office:value="128.506">
              <text:p>128.506</text:p>
            </table:table-cell>
            <table:table-cell/>
            <table:table-cell office:value-type="float" office:value="90">
              <text:p>90</text:p>
            </table:table-cell>
            <table:table-cell office:value-type="float" office:value="1965.2">
              <text:p>1965.2</text:p>
            </table:table-cell>
            <table:table-cell office:value-type="float" office:value="805.505">
              <text:p>805.505</text:p>
            </table:table-cell>
          </table:table-row>
          <table:table-row table:style-name="ro1">
            <table:table-cell office:value-type="float" office:value="91">
              <text:p>91</text:p>
            </table:table-cell>
            <table:table-cell office:value-type="float" office:value="1668.43">
              <text:p>1668.43</text:p>
            </table:table-cell>
            <table:table-cell office:value-type="float" office:value="134.816">
              <text:p>134.816</text:p>
            </table:table-cell>
            <table:table-cell/>
            <table:table-cell office:value-type="float" office:value="91">
              <text:p>91</text:p>
            </table:table-cell>
            <table:table-cell office:value-type="float" office:value="1953.15">
              <text:p>1953.15</text:p>
            </table:table-cell>
            <table:table-cell office:value-type="float" office:value="819.619">
              <text:p>819.619</text:p>
            </table:table-cell>
          </table:table-row>
          <table:table-row table:style-name="ro1">
            <table:table-cell office:value-type="float" office:value="92">
              <text:p>92</text:p>
            </table:table-cell>
            <table:table-cell office:value-type="float" office:value="1667.85">
              <text:p>1667.85</text:p>
            </table:table-cell>
            <table:table-cell office:value-type="float" office:value="201.784">
              <text:p>201.784</text:p>
            </table:table-cell>
            <table:table-cell/>
            <table:table-cell office:value-type="float" office:value="92">
              <text:p>92</text:p>
            </table:table-cell>
            <table:table-cell office:value-type="float" office:value="1959.57">
              <text:p>1959.57</text:p>
            </table:table-cell>
            <table:table-cell office:value-type="float" office:value="837.761">
              <text:p>837.761</text:p>
            </table:table-cell>
          </table:table-row>
          <table:table-row table:style-name="ro1">
            <table:table-cell office:value-type="float" office:value="93">
              <text:p>93</text:p>
            </table:table-cell>
            <table:table-cell office:value-type="float" office:value="1668.02">
              <text:p>1668.02</text:p>
            </table:table-cell>
            <table:table-cell office:value-type="float" office:value="212.654">
              <text:p>212.654</text:p>
            </table:table-cell>
            <table:table-cell/>
            <table:table-cell office:value-type="float" office:value="93">
              <text:p>93</text:p>
            </table:table-cell>
            <table:table-cell office:value-type="float" office:value="1960.12">
              <text:p>1960.12</text:p>
            </table:table-cell>
            <table:table-cell office:value-type="float" office:value="872.349">
              <text:p>872.349</text:p>
            </table:table-cell>
          </table:table-row>
          <table:table-row table:style-name="ro1">
            <table:table-cell office:value-type="float" office:value="94">
              <text:p>94</text:p>
            </table:table-cell>
            <table:table-cell office:value-type="float" office:value="1668.26">
              <text:p>1668.26</text:p>
            </table:table-cell>
            <table:table-cell office:value-type="float" office:value="227.477">
              <text:p>227.477</text:p>
            </table:table-cell>
            <table:table-cell/>
            <table:table-cell office:value-type="float" office:value="94">
              <text:p>94</text:p>
            </table:table-cell>
            <table:table-cell office:value-type="float" office:value="1960.39">
              <text:p>1960.39</text:p>
            </table:table-cell>
            <table:table-cell office:value-type="float" office:value="889.148">
              <text:p>889.148</text:p>
            </table:table-cell>
          </table:table-row>
          <table:table-row table:style-name="ro1">
            <table:table-cell office:value-type="float" office:value="95">
              <text:p>95</text:p>
            </table:table-cell>
            <table:table-cell office:value-type="float" office:value="1668.51">
              <text:p>1668.51</text:p>
            </table:table-cell>
            <table:table-cell office:value-type="float" office:value="243.289">
              <text:p>243.289</text:p>
            </table:table-cell>
            <table:table-cell/>
            <table:table-cell office:value-type="float" office:value="95">
              <text:p>95</text:p>
            </table:table-cell>
            <table:table-cell office:value-type="float" office:value="1981.85">
              <text:p>1981.85</text:p>
            </table:table-cell>
            <table:table-cell office:value-type="float" office:value="1080.94">
              <text:p>1080.94</text:p>
            </table:table-cell>
          </table:table-row>
          <table:table-row table:style-name="ro1">
            <table:table-cell office:value-type="float" office:value="96">
              <text:p>96</text:p>
            </table:table-cell>
            <table:table-cell office:value-type="float" office:value="1668.78">
              <text:p>1668.78</text:p>
            </table:table-cell>
            <table:table-cell office:value-type="float" office:value="260.088">
              <text:p>260.088</text:p>
            </table:table-cell>
            <table:table-cell/>
            <table:table-cell office:value-type="float" office:value="96">
              <text:p>96</text:p>
            </table:table-cell>
            <table:table-cell office:value-type="float" office:value="2031.68">
              <text:p>2031.68</text:p>
            </table:table-cell>
            <table:table-cell office:value-type="float" office:value="1126.27">
              <text:p>1126.27</text:p>
            </table:table-cell>
          </table:table-row>
          <table:table-row table:style-name="ro1">
            <table:table-cell office:value-type="float" office:value="97">
              <text:p>97</text:p>
            </table:table-cell>
            <table:table-cell office:value-type="float" office:value="1669.03">
              <text:p>1669.03</text:p>
            </table:table-cell>
            <table:table-cell office:value-type="float" office:value="275.9">
              <text:p>275.9</text:p>
            </table:table-cell>
            <table:table-cell/>
            <table:table-cell office:value-type="float" office:value="97">
              <text:p>97</text:p>
            </table:table-cell>
            <table:table-cell office:value-type="float" office:value="1976.77">
              <text:p>1976.77</text:p>
            </table:table-cell>
            <table:table-cell office:value-type="float" office:value="1147.78">
              <text:p>1147.78</text:p>
            </table:table-cell>
          </table:table-row>
          <table:table-row table:style-name="ro1">
            <table:table-cell office:value-type="float" office:value="98">
              <text:p>98</text:p>
            </table:table-cell>
            <table:table-cell office:value-type="float" office:value="1669.29">
              <text:p>1669.29</text:p>
            </table:table-cell>
            <table:table-cell office:value-type="float" office:value="292.699">
              <text:p>292.699</text:p>
            </table:table-cell>
            <table:table-cell/>
            <table:table-cell office:value-type="float" office:value="98">
              <text:p>98</text:p>
            </table:table-cell>
            <table:table-cell office:value-type="float" office:value="1886.26">
              <text:p>1886.26</text:p>
            </table:table-cell>
            <table:table-cell office:value-type="float" office:value="1247.21">
              <text:p>1247.21</text:p>
            </table:table-cell>
          </table:table-row>
          <table:table-row table:style-name="ro1">
            <table:table-cell office:value-type="float" office:value="99">
              <text:p>99</text:p>
            </table:table-cell>
            <table:table-cell office:value-type="float" office:value="1669.57">
              <text:p>1669.57</text:p>
            </table:table-cell>
            <table:table-cell office:value-type="float" office:value="310.487">
              <text:p>310.487</text:p>
            </table:table-cell>
            <table:table-cell/>
            <table:table-cell office:value-type="float" office:value="99">
              <text:p>99</text:p>
            </table:table-cell>
            <table:table-cell office:value-type="float" office:value="2151.43">
              <text:p>2151.43</text:p>
            </table:table-cell>
            <table:table-cell office:value-type="float" office:value="1321.75">
              <text:p>1321.75</text:p>
            </table:table-cell>
          </table:table-row>
          <table:table-row table:style-name="ro1">
            <table:table-cell office:value-type="float" office:value="100">
              <text:p>100</text:p>
            </table:table-cell>
            <table:table-cell office:value-type="float" office:value="1669.84">
              <text:p>1669.84</text:p>
            </table:table-cell>
            <table:table-cell office:value-type="float" office:value="327.287">
              <text:p>327.287</text:p>
            </table:table-cell>
            <table:table-cell/>
            <table:table-cell office:value-type="float" office:value="100">
              <text:p>100</text:p>
            </table:table-cell>
            <table:table-cell office:value-type="float" office:value="2139.37">
              <text:p>2139.37</text:p>
            </table:table-cell>
            <table:table-cell office:value-type="float" office:value="1335.86">
              <text:p>1335.86</text:p>
            </table:table-cell>
          </table:table-row>
          <table:table-row table:style-name="ro1">
            <table:table-cell office:value-type="float" office:value="101">
              <text:p>101</text:p>
            </table:table-cell>
            <table:table-cell office:value-type="float" office:value="1670.11">
              <text:p>1670.11</text:p>
            </table:table-cell>
            <table:table-cell office:value-type="float" office:value="344.086">
              <text:p>344.086</text:p>
            </table:table-cell>
            <table:table-cell/>
            <table:table-cell office:value-type="float" office:value="101">
              <text:p>101</text:p>
            </table:table-cell>
            <table:table-cell office:value-type="float" office:value="1979.47">
              <text:p>1979.47</text:p>
            </table:table-cell>
            <table:table-cell office:value-type="float" office:value="1317.75">
              <text:p>1317.75</text:p>
            </table:table-cell>
          </table:table-row>
          <table:table-row table:style-name="ro1">
            <table:table-cell office:value-type="float" office:value="102">
              <text:p>102</text:p>
            </table:table-cell>
            <table:table-cell office:value-type="float" office:value="1670.37">
              <text:p>1670.37</text:p>
            </table:table-cell>
            <table:table-cell office:value-type="float" office:value="360.886">
              <text:p>360.886</text:p>
            </table:table-cell>
            <table:table-cell/>
            <table:table-cell office:value-type="float" office:value="102">
              <text:p>102</text:p>
            </table:table-cell>
            <table:table-cell office:value-type="float" office:value="1992.07">
              <text:p>1992.07</text:p>
            </table:table-cell>
            <table:table-cell office:value-type="float" office:value="1338.23">
              <text:p>1338.23</text:p>
            </table:table-cell>
          </table:table-row>
          <table:table-row table:style-name="ro1">
            <table:table-cell office:value-type="float" office:value="103">
              <text:p>103</text:p>
            </table:table-cell>
            <table:table-cell office:value-type="float" office:value="1670.64">
              <text:p>1670.64</text:p>
            </table:table-cell>
            <table:table-cell office:value-type="float" office:value="377.685">
              <text:p>377.685</text:p>
            </table:table-cell>
            <table:table-cell/>
            <table:table-cell office:value-type="float" office:value="103">
              <text:p>103</text:p>
            </table:table-cell>
            <table:table-cell office:value-type="float" office:value="1992.34">
              <text:p>1992.34</text:p>
            </table:table-cell>
            <table:table-cell office:value-type="float" office:value="1355.03">
              <text:p>1355.03</text:p>
            </table:table-cell>
          </table:table-row>
          <table:table-row table:style-name="ro1">
            <table:table-cell office:value-type="float" office:value="104">
              <text:p>104</text:p>
            </table:table-cell>
            <table:table-cell office:value-type="float" office:value="1670.91">
              <text:p>1670.91</text:p>
            </table:table-cell>
            <table:table-cell office:value-type="float" office:value="394.485">
              <text:p>394.485</text:p>
            </table:table-cell>
            <table:table-cell/>
            <table:table-cell office:value-type="float" office:value="104">
              <text:p>104</text:p>
            </table:table-cell>
            <table:table-cell office:value-type="float" office:value="1992.6">
              <text:p>1992.6</text:p>
            </table:table-cell>
            <table:table-cell office:value-type="float" office:value="1371.83">
              <text:p>1371.83</text:p>
            </table:table-cell>
          </table:table-row>
          <table:table-row table:style-name="ro1">
            <table:table-cell office:value-type="float" office:value="105">
              <text:p>105</text:p>
            </table:table-cell>
            <table:table-cell office:value-type="float" office:value="1671.19">
              <text:p>1671.19</text:p>
            </table:table-cell>
            <table:table-cell office:value-type="float" office:value="412.273">
              <text:p>412.273</text:p>
            </table:table-cell>
            <table:table-cell/>
            <table:table-cell office:value-type="float" office:value="105">
              <text:p>105</text:p>
            </table:table-cell>
            <table:table-cell office:value-type="float" office:value="2005.19">
              <text:p>2005.19</text:p>
            </table:table-cell>
            <table:table-cell office:value-type="float" office:value="1391.31">
              <text:p>1391.31</text:p>
            </table:table-cell>
          </table:table-row>
          <table:table-row table:style-name="ro1">
            <table:table-cell office:value-type="float" office:value="106">
              <text:p>106</text:p>
            </table:table-cell>
            <table:table-cell office:value-type="float" office:value="1671.46">
              <text:p>1671.46</text:p>
            </table:table-cell>
            <table:table-cell office:value-type="float" office:value="429.072">
              <text:p>429.072</text:p>
            </table:table-cell>
            <table:table-cell/>
            <table:table-cell office:value-type="float" office:value="106">
              <text:p>106</text:p>
            </table:table-cell>
            <table:table-cell office:value-type="float" office:value="2104.04">
              <text:p>2104.04</text:p>
            </table:table-cell>
            <table:table-cell office:value-type="float" office:value="1430.58">
              <text:p>1430.58</text:p>
            </table:table-cell>
          </table:table-row>
          <table:table-row table:style-name="ro1">
            <table:table-cell office:value-type="float" office:value="107">
              <text:p>107</text:p>
            </table:table-cell>
            <table:table-cell office:value-type="float" office:value="1671.72">
              <text:p>1671.72</text:p>
            </table:table-cell>
            <table:table-cell office:value-type="float" office:value="445.872">
              <text:p>445.872</text:p>
            </table:table-cell>
            <table:table-cell/>
            <table:table-cell office:value-type="float" office:value="107">
              <text:p>107</text:p>
            </table:table-cell>
            <table:table-cell office:value-type="float" office:value="1956.46">
              <text:p>1956.46</text:p>
            </table:table-cell>
            <table:table-cell office:value-type="float" office:value="1415.16">
              <text:p>1415.16</text:p>
            </table:table-cell>
          </table:table-row>
          <table:table-row table:style-name="ro1">
            <table:table-cell office:value-type="float" office:value="108">
              <text:p>108</text:p>
            </table:table-cell>
            <table:table-cell office:value-type="float" office:value="1671.99">
              <text:p>1671.99</text:p>
            </table:table-cell>
            <table:table-cell office:value-type="float" office:value="462.671">
              <text:p>462.671</text:p>
            </table:table-cell>
            <table:table-cell/>
            <table:table-cell office:value-type="float" office:value="108">
              <text:p>108</text:p>
            </table:table-cell>
            <table:table-cell office:value-type="float" office:value="1993.69">
              <text:p>1993.69</text:p>
            </table:table-cell>
            <table:table-cell office:value-type="float" office:value="1440.01">
              <text:p>1440.01</text:p>
            </table:table-cell>
          </table:table-row>
          <table:table-row table:style-name="ro1">
            <table:table-cell office:value-type="float" office:value="109">
              <text:p>109</text:p>
            </table:table-cell>
            <table:table-cell office:value-type="float" office:value="1672.27">
              <text:p>1672.27</text:p>
            </table:table-cell>
            <table:table-cell office:value-type="float" office:value="480.459">
              <text:p>480.459</text:p>
            </table:table-cell>
            <table:table-cell/>
            <table:table-cell office:value-type="float" office:value="109">
              <text:p>109</text:p>
            </table:table-cell>
            <table:table-cell office:value-type="float" office:value="1993.95">
              <text:p>1993.95</text:p>
            </table:table-cell>
            <table:table-cell office:value-type="float" office:value="1456.81">
              <text:p>1456.81</text:p>
            </table:table-cell>
          </table:table-row>
          <table:table-row table:style-name="ro1">
            <table:table-cell office:value-type="float" office:value="110">
              <text:p>110</text:p>
            </table:table-cell>
            <table:table-cell office:value-type="float" office:value="1672.54">
              <text:p>1672.54</text:p>
            </table:table-cell>
            <table:table-cell office:value-type="float" office:value="497.259">
              <text:p>497.259</text:p>
            </table:table-cell>
            <table:table-cell/>
            <table:table-cell office:value-type="float" office:value="110">
              <text:p>110</text:p>
            </table:table-cell>
            <table:table-cell office:value-type="float" office:value="1994.24">
              <text:p>1994.24</text:p>
            </table:table-cell>
            <table:table-cell office:value-type="float" office:value="1474.6">
              <text:p>1474.6</text:p>
            </table:table-cell>
          </table:table-row>
          <table:table-row table:style-name="ro1">
            <table:table-cell office:value-type="float" office:value="111">
              <text:p>111</text:p>
            </table:table-cell>
            <table:table-cell office:value-type="float" office:value="1672.81">
              <text:p>1672.81</text:p>
            </table:table-cell>
            <table:table-cell office:value-type="float" office:value="514.058">
              <text:p>514.058</text:p>
            </table:table-cell>
            <table:table-cell/>
            <table:table-cell office:value-type="float" office:value="111">
              <text:p>111</text:p>
            </table:table-cell>
            <table:table-cell office:value-type="float" office:value="1994.5">
              <text:p>1994.5</text:p>
            </table:table-cell>
            <table:table-cell office:value-type="float" office:value="1491.4">
              <text:p>1491.4</text:p>
            </table:table-cell>
          </table:table-row>
          <table:table-row table:style-name="ro1">
            <table:table-cell office:value-type="float" office:value="112">
              <text:p>112</text:p>
            </table:table-cell>
            <table:table-cell office:value-type="float" office:value="1673.07">
              <text:p>1673.07</text:p>
            </table:table-cell>
            <table:table-cell office:value-type="float" office:value="530.858">
              <text:p>530.858</text:p>
            </table:table-cell>
            <table:table-cell/>
            <table:table-cell office:value-type="float" office:value="112">
              <text:p>112</text:p>
            </table:table-cell>
            <table:table-cell office:value-type="float" office:value="1957.81">
              <text:p>1957.81</text:p>
            </table:table-cell>
            <table:table-cell office:value-type="float" office:value="1500.14">
              <text:p>1500.14</text:p>
            </table:table-cell>
          </table:table-row>
          <table:table-row table:style-name="ro1">
            <table:table-cell office:value-type="float" office:value="113">
              <text:p>113</text:p>
            </table:table-cell>
            <table:table-cell office:value-type="float" office:value="1673.35">
              <text:p>1673.35</text:p>
            </table:table-cell>
            <table:table-cell office:value-type="float" office:value="548.646">
              <text:p>548.646</text:p>
            </table:table-cell>
            <table:table-cell/>
            <table:table-cell office:value-type="float" office:value="113">
              <text:p>113</text:p>
            </table:table-cell>
            <table:table-cell office:value-type="float" office:value="1982.71">
              <text:p>1982.71</text:p>
            </table:table-cell>
            <table:table-cell office:value-type="float" office:value="1522.31">
              <text:p>1522.31</text:p>
            </table:table-cell>
          </table:table-row>
          <table:table-row table:style-name="ro1">
            <table:table-cell office:value-type="float" office:value="114">
              <text:p>114</text:p>
            </table:table-cell>
            <table:table-cell office:value-type="float" office:value="1673.62">
              <text:p>1673.62</text:p>
            </table:table-cell>
            <table:table-cell office:value-type="float" office:value="565.446">
              <text:p>565.446</text:p>
            </table:table-cell>
            <table:table-cell/>
            <table:table-cell office:value-type="float" office:value="114">
              <text:p>114</text:p>
            </table:table-cell>
            <table:table-cell office:value-type="float" office:value="1970.68">
              <text:p>1970.68</text:p>
            </table:table-cell>
            <table:table-cell office:value-type="float" office:value="1537.42">
              <text:p>1537.42</text:p>
            </table:table-cell>
          </table:table-row>
          <table:table-row table:style-name="ro1">
            <table:table-cell office:value-type="float" office:value="115">
              <text:p>115</text:p>
            </table:table-cell>
            <table:table-cell office:value-type="float" office:value="1673.89">
              <text:p>1673.89</text:p>
            </table:table-cell>
            <table:table-cell office:value-type="float" office:value="582.245">
              <text:p>582.245</text:p>
            </table:table-cell>
            <table:table-cell/>
            <table:table-cell office:value-type="float" office:value="115">
              <text:p>115</text:p>
            </table:table-cell>
            <table:table-cell office:value-type="float" office:value="1983.26">
              <text:p>1983.26</text:p>
            </table:table-cell>
            <table:table-cell office:value-type="float" office:value="1556.9">
              <text:p>1556.9</text:p>
            </table:table-cell>
          </table:table-row>
          <table:table-row table:style-name="ro1">
            <table:table-cell office:value-type="float" office:value="116">
              <text:p>116</text:p>
            </table:table-cell>
            <table:table-cell office:value-type="float" office:value="1674.17">
              <text:p>1674.17</text:p>
            </table:table-cell>
            <table:table-cell office:value-type="float" office:value="600.033">
              <text:p>600.033</text:p>
            </table:table-cell>
            <table:table-cell/>
            <table:table-cell office:value-type="float" office:value="116">
              <text:p>116</text:p>
            </table:table-cell>
            <table:table-cell office:value-type="float" office:value="1971.21">
              <text:p>1971.21</text:p>
            </table:table-cell>
            <table:table-cell office:value-type="float" office:value="1571.01">
              <text:p>1571.01</text:p>
            </table:table-cell>
          </table:table-row>
          <table:table-row table:style-name="ro1">
            <table:table-cell office:value-type="float" office:value="117">
              <text:p>117</text:p>
            </table:table-cell>
            <table:table-cell office:value-type="float" office:value="1674.44">
              <text:p>1674.44</text:p>
            </table:table-cell>
            <table:table-cell office:value-type="float" office:value="616.833">
              <text:p>616.833</text:p>
            </table:table-cell>
            <table:table-cell/>
            <table:table-cell office:value-type="float" office:value="117">
              <text:p>117</text:p>
            </table:table-cell>
            <table:table-cell office:value-type="float" office:value="1971.48">
              <text:p>1971.48</text:p>
            </table:table-cell>
            <table:table-cell office:value-type="float" office:value="1587.81">
              <text:p>1587.81</text:p>
            </table:table-cell>
          </table:table-row>
          <table:table-row table:style-name="ro1">
            <table:table-cell office:value-type="float" office:value="118">
              <text:p>118</text:p>
            </table:table-cell>
            <table:table-cell office:value-type="float" office:value="1674.7">
              <text:p>1674.7</text:p>
            </table:table-cell>
            <table:table-cell office:value-type="float" office:value="633.632">
              <text:p>633.632</text:p>
            </table:table-cell>
            <table:table-cell/>
            <table:table-cell office:value-type="float" office:value="118">
              <text:p>118</text:p>
            </table:table-cell>
            <table:table-cell office:value-type="float" office:value="2002.56">
              <text:p>2002.56</text:p>
            </table:table-cell>
            <table:table-cell office:value-type="float" office:value="1612.32">
              <text:p>1612.32</text:p>
            </table:table-cell>
          </table:table-row>
          <table:table-row table:style-name="ro1">
            <table:table-cell office:value-type="float" office:value="119">
              <text:p>119</text:p>
            </table:table-cell>
            <table:table-cell office:value-type="float" office:value="1674.97">
              <text:p>1674.97</text:p>
            </table:table-cell>
            <table:table-cell office:value-type="float" office:value="650.432">
              <text:p>650.432</text:p>
            </table:table-cell>
            <table:table-cell/>
            <table:table-cell office:value-type="float" office:value="119">
              <text:p>119</text:p>
            </table:table-cell>
            <table:table-cell office:value-type="float" office:value="1965.86">
              <text:p>1965.86</text:p>
            </table:table-cell>
            <table:table-cell office:value-type="float" office:value="1621.06">
              <text:p>1621.06</text:p>
            </table:table-cell>
          </table:table-row>
          <table:table-row table:style-name="ro1">
            <table:table-cell office:value-type="float" office:value="120">
              <text:p>120</text:p>
            </table:table-cell>
            <table:table-cell office:value-type="float" office:value="1675.24">
              <text:p>1675.24</text:p>
            </table:table-cell>
            <table:table-cell office:value-type="float" office:value="667.232">
              <text:p>667.232</text:p>
            </table:table-cell>
            <table:table-cell/>
            <table:table-cell office:value-type="float" office:value="120">
              <text:p>120</text:p>
            </table:table-cell>
            <table:table-cell office:value-type="float" office:value="1996.93">
              <text:p>1996.93</text:p>
            </table:table-cell>
            <table:table-cell office:value-type="float" office:value="1644.57">
              <text:p>1644.57</text:p>
            </table:table-cell>
          </table:table-row>
          <table:table-row table:style-name="ro1">
            <table:table-cell office:value-type="float" office:value="121">
              <text:p>121</text:p>
            </table:table-cell>
            <table:table-cell office:value-type="float" office:value="1675.52">
              <text:p>1675.52</text:p>
            </table:table-cell>
            <table:table-cell office:value-type="float" office:value="685.019">
              <text:p>685.019</text:p>
            </table:table-cell>
            <table:table-cell/>
            <table:table-cell office:value-type="float" office:value="121">
              <text:p>121</text:p>
            </table:table-cell>
            <table:table-cell office:value-type="float" office:value="1941.76">
              <text:p>1941.76</text:p>
            </table:table-cell>
            <table:table-cell office:value-type="float" office:value="1649.29">
              <text:p>1649.29</text:p>
            </table:table-cell>
          </table:table-row>
          <table:table-row table:style-name="ro1">
            <table:table-cell office:value-type="float" office:value="122">
              <text:p>122</text:p>
            </table:table-cell>
            <table:table-cell office:value-type="float" office:value="1675.78">
              <text:p>1675.78</text:p>
            </table:table-cell>
            <table:table-cell office:value-type="float" office:value="701.819">
              <text:p>701.819</text:p>
            </table:table-cell>
            <table:table-cell/>
            <table:table-cell office:value-type="float" office:value="122">
              <text:p>122</text:p>
            </table:table-cell>
            <table:table-cell office:value-type="float" office:value="2009.8">
              <text:p>2009.8</text:p>
            </table:table-cell>
            <table:table-cell office:value-type="float" office:value="1681.84">
              <text:p>1681.84</text:p>
            </table:table-cell>
          </table:table-row>
          <table:table-row table:style-name="ro1">
            <table:table-cell office:value-type="float" office:value="123">
              <text:p>123</text:p>
            </table:table-cell>
            <table:table-cell office:value-type="float" office:value="1676.05">
              <text:p>1676.05</text:p>
            </table:table-cell>
            <table:table-cell office:value-type="float" office:value="718.619">
              <text:p>718.619</text:p>
            </table:table-cell>
            <table:table-cell/>
            <table:table-cell office:value-type="float" office:value="123">
              <text:p>123</text:p>
            </table:table-cell>
            <table:table-cell office:value-type="float" office:value="1973.11">
              <text:p>1973.11</text:p>
            </table:table-cell>
            <table:table-cell office:value-type="float" office:value="1690.59">
              <text:p>1690.59</text:p>
            </table:table-cell>
          </table:table-row>
          <table:table-row table:style-name="ro1">
            <table:table-cell office:value-type="float" office:value="124">
              <text:p>124</text:p>
            </table:table-cell>
            <table:table-cell office:value-type="float" office:value="1676.32">
              <text:p>1676.32</text:p>
            </table:table-cell>
            <table:table-cell office:value-type="float" office:value="735.418">
              <text:p>735.418</text:p>
            </table:table-cell>
            <table:table-cell/>
            <table:table-cell office:value-type="float" office:value="124">
              <text:p>124</text:p>
            </table:table-cell>
            <table:table-cell office:value-type="float" office:value="1985.69">
              <text:p>1985.69</text:p>
            </table:table-cell>
            <table:table-cell office:value-type="float" office:value="1710.07">
              <text:p>1710.07</text:p>
            </table:table-cell>
          </table:table-row>
          <table:table-row table:style-name="ro1">
            <table:table-cell office:value-type="float" office:value="125">
              <text:p>125</text:p>
            </table:table-cell>
            <table:table-cell office:value-type="float" office:value="1676.6">
              <text:p>1676.6</text:p>
            </table:table-cell>
            <table:table-cell office:value-type="float" office:value="753.206">
              <text:p>753.206</text:p>
            </table:table-cell>
            <table:table-cell/>
            <table:table-cell office:value-type="float" office:value="125">
              <text:p>125</text:p>
            </table:table-cell>
            <table:table-cell office:value-type="float" office:value="1955.17">
              <text:p>1955.17</text:p>
            </table:table-cell>
            <table:table-cell office:value-type="float" office:value="1721.15">
              <text:p>1721.15</text:p>
            </table:table-cell>
          </table:table-row>
          <table:table-row table:style-name="ro1">
            <table:table-cell office:value-type="float" office:value="126">
              <text:p>126</text:p>
            </table:table-cell>
            <table:table-cell office:value-type="float" office:value="1676.87">
              <text:p>1676.87</text:p>
            </table:table-cell>
            <table:table-cell office:value-type="float" office:value="770.006">
              <text:p>770.006</text:p>
            </table:table-cell>
            <table:table-cell/>
            <table:table-cell office:value-type="float" office:value="126">
              <text:p>126</text:p>
            </table:table-cell>
            <table:table-cell office:value-type="float" office:value="1924.64">
              <text:p>1924.64</text:p>
            </table:table-cell>
            <table:table-cell office:value-type="float" office:value="1731.23">
              <text:p>1731.23</text:p>
            </table:table-cell>
          </table:table-row>
          <table:table-row table:style-name="ro1">
            <table:table-cell office:value-type="float" office:value="127">
              <text:p>127</text:p>
            </table:table-cell>
            <table:table-cell office:value-type="float" office:value="1677.13">
              <text:p>1677.13</text:p>
            </table:table-cell>
            <table:table-cell office:value-type="float" office:value="786.805">
              <text:p>786.805</text:p>
            </table:table-cell>
            <table:table-cell/>
            <table:table-cell office:value-type="float" office:value="127">
              <text:p>127</text:p>
            </table:table-cell>
            <table:table-cell office:value-type="float" office:value="1955.71">
              <text:p>1955.71</text:p>
            </table:table-cell>
            <table:table-cell office:value-type="float" office:value="1754.75">
              <text:p>1754.75</text:p>
            </table:table-cell>
          </table:table-row>
          <table:table-row table:style-name="ro1">
            <table:table-cell office:value-type="float" office:value="128">
              <text:p>128</text:p>
            </table:table-cell>
            <table:table-cell office:value-type="float" office:value="1677.4">
              <text:p>1677.4</text:p>
            </table:table-cell>
            <table:table-cell office:value-type="float" office:value="803.605">
              <text:p>803.605</text:p>
            </table:table-cell>
            <table:table-cell/>
            <table:table-cell office:value-type="float" office:value="128">
              <text:p>128</text:p>
            </table:table-cell>
            <table:table-cell office:value-type="float" office:value="1882.05">
              <text:p>1882.05</text:p>
            </table:table-cell>
            <table:table-cell office:value-type="float" office:value="1755.43">
              <text:p>1755.43</text:p>
            </table:table-cell>
          </table:table-row>
          <table:table-row table:style-name="ro1">
            <table:table-cell office:value-type="float" office:value="129">
              <text:p>129</text:p>
            </table:table-cell>
            <table:table-cell office:value-type="float" office:value="1677.68">
              <text:p>1677.68</text:p>
            </table:table-cell>
            <table:table-cell office:value-type="float" office:value="821.393">
              <text:p>821.393</text:p>
            </table:table-cell>
            <table:table-cell/>
            <table:table-cell office:value-type="float" office:value="129">
              <text:p>129</text:p>
            </table:table-cell>
            <table:table-cell office:value-type="float" office:value="1882.33">
              <text:p>1882.33</text:p>
            </table:table-cell>
            <table:table-cell office:value-type="float" office:value="1773.22">
              <text:p>1773.22</text:p>
            </table:table-cell>
          </table:table-row>
          <table:table-row table:style-name="ro1">
            <table:table-cell office:value-type="float" office:value="130">
              <text:p>130</text:p>
            </table:table-cell>
            <table:table-cell office:value-type="float" office:value="1677.95">
              <text:p>1677.95</text:p>
            </table:table-cell>
            <table:table-cell office:value-type="float" office:value="838.192">
              <text:p>838.192</text:p>
            </table:table-cell>
            <table:table-cell/>
            <table:table-cell office:value-type="float" office:value="130">
              <text:p>130</text:p>
            </table:table-cell>
            <table:table-cell office:value-type="float" office:value="1882.6">
              <text:p>1882.6</text:p>
            </table:table-cell>
            <table:table-cell office:value-type="float" office:value="1790.02">
              <text:p>1790.02</text:p>
            </table:table-cell>
          </table:table-row>
          <table:table-row table:style-name="ro1">
            <table:table-cell office:value-type="float" office:value="131">
              <text:p>131</text:p>
            </table:table-cell>
            <table:table-cell office:value-type="float" office:value="1678.22">
              <text:p>1678.22</text:p>
            </table:table-cell>
            <table:table-cell office:value-type="float" office:value="854.992">
              <text:p>854.992</text:p>
            </table:table-cell>
            <table:table-cell/>
            <table:table-cell office:value-type="float" office:value="131">
              <text:p>131</text:p>
            </table:table-cell>
            <table:table-cell office:value-type="float" office:value="1895.23">
              <text:p>1895.23</text:p>
            </table:table-cell>
            <table:table-cell office:value-type="float" office:value="1812.47">
              <text:p>1812.47</text:p>
            </table:table-cell>
          </table:table-row>
          <table:table-row table:style-name="ro1">
            <table:table-cell office:value-type="float" office:value="132">
              <text:p>132</text:p>
            </table:table-cell>
            <table:table-cell office:value-type="float" office:value="1678.5">
              <text:p>1678.5</text:p>
            </table:table-cell>
            <table:table-cell office:value-type="float" office:value="872.78">
              <text:p>872.78</text:p>
            </table:table-cell>
            <table:table-cell/>
            <table:table-cell office:value-type="float" office:value="132">
              <text:p>132</text:p>
            </table:table-cell>
            <table:table-cell office:value-type="float" office:value="1883.18">
              <text:p>1883.18</text:p>
            </table:table-cell>
            <table:table-cell office:value-type="float" office:value="1826.58">
              <text:p>1826.58</text:p>
            </table:table-cell>
          </table:table-row>
          <table:table-row table:style-name="ro1">
            <table:table-cell office:value-type="float" office:value="133">
              <text:p>133</text:p>
            </table:table-cell>
            <table:table-cell office:value-type="float" office:value="1678.76">
              <text:p>1678.76</text:p>
            </table:table-cell>
            <table:table-cell office:value-type="float" office:value="889.579">
              <text:p>889.579</text:p>
            </table:table-cell>
            <table:table-cell/>
            <table:table-cell office:value-type="float" office:value="133">
              <text:p>133</text:p>
            </table:table-cell>
            <table:table-cell office:value-type="float" office:value="1883.45">
              <text:p>1883.45</text:p>
            </table:table-cell>
            <table:table-cell office:value-type="float" office:value="1843.38">
              <text:p>1843.38</text:p>
            </table:table-cell>
          </table:table-row>
          <table:table-row table:style-name="ro1">
            <table:table-cell office:value-type="float" office:value="134">
              <text:p>134</text:p>
            </table:table-cell>
            <table:table-cell office:value-type="float" office:value="1679.03">
              <text:p>1679.03</text:p>
            </table:table-cell>
            <table:table-cell office:value-type="float" office:value="906.379">
              <text:p>906.379</text:p>
            </table:table-cell>
            <table:table-cell/>
            <table:table-cell office:value-type="float" office:value="134">
              <text:p>134</text:p>
            </table:table-cell>
            <table:table-cell office:value-type="float" office:value="1883.73">
              <text:p>1883.73</text:p>
            </table:table-cell>
            <table:table-cell office:value-type="float" office:value="1861.17">
              <text:p>1861.17</text:p>
            </table:table-cell>
          </table:table-row>
          <table:table-row table:style-name="ro1">
            <table:table-cell office:value-type="float" office:value="135">
              <text:p>135</text:p>
            </table:table-cell>
            <table:table-cell office:value-type="float" office:value="1679.3">
              <text:p>1679.3</text:p>
            </table:table-cell>
            <table:table-cell office:value-type="float" office:value="923.179">
              <text:p>923.179</text:p>
            </table:table-cell>
            <table:table-cell/>
            <table:table-cell office:value-type="float" office:value="135">
              <text:p>135</text:p>
            </table:table-cell>
            <table:table-cell office:value-type="float" office:value="1862.02">
              <text:p>1862.02</text:p>
            </table:table-cell>
            <table:table-cell office:value-type="float" office:value="1724.14">
              <text:p>1724.14</text:p>
            </table:table-cell>
          </table:table-row>
          <table:table-row table:style-name="ro1">
            <table:table-cell office:value-type="float" office:value="136">
              <text:p>136</text:p>
            </table:table-cell>
            <table:table-cell office:value-type="float" office:value="1679.58">
              <text:p>1679.58</text:p>
            </table:table-cell>
            <table:table-cell office:value-type="float" office:value="940.967">
              <text:p>940.967</text:p>
            </table:table-cell>
            <table:table-cell/>
            <table:table-cell office:value-type="float" office:value="136">
              <text:p>136</text:p>
            </table:table-cell>
            <table:table-cell office:value-type="float" office:value="1421.02">
              <text:p>1421.02</text:p>
            </table:table-cell>
            <table:table-cell office:value-type="float" office:value="1852.47">
              <text:p>1852.47</text:p>
            </table:table-cell>
          </table:table-row>
          <table:table-row table:style-name="ro1">
            <table:table-cell office:value-type="float" office:value="137">
              <text:p>137</text:p>
            </table:table-cell>
            <table:table-cell office:value-type="float" office:value="1679.85">
              <text:p>1679.85</text:p>
            </table:table-cell>
            <table:table-cell office:value-type="float" office:value="957.766">
              <text:p>957.766</text:p>
            </table:table-cell>
            <table:table-cell/>
            <table:table-cell office:value-type="float" office:value="137">
              <text:p>137</text:p>
            </table:table-cell>
            <table:table-cell office:value-type="float" office:value="1354.06">
              <text:p>1354.06</text:p>
            </table:table-cell>
            <table:table-cell office:value-type="float" office:value="1851.32">
              <text:p>1851.32</text:p>
            </table:table-cell>
          </table:table-row>
          <table:table-row table:style-name="ro1">
            <table:table-cell office:value-type="float" office:value="138">
              <text:p>138</text:p>
            </table:table-cell>
            <table:table-cell office:value-type="float" office:value="1680.11">
              <text:p>1680.11</text:p>
            </table:table-cell>
            <table:table-cell office:value-type="float" office:value="974.566">
              <text:p>974.566</text:p>
            </table:table-cell>
            <table:table-cell/>
            <table:table-cell office:value-type="float" office:value="138">
              <text:p>138</text:p>
            </table:table-cell>
            <table:table-cell office:value-type="float" office:value="1343.19">
              <text:p>1343.19</text:p>
            </table:table-cell>
            <table:table-cell office:value-type="float" office:value="1851.4">
              <text:p>1851.4</text:p>
            </table:table-cell>
          </table:table-row>
          <table:table-row table:style-name="ro1">
            <table:table-cell office:value-type="float" office:value="139">
              <text:p>139</text:p>
            </table:table-cell>
            <table:table-cell office:value-type="float" office:value="1680.38">
              <text:p>1680.38</text:p>
            </table:table-cell>
            <table:table-cell office:value-type="float" office:value="991.365">
              <text:p>991.365</text:p>
            </table:table-cell>
            <table:table-cell/>
            <table:table-cell office:value-type="float" office:value="139">
              <text:p>139</text:p>
            </table:table-cell>
            <table:table-cell office:value-type="float" office:value="1328.36">
              <text:p>1328.36</text:p>
            </table:table-cell>
            <table:table-cell office:value-type="float" office:value="1851.5">
              <text:p>1851.5</text:p>
            </table:table-cell>
          </table:table-row>
          <table:table-row table:style-name="ro1">
            <table:table-cell office:value-type="float" office:value="140">
              <text:p>140</text:p>
            </table:table-cell>
            <table:table-cell office:value-type="float" office:value="1680.65">
              <text:p>1680.65</text:p>
            </table:table-cell>
            <table:table-cell office:value-type="float" office:value="1008.17">
              <text:p>1008.17</text:p>
            </table:table-cell>
            <table:table-cell/>
            <table:table-cell office:value-type="float" office:value="140">
              <text:p>140</text:p>
            </table:table-cell>
            <table:table-cell office:value-type="float" office:value="1312.55">
              <text:p>1312.55</text:p>
            </table:table-cell>
            <table:table-cell office:value-type="float" office:value="1851.62">
              <text:p>1851.62</text:p>
            </table:table-cell>
          </table:table-row>
          <table:table-row table:style-name="ro1">
            <table:table-cell office:value-type="float" office:value="141">
              <text:p>141</text:p>
            </table:table-cell>
            <table:table-cell office:value-type="float" office:value="1680.93">
              <text:p>1680.93</text:p>
            </table:table-cell>
            <table:table-cell office:value-type="float" office:value="1025.95">
              <text:p>1025.95</text:p>
            </table:table-cell>
            <table:table-cell/>
            <table:table-cell office:value-type="float" office:value="141">
              <text:p>141</text:p>
            </table:table-cell>
            <table:table-cell office:value-type="float" office:value="1295.75">
              <text:p>1295.75</text:p>
            </table:table-cell>
            <table:table-cell office:value-type="float" office:value="1851.74">
              <text:p>1851.74</text:p>
            </table:table-cell>
          </table:table-row>
          <table:table-row table:style-name="ro1">
            <table:table-cell office:value-type="float" office:value="142">
              <text:p>142</text:p>
            </table:table-cell>
            <table:table-cell office:value-type="float" office:value="1681.2">
              <text:p>1681.2</text:p>
            </table:table-cell>
            <table:table-cell office:value-type="float" office:value="1042.75">
              <text:p>1042.75</text:p>
            </table:table-cell>
            <table:table-cell/>
            <table:table-cell office:value-type="float" office:value="142">
              <text:p>142</text:p>
            </table:table-cell>
            <table:table-cell office:value-type="float" office:value="1279.93">
              <text:p>1279.93</text:p>
            </table:table-cell>
            <table:table-cell office:value-type="float" office:value="1851.85">
              <text:p>1851.85</text:p>
            </table:table-cell>
          </table:table-row>
          <table:table-row table:style-name="ro1">
            <table:table-cell office:value-type="float" office:value="143">
              <text:p>143</text:p>
            </table:table-cell>
            <table:table-cell office:value-type="float" office:value="1681.46">
              <text:p>1681.46</text:p>
            </table:table-cell>
            <table:table-cell office:value-type="float" office:value="1059.55">
              <text:p>1059.55</text:p>
            </table:table-cell>
            <table:table-cell/>
            <table:table-cell office:value-type="float" office:value="143">
              <text:p>143</text:p>
            </table:table-cell>
            <table:table-cell office:value-type="float" office:value="1255.56">
              <text:p>1255.56</text:p>
            </table:table-cell>
            <table:table-cell office:value-type="float" office:value="1862.06">
              <text:p>1862.06</text:p>
            </table:table-cell>
          </table:table-row>
          <table:table-row table:style-name="ro1">
            <table:table-cell office:value-type="float" office:value="144">
              <text:p>144</text:p>
            </table:table-cell>
            <table:table-cell office:value-type="float" office:value="1681.73">
              <text:p>1681.73</text:p>
            </table:table-cell>
            <table:table-cell office:value-type="float" office:value="1076.35">
              <text:p>1076.35</text:p>
            </table:table-cell>
            <table:table-cell/>
            <table:table-cell office:value-type="float" office:value="144">
              <text:p>144</text:p>
            </table:table-cell>
            <table:table-cell office:value-type="float" office:value="1287.96">
              <text:p>1287.96</text:p>
            </table:table-cell>
            <table:table-cell office:value-type="float" office:value="1796.63">
              <text:p>1796.63</text:p>
            </table:table-cell>
          </table:table-row>
          <table:table-row table:style-name="ro1">
            <table:table-cell office:value-type="float" office:value="145">
              <text:p>145</text:p>
            </table:table-cell>
            <table:table-cell office:value-type="float" office:value="1682.01">
              <text:p>1682.01</text:p>
            </table:table-cell>
            <table:table-cell office:value-type="float" office:value="1094.14">
              <text:p>1094.14</text:p>
            </table:table-cell>
            <table:table-cell/>
            <table:table-cell office:value-type="float" office:value="145">
              <text:p>145</text:p>
            </table:table-cell>
            <table:table-cell office:value-type="float" office:value="1258.82">
              <text:p>1258.82</text:p>
            </table:table-cell>
            <table:table-cell office:value-type="float" office:value="1811.88">
              <text:p>1811.88</text:p>
            </table:table-cell>
          </table:table-row>
          <table:table-row table:style-name="ro1">
            <table:table-cell office:value-type="float" office:value="146">
              <text:p>146</text:p>
            </table:table-cell>
            <table:table-cell office:value-type="float" office:value="1682.28">
              <text:p>1682.28</text:p>
            </table:table-cell>
            <table:table-cell office:value-type="float" office:value="1110.94">
              <text:p>1110.94</text:p>
            </table:table-cell>
            <table:table-cell/>
            <table:table-cell office:value-type="float" office:value="146">
              <text:p>146</text:p>
            </table:table-cell>
            <table:table-cell office:value-type="float" office:value="1211.74">
              <text:p>1211.74</text:p>
            </table:table-cell>
            <table:table-cell office:value-type="float" office:value="1852.35">
              <text:p>1852.35</text:p>
            </table:table-cell>
          </table:table-row>
          <table:table-row table:style-name="ro1">
            <table:table-cell office:value-type="float" office:value="147">
              <text:p>147</text:p>
            </table:table-cell>
            <table:table-cell office:value-type="float" office:value="1682.54">
              <text:p>1682.54</text:p>
            </table:table-cell>
            <table:table-cell office:value-type="float" office:value="1127.74">
              <text:p>1127.74</text:p>
            </table:table-cell>
            <table:table-cell/>
            <table:table-cell office:value-type="float" office:value="147">
              <text:p>147</text:p>
            </table:table-cell>
            <table:table-cell office:value-type="float" office:value="1194.94">
              <text:p>1194.94</text:p>
            </table:table-cell>
            <table:table-cell office:value-type="float" office:value="1852.47">
              <text:p>1852.47</text:p>
            </table:table-cell>
          </table:table-row>
          <table:table-row table:style-name="ro1">
            <table:table-cell office:value-type="float" office:value="148">
              <text:p>148</text:p>
            </table:table-cell>
            <table:table-cell office:value-type="float" office:value="1682.81">
              <text:p>1682.81</text:p>
            </table:table-cell>
            <table:table-cell office:value-type="float" office:value="1144.54">
              <text:p>1144.54</text:p>
            </table:table-cell>
            <table:table-cell/>
            <table:table-cell office:value-type="float" office:value="148">
              <text:p>148</text:p>
            </table:table-cell>
            <table:table-cell office:value-type="float" office:value="1178.14">
              <text:p>1178.14</text:p>
            </table:table-cell>
            <table:table-cell office:value-type="float" office:value="1852.59">
              <text:p>1852.59</text:p>
            </table:table-cell>
          </table:table-row>
          <table:table-row table:style-name="ro1">
            <table:table-cell office:value-type="float" office:value="149">
              <text:p>149</text:p>
            </table:table-cell>
            <table:table-cell office:value-type="float" office:value="1683.09">
              <text:p>1683.09</text:p>
            </table:table-cell>
            <table:table-cell office:value-type="float" office:value="1162.33">
              <text:p>1162.33</text:p>
            </table:table-cell>
            <table:table-cell/>
            <table:table-cell office:value-type="float" office:value="149">
              <text:p>149</text:p>
            </table:table-cell>
            <table:table-cell office:value-type="float" office:value="1198.19">
              <text:p>1198.19</text:p>
            </table:table-cell>
            <table:table-cell office:value-type="float" office:value="1802.29">
              <text:p>1802.29</text:p>
            </table:table-cell>
          </table:table-row>
          <table:table-row table:style-name="ro1">
            <table:table-cell office:value-type="float" office:value="150">
              <text:p>150</text:p>
            </table:table-cell>
            <table:table-cell office:value-type="float" office:value="1683.36">
              <text:p>1683.36</text:p>
            </table:table-cell>
            <table:table-cell office:value-type="float" office:value="1179.13">
              <text:p>1179.13</text:p>
            </table:table-cell>
            <table:table-cell/>
            <table:table-cell office:value-type="float" office:value="150">
              <text:p>150</text:p>
            </table:table-cell>
            <table:table-cell office:value-type="float" office:value="1026.23">
              <text:p>1026.23</text:p>
            </table:table-cell>
            <table:table-cell office:value-type="float" office:value="2009.17">
              <text:p>2009.17</text:p>
            </table:table-cell>
          </table:table-row>
          <table:table-row table:style-name="ro1">
            <table:table-cell office:value-type="float" office:value="151">
              <text:p>151</text:p>
            </table:table-cell>
            <table:table-cell office:value-type="float" office:value="1683.63">
              <text:p>1683.63</text:p>
            </table:table-cell>
            <table:table-cell office:value-type="float" office:value="1195.93">
              <text:p>1195.93</text:p>
            </table:table-cell>
            <table:table-cell/>
            <table:table-cell office:value-type="float" office:value="151">
              <text:p>151</text:p>
            </table:table-cell>
            <table:table-cell office:value-type="float" office:value="1115.39">
              <text:p>1115.39</text:p>
            </table:table-cell>
            <table:table-cell office:value-type="float" office:value="1868.09">
              <text:p>1868.09</text:p>
            </table:table-cell>
          </table:table-row>
          <table:table-row table:style-name="ro1">
            <table:table-cell office:value-type="float" office:value="152">
              <text:p>152</text:p>
            </table:table-cell>
            <table:table-cell office:value-type="float" office:value="1683.89">
              <text:p>1683.89</text:p>
            </table:table-cell>
            <table:table-cell office:value-type="float" office:value="1212.72">
              <text:p>1212.72</text:p>
            </table:table-cell>
            <table:table-cell/>
            <table:table-cell office:value-type="float" office:value="152">
              <text:p>152</text:p>
            </table:table-cell>
            <table:table-cell office:value-type="float" office:value="1064">
              <text:p>1064</text:p>
            </table:table-cell>
            <table:table-cell office:value-type="float" office:value="1868.46">
              <text:p>1868.46</text:p>
            </table:table-cell>
          </table:table-row>
          <table:table-row table:style-name="ro1">
            <table:table-cell office:value-type="float" office:value="153">
              <text:p>153</text:p>
            </table:table-cell>
            <table:table-cell office:value-type="float" office:value="1684.17">
              <text:p>1684.17</text:p>
            </table:table-cell>
            <table:table-cell office:value-type="float" office:value="1230.51">
              <text:p>1230.51</text:p>
            </table:table-cell>
            <table:table-cell/>
            <table:table-cell office:value-type="float" office:value="153">
              <text:p>153</text:p>
            </table:table-cell>
            <table:table-cell office:value-type="float" office:value="1037.97">
              <text:p>1037.97</text:p>
            </table:table-cell>
            <table:table-cell office:value-type="float" office:value="1858.62">
              <text:p>1858.62</text:p>
            </table:table-cell>
          </table:table-row>
          <table:table-row table:style-name="ro1">
            <table:table-cell office:value-type="float" office:value="154">
              <text:p>154</text:p>
            </table:table-cell>
            <table:table-cell office:value-type="float" office:value="1684.44">
              <text:p>1684.44</text:p>
            </table:table-cell>
            <table:table-cell office:value-type="float" office:value="1247.31">
              <text:p>1247.31</text:p>
            </table:table-cell>
            <table:table-cell/>
            <table:table-cell office:value-type="float" office:value="154">
              <text:p>154</text:p>
            </table:table-cell>
            <table:table-cell office:value-type="float" office:value="1024.95">
              <text:p>1024.95</text:p>
            </table:table-cell>
            <table:table-cell office:value-type="float" office:value="1853.7">
              <text:p>1853.7</text:p>
            </table:table-cell>
          </table:table-row>
          <table:table-row table:style-name="ro1">
            <table:table-cell office:value-type="float" office:value="155">
              <text:p>155</text:p>
            </table:table-cell>
            <table:table-cell office:value-type="float" office:value="1684.71">
              <text:p>1684.71</text:p>
            </table:table-cell>
            <table:table-cell office:value-type="float" office:value="1264.11">
              <text:p>1264.11</text:p>
            </table:table-cell>
            <table:table-cell/>
            <table:table-cell office:value-type="float" office:value="155">
              <text:p>155</text:p>
            </table:table-cell>
            <table:table-cell office:value-type="float" office:value="1048.79">
              <text:p>1048.79</text:p>
            </table:table-cell>
            <table:table-cell office:value-type="float" office:value="1798.36">
              <text:p>1798.36</text:p>
            </table:table-cell>
          </table:table-row>
          <table:table-row table:style-name="ro1">
            <table:table-cell office:value-type="float" office:value="156">
              <text:p>156</text:p>
            </table:table-cell>
            <table:table-cell office:value-type="float" office:value="1684.97">
              <text:p>1684.97</text:p>
            </table:table-cell>
            <table:table-cell office:value-type="float" office:value="1280.91">
              <text:p>1280.91</text:p>
            </table:table-cell>
            <table:table-cell/>
            <table:table-cell office:value-type="float" office:value="156">
              <text:p>156</text:p>
            </table:table-cell>
            <table:table-cell office:value-type="float" office:value="994.143">
              <text:p>994.143</text:p>
            </table:table-cell>
            <table:table-cell office:value-type="float" office:value="1848.91">
              <text:p>1848.91</text:p>
            </table:table-cell>
          </table:table-row>
          <table:table-row table:style-name="ro1">
            <table:table-cell office:value-type="float" office:value="157">
              <text:p>157</text:p>
            </table:table-cell>
            <table:table-cell office:value-type="float" office:value="1685.26">
              <text:p>1685.26</text:p>
            </table:table-cell>
            <table:table-cell office:value-type="float" office:value="1298.7">
              <text:p>1298.7</text:p>
            </table:table-cell>
            <table:table-cell/>
            <table:table-cell office:value-type="float" office:value="157">
              <text:p>157</text:p>
            </table:table-cell>
            <table:table-cell office:value-type="float" office:value="973.557">
              <text:p>973.557</text:p>
            </table:table-cell>
            <table:table-cell office:value-type="float" office:value="1854.07">
              <text:p>1854.07</text:p>
            </table:table-cell>
          </table:table-row>
          <table:table-row table:style-name="ro1">
            <table:table-cell office:value-type="float" office:value="158">
              <text:p>158</text:p>
            </table:table-cell>
            <table:table-cell office:value-type="float" office:value="1685.52">
              <text:p>1685.52</text:p>
            </table:table-cell>
            <table:table-cell office:value-type="float" office:value="1315.5">
              <text:p>1315.5</text:p>
            </table:table-cell>
            <table:table-cell/>
            <table:table-cell office:value-type="float" office:value="158">
              <text:p>158</text:p>
            </table:table-cell>
            <table:table-cell office:value-type="float" office:value="949.187">
              <text:p>949.187</text:p>
            </table:table-cell>
            <table:table-cell office:value-type="float" office:value="1864.28">
              <text:p>1864.28</text:p>
            </table:table-cell>
          </table:table-row>
          <table:table-row table:style-name="ro1">
            <table:table-cell office:value-type="float" office:value="159">
              <text:p>159</text:p>
            </table:table-cell>
            <table:table-cell office:value-type="float" office:value="1685.79">
              <text:p>1685.79</text:p>
            </table:table-cell>
            <table:table-cell office:value-type="float" office:value="1332.3">
              <text:p>1332.3</text:p>
            </table:table-cell>
            <table:table-cell/>
            <table:table-cell office:value-type="float" office:value="159">
              <text:p>159</text:p>
            </table:table-cell>
            <table:table-cell office:value-type="float" office:value="936.002">
              <text:p>936.002</text:p>
            </table:table-cell>
            <table:table-cell office:value-type="float" office:value="1854.35">
              <text:p>1854.35</text:p>
            </table:table-cell>
          </table:table-row>
          <table:table-row table:style-name="ro1">
            <table:table-cell office:value-type="float" office:value="160">
              <text:p>160</text:p>
            </table:table-cell>
            <table:table-cell office:value-type="float" office:value="1686.06">
              <text:p>1686.06</text:p>
            </table:table-cell>
            <table:table-cell office:value-type="float" office:value="1349.1">
              <text:p>1349.1</text:p>
            </table:table-cell>
            <table:table-cell/>
            <table:table-cell office:value-type="float" office:value="160">
              <text:p>160</text:p>
            </table:table-cell>
            <table:table-cell office:value-type="float" office:value="902.399">
              <text:p>902.399</text:p>
            </table:table-cell>
            <table:table-cell office:value-type="float" office:value="1854.59">
              <text:p>1854.59</text:p>
            </table:table-cell>
          </table:table-row>
          <table:table-row table:style-name="ro1">
            <table:table-cell office:value-type="float" office:value="161">
              <text:p>161</text:p>
            </table:table-cell>
            <table:table-cell office:value-type="float" office:value="1686.34">
              <text:p>1686.34</text:p>
            </table:table-cell>
            <table:table-cell office:value-type="float" office:value="1366.89">
              <text:p>1366.89</text:p>
            </table:table-cell>
            <table:table-cell/>
            <table:table-cell office:value-type="float" office:value="161">
              <text:p>161</text:p>
            </table:table-cell>
            <table:table-cell office:value-type="float" office:value="856.455">
              <text:p>856.455</text:p>
            </table:table-cell>
            <table:table-cell office:value-type="float" office:value="1869.97">
              <text:p>1869.97</text:p>
            </table:table-cell>
          </table:table-row>
          <table:table-row table:style-name="ro1">
            <table:table-cell office:value-type="float" office:value="162">
              <text:p>162</text:p>
            </table:table-cell>
            <table:table-cell office:value-type="float" office:value="1686.61">
              <text:p>1686.61</text:p>
            </table:table-cell>
            <table:table-cell office:value-type="float" office:value="1383.69">
              <text:p>1383.69</text:p>
            </table:table-cell>
            <table:table-cell/>
            <table:table-cell office:value-type="float" office:value="162">
              <text:p>162</text:p>
            </table:table-cell>
            <table:table-cell office:value-type="float" office:value="820.731">
              <text:p>820.731</text:p>
            </table:table-cell>
            <table:table-cell office:value-type="float" office:value="1895.3">
              <text:p>1895.3</text:p>
            </table:table-cell>
          </table:table-row>
          <table:table-row table:style-name="ro1">
            <table:table-cell office:value-type="float" office:value="163">
              <text:p>163</text:p>
            </table:table-cell>
            <table:table-cell office:value-type="float" office:value="1686.87">
              <text:p>1686.87</text:p>
            </table:table-cell>
            <table:table-cell office:value-type="float" office:value="1400.48">
              <text:p>1400.48</text:p>
            </table:table-cell>
            <table:table-cell/>
            <table:table-cell office:value-type="float" office:value="163">
              <text:p>163</text:p>
            </table:table-cell>
            <table:table-cell office:value-type="float" office:value="826.637">
              <text:p>826.637</text:p>
            </table:table-cell>
            <table:table-cell office:value-type="float" office:value="1865.17">
              <text:p>1865.17</text:p>
            </table:table-cell>
          </table:table-row>
          <table:table-row table:style-name="ro1">
            <table:table-cell office:value-type="float" office:value="164">
              <text:p>164</text:p>
            </table:table-cell>
            <table:table-cell office:value-type="float" office:value="1687.14">
              <text:p>1687.14</text:p>
            </table:table-cell>
            <table:table-cell office:value-type="float" office:value="1417.28">
              <text:p>1417.28</text:p>
            </table:table-cell>
            <table:table-cell/>
            <table:table-cell office:value-type="float" office:value="164">
              <text:p>164</text:p>
            </table:table-cell>
            <table:table-cell office:value-type="float" office:value="809.835">
              <text:p>809.835</text:p>
            </table:table-cell>
            <table:table-cell office:value-type="float" office:value="1865.29">
              <text:p>1865.29</text:p>
            </table:table-cell>
          </table:table-row>
          <table:table-row table:style-name="ro1">
            <table:table-cell office:value-type="float" office:value="165">
              <text:p>165</text:p>
            </table:table-cell>
            <table:table-cell office:value-type="float" office:value="1687.42">
              <text:p>1687.42</text:p>
            </table:table-cell>
            <table:table-cell office:value-type="float" office:value="1435.07">
              <text:p>1435.07</text:p>
            </table:table-cell>
            <table:table-cell/>
            <table:table-cell office:value-type="float" office:value="165">
              <text:p>165</text:p>
            </table:table-cell>
            <table:table-cell office:value-type="float" office:value="782.814">
              <text:p>782.814</text:p>
            </table:table-cell>
            <table:table-cell office:value-type="float" office:value="1855.46">
              <text:p>1855.46</text:p>
            </table:table-cell>
          </table:table-row>
          <table:table-row table:style-name="ro1">
            <table:table-cell office:value-type="float" office:value="166">
              <text:p>166</text:p>
            </table:table-cell>
            <table:table-cell office:value-type="float" office:value="1687.69">
              <text:p>1687.69</text:p>
            </table:table-cell>
            <table:table-cell office:value-type="float" office:value="1451.87">
              <text:p>1451.87</text:p>
            </table:table-cell>
            <table:table-cell/>
            <table:table-cell office:value-type="float" office:value="166">
              <text:p>166</text:p>
            </table:table-cell>
            <table:table-cell office:value-type="float" office:value="769.797">
              <text:p>769.797</text:p>
            </table:table-cell>
            <table:table-cell office:value-type="float" office:value="1850.53">
              <text:p>1850.53</text:p>
            </table:table-cell>
          </table:table-row>
          <table:table-row table:style-name="ro1">
            <table:table-cell office:value-type="float" office:value="167">
              <text:p>167</text:p>
            </table:table-cell>
            <table:table-cell office:value-type="float" office:value="1687.95">
              <text:p>1687.95</text:p>
            </table:table-cell>
            <table:table-cell office:value-type="float" office:value="1468.67">
              <text:p>1468.67</text:p>
            </table:table-cell>
            <table:table-cell/>
            <table:table-cell office:value-type="float" office:value="167">
              <text:p>167</text:p>
            </table:table-cell>
            <table:table-cell office:value-type="float" office:value="752.996">
              <text:p>752.996</text:p>
            </table:table-cell>
            <table:table-cell office:value-type="float" office:value="1850.66">
              <text:p>1850.66</text:p>
            </table:table-cell>
          </table:table-row>
          <table:table-row table:style-name="ro1">
            <table:table-cell office:value-type="float" office:value="168">
              <text:p>168</text:p>
            </table:table-cell>
            <table:table-cell office:value-type="float" office:value="1688.22">
              <text:p>1688.22</text:p>
            </table:table-cell>
            <table:table-cell office:value-type="float" office:value="1485.47">
              <text:p>1485.47</text:p>
            </table:table-cell>
            <table:table-cell/>
            <table:table-cell office:value-type="float" office:value="168">
              <text:p>168</text:p>
            </table:table-cell>
            <table:table-cell office:value-type="float" office:value="731.421">
              <text:p>731.421</text:p>
            </table:table-cell>
            <table:table-cell office:value-type="float" office:value="1855.83">
              <text:p>1855.83</text:p>
            </table:table-cell>
          </table:table-row>
          <table:table-row table:style-name="ro1">
            <table:table-cell office:value-type="float" office:value="169">
              <text:p>169</text:p>
            </table:table-cell>
            <table:table-cell office:value-type="float" office:value="1688.5">
              <text:p>1688.5</text:p>
            </table:table-cell>
            <table:table-cell office:value-type="float" office:value="1503.26">
              <text:p>1503.26</text:p>
            </table:table-cell>
            <table:table-cell/>
            <table:table-cell office:value-type="float" office:value="169">
              <text:p>169</text:p>
            </table:table-cell>
            <table:table-cell office:value-type="float" office:value="714.62">
              <text:p>714.62</text:p>
            </table:table-cell>
            <table:table-cell office:value-type="float" office:value="1855.95">
              <text:p>1855.95</text:p>
            </table:table-cell>
          </table:table-row>
          <table:table-row table:style-name="ro1">
            <table:table-cell office:value-type="float" office:value="170">
              <text:p>170</text:p>
            </table:table-cell>
            <table:table-cell office:value-type="float" office:value="1688.77">
              <text:p>1688.77</text:p>
            </table:table-cell>
            <table:table-cell office:value-type="float" office:value="1520.06">
              <text:p>1520.06</text:p>
            </table:table-cell>
            <table:table-cell/>
            <table:table-cell office:value-type="float" office:value="170">
              <text:p>170</text:p>
            </table:table-cell>
            <table:table-cell office:value-type="float" office:value="697.819">
              <text:p>697.819</text:p>
            </table:table-cell>
            <table:table-cell office:value-type="float" office:value="1856.07">
              <text:p>1856.07</text:p>
            </table:table-cell>
          </table:table-row>
          <table:table-row table:style-name="ro1">
            <table:table-cell office:value-type="float" office:value="171">
              <text:p>171</text:p>
            </table:table-cell>
            <table:table-cell office:value-type="float" office:value="1689.04">
              <text:p>1689.04</text:p>
            </table:table-cell>
            <table:table-cell office:value-type="float" office:value="1536.86">
              <text:p>1536.86</text:p>
            </table:table-cell>
            <table:table-cell/>
            <table:table-cell office:value-type="float" office:value="171">
              <text:p>171</text:p>
            </table:table-cell>
            <table:table-cell office:value-type="float" office:value="673.449">
              <text:p>673.449</text:p>
            </table:table-cell>
            <table:table-cell office:value-type="float" office:value="1866.28">
              <text:p>1866.28</text:p>
            </table:table-cell>
          </table:table-row>
          <table:table-row table:style-name="ro1">
            <table:table-cell office:value-type="float" office:value="172">
              <text:p>172</text:p>
            </table:table-cell>
            <table:table-cell office:value-type="float" office:value="1689.32">
              <text:p>1689.32</text:p>
            </table:table-cell>
            <table:table-cell office:value-type="float" office:value="1554.65">
              <text:p>1554.65</text:p>
            </table:table-cell>
            <table:table-cell/>
            <table:table-cell office:value-type="float" office:value="172">
              <text:p>172</text:p>
            </table:table-cell>
            <table:table-cell office:value-type="float" office:value="655.659">
              <text:p>655.659</text:p>
            </table:table-cell>
            <table:table-cell office:value-type="float" office:value="1866.41">
              <text:p>1866.41</text:p>
            </table:table-cell>
          </table:table-row>
          <table:table-row table:style-name="ro1">
            <table:table-cell office:value-type="float" office:value="173">
              <text:p>173</text:p>
            </table:table-cell>
            <table:table-cell office:value-type="float" office:value="1689.58">
              <text:p>1689.58</text:p>
            </table:table-cell>
            <table:table-cell office:value-type="float" office:value="1571.45">
              <text:p>1571.45</text:p>
            </table:table-cell>
            <table:table-cell/>
            <table:table-cell office:value-type="float" office:value="173">
              <text:p>173</text:p>
            </table:table-cell>
            <table:table-cell office:value-type="float" office:value="642.642">
              <text:p>642.642</text:p>
            </table:table-cell>
            <table:table-cell office:value-type="float" office:value="1861.49">
              <text:p>1861.49</text:p>
            </table:table-cell>
          </table:table-row>
          <table:table-row table:style-name="ro1">
            <table:table-cell office:value-type="float" office:value="174">
              <text:p>174</text:p>
            </table:table-cell>
            <table:table-cell office:value-type="float" office:value="1689.85">
              <text:p>1689.85</text:p>
            </table:table-cell>
            <table:table-cell office:value-type="float" office:value="1588.24">
              <text:p>1588.24</text:p>
            </table:table-cell>
            <table:table-cell/>
            <table:table-cell office:value-type="float" office:value="174">
              <text:p>174</text:p>
            </table:table-cell>
            <table:table-cell office:value-type="float" office:value="629.625">
              <text:p>629.625</text:p>
            </table:table-cell>
            <table:table-cell office:value-type="float" office:value="1856.57">
              <text:p>1856.57</text:p>
            </table:table-cell>
          </table:table-row>
          <table:table-row table:style-name="ro1">
            <table:table-cell office:value-type="float" office:value="175">
              <text:p>175</text:p>
            </table:table-cell>
            <table:table-cell office:value-type="float" office:value="1690.12">
              <text:p>1690.12</text:p>
            </table:table-cell>
            <table:table-cell office:value-type="float" office:value="1605.04">
              <text:p>1605.04</text:p>
            </table:table-cell>
            <table:table-cell/>
            <table:table-cell office:value-type="float" office:value="175">
              <text:p>175</text:p>
            </table:table-cell>
            <table:table-cell office:value-type="float" office:value="612.824">
              <text:p>612.824</text:p>
            </table:table-cell>
            <table:table-cell office:value-type="float" office:value="1856.69">
              <text:p>1856.69</text:p>
            </table:table-cell>
          </table:table-row>
          <table:table-row table:style-name="ro1">
            <table:table-cell office:value-type="float" office:value="176">
              <text:p>176</text:p>
            </table:table-cell>
            <table:table-cell office:value-type="float" office:value="1690.4">
              <text:p>1690.4</text:p>
            </table:table-cell>
            <table:table-cell office:value-type="float" office:value="1622.83">
              <text:p>1622.83</text:p>
            </table:table-cell>
            <table:table-cell/>
            <table:table-cell office:value-type="float" office:value="176">
              <text:p>176</text:p>
            </table:table-cell>
            <table:table-cell office:value-type="float" office:value="595.035">
              <text:p>595.035</text:p>
            </table:table-cell>
            <table:table-cell office:value-type="float" office:value="1856.82">
              <text:p>1856.82</text:p>
            </table:table-cell>
          </table:table-row>
          <table:table-row table:style-name="ro1">
            <table:table-cell office:value-type="float" office:value="177">
              <text:p>177</text:p>
            </table:table-cell>
            <table:table-cell office:value-type="float" office:value="1690.67">
              <text:p>1690.67</text:p>
            </table:table-cell>
            <table:table-cell office:value-type="float" office:value="1639.63">
              <text:p>1639.63</text:p>
            </table:table-cell>
            <table:table-cell/>
            <table:table-cell office:value-type="float" office:value="177">
              <text:p>177</text:p>
            </table:table-cell>
            <table:table-cell office:value-type="float" office:value="604.725">
              <text:p>604.725</text:p>
            </table:table-cell>
            <table:table-cell office:value-type="float" office:value="1821.64">
              <text:p>1821.64</text:p>
            </table:table-cell>
          </table:table-row>
          <table:table-row table:style-name="ro1">
            <table:table-cell office:value-type="float" office:value="178">
              <text:p>178</text:p>
            </table:table-cell>
            <table:table-cell office:value-type="float" office:value="1690.98">
              <text:p>1690.98</text:p>
            </table:table-cell>
            <table:table-cell office:value-type="float" office:value="1659.4">
              <text:p>1659.4</text:p>
            </table:table-cell>
            <table:table-cell/>
            <table:table-cell office:value-type="float" office:value="178">
              <text:p>178</text:p>
            </table:table-cell>
            <table:table-cell office:value-type="float" office:value="553.863">
              <text:p>553.863</text:p>
            </table:table-cell>
            <table:table-cell office:value-type="float" office:value="1867.14">
              <text:p>1867.14</text:p>
            </table:table-cell>
          </table:table-row>
          <table:table-row table:style-name="ro1">
            <table:table-cell office:value-type="float" office:value="179">
              <text:p>179</text:p>
            </table:table-cell>
            <table:table-cell office:value-type="float" office:value="1691.25">
              <text:p>1691.25</text:p>
            </table:table-cell>
            <table:table-cell office:value-type="float" office:value="1676.2">
              <text:p>1676.2</text:p>
            </table:table-cell>
            <table:table-cell/>
            <table:table-cell office:value-type="float" office:value="179">
              <text:p>179</text:p>
            </table:table-cell>
            <table:table-cell office:value-type="float" office:value="544.631">
              <text:p>544.631</text:p>
            </table:table-cell>
            <table:table-cell office:value-type="float" office:value="1857.18">
              <text:p>1857.18</text:p>
            </table:table-cell>
          </table:table-row>
          <table:table-row table:style-name="ro1">
            <table:table-cell office:value-type="float" office:value="180">
              <text:p>180</text:p>
            </table:table-cell>
            <table:table-cell office:value-type="float" office:value="1691.51">
              <text:p>1691.51</text:p>
            </table:table-cell>
            <table:table-cell office:value-type="float" office:value="1692.99">
              <text:p>1692.99</text:p>
            </table:table-cell>
            <table:table-cell/>
            <table:table-cell office:value-type="float" office:value="180">
              <text:p>180</text:p>
            </table:table-cell>
            <table:table-cell office:value-type="float" office:value="573.244">
              <text:p>573.244</text:p>
            </table:table-cell>
            <table:table-cell office:value-type="float" office:value="1796.79">
              <text:p>1796.79</text:p>
            </table:table-cell>
          </table:table-row>
          <table:table-row table:style-name="ro1">
            <table:table-cell office:value-type="float" office:value="181">
              <text:p>181</text:p>
            </table:table-cell>
            <table:table-cell office:value-type="float" office:value="1691.8">
              <text:p>1691.8</text:p>
            </table:table-cell>
            <table:table-cell office:value-type="float" office:value="1710.78">
              <text:p>1710.78</text:p>
            </table:table-cell>
            <table:table-cell/>
            <table:table-cell office:value-type="float" office:value="181">
              <text:p>181</text:p>
            </table:table-cell>
            <table:table-cell office:value-type="float" office:value="510.04">
              <text:p>510.04</text:p>
            </table:table-cell>
            <table:table-cell office:value-type="float" office:value="1857.43">
              <text:p>1857.43</text:p>
            </table:table-cell>
          </table:table-row>
          <table:table-row table:style-name="ro1">
            <table:table-cell office:value-type="float" office:value="182">
              <text:p>182</text:p>
            </table:table-cell>
            <table:table-cell office:value-type="float" office:value="1692.03">
              <text:p>1692.03</text:p>
            </table:table-cell>
            <table:table-cell office:value-type="float" office:value="1725.61">
              <text:p>1725.61</text:p>
            </table:table-cell>
            <table:table-cell/>
            <table:table-cell office:value-type="float" office:value="182">
              <text:p>182</text:p>
            </table:table-cell>
            <table:table-cell office:value-type="float" office:value="493.239">
              <text:p>493.239</text:p>
            </table:table-cell>
            <table:table-cell office:value-type="float" office:value="1857.55">
              <text:p>1857.55</text:p>
            </table:table-cell>
          </table:table-row>
          <table:table-row table:style-name="ro1">
            <table:table-cell office:value-type="float" office:value="183">
              <text:p>183</text:p>
            </table:table-cell>
            <table:table-cell office:value-type="float" office:value="1686.84">
              <text:p>1686.84</text:p>
            </table:table-cell>
            <table:table-cell office:value-type="float" office:value="1674.98">
              <text:p>1674.98</text:p>
            </table:table-cell>
            <table:table-cell/>
            <table:table-cell office:value-type="float" office:value="183">
              <text:p>183</text:p>
            </table:table-cell>
            <table:table-cell office:value-type="float" office:value="476.437">
              <text:p>476.437</text:p>
            </table:table-cell>
            <table:table-cell office:value-type="float" office:value="1857.68">
              <text:p>1857.68</text:p>
            </table:table-cell>
          </table:table-row>
          <table:table-row table:style-name="ro1">
            <table:table-cell office:value-type="float" office:value="184">
              <text:p>184</text:p>
            </table:table-cell>
            <table:table-cell office:value-type="float" office:value="1619.88">
              <text:p>1619.88</text:p>
            </table:table-cell>
            <table:table-cell office:value-type="float" office:value="1673.82">
              <text:p>1673.82</text:p>
            </table:table-cell>
            <table:table-cell/>
            <table:table-cell office:value-type="float" office:value="184">
              <text:p>184</text:p>
            </table:table-cell>
            <table:table-cell office:value-type="float" office:value="459.636">
              <text:p>459.636</text:p>
            </table:table-cell>
            <table:table-cell office:value-type="float" office:value="1857.8">
              <text:p>1857.8</text:p>
            </table:table-cell>
          </table:table-row>
          <table:table-row table:style-name="ro1">
            <table:table-cell office:value-type="float" office:value="185">
              <text:p>185</text:p>
            </table:table-cell>
            <table:table-cell office:value-type="float" office:value="1609">
              <text:p>1609</text:p>
            </table:table-cell>
            <table:table-cell office:value-type="float" office:value="1673.9">
              <text:p>1673.9</text:p>
            </table:table-cell>
            <table:table-cell/>
            <table:table-cell office:value-type="float" office:value="185">
              <text:p>185</text:p>
            </table:table-cell>
            <table:table-cell office:value-type="float" office:value="441.847">
              <text:p>441.847</text:p>
            </table:table-cell>
            <table:table-cell office:value-type="float" office:value="1857.93">
              <text:p>1857.93</text:p>
            </table:table-cell>
          </table:table-row>
          <table:table-row table:style-name="ro1">
            <table:table-cell office:value-type="float" office:value="186">
              <text:p>186</text:p>
            </table:table-cell>
            <table:table-cell office:value-type="float" office:value="1594.18">
              <text:p>1594.18</text:p>
            </table:table-cell>
            <table:table-cell office:value-type="float" office:value="1674.01">
              <text:p>1674.01</text:p>
            </table:table-cell>
            <table:table-cell/>
            <table:table-cell office:value-type="float" office:value="186">
              <text:p>186</text:p>
            </table:table-cell>
            <table:table-cell office:value-type="float" office:value="425.045">
              <text:p>425.045</text:p>
            </table:table-cell>
            <table:table-cell office:value-type="float" office:value="1858.05">
              <text:p>1858.05</text:p>
            </table:table-cell>
          </table:table-row>
          <table:table-row table:style-name="ro1">
            <table:table-cell office:value-type="float" office:value="187">
              <text:p>187</text:p>
            </table:table-cell>
            <table:table-cell office:value-type="float" office:value="1578.37">
              <text:p>1578.37</text:p>
            </table:table-cell>
            <table:table-cell office:value-type="float" office:value="1674.12">
              <text:p>1674.12</text:p>
            </table:table-cell>
            <table:table-cell/>
            <table:table-cell office:value-type="float" office:value="187">
              <text:p>187</text:p>
            </table:table-cell>
            <table:table-cell office:value-type="float" office:value="446.089">
              <text:p>446.089</text:p>
            </table:table-cell>
            <table:table-cell office:value-type="float" office:value="1807.74">
              <text:p>1807.74</text:p>
            </table:table-cell>
          </table:table-row>
          <table:table-row table:style-name="ro1">
            <table:table-cell office:value-type="float" office:value="188">
              <text:p>188</text:p>
            </table:table-cell>
            <table:table-cell office:value-type="float" office:value="1561.57">
              <text:p>1561.57</text:p>
            </table:table-cell>
            <table:table-cell office:value-type="float" office:value="1674.24">
              <text:p>1674.24</text:p>
            </table:table-cell>
            <table:table-cell/>
            <table:table-cell office:value-type="float" office:value="188">
              <text:p>188</text:p>
            </table:table-cell>
            <table:table-cell office:value-type="float" office:value="395.227">
              <text:p>395.227</text:p>
            </table:table-cell>
            <table:table-cell office:value-type="float" office:value="1853.25">
              <text:p>1853.25</text:p>
            </table:table-cell>
          </table:table-row>
          <table:table-row table:style-name="ro1">
            <table:table-cell office:value-type="float" office:value="189">
              <text:p>189</text:p>
            </table:table-cell>
            <table:table-cell office:value-type="float" office:value="1545.75">
              <text:p>1545.75</text:p>
            </table:table-cell>
            <table:table-cell office:value-type="float" office:value="1674.36">
              <text:p>1674.36</text:p>
            </table:table-cell>
            <table:table-cell/>
            <table:table-cell office:value-type="float" office:value="189">
              <text:p>189</text:p>
            </table:table-cell>
            <table:table-cell office:value-type="float" office:value="373.653">
              <text:p>373.653</text:p>
            </table:table-cell>
            <table:table-cell office:value-type="float" office:value="1858.42">
              <text:p>1858.42</text:p>
            </table:table-cell>
          </table:table-row>
          <table:table-row table:style-name="ro1">
            <table:table-cell office:value-type="float" office:value="190">
              <text:p>190</text:p>
            </table:table-cell>
            <table:table-cell office:value-type="float" office:value="1528.95">
              <text:p>1528.95</text:p>
            </table:table-cell>
            <table:table-cell office:value-type="float" office:value="1674.48">
              <text:p>1674.48</text:p>
            </table:table-cell>
            <table:table-cell/>
            <table:table-cell office:value-type="float" office:value="190">
              <text:p>190</text:p>
            </table:table-cell>
            <table:table-cell office:value-type="float" office:value="356.852">
              <text:p>356.852</text:p>
            </table:table-cell>
            <table:table-cell office:value-type="float" office:value="1858.54">
              <text:p>1858.54</text:p>
            </table:table-cell>
          </table:table-row>
          <table:table-row table:style-name="ro1">
            <table:table-cell office:value-type="float" office:value="191">
              <text:p>191</text:p>
            </table:table-cell>
            <table:table-cell office:value-type="float" office:value="1512.15">
              <text:p>1512.15</text:p>
            </table:table-cell>
            <table:table-cell office:value-type="float" office:value="1674.6">
              <text:p>1674.6</text:p>
            </table:table-cell>
            <table:table-cell/>
            <table:table-cell office:value-type="float" office:value="191">
              <text:p>191</text:p>
            </table:table-cell>
            <table:table-cell office:value-type="float" office:value="340.051">
              <text:p>340.051</text:p>
            </table:table-cell>
            <table:table-cell office:value-type="float" office:value="1858.66">
              <text:p>1858.66</text:p>
            </table:table-cell>
          </table:table-row>
          <table:table-row table:style-name="ro1">
            <table:table-cell office:value-type="float" office:value="192">
              <text:p>192</text:p>
            </table:table-cell>
            <table:table-cell office:value-type="float" office:value="1494.36">
              <text:p>1494.36</text:p>
            </table:table-cell>
            <table:table-cell office:value-type="float" office:value="1674.73">
              <text:p>1674.73</text:p>
            </table:table-cell>
            <table:table-cell/>
            <table:table-cell office:value-type="float" office:value="192">
              <text:p>192</text:p>
            </table:table-cell>
            <table:table-cell office:value-type="float" office:value="330.818">
              <text:p>330.818</text:p>
            </table:table-cell>
            <table:table-cell office:value-type="float" office:value="1848.7">
              <text:p>1848.7</text:p>
            </table:table-cell>
          </table:table-row>
          <table:table-row table:style-name="ro1">
            <table:table-cell office:value-type="float" office:value="193">
              <text:p>193</text:p>
            </table:table-cell>
            <table:table-cell office:value-type="float" office:value="1477.56">
              <text:p>1477.56</text:p>
            </table:table-cell>
            <table:table-cell office:value-type="float" office:value="1674.85">
              <text:p>1674.85</text:p>
            </table:table-cell>
            <table:table-cell/>
            <table:table-cell office:value-type="float" office:value="193">
              <text:p>193</text:p>
            </table:table-cell>
            <table:table-cell office:value-type="float" office:value="305.46">
              <text:p>305.46</text:p>
            </table:table-cell>
            <table:table-cell office:value-type="float" office:value="1858.91">
              <text:p>1858.91</text:p>
            </table:table-cell>
          </table:table-row>
          <table:table-row table:style-name="ro1">
            <table:table-cell office:value-type="float" office:value="194">
              <text:p>194</text:p>
            </table:table-cell>
            <table:table-cell office:value-type="float" office:value="1460.76">
              <text:p>1460.76</text:p>
            </table:table-cell>
            <table:table-cell office:value-type="float" office:value="1674.97">
              <text:p>1674.97</text:p>
            </table:table-cell>
            <table:table-cell/>
            <table:table-cell office:value-type="float" office:value="194">
              <text:p>194</text:p>
            </table:table-cell>
            <table:table-cell office:value-type="float" office:value="300.012">
              <text:p>300.012</text:p>
            </table:table-cell>
            <table:table-cell office:value-type="float" office:value="1843.91">
              <text:p>1843.91</text:p>
            </table:table-cell>
          </table:table-row>
          <table:table-row table:style-name="ro1">
            <table:table-cell office:value-type="float" office:value="195">
              <text:p>195</text:p>
            </table:table-cell>
            <table:table-cell office:value-type="float" office:value="1443.96">
              <text:p>1443.96</text:p>
            </table:table-cell>
            <table:table-cell office:value-type="float" office:value="1675.1">
              <text:p>1675.1</text:p>
            </table:table-cell>
            <table:table-cell/>
            <table:table-cell office:value-type="float" office:value="195">
              <text:p>195</text:p>
            </table:table-cell>
            <table:table-cell office:value-type="float" office:value="275.642">
              <text:p>275.642</text:p>
            </table:table-cell>
            <table:table-cell office:value-type="float" office:value="1854.11">
              <text:p>1854.11</text:p>
            </table:table-cell>
          </table:table-row>
          <table:table-row table:style-name="ro1">
            <table:table-cell office:value-type="float" office:value="196">
              <text:p>196</text:p>
            </table:table-cell>
            <table:table-cell office:value-type="float" office:value="1426.17">
              <text:p>1426.17</text:p>
            </table:table-cell>
            <table:table-cell office:value-type="float" office:value="1675.22">
              <text:p>1675.22</text:p>
            </table:table-cell>
            <table:table-cell/>
            <table:table-cell office:value-type="float" office:value="196">
              <text:p>196</text:p>
            </table:table-cell>
            <table:table-cell office:value-type="float" office:value="288.128">
              <text:p>288.128</text:p>
            </table:table-cell>
            <table:table-cell office:value-type="float" office:value="1813.9">
              <text:p>1813.9</text:p>
            </table:table-cell>
          </table:table-row>
          <table:table-row table:style-name="ro1">
            <table:table-cell office:value-type="float" office:value="197">
              <text:p>197</text:p>
            </table:table-cell>
            <table:table-cell office:value-type="float" office:value="1409.37">
              <text:p>1409.37</text:p>
            </table:table-cell>
            <table:table-cell office:value-type="float" office:value="1675.35">
              <text:p>1675.35</text:p>
            </table:table-cell>
            <table:table-cell/>
            <table:table-cell office:value-type="float" office:value="197">
              <text:p>197</text:p>
            </table:table-cell>
            <table:table-cell office:value-type="float" office:value="237.266">
              <text:p>237.266</text:p>
            </table:table-cell>
            <table:table-cell office:value-type="float" office:value="1859.41">
              <text:p>1859.41</text:p>
            </table:table-cell>
          </table:table-row>
          <table:table-row table:style-name="ro1">
            <table:table-cell office:value-type="float" office:value="198">
              <text:p>198</text:p>
            </table:table-cell>
            <table:table-cell office:value-type="float" office:value="1392.56">
              <text:p>1392.56</text:p>
            </table:table-cell>
            <table:table-cell office:value-type="float" office:value="1675.47">
              <text:p>1675.47</text:p>
            </table:table-cell>
            <table:table-cell/>
            <table:table-cell office:value-type="float" office:value="198">
              <text:p>198</text:p>
            </table:table-cell>
            <table:table-cell office:value-type="float" office:value="224.25">
              <text:p>224.25</text:p>
            </table:table-cell>
            <table:table-cell office:value-type="float" office:value="1854.49">
              <text:p>1854.49</text:p>
            </table:table-cell>
          </table:table-row>
          <table:table-row table:style-name="ro1">
            <table:table-cell office:value-type="float" office:value="199">
              <text:p>199</text:p>
            </table:table-cell>
            <table:table-cell office:value-type="float" office:value="1375.76">
              <text:p>1375.76</text:p>
            </table:table-cell>
            <table:table-cell office:value-type="float" office:value="1675.59">
              <text:p>1675.59</text:p>
            </table:table-cell>
            <table:table-cell/>
            <table:table-cell office:value-type="float" office:value="199">
              <text:p>199</text:p>
            </table:table-cell>
            <table:table-cell office:value-type="float" office:value="207.448">
              <text:p>207.448</text:p>
            </table:table-cell>
            <table:table-cell office:value-type="float" office:value="1854.61">
              <text:p>1854.61</text:p>
            </table:table-cell>
          </table:table-row>
          <table:table-row table:style-name="ro1">
            <table:table-cell office:value-type="float" office:value="200">
              <text:p>200</text:p>
            </table:table-cell>
            <table:table-cell office:value-type="float" office:value="1358.96">
              <text:p>1358.96</text:p>
            </table:table-cell>
            <table:table-cell office:value-type="float" office:value="1675.71">
              <text:p>1675.71</text:p>
            </table:table-cell>
            <table:table-cell/>
            <table:table-cell office:value-type="float" office:value="200">
              <text:p>200</text:p>
            </table:table-cell>
            <table:table-cell office:value-type="float" office:value="235.073">
              <text:p>235.073</text:p>
            </table:table-cell>
            <table:table-cell office:value-type="float" office:value="1794.22">
              <text:p>1794.22</text:p>
            </table:table-cell>
          </table:table-row>
          <table:table-row table:style-name="ro1">
            <table:table-cell office:value-type="float" office:value="201">
              <text:p>201</text:p>
            </table:table-cell>
            <table:table-cell office:value-type="float" office:value="1341.17">
              <text:p>1341.17</text:p>
            </table:table-cell>
            <table:table-cell office:value-type="float" office:value="1675.84">
              <text:p>1675.84</text:p>
            </table:table-cell>
            <table:table-cell/>
            <table:table-cell office:value-type="float" office:value="201">
              <text:p>201</text:p>
            </table:table-cell>
            <table:table-cell office:value-type="float" office:value="172.857">
              <text:p>172.857</text:p>
            </table:table-cell>
            <table:table-cell office:value-type="float" office:value="1854.86">
              <text:p>1854.86</text:p>
            </table:table-cell>
          </table:table-row>
          <table:table-row table:style-name="ro1">
            <table:table-cell office:value-type="float" office:value="202">
              <text:p>202</text:p>
            </table:table-cell>
            <table:table-cell office:value-type="float" office:value="1324.37">
              <text:p>1324.37</text:p>
            </table:table-cell>
            <table:table-cell office:value-type="float" office:value="1675.96">
              <text:p>1675.96</text:p>
            </table:table-cell>
            <table:table-cell/>
            <table:table-cell office:value-type="float" office:value="202">
              <text:p>202</text:p>
            </table:table-cell>
            <table:table-cell office:value-type="float" office:value="152.272">
              <text:p>152.272</text:p>
            </table:table-cell>
            <table:table-cell office:value-type="float" office:value="1860.02">
              <text:p>1860.02</text:p>
            </table:table-cell>
          </table:table-row>
          <table:table-row table:style-name="ro1">
            <table:table-cell office:value-type="float" office:value="203">
              <text:p>203</text:p>
            </table:table-cell>
            <table:table-cell office:value-type="float" office:value="1307.57">
              <text:p>1307.57</text:p>
            </table:table-cell>
            <table:table-cell office:value-type="float" office:value="1676.08">
              <text:p>1676.08</text:p>
            </table:table-cell>
            <table:table-cell/>
            <table:table-cell office:value-type="float" office:value="203">
              <text:p>203</text:p>
            </table:table-cell>
            <table:table-cell office:value-type="float" office:value="135.47">
              <text:p>135.47</text:p>
            </table:table-cell>
            <table:table-cell office:value-type="float" office:value="1860.15">
              <text:p>1860.15</text:p>
            </table:table-cell>
          </table:table-row>
          <table:table-row table:style-name="ro1">
            <table:table-cell office:value-type="float" office:value="204">
              <text:p>204</text:p>
            </table:table-cell>
            <table:table-cell office:value-type="float" office:value="1290.77">
              <text:p>1290.77</text:p>
            </table:table-cell>
            <table:table-cell office:value-type="float" office:value="1676.21">
              <text:p>1676.21</text:p>
            </table:table-cell>
            <table:table-cell/>
            <table:table-cell office:value-type="float" office:value="204">
              <text:p>204</text:p>
            </table:table-cell>
            <table:table-cell office:value-type="float" office:value="117.681">
              <text:p>117.681</text:p>
            </table:table-cell>
            <table:table-cell office:value-type="float" office:value="1860.27">
              <text:p>1860.27</text:p>
            </table:table-cell>
          </table:table-row>
          <table:table-row table:style-name="ro1">
            <table:table-cell office:value-type="float" office:value="205">
              <text:p>205</text:p>
            </table:table-cell>
            <table:table-cell office:value-type="float" office:value="1272.98">
              <text:p>1272.98</text:p>
            </table:table-cell>
            <table:table-cell office:value-type="float" office:value="1676.33">
              <text:p>1676.33</text:p>
            </table:table-cell>
            <table:table-cell/>
            <table:table-cell office:value-type="float" office:value="205">
              <text:p>205</text:p>
            </table:table-cell>
            <table:table-cell office:value-type="float" office:value="100.879">
              <text:p>100.879</text:p>
            </table:table-cell>
            <table:table-cell office:value-type="float" office:value="1860.4">
              <text:p>1860.4</text:p>
            </table:table-cell>
          </table:table-row>
          <table:table-row table:style-name="ro1">
            <table:table-cell office:value-type="float" office:value="206">
              <text:p>206</text:p>
            </table:table-cell>
            <table:table-cell office:value-type="float" office:value="1256.18">
              <text:p>1256.18</text:p>
            </table:table-cell>
            <table:table-cell office:value-type="float" office:value="1676.46">
              <text:p>1676.46</text:p>
            </table:table-cell>
            <table:table-cell/>
            <table:table-cell office:value-type="float" office:value="206">
              <text:p>206</text:p>
            </table:table-cell>
            <table:table-cell office:value-type="float" office:value="84.0782">
              <text:p>84.0782</text:p>
            </table:table-cell>
            <table:table-cell office:value-type="float" office:value="1860.52">
              <text:p>1860.52</text:p>
            </table:table-cell>
          </table:table-row>
          <table:table-row table:style-name="ro1">
            <table:table-cell office:value-type="float" office:value="207">
              <text:p>207</text:p>
            </table:table-cell>
            <table:table-cell office:value-type="float" office:value="1239.38">
              <text:p>1239.38</text:p>
            </table:table-cell>
            <table:table-cell office:value-type="float" office:value="1676.58">
              <text:p>1676.58</text:p>
            </table:table-cell>
            <table:table-cell/>
            <table:table-cell office:value-type="float" office:value="207">
              <text:p>207</text:p>
            </table:table-cell>
            <table:table-cell office:value-type="float" office:value="67.2769">
              <text:p>67.2769</text:p>
            </table:table-cell>
            <table:table-cell office:value-type="float" office:value="1860.64">
              <text:p>1860.64</text:p>
            </table:table-cell>
          </table:table-row>
          <table:table-row table:style-name="ro1">
            <table:table-cell office:value-type="float" office:value="208">
              <text:p>208</text:p>
            </table:table-cell>
            <table:table-cell office:value-type="float" office:value="1222.58">
              <text:p>1222.58</text:p>
            </table:table-cell>
            <table:table-cell office:value-type="float" office:value="1676.7">
              <text:p>1676.7</text:p>
            </table:table-cell>
            <table:table-cell/>
            <table:table-cell office:value-type="float" office:value="208">
              <text:p>208</text:p>
            </table:table-cell>
            <table:table-cell office:value-type="float" office:value="53.2719">
              <text:p>53.2719</text:p>
            </table:table-cell>
            <table:table-cell office:value-type="float" office:value="1855.73">
              <text:p>1855.73</text:p>
            </table:table-cell>
          </table:table-row>
          <table:table-row table:style-name="ro1">
            <table:table-cell office:value-type="float" office:value="209">
              <text:p>209</text:p>
            </table:table-cell>
            <table:table-cell office:value-type="float" office:value="1201.82">
              <text:p>1201.82</text:p>
            </table:table-cell>
            <table:table-cell office:value-type="float" office:value="1676.85">
              <text:p>1676.85</text:p>
            </table:table-cell>
            <table:table-cell/>
            <table:table-cell office:value-type="float" office:value="209">
              <text:p>209</text:p>
            </table:table-cell>
            <table:table-cell office:value-type="float" office:value="-12.7282">
              <text:p>-12.7282</text:p>
            </table:table-cell>
            <table:table-cell office:value-type="float" office:value="1921.4">
              <text:p>1921.4</text:p>
            </table:table-cell>
          </table:table-row>
          <table:table-row table:style-name="ro1">
            <table:table-cell office:value-type="float" office:value="210">
              <text:p>210</text:p>
            </table:table-cell>
            <table:table-cell office:value-type="float" office:value="1185.02">
              <text:p>1185.02</text:p>
            </table:table-cell>
            <table:table-cell office:value-type="float" office:value="1676.97">
              <text:p>1676.97</text:p>
            </table:table-cell>
            <table:table-cell/>
            <table:table-cell office:value-type="float" office:value="210">
              <text:p>210</text:p>
            </table:table-cell>
            <table:table-cell office:value-type="float" office:value="57.5146">
              <text:p>57.5146</text:p>
            </table:table-cell>
            <table:table-cell office:value-type="float" office:value="1805.54">
              <text:p>1805.54</text:p>
            </table:table-cell>
          </table:table-row>
          <table:table-row table:style-name="ro1">
            <table:table-cell office:value-type="float" office:value="211">
              <text:p>211</text:p>
            </table:table-cell>
            <table:table-cell office:value-type="float" office:value="1168.22">
              <text:p>1168.22</text:p>
            </table:table-cell>
            <table:table-cell office:value-type="float" office:value="1677.09">
              <text:p>1677.09</text:p>
            </table:table-cell>
            <table:table-cell/>
            <table:table-cell office:value-type="float" office:value="211">
              <text:p>211</text:p>
            </table:table-cell>
            <table:table-cell office:value-type="float" office:value="21.7907">
              <text:p>21.7907</text:p>
            </table:table-cell>
            <table:table-cell office:value-type="float" office:value="1830.88">
              <text:p>1830.88</text:p>
            </table:table-cell>
          </table:table-row>
          <table:table-row table:style-name="ro1">
            <table:table-cell office:value-type="float" office:value="212">
              <text:p>212</text:p>
            </table:table-cell>
            <table:table-cell office:value-type="float" office:value="1151.42">
              <text:p>1151.42</text:p>
            </table:table-cell>
            <table:table-cell office:value-type="float" office:value="1677.21">
              <text:p>1677.21</text:p>
            </table:table-cell>
            <table:table-cell/>
            <table:table-cell office:value-type="float" office:value="212">
              <text:p>212</text:p>
            </table:table-cell>
            <table:table-cell office:value-type="float" office:value="-3.56793">
              <text:p>-3.56793</text:p>
            </table:table-cell>
            <table:table-cell office:value-type="float" office:value="1841.09">
              <text:p>1841.09</text:p>
            </table:table-cell>
          </table:table-row>
          <table:table-row table:style-name="ro1">
            <table:table-cell office:value-type="float" office:value="213">
              <text:p>213</text:p>
            </table:table-cell>
            <table:table-cell office:value-type="float" office:value="1133.63">
              <text:p>1133.63</text:p>
            </table:table-cell>
            <table:table-cell office:value-type="float" office:value="1677.34">
              <text:p>1677.34</text:p>
            </table:table-cell>
            <table:table-cell/>
            <table:table-cell office:value-type="float" office:value="213">
              <text:p>213</text:p>
            </table:table-cell>
            <table:table-cell office:value-type="float" office:value="6.12249">
              <text:p>6.12249</text:p>
            </table:table-cell>
            <table:table-cell office:value-type="float" office:value="1805.91">
              <text:p>1805.91</text:p>
            </table:table-cell>
          </table:table-row>
          <table:table-row table:style-name="ro1">
            <table:table-cell office:value-type="float" office:value="214">
              <text:p>214</text:p>
            </table:table-cell>
            <table:table-cell office:value-type="float" office:value="1116.83">
              <text:p>1116.83</text:p>
            </table:table-cell>
            <table:table-cell office:value-type="float" office:value="1677.47">
              <text:p>1677.47</text:p>
            </table:table-cell>
            <table:table-cell/>
            <table:table-cell office:value-type="float" office:value="214">
              <text:p>214</text:p>
            </table:table-cell>
            <table:table-cell office:value-type="float" office:value="-33.3859">
              <text:p>-33.3859</text:p>
            </table:table-cell>
            <table:table-cell office:value-type="float" office:value="1836.29">
              <text:p>1836.29</text:p>
            </table:table-cell>
          </table:table-row>
          <table:table-row table:style-name="ro1">
            <table:table-cell office:value-type="float" office:value="215">
              <text:p>215</text:p>
            </table:table-cell>
            <table:table-cell office:value-type="float" office:value="1100.02">
              <text:p>1100.02</text:p>
            </table:table-cell>
            <table:table-cell office:value-type="float" office:value="1677.59">
              <text:p>1677.59</text:p>
            </table:table-cell>
            <table:table-cell/>
            <table:table-cell office:value-type="float" office:value="215">
              <text:p>215</text:p>
            </table:table-cell>
            <table:table-cell office:value-type="float" office:value="-32.2529">
              <text:p>-32.2529</text:p>
            </table:table-cell>
            <table:table-cell office:value-type="float" office:value="1811.21">
              <text:p>1811.21</text:p>
            </table:table-cell>
          </table:table-row>
          <table:table-row table:style-name="ro1">
            <table:table-cell office:value-type="float" office:value="216">
              <text:p>216</text:p>
            </table:table-cell>
            <table:table-cell office:value-type="float" office:value="1083.22">
              <text:p>1083.22</text:p>
            </table:table-cell>
            <table:table-cell office:value-type="float" office:value="1677.71">
              <text:p>1677.71</text:p>
            </table:table-cell>
            <table:table-cell/>
            <table:table-cell office:value-type="float" office:value="216">
              <text:p>216</text:p>
            </table:table-cell>
            <table:table-cell office:value-type="float" office:value="-52.8387">
              <text:p>-52.8387</text:p>
            </table:table-cell>
            <table:table-cell office:value-type="float" office:value="1816.37">
              <text:p>1816.37</text:p>
            </table:table-cell>
          </table:table-row>
          <table:table-row table:style-name="ro1">
            <table:table-cell office:value-type="float" office:value="217">
              <text:p>217</text:p>
            </table:table-cell>
            <table:table-cell office:value-type="float" office:value="1065.43">
              <text:p>1065.43</text:p>
            </table:table-cell>
            <table:table-cell office:value-type="float" office:value="1677.84">
              <text:p>1677.84</text:p>
            </table:table-cell>
            <table:table-cell/>
            <table:table-cell office:value-type="float" office:value="217">
              <text:p>217</text:p>
            </table:table-cell>
            <table:table-cell office:value-type="float" office:value="-54.5019">
              <text:p>-54.5019</text:p>
            </table:table-cell>
            <table:table-cell office:value-type="float" office:value="1796.32">
              <text:p>1796.32</text:p>
            </table:table-cell>
          </table:table-row>
          <table:table-row table:style-name="ro1">
            <table:table-cell office:value-type="float" office:value="218">
              <text:p>218</text:p>
            </table:table-cell>
            <table:table-cell office:value-type="float" office:value="1048.63">
              <text:p>1048.63</text:p>
            </table:table-cell>
            <table:table-cell office:value-type="float" office:value="1677.96">
              <text:p>1677.96</text:p>
            </table:table-cell>
            <table:table-cell/>
            <table:table-cell office:value-type="float" office:value="218">
              <text:p>218</text:p>
            </table:table-cell>
            <table:table-cell office:value-type="float" office:value="-71.3031">
              <text:p>-71.3031</text:p>
            </table:table-cell>
            <table:table-cell office:value-type="float" office:value="1796.44">
              <text:p>1796.44</text:p>
            </table:table-cell>
          </table:table-row>
          <table:table-row table:style-name="ro1">
            <table:table-cell office:value-type="float" office:value="219">
              <text:p>219</text:p>
            </table:table-cell>
            <table:table-cell office:value-type="float" office:value="1031.83">
              <text:p>1031.83</text:p>
            </table:table-cell>
            <table:table-cell office:value-type="float" office:value="1678.08">
              <text:p>1678.08</text:p>
            </table:table-cell>
            <table:table-cell/>
            <table:table-cell office:value-type="float" office:value="219">
              <text:p>219</text:p>
            </table:table-cell>
            <table:table-cell office:value-type="float" office:value="-89.0927">
              <text:p>-89.0927</text:p>
            </table:table-cell>
            <table:table-cell office:value-type="float" office:value="1796.57">
              <text:p>1796.57</text:p>
            </table:table-cell>
          </table:table-row>
          <table:table-row table:style-name="ro1">
            <table:table-cell office:value-type="float" office:value="220">
              <text:p>220</text:p>
            </table:table-cell>
            <table:table-cell office:value-type="float" office:value="1015.03">
              <text:p>1015.03</text:p>
            </table:table-cell>
            <table:table-cell office:value-type="float" office:value="1678.2">
              <text:p>1678.2</text:p>
            </table:table-cell>
            <table:table-cell/>
            <table:table-cell office:value-type="float" office:value="220">
              <text:p>220</text:p>
            </table:table-cell>
            <table:table-cell office:value-type="float" office:value="110.76">
              <text:p>110.76</text:p>
            </table:table-cell>
            <table:table-cell office:value-type="float" office:value="1514.76">
              <text:p>1514.76</text:p>
            </table:table-cell>
          </table:table-row>
          <table:table-row table:style-name="ro1">
            <table:table-cell office:value-type="float" office:value="221">
              <text:p>221</text:p>
            </table:table-cell>
            <table:table-cell office:value-type="float" office:value="997.241">
              <text:p>997.241</text:p>
            </table:table-cell>
            <table:table-cell office:value-type="float" office:value="1678.33">
              <text:p>1678.33</text:p>
            </table:table-cell>
            <table:table-cell/>
            <table:table-cell office:value-type="float" office:value="221">
              <text:p>221</text:p>
            </table:table-cell>
            <table:table-cell office:value-type="float" office:value="-125.683">
              <text:p>-125.683</text:p>
            </table:table-cell>
            <table:table-cell office:value-type="float" office:value="1551.57">
              <text:p>1551.57</text:p>
            </table:table-cell>
          </table:table-row>
          <table:table-row table:style-name="ro1">
            <table:table-cell office:value-type="float" office:value="222">
              <text:p>222</text:p>
            </table:table-cell>
            <table:table-cell office:value-type="float" office:value="980.439">
              <text:p>980.439</text:p>
            </table:table-cell>
            <table:table-cell office:value-type="float" office:value="1678.45">
              <text:p>1678.45</text:p>
            </table:table-cell>
            <table:table-cell/>
            <table:table-cell office:value-type="float" office:value="222">
              <text:p>222</text:p>
            </table:table-cell>
            <table:table-cell office:value-type="float" office:value="-123.951">
              <text:p>-123.951</text:p>
            </table:table-cell>
            <table:table-cell office:value-type="float" office:value="1484.62">
              <text:p>1484.62</text:p>
            </table:table-cell>
          </table:table-row>
          <table:table-row table:style-name="ro1">
            <table:table-cell office:value-type="float" office:value="223">
              <text:p>223</text:p>
            </table:table-cell>
            <table:table-cell office:value-type="float" office:value="963.638">
              <text:p>963.638</text:p>
            </table:table-cell>
            <table:table-cell office:value-type="float" office:value="1678.58">
              <text:p>1678.58</text:p>
            </table:table-cell>
            <table:table-cell/>
            <table:table-cell office:value-type="float" office:value="223">
              <text:p>223</text:p>
            </table:table-cell>
            <table:table-cell office:value-type="float" office:value="-111.317">
              <text:p>-111.317</text:p>
            </table:table-cell>
            <table:table-cell office:value-type="float" office:value="1444.03">
              <text:p>1444.03</text:p>
            </table:table-cell>
          </table:table-row>
          <table:table-row table:style-name="ro1">
            <table:table-cell office:value-type="float" office:value="224">
              <text:p>224</text:p>
            </table:table-cell>
            <table:table-cell office:value-type="float" office:value="946.837">
              <text:p>946.837</text:p>
            </table:table-cell>
            <table:table-cell office:value-type="float" office:value="1678.7">
              <text:p>1678.7</text:p>
            </table:table-cell>
            <table:table-cell/>
            <table:table-cell office:value-type="float" office:value="224">
              <text:p>224</text:p>
            </table:table-cell>
            <table:table-cell office:value-type="float" office:value="-123.803">
              <text:p>-123.803</text:p>
            </table:table-cell>
            <table:table-cell office:value-type="float" office:value="1376.89">
              <text:p>1376.89</text:p>
            </table:table-cell>
          </table:table-row>
          <table:table-row table:style-name="ro1">
            <table:table-cell office:value-type="float" office:value="225">
              <text:p>225</text:p>
            </table:table-cell>
            <table:table-cell office:value-type="float" office:value="929.047">
              <text:p>929.047</text:p>
            </table:table-cell>
            <table:table-cell office:value-type="float" office:value="1678.83">
              <text:p>1678.83</text:p>
            </table:table-cell>
            <table:table-cell/>
            <table:table-cell office:value-type="float" office:value="225">
              <text:p>225</text:p>
            </table:table-cell>
            <table:table-cell office:value-type="float" office:value="-123.778">
              <text:p>-123.778</text:p>
            </table:table-cell>
            <table:table-cell office:value-type="float" office:value="1359.1">
              <text:p>1359.1</text:p>
            </table:table-cell>
          </table:table-row>
          <table:table-row table:style-name="ro1">
            <table:table-cell office:value-type="float" office:value="226">
              <text:p>226</text:p>
            </table:table-cell>
            <table:table-cell office:value-type="float" office:value="912.246">
              <text:p>912.246</text:p>
            </table:table-cell>
            <table:table-cell office:value-type="float" office:value="1678.95">
              <text:p>1678.95</text:p>
            </table:table-cell>
            <table:table-cell/>
            <table:table-cell office:value-type="float" office:value="226">
              <text:p>226</text:p>
            </table:table-cell>
            <table:table-cell office:value-type="float" office:value="-130.02">
              <text:p>-130.02</text:p>
            </table:table-cell>
            <table:table-cell office:value-type="float" office:value="1325.04">
              <text:p>1325.04</text:p>
            </table:table-cell>
          </table:table-row>
          <table:table-row table:style-name="ro1">
            <table:table-cell office:value-type="float" office:value="227">
              <text:p>227</text:p>
            </table:table-cell>
            <table:table-cell office:value-type="float" office:value="895.445">
              <text:p>895.445</text:p>
            </table:table-cell>
            <table:table-cell office:value-type="float" office:value="1679.07">
              <text:p>1679.07</text:p>
            </table:table-cell>
            <table:table-cell/>
            <table:table-cell office:value-type="float" office:value="227">
              <text:p>227</text:p>
            </table:table-cell>
            <table:table-cell office:value-type="float" office:value="-123.709">
              <text:p>-123.709</text:p>
            </table:table-cell>
            <table:table-cell office:value-type="float" office:value="1308.7">
              <text:p>1308.7</text:p>
            </table:table-cell>
          </table:table-row>
          <table:table-row table:style-name="ro1">
            <table:table-cell office:value-type="float" office:value="228">
              <text:p>228</text:p>
            </table:table-cell>
            <table:table-cell office:value-type="float" office:value="878.643">
              <text:p>878.643</text:p>
            </table:table-cell>
            <table:table-cell office:value-type="float" office:value="1679.19">
              <text:p>1679.19</text:p>
            </table:table-cell>
            <table:table-cell/>
            <table:table-cell office:value-type="float" office:value="228">
              <text:p>228</text:p>
            </table:table-cell>
            <table:table-cell office:value-type="float" office:value="-136.214">
              <text:p>-136.214</text:p>
            </table:table-cell>
            <table:table-cell office:value-type="float" office:value="1256.38">
              <text:p>1256.38</text:p>
            </table:table-cell>
          </table:table-row>
          <table:table-row table:style-name="ro1">
            <table:table-cell office:value-type="float" office:value="229">
              <text:p>229</text:p>
            </table:table-cell>
            <table:table-cell office:value-type="float" office:value="860.854">
              <text:p>860.854</text:p>
            </table:table-cell>
            <table:table-cell office:value-type="float" office:value="1679.32">
              <text:p>1679.32</text:p>
            </table:table-cell>
            <table:table-cell/>
            <table:table-cell office:value-type="float" office:value="229">
              <text:p>229</text:p>
            </table:table-cell>
            <table:table-cell office:value-type="float" office:value="-136.191">
              <text:p>-136.191</text:p>
            </table:table-cell>
            <table:table-cell office:value-type="float" office:value="1239.58">
              <text:p>1239.58</text:p>
            </table:table-cell>
          </table:table-row>
          <table:table-row table:style-name="ro1">
            <table:table-cell office:value-type="float" office:value="230">
              <text:p>230</text:p>
            </table:table-cell>
            <table:table-cell office:value-type="float" office:value="844.053">
              <text:p>844.053</text:p>
            </table:table-cell>
            <table:table-cell office:value-type="float" office:value="1679.44">
              <text:p>1679.44</text:p>
            </table:table-cell>
            <table:table-cell/>
            <table:table-cell office:value-type="float" office:value="230">
              <text:p>230</text:p>
            </table:table-cell>
            <table:table-cell office:value-type="float" office:value="-123.592">
              <text:p>-123.592</text:p>
            </table:table-cell>
            <table:table-cell office:value-type="float" office:value="1223.7">
              <text:p>1223.7</text:p>
            </table:table-cell>
          </table:table-row>
          <table:table-row table:style-name="ro1">
            <table:table-cell office:value-type="float" office:value="231">
              <text:p>231</text:p>
            </table:table-cell>
            <table:table-cell office:value-type="float" office:value="827.251">
              <text:p>827.251</text:p>
            </table:table-cell>
            <table:table-cell office:value-type="float" office:value="1679.56">
              <text:p>1679.56</text:p>
            </table:table-cell>
            <table:table-cell/>
            <table:table-cell office:value-type="float" office:value="231">
              <text:p>231</text:p>
            </table:table-cell>
            <table:table-cell office:value-type="float" office:value="-312.213">
              <text:p>-312.213</text:p>
            </table:table-cell>
            <table:table-cell office:value-type="float" office:value="1192.11">
              <text:p>1192.11</text:p>
            </table:table-cell>
          </table:table-row>
          <table:table-row table:style-name="ro1">
            <table:table-cell office:value-type="float" office:value="232">
              <text:p>232</text:p>
            </table:table-cell>
            <table:table-cell office:value-type="float" office:value="810.45">
              <text:p>810.45</text:p>
            </table:table-cell>
            <table:table-cell office:value-type="float" office:value="1679.69">
              <text:p>1679.69</text:p>
            </table:table-cell>
            <table:table-cell/>
            <table:table-cell office:value-type="float" office:value="232">
              <text:p>232</text:p>
            </table:table-cell>
            <table:table-cell office:value-type="float" office:value="-312.19">
              <text:p>-312.19</text:p>
            </table:table-cell>
            <table:table-cell office:value-type="float" office:value="1175.31">
              <text:p>1175.31</text:p>
            </table:table-cell>
          </table:table-row>
          <table:table-row table:style-name="ro1">
            <table:table-cell office:value-type="float" office:value="233">
              <text:p>233</text:p>
            </table:table-cell>
            <table:table-cell office:value-type="float" office:value="793.649">
              <text:p>793.649</text:p>
            </table:table-cell>
            <table:table-cell office:value-type="float" office:value="1679.81">
              <text:p>1679.81</text:p>
            </table:table-cell>
            <table:table-cell/>
            <table:table-cell office:value-type="float" office:value="233">
              <text:p>233</text:p>
            </table:table-cell>
            <table:table-cell office:value-type="float" office:value="-136.074">
              <text:p>-136.074</text:p>
            </table:table-cell>
            <table:table-cell office:value-type="float" office:value="1154.58">
              <text:p>1154.58</text:p>
            </table:table-cell>
          </table:table-row>
          <table:table-row table:style-name="ro1">
            <table:table-cell office:value-type="float" office:value="234">
              <text:p>234</text:p>
            </table:table-cell>
            <table:table-cell office:value-type="float" office:value="775.859">
              <text:p>775.859</text:p>
            </table:table-cell>
            <table:table-cell office:value-type="float" office:value="1679.94">
              <text:p>1679.94</text:p>
            </table:table-cell>
            <table:table-cell/>
            <table:table-cell office:value-type="float" office:value="234">
              <text:p>234</text:p>
            </table:table-cell>
            <table:table-cell office:value-type="float" office:value="-73.1444">
              <text:p>-73.1444</text:p>
            </table:table-cell>
            <table:table-cell office:value-type="float" office:value="1124.59">
              <text:p>1124.59</text:p>
            </table:table-cell>
          </table:table-row>
          <table:table-row table:style-name="ro1">
            <table:table-cell office:value-type="float" office:value="235">
              <text:p>235</text:p>
            </table:table-cell>
            <table:table-cell office:value-type="float" office:value="759.058">
              <text:p>759.058</text:p>
            </table:table-cell>
            <table:table-cell office:value-type="float" office:value="1680.06">
              <text:p>1680.06</text:p>
            </table:table-cell>
            <table:table-cell/>
            <table:table-cell office:value-type="float" office:value="235">
              <text:p>235</text:p>
            </table:table-cell>
            <table:table-cell office:value-type="float" office:value="-136.003">
              <text:p>-136.003</text:p>
            </table:table-cell>
            <table:table-cell office:value-type="float" office:value="1103.19">
              <text:p>1103.19</text:p>
            </table:table-cell>
          </table:table-row>
          <table:table-row table:style-name="ro1">
            <table:table-cell office:value-type="float" office:value="236">
              <text:p>236</text:p>
            </table:table-cell>
            <table:table-cell office:value-type="float" office:value="742.257">
              <text:p>742.257</text:p>
            </table:table-cell>
            <table:table-cell office:value-type="float" office:value="1680.18">
              <text:p>1680.18</text:p>
            </table:table-cell>
            <table:table-cell/>
            <table:table-cell office:value-type="float" office:value="236">
              <text:p>236</text:p>
            </table:table-cell>
            <table:table-cell office:value-type="float" office:value="-135.98">
              <text:p>-135.98</text:p>
            </table:table-cell>
            <table:table-cell office:value-type="float" office:value="1086.39">
              <text:p>1086.39</text:p>
            </table:table-cell>
          </table:table-row>
          <table:table-row table:style-name="ro1">
            <table:table-cell office:value-type="float" office:value="237">
              <text:p>237</text:p>
            </table:table-cell>
            <table:table-cell office:value-type="float" office:value="725.455">
              <text:p>725.455</text:p>
            </table:table-cell>
            <table:table-cell office:value-type="float" office:value="1680.3">
              <text:p>1680.3</text:p>
            </table:table-cell>
            <table:table-cell/>
            <table:table-cell office:value-type="float" office:value="237">
              <text:p>237</text:p>
            </table:table-cell>
            <table:table-cell office:value-type="float" office:value="-135.957">
              <text:p>-135.957</text:p>
            </table:table-cell>
            <table:table-cell office:value-type="float" office:value="1069.59">
              <text:p>1069.59</text:p>
            </table:table-cell>
          </table:table-row>
          <table:table-row table:style-name="ro1">
            <table:table-cell office:value-type="float" office:value="238">
              <text:p>238</text:p>
            </table:table-cell>
            <table:table-cell office:value-type="float" office:value="707.666">
              <text:p>707.666</text:p>
            </table:table-cell>
            <table:table-cell office:value-type="float" office:value="1680.43">
              <text:p>1680.43</text:p>
            </table:table-cell>
            <table:table-cell/>
            <table:table-cell office:value-type="float" office:value="238">
              <text:p>238</text:p>
            </table:table-cell>
            <table:table-cell office:value-type="float" office:value="-123.356">
              <text:p>-123.356</text:p>
            </table:table-cell>
            <table:table-cell office:value-type="float" office:value="1052.72">
              <text:p>1052.72</text:p>
            </table:table-cell>
          </table:table-row>
          <table:table-row table:style-name="ro1">
            <table:table-cell office:value-type="float" office:value="239">
              <text:p>239</text:p>
            </table:table-cell>
            <table:table-cell office:value-type="float" office:value="690.864">
              <text:p>690.864</text:p>
            </table:table-cell>
            <table:table-cell office:value-type="float" office:value="1680.55">
              <text:p>1680.55</text:p>
            </table:table-cell>
            <table:table-cell/>
            <table:table-cell office:value-type="float" office:value="239">
              <text:p>239</text:p>
            </table:table-cell>
            <table:table-cell office:value-type="float" office:value="-135.909">
              <text:p>-135.909</text:p>
            </table:table-cell>
            <table:table-cell office:value-type="float" office:value="1035">
              <text:p>1035</text:p>
            </table:table-cell>
          </table:table-row>
          <table:table-row table:style-name="ro1">
            <table:table-cell office:value-type="float" office:value="240">
              <text:p>240</text:p>
            </table:table-cell>
            <table:table-cell office:value-type="float" office:value="674.063">
              <text:p>674.063</text:p>
            </table:table-cell>
            <table:table-cell office:value-type="float" office:value="1680.67">
              <text:p>1680.67</text:p>
            </table:table-cell>
            <table:table-cell/>
            <table:table-cell office:value-type="float" office:value="240">
              <text:p>240</text:p>
            </table:table-cell>
            <table:table-cell office:value-type="float" office:value="-135.886">
              <text:p>-135.886</text:p>
            </table:table-cell>
            <table:table-cell office:value-type="float" office:value="1018.19">
              <text:p>1018.19</text:p>
            </table:table-cell>
          </table:table-row>
          <table:table-row table:style-name="ro1">
            <table:table-cell office:value-type="float" office:value="241">
              <text:p>241</text:p>
            </table:table-cell>
            <table:table-cell office:value-type="float" office:value="657.262">
              <text:p>657.262</text:p>
            </table:table-cell>
            <table:table-cell office:value-type="float" office:value="1680.79">
              <text:p>1680.79</text:p>
            </table:table-cell>
            <table:table-cell/>
            <table:table-cell office:value-type="float" office:value="241">
              <text:p>241</text:p>
            </table:table-cell>
            <table:table-cell office:value-type="float" office:value="-293.066">
              <text:p>-293.066</text:p>
            </table:table-cell>
            <table:table-cell office:value-type="float" office:value="988.906">
              <text:p>988.906</text:p>
            </table:table-cell>
          </table:table-row>
          <table:table-row table:style-name="ro1">
            <table:table-cell office:value-type="float" office:value="242">
              <text:p>242</text:p>
            </table:table-cell>
            <table:table-cell office:value-type="float" office:value="639.472">
              <text:p>639.472</text:p>
            </table:table-cell>
            <table:table-cell office:value-type="float" office:value="1680.92">
              <text:p>1680.92</text:p>
            </table:table-cell>
            <table:table-cell/>
            <table:table-cell office:value-type="float" office:value="242">
              <text:p>242</text:p>
            </table:table-cell>
            <table:table-cell office:value-type="float" office:value="-135.838">
              <text:p>-135.838</text:p>
            </table:table-cell>
            <table:table-cell office:value-type="float" office:value="983.602">
              <text:p>983.602</text:p>
            </table:table-cell>
          </table:table-row>
          <table:table-row table:style-name="ro1">
            <table:table-cell office:value-type="float" office:value="243">
              <text:p>243</text:p>
            </table:table-cell>
            <table:table-cell office:value-type="float" office:value="622.671">
              <text:p>622.671</text:p>
            </table:table-cell>
            <table:table-cell office:value-type="float" office:value="1681.05">
              <text:p>1681.05</text:p>
            </table:table-cell>
            <table:table-cell/>
            <table:table-cell office:value-type="float" office:value="243">
              <text:p>243</text:p>
            </table:table-cell>
            <table:table-cell office:value-type="float" office:value="-280.444">
              <text:p>-280.444</text:p>
            </table:table-cell>
            <table:table-cell office:value-type="float" office:value="956.222">
              <text:p>956.222</text:p>
            </table:table-cell>
          </table:table-row>
          <table:table-row table:style-name="ro1">
            <table:table-cell office:value-type="float" office:value="244">
              <text:p>244</text:p>
            </table:table-cell>
            <table:table-cell office:value-type="float" office:value="605.87">
              <text:p>605.87</text:p>
            </table:table-cell>
            <table:table-cell office:value-type="float" office:value="1681.17">
              <text:p>1681.17</text:p>
            </table:table-cell>
            <table:table-cell/>
            <table:table-cell office:value-type="float" office:value="244">
              <text:p>244</text:p>
            </table:table-cell>
            <table:table-cell office:value-type="float" office:value="-280.42">
              <text:p>-280.42</text:p>
            </table:table-cell>
            <table:table-cell office:value-type="float" office:value="939.421">
              <text:p>939.421</text:p>
            </table:table-cell>
          </table:table-row>
          <table:table-row table:style-name="ro1">
            <table:table-cell office:value-type="float" office:value="245">
              <text:p>245</text:p>
            </table:table-cell>
            <table:table-cell office:value-type="float" office:value="589.068">
              <text:p>589.068</text:p>
            </table:table-cell>
            <table:table-cell office:value-type="float" office:value="1681.29">
              <text:p>1681.29</text:p>
            </table:table-cell>
            <table:table-cell/>
            <table:table-cell office:value-type="float" office:value="245">
              <text:p>245</text:p>
            </table:table-cell>
            <table:table-cell office:value-type="float" office:value="-267.82">
              <text:p>-267.82</text:p>
            </table:table-cell>
            <table:table-cell office:value-type="float" office:value="922.55">
              <text:p>922.55</text:p>
            </table:table-cell>
          </table:table-row>
          <table:table-row table:style-name="ro1">
            <table:table-cell office:value-type="float" office:value="246">
              <text:p>246</text:p>
            </table:table-cell>
            <table:table-cell office:value-type="float" office:value="571.279">
              <text:p>571.279</text:p>
            </table:table-cell>
            <table:table-cell office:value-type="float" office:value="1681.42">
              <text:p>1681.42</text:p>
            </table:table-cell>
            <table:table-cell/>
            <table:table-cell office:value-type="float" office:value="246">
              <text:p>246</text:p>
            </table:table-cell>
            <table:table-cell office:value-type="float" office:value="-274.085">
              <text:p>-274.085</text:p>
            </table:table-cell>
            <table:table-cell office:value-type="float" office:value="905.289">
              <text:p>905.289</text:p>
            </table:table-cell>
          </table:table-row>
          <table:table-row table:style-name="ro1">
            <table:table-cell office:value-type="float" office:value="247">
              <text:p>247</text:p>
            </table:table-cell>
            <table:table-cell office:value-type="float" office:value="554.478">
              <text:p>554.478</text:p>
            </table:table-cell>
            <table:table-cell office:value-type="float" office:value="1681.54">
              <text:p>1681.54</text:p>
            </table:table-cell>
            <table:table-cell/>
            <table:table-cell office:value-type="float" office:value="247">
              <text:p>247</text:p>
            </table:table-cell>
            <table:table-cell office:value-type="float" office:value="-267.773">
              <text:p>-267.773</text:p>
            </table:table-cell>
            <table:table-cell office:value-type="float" office:value="888.947">
              <text:p>888.947</text:p>
            </table:table-cell>
          </table:table-row>
          <table:table-row table:style-name="ro1">
            <table:table-cell office:value-type="float" office:value="248">
              <text:p>248</text:p>
            </table:table-cell>
            <table:table-cell office:value-type="float" office:value="537.676">
              <text:p>537.676</text:p>
            </table:table-cell>
            <table:table-cell office:value-type="float" office:value="1681.66">
              <text:p>1681.66</text:p>
            </table:table-cell>
            <table:table-cell/>
            <table:table-cell office:value-type="float" office:value="248">
              <text:p>248</text:p>
            </table:table-cell>
            <table:table-cell office:value-type="float" office:value="-267.75">
              <text:p>-267.75</text:p>
            </table:table-cell>
            <table:table-cell office:value-type="float" office:value="872.145">
              <text:p>872.145</text:p>
            </table:table-cell>
          </table:table-row>
          <table:table-row table:style-name="ro1">
            <table:table-cell office:value-type="float" office:value="249">
              <text:p>249</text:p>
            </table:table-cell>
            <table:table-cell office:value-type="float" office:value="519.887">
              <text:p>519.887</text:p>
            </table:table-cell>
            <table:table-cell office:value-type="float" office:value="1681.79">
              <text:p>1681.79</text:p>
            </table:table-cell>
            <table:table-cell/>
            <table:table-cell office:value-type="float" office:value="249">
              <text:p>249</text:p>
            </table:table-cell>
            <table:table-cell office:value-type="float" office:value="-160.826">
              <text:p>-160.826</text:p>
            </table:table-cell>
            <table:table-cell office:value-type="float" office:value="862.174">
              <text:p>862.174</text:p>
            </table:table-cell>
          </table:table-row>
          <table:table-row table:style-name="ro1">
            <table:table-cell office:value-type="float" office:value="250">
              <text:p>250</text:p>
            </table:table-cell>
            <table:table-cell office:value-type="float" office:value="503.085">
              <text:p>503.085</text:p>
            </table:table-cell>
            <table:table-cell office:value-type="float" office:value="1681.91">
              <text:p>1681.91</text:p>
            </table:table-cell>
            <table:table-cell/>
            <table:table-cell office:value-type="float" office:value="250">
              <text:p>250</text:p>
            </table:table-cell>
            <table:table-cell office:value-type="float" office:value="-255.126">
              <text:p>-255.126</text:p>
            </table:table-cell>
            <table:table-cell office:value-type="float" office:value="838.473">
              <text:p>838.473</text:p>
            </table:table-cell>
          </table:table-row>
          <table:table-row table:style-name="ro1">
            <table:table-cell office:value-type="float" office:value="251">
              <text:p>251</text:p>
            </table:table-cell>
            <table:table-cell office:value-type="float" office:value="486.284">
              <text:p>486.284</text:p>
            </table:table-cell>
            <table:table-cell office:value-type="float" office:value="1682.03">
              <text:p>1682.03</text:p>
            </table:table-cell>
            <table:table-cell/>
            <table:table-cell office:value-type="float" office:value="251">
              <text:p>251</text:p>
            </table:table-cell>
            <table:table-cell office:value-type="float" office:value="-280.256">
              <text:p>-280.256</text:p>
            </table:table-cell>
            <table:table-cell office:value-type="float" office:value="819.832">
              <text:p>819.832</text:p>
            </table:table-cell>
          </table:table-row>
          <table:table-row table:style-name="ro1">
            <table:table-cell office:value-type="float" office:value="252">
              <text:p>252</text:p>
            </table:table-cell>
            <table:table-cell office:value-type="float" office:value="469.483">
              <text:p>469.483</text:p>
            </table:table-cell>
            <table:table-cell office:value-type="float" office:value="1682.16">
              <text:p>1682.16</text:p>
            </table:table-cell>
            <table:table-cell/>
            <table:table-cell office:value-type="float" office:value="252">
              <text:p>252</text:p>
            </table:table-cell>
            <table:table-cell office:value-type="float" office:value="-292.809">
              <text:p>-292.809</text:p>
            </table:table-cell>
            <table:table-cell office:value-type="float" office:value="802.11">
              <text:p>802.11</text:p>
            </table:table-cell>
          </table:table-row>
          <table:table-row table:style-name="ro1">
            <table:table-cell office:value-type="float" office:value="253">
              <text:p>253</text:p>
            </table:table-cell>
            <table:table-cell office:value-type="float" office:value="451.693">
              <text:p>451.693</text:p>
            </table:table-cell>
            <table:table-cell office:value-type="float" office:value="1682.28">
              <text:p>1682.28</text:p>
            </table:table-cell>
            <table:table-cell/>
            <table:table-cell office:value-type="float" office:value="253">
              <text:p>253</text:p>
            </table:table-cell>
            <table:table-cell office:value-type="float" office:value="-148.156">
              <text:p>-148.156</text:p>
            </table:table-cell>
            <table:table-cell office:value-type="float" office:value="794.898">
              <text:p>794.898</text:p>
            </table:table-cell>
          </table:table-row>
          <table:table-row table:style-name="ro1">
            <table:table-cell office:value-type="float" office:value="254">
              <text:p>254</text:p>
            </table:table-cell>
            <table:table-cell office:value-type="float" office:value="434.892">
              <text:p>434.892</text:p>
            </table:table-cell>
            <table:table-cell office:value-type="float" office:value="1682.41">
              <text:p>1682.41</text:p>
            </table:table-cell>
            <table:table-cell/>
            <table:table-cell office:value-type="float" office:value="254">
              <text:p>254</text:p>
            </table:table-cell>
            <table:table-cell office:value-type="float" office:value="-292.761">
              <text:p>-292.761</text:p>
            </table:table-cell>
            <table:table-cell office:value-type="float" office:value="767.519">
              <text:p>767.519</text:p>
            </table:table-cell>
          </table:table-row>
          <table:table-row table:style-name="ro1">
            <table:table-cell office:value-type="float" office:value="255">
              <text:p>255</text:p>
            </table:table-cell>
            <table:table-cell office:value-type="float" office:value="418.091">
              <text:p>418.091</text:p>
            </table:table-cell>
            <table:table-cell office:value-type="float" office:value="1682.53">
              <text:p>1682.53</text:p>
            </table:table-cell>
            <table:table-cell/>
            <table:table-cell office:value-type="float" office:value="255">
              <text:p>255</text:p>
            </table:table-cell>
            <table:table-cell office:value-type="float" office:value="-160.659">
              <text:p>-160.659</text:p>
            </table:table-cell>
            <table:table-cell office:value-type="float" office:value="740.608">
              <text:p>740.608</text:p>
            </table:table-cell>
          </table:table-row>
          <table:table-row table:style-name="ro1">
            <table:table-cell office:value-type="float" office:value="256">
              <text:p>256</text:p>
            </table:table-cell>
            <table:table-cell office:value-type="float" office:value="401.29">
              <text:p>401.29</text:p>
            </table:table-cell>
            <table:table-cell office:value-type="float" office:value="1682.65">
              <text:p>1682.65</text:p>
            </table:table-cell>
            <table:table-cell/>
            <table:table-cell office:value-type="float" office:value="256">
              <text:p>256</text:p>
            </table:table-cell>
            <table:table-cell office:value-type="float" office:value="-47.4484">
              <text:p>-47.4484</text:p>
            </table:table-cell>
            <table:table-cell office:value-type="float" office:value="732.085">
              <text:p>732.085</text:p>
            </table:table-cell>
          </table:table-row>
          <table:table-row table:style-name="ro1">
            <table:table-cell office:value-type="float" office:value="257">
              <text:p>257</text:p>
            </table:table-cell>
            <table:table-cell office:value-type="float" office:value="383.5">
              <text:p>383.5</text:p>
            </table:table-cell>
            <table:table-cell office:value-type="float" office:value="1682.78">
              <text:p>1682.78</text:p>
            </table:table-cell>
            <table:table-cell/>
            <table:table-cell office:value-type="float" office:value="257">
              <text:p>257</text:p>
            </table:table-cell>
            <table:table-cell office:value-type="float" office:value="-317.651">
              <text:p>-317.651</text:p>
            </table:table-cell>
            <table:table-cell office:value-type="float" office:value="574.93">
              <text:p>574.93</text:p>
            </table:table-cell>
          </table:table-row>
          <table:table-row table:style-name="ro1">
            <table:table-cell office:value-type="float" office:value="258">
              <text:p>258</text:p>
            </table:table-cell>
            <table:table-cell office:value-type="float" office:value="366.699">
              <text:p>366.699</text:p>
            </table:table-cell>
            <table:table-cell office:value-type="float" office:value="1682.9">
              <text:p>1682.9</text:p>
            </table:table-cell>
            <table:table-cell/>
            <table:table-cell office:value-type="float" office:value="258">
              <text:p>258</text:p>
            </table:table-cell>
            <table:table-cell office:value-type="float" office:value="-317.628">
              <text:p>-317.628</text:p>
            </table:table-cell>
            <table:table-cell office:value-type="float" office:value="558.129">
              <text:p>558.129</text:p>
            </table:table-cell>
          </table:table-row>
          <table:table-row table:style-name="ro1">
            <table:table-cell office:value-type="float" office:value="259">
              <text:p>259</text:p>
            </table:table-cell>
            <table:table-cell office:value-type="float" office:value="349.897">
              <text:p>349.897</text:p>
            </table:table-cell>
            <table:table-cell office:value-type="float" office:value="1683.02">
              <text:p>1683.02</text:p>
            </table:table-cell>
            <table:table-cell/>
            <table:table-cell office:value-type="float" office:value="259">
              <text:p>259</text:p>
            </table:table-cell>
            <table:table-cell office:value-type="float" office:value="-160.4">
              <text:p>-160.4</text:p>
            </table:table-cell>
            <table:table-cell office:value-type="float" office:value="552.825">
              <text:p>552.825</text:p>
            </table:table-cell>
          </table:table-row>
          <table:table-row table:style-name="ro1">
            <table:table-cell office:value-type="float" office:value="260">
              <text:p>260</text:p>
            </table:table-cell>
            <table:table-cell office:value-type="float" office:value="333.096">
              <text:p>333.096</text:p>
            </table:table-cell>
            <table:table-cell office:value-type="float" office:value="1683.14">
              <text:p>1683.14</text:p>
            </table:table-cell>
            <table:table-cell/>
            <table:table-cell office:value-type="float" office:value="260">
              <text:p>260</text:p>
            </table:table-cell>
            <table:table-cell office:value-type="float" office:value="-305.005">
              <text:p>-305.005</text:p>
            </table:table-cell>
            <table:table-cell office:value-type="float" office:value="525.445">
              <text:p>525.445</text:p>
            </table:table-cell>
          </table:table-row>
          <table:table-row table:style-name="ro1">
            <table:table-cell office:value-type="float" office:value="261">
              <text:p>261</text:p>
            </table:table-cell>
            <table:table-cell office:value-type="float" office:value="315.307">
              <text:p>315.307</text:p>
            </table:table-cell>
            <table:table-cell office:value-type="float" office:value="1683.27">
              <text:p>1683.27</text:p>
            </table:table-cell>
            <table:table-cell/>
            <table:table-cell office:value-type="float" office:value="261">
              <text:p>261</text:p>
            </table:table-cell>
            <table:table-cell office:value-type="float" office:value="-323.845">
              <text:p>-323.845</text:p>
            </table:table-cell>
            <table:table-cell office:value-type="float" office:value="506.275">
              <text:p>506.275</text:p>
            </table:table-cell>
          </table:table-row>
          <table:table-row table:style-name="ro1">
            <table:table-cell office:value-type="float" office:value="262">
              <text:p>262</text:p>
            </table:table-cell>
            <table:table-cell office:value-type="float" office:value="298.505">
              <text:p>298.505</text:p>
            </table:table-cell>
            <table:table-cell office:value-type="float" office:value="1683.39">
              <text:p>1683.39</text:p>
            </table:table-cell>
            <table:table-cell/>
            <table:table-cell office:value-type="float" office:value="262">
              <text:p>262</text:p>
            </table:table-cell>
            <table:table-cell office:value-type="float" office:value="-323.822">
              <text:p>-323.822</text:p>
            </table:table-cell>
            <table:table-cell office:value-type="float" office:value="489.474">
              <text:p>489.474</text:p>
            </table:table-cell>
          </table:table-row>
          <table:table-row table:style-name="ro1">
            <table:table-cell office:value-type="float" office:value="263">
              <text:p>263</text:p>
            </table:table-cell>
            <table:table-cell office:value-type="float" office:value="281.704">
              <text:p>281.704</text:p>
            </table:table-cell>
            <table:table-cell office:value-type="float" office:value="1683.52">
              <text:p>1683.52</text:p>
            </table:table-cell>
            <table:table-cell/>
            <table:table-cell office:value-type="float" office:value="263">
              <text:p>263</text:p>
            </table:table-cell>
            <table:table-cell office:value-type="float" office:value="-317.511">
              <text:p>-317.511</text:p>
            </table:table-cell>
            <table:table-cell office:value-type="float" office:value="473.132">
              <text:p>473.132</text:p>
            </table:table-cell>
          </table:table-row>
          <table:table-row table:style-name="ro1">
            <table:table-cell office:value-type="float" office:value="264">
              <text:p>264</text:p>
            </table:table-cell>
            <table:table-cell office:value-type="float" office:value="264.903">
              <text:p>264.903</text:p>
            </table:table-cell>
            <table:table-cell office:value-type="float" office:value="1683.64">
              <text:p>1683.64</text:p>
            </table:table-cell>
            <table:table-cell/>
            <table:table-cell office:value-type="float" office:value="264">
              <text:p>264</text:p>
            </table:table-cell>
            <table:table-cell office:value-type="float" office:value="-254.606">
              <text:p>-254.606</text:p>
            </table:table-cell>
            <table:table-cell office:value-type="float" office:value="460.929">
              <text:p>460.929</text:p>
            </table:table-cell>
          </table:table-row>
          <table:table-row table:style-name="ro1">
            <table:table-cell office:value-type="float" office:value="265">
              <text:p>265</text:p>
            </table:table-cell>
            <table:table-cell office:value-type="float" office:value="247.113">
              <text:p>247.113</text:p>
            </table:table-cell>
            <table:table-cell office:value-type="float" office:value="1683.77">
              <text:p>1683.77</text:p>
            </table:table-cell>
            <table:table-cell/>
            <table:table-cell office:value-type="float" office:value="265">
              <text:p>265</text:p>
            </table:table-cell>
            <table:table-cell office:value-type="float" office:value="-242.006">
              <text:p>-242.006</text:p>
            </table:table-cell>
            <table:table-cell office:value-type="float" office:value="445.047">
              <text:p>445.047</text:p>
            </table:table-cell>
          </table:table-row>
          <table:table-row table:style-name="ro1">
            <table:table-cell office:value-type="float" office:value="266">
              <text:p>266</text:p>
            </table:table-cell>
            <table:table-cell office:value-type="float" office:value="230.312">
              <text:p>230.312</text:p>
            </table:table-cell>
            <table:table-cell office:value-type="float" office:value="1683.89">
              <text:p>1683.89</text:p>
            </table:table-cell>
            <table:table-cell/>
            <table:table-cell office:value-type="float" office:value="266">
              <text:p>266</text:p>
            </table:table-cell>
            <table:table-cell office:value-type="float" office:value="-241.982">
              <text:p>-241.982</text:p>
            </table:table-cell>
            <table:table-cell office:value-type="float" office:value="427.257">
              <text:p>427.257</text:p>
            </table:table-cell>
          </table:table-row>
          <table:table-row table:style-name="ro1">
            <table:table-cell office:value-type="float" office:value="267">
              <text:p>267</text:p>
            </table:table-cell>
            <table:table-cell office:value-type="float" office:value="213.511">
              <text:p>213.511</text:p>
            </table:table-cell>
            <table:table-cell office:value-type="float" office:value="1684.01">
              <text:p>1684.01</text:p>
            </table:table-cell>
            <table:table-cell/>
            <table:table-cell office:value-type="float" office:value="267">
              <text:p>267</text:p>
            </table:table-cell>
            <table:table-cell office:value-type="float" office:value="-235.671">
              <text:p>-235.671</text:p>
            </table:table-cell>
            <table:table-cell office:value-type="float" office:value="410.916">
              <text:p>410.916</text:p>
            </table:table-cell>
          </table:table-row>
          <table:table-row table:style-name="ro1">
            <table:table-cell office:value-type="float" office:value="268">
              <text:p>268</text:p>
            </table:table-cell>
            <table:table-cell office:value-type="float" office:value="195.721">
              <text:p>195.721</text:p>
            </table:table-cell>
            <table:table-cell office:value-type="float" office:value="1684.14">
              <text:p>1684.14</text:p>
            </table:table-cell>
            <table:table-cell/>
            <table:table-cell office:value-type="float" office:value="268">
              <text:p>268</text:p>
            </table:table-cell>
            <table:table-cell office:value-type="float" office:value="-223.071">
              <text:p>-223.071</text:p>
            </table:table-cell>
            <table:table-cell office:value-type="float" office:value="395.034">
              <text:p>395.034</text:p>
            </table:table-cell>
          </table:table-row>
          <table:table-row table:style-name="ro1">
            <table:table-cell office:value-type="float" office:value="269">
              <text:p>269</text:p>
            </table:table-cell>
            <table:table-cell office:value-type="float" office:value="178.92">
              <text:p>178.92</text:p>
            </table:table-cell>
            <table:table-cell office:value-type="float" office:value="1684.26">
              <text:p>1684.26</text:p>
            </table:table-cell>
            <table:table-cell/>
            <table:table-cell office:value-type="float" office:value="269">
              <text:p>269</text:p>
            </table:table-cell>
            <table:table-cell office:value-type="float" office:value="-223.047">
              <text:p>-223.047</text:p>
            </table:table-cell>
            <table:table-cell office:value-type="float" office:value="377.244">
              <text:p>377.244</text:p>
            </table:table-cell>
          </table:table-row>
          <table:table-row table:style-name="ro1">
            <table:table-cell office:value-type="float" office:value="270">
              <text:p>270</text:p>
            </table:table-cell>
            <table:table-cell office:value-type="float" office:value="162.118">
              <text:p>162.118</text:p>
            </table:table-cell>
            <table:table-cell office:value-type="float" office:value="1684.38">
              <text:p>1684.38</text:p>
            </table:table-cell>
            <table:table-cell/>
            <table:table-cell office:value-type="float" office:value="270">
              <text:p>270</text:p>
            </table:table-cell>
            <table:table-cell office:value-type="float" office:value="-267.041">
              <text:p>-267.041</text:p>
            </table:table-cell>
            <table:table-cell office:value-type="float" office:value="357.223">
              <text:p>357.223</text:p>
            </table:table-cell>
          </table:table-row>
          <table:table-row table:style-name="ro1">
            <table:table-cell office:value-type="float" office:value="271">
              <text:p>271</text:p>
            </table:table-cell>
            <table:table-cell office:value-type="float" office:value="145.317">
              <text:p>145.317</text:p>
            </table:table-cell>
            <table:table-cell office:value-type="float" office:value="1684.5">
              <text:p>1684.5</text:p>
            </table:table-cell>
            <table:table-cell/>
            <table:table-cell office:value-type="float" office:value="271">
              <text:p>271</text:p>
            </table:table-cell>
            <table:table-cell office:value-type="float" office:value="-229.288">
              <text:p>-229.288</text:p>
            </table:table-cell>
            <table:table-cell office:value-type="float" office:value="343.18">
              <text:p>343.18</text:p>
            </table:table-cell>
          </table:table-row>
          <table:table-row table:style-name="ro1">
            <table:table-cell office:value-type="float" office:value="272">
              <text:p>272</text:p>
            </table:table-cell>
            <table:table-cell office:value-type="float" office:value="127.528">
              <text:p>127.528</text:p>
            </table:table-cell>
            <table:table-cell office:value-type="float" office:value="1684.63">
              <text:p>1684.63</text:p>
            </table:table-cell>
            <table:table-cell/>
            <table:table-cell office:value-type="float" office:value="272">
              <text:p>272</text:p>
            </table:table-cell>
            <table:table-cell office:value-type="float" office:value="-185.248">
              <text:p>-185.248</text:p>
            </table:table-cell>
            <table:table-cell office:value-type="float" office:value="329.598">
              <text:p>329.598</text:p>
            </table:table-cell>
          </table:table-row>
          <table:table-row table:style-name="ro1">
            <table:table-cell office:value-type="float" office:value="273">
              <text:p>273</text:p>
            </table:table-cell>
            <table:table-cell office:value-type="float" office:value="113.691">
              <text:p>113.691</text:p>
            </table:table-cell>
            <table:table-cell office:value-type="float" office:value="1684.73">
              <text:p>1684.73</text:p>
            </table:table-cell>
            <table:table-cell/>
            <table:table-cell office:value-type="float" office:value="273">
              <text:p>273</text:p>
            </table:table-cell>
            <table:table-cell office:value-type="float" office:value="-172.647">
              <text:p>-172.647</text:p>
            </table:table-cell>
            <table:table-cell office:value-type="float" office:value="312.728">
              <text:p>312.728</text:p>
            </table:table-cell>
          </table:table-row>
          <table:table-row table:style-name="ro1">
            <table:table-cell office:value-type="float" office:value="274">
              <text:p>274</text:p>
            </table:table-cell>
            <table:table-cell office:value-type="float" office:value="167.297">
              <text:p>167.297</text:p>
            </table:table-cell>
            <table:table-cell office:value-type="float" office:value="1679.35">
              <text:p>1679.35</text:p>
            </table:table-cell>
            <table:table-cell/>
            <table:table-cell office:value-type="float" office:value="274">
              <text:p>274</text:p>
            </table:table-cell>
            <table:table-cell office:value-type="float" office:value="-185.196">
              <text:p>-185.196</text:p>
            </table:table-cell>
            <table:table-cell office:value-type="float" office:value="292.041">
              <text:p>292.041</text:p>
            </table:table-cell>
          </table:table-row>
          <table:table-row table:style-name="ro1">
            <table:table-cell office:value-type="float" office:value="275">
              <text:p>275</text:p>
            </table:table-cell>
            <table:table-cell office:value-type="float" office:value="169.029">
              <text:p>169.029</text:p>
            </table:table-cell>
            <table:table-cell office:value-type="float" office:value="1612.4">
              <text:p>1612.4</text:p>
            </table:table-cell>
            <table:table-cell/>
            <table:table-cell office:value-type="float" office:value="275">
              <text:p>275</text:p>
            </table:table-cell>
            <table:table-cell office:value-type="float" office:value="-178.885">
              <text:p>-178.885</text:p>
            </table:table-cell>
            <table:table-cell office:value-type="float" office:value="275.7">
              <text:p>275.7</text:p>
            </table:table-cell>
          </table:table-row>
          <table:table-row table:style-name="ro1">
            <table:table-cell office:value-type="float" office:value="276">
              <text:p>276</text:p>
            </table:table-cell>
            <table:table-cell office:value-type="float" office:value="169.044">
              <text:p>169.044</text:p>
            </table:table-cell>
            <table:table-cell office:value-type="float" office:value="1601.53">
              <text:p>1601.53</text:p>
            </table:table-cell>
            <table:table-cell/>
            <table:table-cell office:value-type="float" office:value="276">
              <text:p>276</text:p>
            </table:table-cell>
            <table:table-cell office:value-type="float" office:value="-159.997">
              <text:p>-159.997</text:p>
            </table:table-cell>
            <table:table-cell office:value-type="float" office:value="260.278">
              <text:p>260.278</text:p>
            </table:table-cell>
          </table:table-row>
          <table:table-row table:style-name="ro1">
            <table:table-cell office:value-type="float" office:value="277">
              <text:p>277</text:p>
            </table:table-cell>
            <table:table-cell office:value-type="float" office:value="169.065">
              <text:p>169.065</text:p>
            </table:table-cell>
            <table:table-cell office:value-type="float" office:value="1586.7">
              <text:p>1586.7</text:p>
            </table:table-cell>
            <table:table-cell/>
            <table:table-cell office:value-type="float" office:value="277">
              <text:p>277</text:p>
            </table:table-cell>
            <table:table-cell office:value-type="float" office:value="-141.11">
              <text:p>-141.11</text:p>
            </table:table-cell>
            <table:table-cell office:value-type="float" office:value="244.856">
              <text:p>244.856</text:p>
            </table:table-cell>
          </table:table-row>
          <table:table-row table:style-name="ro1">
            <table:table-cell office:value-type="float" office:value="278">
              <text:p>278</text:p>
            </table:table-cell>
            <table:table-cell office:value-type="float" office:value="169.087">
              <text:p>169.087</text:p>
            </table:table-cell>
            <table:table-cell office:value-type="float" office:value="1570.89">
              <text:p>1570.89</text:p>
            </table:table-cell>
            <table:table-cell/>
            <table:table-cell office:value-type="float" office:value="278">
              <text:p>278</text:p>
            </table:table-cell>
            <table:table-cell office:value-type="float" office:value="-134.797">
              <text:p>-134.797</text:p>
            </table:table-cell>
            <table:table-cell office:value-type="float" office:value="227.525">
              <text:p>227.525</text:p>
            </table:table-cell>
          </table:table-row>
          <table:table-row table:style-name="ro1">
            <table:table-cell office:value-type="float" office:value="279">
              <text:p>279</text:p>
            </table:table-cell>
            <table:table-cell office:value-type="float" office:value="169.108">
              <text:p>169.108</text:p>
            </table:table-cell>
            <table:table-cell office:value-type="float" office:value="1555.08">
              <text:p>1555.08</text:p>
            </table:table-cell>
            <table:table-cell/>
            <table:table-cell office:value-type="float" office:value="279">
              <text:p>279</text:p>
            </table:table-cell>
            <table:table-cell office:value-type="float" office:value="-134.774">
              <text:p>-134.774</text:p>
            </table:table-cell>
            <table:table-cell office:value-type="float" office:value="210.724">
              <text:p>210.724</text:p>
            </table:table-cell>
          </table:table-row>
          <table:table-row table:style-name="ro1">
            <table:table-cell office:value-type="float" office:value="280">
              <text:p>280</text:p>
            </table:table-cell>
            <table:table-cell office:value-type="float" office:value="169.132">
              <text:p>169.132</text:p>
            </table:table-cell>
            <table:table-cell office:value-type="float" office:value="1538.27">
              <text:p>1538.27</text:p>
            </table:table-cell>
            <table:table-cell/>
            <table:table-cell office:value-type="float" office:value="280">
              <text:p>280</text:p>
            </table:table-cell>
            <table:table-cell office:value-type="float" office:value="-122.174">
              <text:p>-122.174</text:p>
            </table:table-cell>
            <table:table-cell office:value-type="float" office:value="194.842">
              <text:p>194.842</text:p>
            </table:table-cell>
          </table:table-row>
          <table:table-row table:style-name="ro1">
            <table:table-cell office:value-type="float" office:value="281">
              <text:p>281</text:p>
            </table:table-cell>
            <table:table-cell office:value-type="float" office:value="169.155">
              <text:p>169.155</text:p>
            </table:table-cell>
            <table:table-cell office:value-type="float" office:value="1521.47">
              <text:p>1521.47</text:p>
            </table:table-cell>
            <table:table-cell/>
            <table:table-cell office:value-type="float" office:value="281">
              <text:p>281</text:p>
            </table:table-cell>
            <table:table-cell office:value-type="float" office:value="-122.151">
              <text:p>-122.151</text:p>
            </table:table-cell>
            <table:table-cell office:value-type="float" office:value="178.04">
              <text:p>178.04</text:p>
            </table:table-cell>
          </table:table-row>
          <table:table-row table:style-name="ro1">
            <table:table-cell office:value-type="float" office:value="282">
              <text:p>282</text:p>
            </table:table-cell>
            <table:table-cell office:value-type="float" office:value="169.178">
              <text:p>169.178</text:p>
            </table:table-cell>
            <table:table-cell office:value-type="float" office:value="1504.67">
              <text:p>1504.67</text:p>
            </table:table-cell>
            <table:table-cell/>
            <table:table-cell office:value-type="float" office:value="282">
              <text:p>282</text:p>
            </table:table-cell>
            <table:table-cell office:value-type="float" office:value="-122.126">
              <text:p>-122.126</text:p>
            </table:table-cell>
            <table:table-cell office:value-type="float" office:value="160.25">
              <text:p>160.25</text:p>
            </table:table-cell>
          </table:table-row>
          <table:table-row table:style-name="ro1">
            <table:table-cell office:value-type="float" office:value="283">
              <text:p>283</text:p>
            </table:table-cell>
            <table:table-cell office:value-type="float" office:value="169.202">
              <text:p>169.202</text:p>
            </table:table-cell>
            <table:table-cell office:value-type="float" office:value="1486.88">
              <text:p>1486.88</text:p>
            </table:table-cell>
            <table:table-cell/>
            <table:table-cell office:value-type="float" office:value="283">
              <text:p>283</text:p>
            </table:table-cell>
            <table:table-cell office:value-type="float" office:value="-109.527">
              <text:p>-109.527</text:p>
            </table:table-cell>
            <table:table-cell office:value-type="float" office:value="144.368">
              <text:p>144.368</text:p>
            </table:table-cell>
          </table:table-row>
          <table:table-row table:style-name="ro1">
            <table:table-cell office:value-type="float" office:value="284">
              <text:p>284</text:p>
            </table:table-cell>
            <table:table-cell office:value-type="float" office:value="169.225">
              <text:p>169.225</text:p>
            </table:table-cell>
            <table:table-cell office:value-type="float" office:value="1470.08">
              <text:p>1470.08</text:p>
            </table:table-cell>
            <table:table-cell/>
            <table:table-cell office:value-type="float" office:value="284">
              <text:p>284</text:p>
            </table:table-cell>
            <table:table-cell office:value-type="float" office:value="-115.792">
              <text:p>-115.792</text:p>
            </table:table-cell>
            <table:table-cell office:value-type="float" office:value="127.107">
              <text:p>127.107</text:p>
            </table:table-cell>
          </table:table-row>
          <table:table-row table:style-name="ro1">
            <table:table-cell office:value-type="float" office:value="285">
              <text:p>285</text:p>
            </table:table-cell>
            <table:table-cell office:value-type="float" office:value="169.249">
              <text:p>169.249</text:p>
            </table:table-cell>
            <table:table-cell office:value-type="float" office:value="1453.28">
              <text:p>1453.28</text:p>
            </table:table-cell>
            <table:table-cell/>
            <table:table-cell office:value-type="float" office:value="285">
              <text:p>285</text:p>
            </table:table-cell>
            <table:table-cell office:value-type="float" office:value="-84.3279">
              <text:p>-84.3279</text:p>
            </table:table-cell>
            <table:table-cell office:value-type="float" office:value="112.605">
              <text:p>112.605</text:p>
            </table:table-cell>
          </table:table-row>
          <table:table-row table:style-name="ro1">
            <table:table-cell office:value-type="float" office:value="286">
              <text:p>286</text:p>
            </table:table-cell>
            <table:table-cell office:value-type="float" office:value="169.272">
              <text:p>169.272</text:p>
            </table:table-cell>
            <table:table-cell office:value-type="float" office:value="1436.47">
              <text:p>1436.47</text:p>
            </table:table-cell>
            <table:table-cell table:number-columns-repeated="4"/>
          </table:table-row>
          <table:table-row table:style-name="ro1">
            <table:table-cell office:value-type="float" office:value="287">
              <text:p>287</text:p>
            </table:table-cell>
            <table:table-cell office:value-type="float" office:value="169.295">
              <text:p>169.295</text:p>
            </table:table-cell>
            <table:table-cell office:value-type="float" office:value="1419.67">
              <text:p>1419.67</text:p>
            </table:table-cell>
            <table:table-cell table:number-columns-repeated="4"/>
          </table:table-row>
          <table:table-row table:style-name="ro1">
            <table:table-cell office:value-type="float" office:value="288">
              <text:p>288</text:p>
            </table:table-cell>
            <table:table-cell office:value-type="float" office:value="169.319">
              <text:p>169.319</text:p>
            </table:table-cell>
            <table:table-cell office:value-type="float" office:value="1401.88">
              <text:p>1401.88</text:p>
            </table:table-cell>
            <table:table-cell table:number-columns-repeated="4"/>
          </table:table-row>
          <table:table-row table:style-name="ro1">
            <table:table-cell office:value-type="float" office:value="289">
              <text:p>289</text:p>
            </table:table-cell>
            <table:table-cell office:value-type="float" office:value="169.343">
              <text:p>169.343</text:p>
            </table:table-cell>
            <table:table-cell office:value-type="float" office:value="1385.08">
              <text:p>1385.08</text:p>
            </table:table-cell>
            <table:table-cell table:number-columns-repeated="4"/>
          </table:table-row>
          <table:table-row table:style-name="ro1">
            <table:table-cell office:value-type="float" office:value="290">
              <text:p>290</text:p>
            </table:table-cell>
            <table:table-cell office:value-type="float" office:value="169.366">
              <text:p>169.366</text:p>
            </table:table-cell>
            <table:table-cell office:value-type="float" office:value="1368.28">
              <text:p>1368.28</text:p>
            </table:table-cell>
            <table:table-cell table:number-columns-repeated="4"/>
          </table:table-row>
          <table:table-row table:style-name="ro1">
            <table:table-cell office:value-type="float" office:value="291">
              <text:p>291</text:p>
            </table:table-cell>
            <table:table-cell office:value-type="float" office:value="169.389">
              <text:p>169.389</text:p>
            </table:table-cell>
            <table:table-cell office:value-type="float" office:value="1351.48">
              <text:p>1351.48</text:p>
            </table:table-cell>
            <table:table-cell table:number-columns-repeated="4"/>
          </table:table-row>
          <table:table-row table:style-name="ro1">
            <table:table-cell office:value-type="float" office:value="292">
              <text:p>292</text:p>
            </table:table-cell>
            <table:table-cell office:value-type="float" office:value="169.413">
              <text:p>169.413</text:p>
            </table:table-cell>
            <table:table-cell office:value-type="float" office:value="1333.69">
              <text:p>1333.69</text:p>
            </table:table-cell>
            <table:table-cell table:number-columns-repeated="4"/>
          </table:table-row>
          <table:table-row table:style-name="ro1">
            <table:table-cell office:value-type="float" office:value="293">
              <text:p>293</text:p>
            </table:table-cell>
            <table:table-cell office:value-type="float" office:value="169.437">
              <text:p>169.437</text:p>
            </table:table-cell>
            <table:table-cell office:value-type="float" office:value="1316.89">
              <text:p>1316.89</text:p>
            </table:table-cell>
            <table:table-cell table:number-columns-repeated="4"/>
          </table:table-row>
          <table:table-row table:style-name="ro1">
            <table:table-cell office:value-type="float" office:value="294">
              <text:p>294</text:p>
            </table:table-cell>
            <table:table-cell office:value-type="float" office:value="169.46">
              <text:p>169.46</text:p>
            </table:table-cell>
            <table:table-cell office:value-type="float" office:value="1300.08">
              <text:p>1300.08</text:p>
            </table:table-cell>
            <table:table-cell table:number-columns-repeated="4"/>
          </table:table-row>
          <table:table-row table:style-name="ro1">
            <table:table-cell office:value-type="float" office:value="295">
              <text:p>295</text:p>
            </table:table-cell>
            <table:table-cell office:value-type="float" office:value="169.483">
              <text:p>169.483</text:p>
            </table:table-cell>
            <table:table-cell office:value-type="float" office:value="1283.28">
              <text:p>1283.28</text:p>
            </table:table-cell>
            <table:table-cell table:number-columns-repeated="4"/>
          </table:table-row>
          <table:table-row table:style-name="ro1">
            <table:table-cell office:value-type="float" office:value="296">
              <text:p>296</text:p>
            </table:table-cell>
            <table:table-cell office:value-type="float" office:value="169.507">
              <text:p>169.507</text:p>
            </table:table-cell>
            <table:table-cell office:value-type="float" office:value="1265.49">
              <text:p>1265.49</text:p>
            </table:table-cell>
            <table:table-cell table:number-columns-repeated="4"/>
          </table:table-row>
          <table:table-row table:style-name="ro1">
            <table:table-cell office:value-type="float" office:value="297">
              <text:p>297</text:p>
            </table:table-cell>
            <table:table-cell office:value-type="float" office:value="169.53">
              <text:p>169.53</text:p>
            </table:table-cell>
            <table:table-cell office:value-type="float" office:value="1248.69">
              <text:p>1248.69</text:p>
            </table:table-cell>
            <table:table-cell table:number-columns-repeated="4"/>
          </table:table-row>
          <table:table-row table:style-name="ro1">
            <table:table-cell office:value-type="float" office:value="298">
              <text:p>298</text:p>
            </table:table-cell>
            <table:table-cell office:value-type="float" office:value="169.554">
              <text:p>169.554</text:p>
            </table:table-cell>
            <table:table-cell office:value-type="float" office:value="1231.89">
              <text:p>1231.89</text:p>
            </table:table-cell>
            <table:table-cell table:number-columns-repeated="4"/>
          </table:table-row>
          <table:table-row table:style-name="ro1">
            <table:table-cell office:value-type="float" office:value="299">
              <text:p>299</text:p>
            </table:table-cell>
            <table:table-cell office:value-type="float" office:value="169.577">
              <text:p>169.577</text:p>
            </table:table-cell>
            <table:table-cell office:value-type="float" office:value="1215.09">
              <text:p>1215.09</text:p>
            </table:table-cell>
            <table:table-cell table:number-columns-repeated="4"/>
          </table:table-row>
          <table:table-row table:style-name="ro1">
            <table:table-cell office:value-type="float" office:value="300">
              <text:p>300</text:p>
            </table:table-cell>
            <table:table-cell office:value-type="float" office:value="169.6">
              <text:p>169.6</text:p>
            </table:table-cell>
            <table:table-cell office:value-type="float" office:value="1198.29">
              <text:p>1198.29</text:p>
            </table:table-cell>
            <table:table-cell table:number-columns-repeated="4"/>
          </table:table-row>
          <table:table-row table:style-name="ro1">
            <table:table-cell office:value-type="float" office:value="301">
              <text:p>301</text:p>
            </table:table-cell>
            <table:table-cell office:value-type="float" office:value="169.624">
              <text:p>169.624</text:p>
            </table:table-cell>
            <table:table-cell office:value-type="float" office:value="1180.49">
              <text:p>1180.49</text:p>
            </table:table-cell>
            <table:table-cell table:number-columns-repeated="4"/>
          </table:table-row>
          <table:table-row table:style-name="ro1">
            <table:table-cell office:value-type="float" office:value="302">
              <text:p>302</text:p>
            </table:table-cell>
            <table:table-cell office:value-type="float" office:value="169.648">
              <text:p>169.648</text:p>
            </table:table-cell>
            <table:table-cell office:value-type="float" office:value="1163.69">
              <text:p>1163.69</text:p>
            </table:table-cell>
            <table:table-cell table:number-columns-repeated="4"/>
          </table:table-row>
          <table:table-row table:style-name="ro1">
            <table:table-cell office:value-type="float" office:value="303">
              <text:p>303</text:p>
            </table:table-cell>
            <table:table-cell office:value-type="float" office:value="169.671">
              <text:p>169.671</text:p>
            </table:table-cell>
            <table:table-cell office:value-type="float" office:value="1146.89">
              <text:p>1146.89</text:p>
            </table:table-cell>
            <table:table-cell table:number-columns-repeated="4"/>
          </table:table-row>
          <table:table-row table:style-name="ro1">
            <table:table-cell office:value-type="float" office:value="304">
              <text:p>304</text:p>
            </table:table-cell>
            <table:table-cell office:value-type="float" office:value="169.695">
              <text:p>169.695</text:p>
            </table:table-cell>
            <table:table-cell office:value-type="float" office:value="1129.1">
              <text:p>1129.1</text:p>
            </table:table-cell>
            <table:table-cell table:number-columns-repeated="4"/>
          </table:table-row>
          <table:table-row table:style-name="ro1">
            <table:table-cell office:value-type="float" office:value="305">
              <text:p>305</text:p>
            </table:table-cell>
            <table:table-cell office:value-type="float" office:value="169.718">
              <text:p>169.718</text:p>
            </table:table-cell>
            <table:table-cell office:value-type="float" office:value="1112.3">
              <text:p>1112.3</text:p>
            </table:table-cell>
            <table:table-cell table:number-columns-repeated="4"/>
          </table:table-row>
          <table:table-row table:style-name="ro1">
            <table:table-cell office:value-type="float" office:value="306">
              <text:p>306</text:p>
            </table:table-cell>
            <table:table-cell office:value-type="float" office:value="169.742">
              <text:p>169.742</text:p>
            </table:table-cell>
            <table:table-cell office:value-type="float" office:value="1095.5">
              <text:p>1095.5</text:p>
            </table:table-cell>
            <table:table-cell table:number-columns-repeated="4"/>
          </table:table-row>
          <table:table-row table:style-name="ro1">
            <table:table-cell office:value-type="float" office:value="307">
              <text:p>307</text:p>
            </table:table-cell>
            <table:table-cell office:value-type="float" office:value="169.765">
              <text:p>169.765</text:p>
            </table:table-cell>
            <table:table-cell office:value-type="float" office:value="1078.7">
              <text:p>1078.7</text:p>
            </table:table-cell>
            <table:table-cell table:number-columns-repeated="4"/>
          </table:table-row>
          <table:table-row table:style-name="ro1">
            <table:table-cell office:value-type="float" office:value="308">
              <text:p>308</text:p>
            </table:table-cell>
            <table:table-cell office:value-type="float" office:value="169.789">
              <text:p>169.789</text:p>
            </table:table-cell>
            <table:table-cell office:value-type="float" office:value="1060.91">
              <text:p>1060.91</text:p>
            </table:table-cell>
            <table:table-cell table:number-columns-repeated="4"/>
          </table:table-row>
          <table:table-row table:style-name="ro1">
            <table:table-cell office:value-type="float" office:value="309">
              <text:p>309</text:p>
            </table:table-cell>
            <table:table-cell office:value-type="float" office:value="169.812">
              <text:p>169.812</text:p>
            </table:table-cell>
            <table:table-cell office:value-type="float" office:value="1044.1">
              <text:p>1044.1</text:p>
            </table:table-cell>
            <table:table-cell table:number-columns-repeated="4"/>
          </table:table-row>
          <table:table-row table:style-name="ro1">
            <table:table-cell office:value-type="float" office:value="310">
              <text:p>310</text:p>
            </table:table-cell>
            <table:table-cell office:value-type="float" office:value="169.835">
              <text:p>169.835</text:p>
            </table:table-cell>
            <table:table-cell office:value-type="float" office:value="1027.3">
              <text:p>1027.3</text:p>
            </table:table-cell>
            <table:table-cell table:number-columns-repeated="4"/>
          </table:table-row>
          <table:table-row table:style-name="ro1">
            <table:table-cell office:value-type="float" office:value="311">
              <text:p>311</text:p>
            </table:table-cell>
            <table:table-cell office:value-type="float" office:value="169.859">
              <text:p>169.859</text:p>
            </table:table-cell>
            <table:table-cell office:value-type="float" office:value="1010.5">
              <text:p>1010.5</text:p>
            </table:table-cell>
            <table:table-cell table:number-columns-repeated="4"/>
          </table:table-row>
          <table:table-row table:style-name="ro1">
            <table:table-cell office:value-type="float" office:value="312">
              <text:p>312</text:p>
            </table:table-cell>
            <table:table-cell office:value-type="float" office:value="169.883">
              <text:p>169.883</text:p>
            </table:table-cell>
            <table:table-cell office:value-type="float" office:value="992.711">
              <text:p>992.711</text:p>
            </table:table-cell>
            <table:table-cell table:number-columns-repeated="4"/>
          </table:table-row>
          <table:table-row table:style-name="ro1">
            <table:table-cell office:value-type="float" office:value="313">
              <text:p>313</text:p>
            </table:table-cell>
            <table:table-cell office:value-type="float" office:value="169.906">
              <text:p>169.906</text:p>
            </table:table-cell>
            <table:table-cell office:value-type="float" office:value="975.909">
              <text:p>975.909</text:p>
            </table:table-cell>
            <table:table-cell table:number-columns-repeated="4"/>
          </table:table-row>
          <table:table-row table:style-name="ro1">
            <table:table-cell office:value-type="float" office:value="314">
              <text:p>314</text:p>
            </table:table-cell>
            <table:table-cell office:value-type="float" office:value="169.929">
              <text:p>169.929</text:p>
            </table:table-cell>
            <table:table-cell office:value-type="float" office:value="959.107">
              <text:p>959.107</text:p>
            </table:table-cell>
            <table:table-cell table:number-columns-repeated="4"/>
          </table:table-row>
          <table:table-row table:style-name="ro1">
            <table:table-cell office:value-type="float" office:value="315">
              <text:p>315</text:p>
            </table:table-cell>
            <table:table-cell office:value-type="float" office:value="169.953">
              <text:p>169.953</text:p>
            </table:table-cell>
            <table:table-cell office:value-type="float" office:value="942.306">
              <text:p>942.306</text:p>
            </table:table-cell>
            <table:table-cell table:number-columns-repeated="4"/>
          </table:table-row>
          <table:table-row table:style-name="ro1">
            <table:table-cell office:value-type="float" office:value="316">
              <text:p>316</text:p>
            </table:table-cell>
            <table:table-cell office:value-type="float" office:value="169.977">
              <text:p>169.977</text:p>
            </table:table-cell>
            <table:table-cell office:value-type="float" office:value="924.516">
              <text:p>924.516</text:p>
            </table:table-cell>
            <table:table-cell table:number-columns-repeated="4"/>
          </table:table-row>
          <table:table-row table:style-name="ro1">
            <table:table-cell office:value-type="float" office:value="317">
              <text:p>317</text:p>
            </table:table-cell>
            <table:table-cell office:value-type="float" office:value="170">
              <text:p>170</text:p>
            </table:table-cell>
            <table:table-cell office:value-type="float" office:value="907.714">
              <text:p>907.714</text:p>
            </table:table-cell>
            <table:table-cell table:number-columns-repeated="4"/>
          </table:table-row>
          <table:table-row table:style-name="ro1">
            <table:table-cell office:value-type="float" office:value="318">
              <text:p>318</text:p>
            </table:table-cell>
            <table:table-cell office:value-type="float" office:value="170.027">
              <text:p>170.027</text:p>
            </table:table-cell>
            <table:table-cell office:value-type="float" office:value="887.947">
              <text:p>887.947</text:p>
            </table:table-cell>
            <table:table-cell table:number-columns-repeated="4"/>
          </table:table-row>
          <table:table-row table:style-name="ro1">
            <table:table-cell office:value-type="float" office:value="319">
              <text:p>319</text:p>
            </table:table-cell>
            <table:table-cell office:value-type="float" office:value="170.051">
              <text:p>170.051</text:p>
            </table:table-cell>
            <table:table-cell office:value-type="float" office:value="871.146">
              <text:p>871.146</text:p>
            </table:table-cell>
            <table:table-cell table:number-columns-repeated="4"/>
          </table:table-row>
          <table:table-row table:style-name="ro1">
            <table:table-cell office:value-type="float" office:value="320">
              <text:p>320</text:p>
            </table:table-cell>
            <table:table-cell office:value-type="float" office:value="170.074">
              <text:p>170.074</text:p>
            </table:table-cell>
            <table:table-cell office:value-type="float" office:value="854.344">
              <text:p>854.344</text:p>
            </table:table-cell>
            <table:table-cell table:number-columns-repeated="4"/>
          </table:table-row>
          <table:table-row table:style-name="ro1">
            <table:table-cell office:value-type="float" office:value="321">
              <text:p>321</text:p>
            </table:table-cell>
            <table:table-cell office:value-type="float" office:value="170.098">
              <text:p>170.098</text:p>
            </table:table-cell>
            <table:table-cell office:value-type="float" office:value="836.554">
              <text:p>836.554</text:p>
            </table:table-cell>
            <table:table-cell table:number-columns-repeated="4"/>
          </table:table-row>
          <table:table-row table:style-name="ro1">
            <table:table-cell office:value-type="float" office:value="322">
              <text:p>322</text:p>
            </table:table-cell>
            <table:table-cell office:value-type="float" office:value="170.121">
              <text:p>170.121</text:p>
            </table:table-cell>
            <table:table-cell office:value-type="float" office:value="819.752">
              <text:p>819.752</text:p>
            </table:table-cell>
            <table:table-cell table:number-columns-repeated="4"/>
          </table:table-row>
          <table:table-row table:style-name="ro1">
            <table:table-cell office:value-type="float" office:value="323">
              <text:p>323</text:p>
            </table:table-cell>
            <table:table-cell office:value-type="float" office:value="170.145">
              <text:p>170.145</text:p>
            </table:table-cell>
            <table:table-cell office:value-type="float" office:value="802.951">
              <text:p>802.951</text:p>
            </table:table-cell>
            <table:table-cell table:number-columns-repeated="4"/>
          </table:table-row>
          <table:table-row table:style-name="ro1">
            <table:table-cell office:value-type="float" office:value="324">
              <text:p>324</text:p>
            </table:table-cell>
            <table:table-cell office:value-type="float" office:value="170.168">
              <text:p>170.168</text:p>
            </table:table-cell>
            <table:table-cell office:value-type="float" office:value="786.149">
              <text:p>786.149</text:p>
            </table:table-cell>
            <table:table-cell table:number-columns-repeated="4"/>
          </table:table-row>
          <table:table-row table:style-name="ro1">
            <table:table-cell office:value-type="float" office:value="325">
              <text:p>325</text:p>
            </table:table-cell>
            <table:table-cell office:value-type="float" office:value="170.192">
              <text:p>170.192</text:p>
            </table:table-cell>
            <table:table-cell office:value-type="float" office:value="768.359">
              <text:p>768.359</text:p>
            </table:table-cell>
            <table:table-cell table:number-columns-repeated="4"/>
          </table:table-row>
          <table:table-row table:style-name="ro1">
            <table:table-cell office:value-type="float" office:value="326">
              <text:p>326</text:p>
            </table:table-cell>
            <table:table-cell office:value-type="float" office:value="170.215">
              <text:p>170.215</text:p>
            </table:table-cell>
            <table:table-cell office:value-type="float" office:value="751.557">
              <text:p>751.557</text:p>
            </table:table-cell>
            <table:table-cell table:number-columns-repeated="4"/>
          </table:table-row>
          <table:table-row table:style-name="ro1">
            <table:table-cell office:value-type="float" office:value="327">
              <text:p>327</text:p>
            </table:table-cell>
            <table:table-cell office:value-type="float" office:value="170.238">
              <text:p>170.238</text:p>
            </table:table-cell>
            <table:table-cell office:value-type="float" office:value="734.755">
              <text:p>734.755</text:p>
            </table:table-cell>
            <table:table-cell table:number-columns-repeated="4"/>
          </table:table-row>
          <table:table-row table:style-name="ro1">
            <table:table-cell office:value-type="float" office:value="328">
              <text:p>328</text:p>
            </table:table-cell>
            <table:table-cell office:value-type="float" office:value="170.263">
              <text:p>170.263</text:p>
            </table:table-cell>
            <table:table-cell office:value-type="float" office:value="716.965">
              <text:p>716.965</text:p>
            </table:table-cell>
            <table:table-cell table:number-columns-repeated="4"/>
          </table:table-row>
          <table:table-row table:style-name="ro1">
            <table:table-cell office:value-type="float" office:value="329">
              <text:p>329</text:p>
            </table:table-cell>
            <table:table-cell office:value-type="float" office:value="170.286">
              <text:p>170.286</text:p>
            </table:table-cell>
            <table:table-cell office:value-type="float" office:value="700.164">
              <text:p>700.164</text:p>
            </table:table-cell>
            <table:table-cell table:number-columns-repeated="4"/>
          </table:table-row>
          <table:table-row table:style-name="ro1">
            <table:table-cell office:value-type="float" office:value="330">
              <text:p>330</text:p>
            </table:table-cell>
            <table:table-cell office:value-type="float" office:value="170.309">
              <text:p>170.309</text:p>
            </table:table-cell>
            <table:table-cell office:value-type="float" office:value="683.362">
              <text:p>683.362</text:p>
            </table:table-cell>
            <table:table-cell table:number-columns-repeated="4"/>
          </table:table-row>
          <table:table-row table:style-name="ro1">
            <table:table-cell office:value-type="float" office:value="331">
              <text:p>331</text:p>
            </table:table-cell>
            <table:table-cell office:value-type="float" office:value="170.332">
              <text:p>170.332</text:p>
            </table:table-cell>
            <table:table-cell office:value-type="float" office:value="666.56">
              <text:p>666.56</text:p>
            </table:table-cell>
            <table:table-cell table:number-columns-repeated="4"/>
          </table:table-row>
          <table:table-row table:style-name="ro1">
            <table:table-cell office:value-type="float" office:value="332">
              <text:p>332</text:p>
            </table:table-cell>
            <table:table-cell office:value-type="float" office:value="170.357">
              <text:p>170.357</text:p>
            </table:table-cell>
            <table:table-cell office:value-type="float" office:value="648.77">
              <text:p>648.77</text:p>
            </table:table-cell>
            <table:table-cell table:number-columns-repeated="4"/>
          </table:table-row>
          <table:table-row table:style-name="ro1">
            <table:table-cell office:value-type="float" office:value="333">
              <text:p>333</text:p>
            </table:table-cell>
            <table:table-cell office:value-type="float" office:value="170.38">
              <text:p>170.38</text:p>
            </table:table-cell>
            <table:table-cell office:value-type="float" office:value="631.969">
              <text:p>631.969</text:p>
            </table:table-cell>
            <table:table-cell table:number-columns-repeated="4"/>
          </table:table-row>
          <table:table-row table:style-name="ro1">
            <table:table-cell office:value-type="float" office:value="334">
              <text:p>334</text:p>
            </table:table-cell>
            <table:table-cell office:value-type="float" office:value="170.403">
              <text:p>170.403</text:p>
            </table:table-cell>
            <table:table-cell office:value-type="float" office:value="615.167">
              <text:p>615.167</text:p>
            </table:table-cell>
            <table:table-cell table:number-columns-repeated="4"/>
          </table:table-row>
          <table:table-row table:style-name="ro1">
            <table:table-cell office:value-type="float" office:value="335">
              <text:p>335</text:p>
            </table:table-cell>
            <table:table-cell office:value-type="float" office:value="170.426">
              <text:p>170.426</text:p>
            </table:table-cell>
            <table:table-cell office:value-type="float" office:value="598.365">
              <text:p>598.365</text:p>
            </table:table-cell>
            <table:table-cell table:number-columns-repeated="4"/>
          </table:table-row>
          <table:table-row table:style-name="ro1">
            <table:table-cell office:value-type="float" office:value="336">
              <text:p>336</text:p>
            </table:table-cell>
            <table:table-cell office:value-type="float" office:value="170.45">
              <text:p>170.45</text:p>
            </table:table-cell>
            <table:table-cell office:value-type="float" office:value="581.563">
              <text:p>581.563</text:p>
            </table:table-cell>
            <table:table-cell table:number-columns-repeated="4"/>
          </table:table-row>
          <table:table-row table:style-name="ro1">
            <table:table-cell office:value-type="float" office:value="337">
              <text:p>337</text:p>
            </table:table-cell>
            <table:table-cell office:value-type="float" office:value="170.474">
              <text:p>170.474</text:p>
            </table:table-cell>
            <table:table-cell office:value-type="float" office:value="563.773">
              <text:p>563.773</text:p>
            </table:table-cell>
            <table:table-cell table:number-columns-repeated="4"/>
          </table:table-row>
          <table:table-row table:style-name="ro1">
            <table:table-cell office:value-type="float" office:value="338">
              <text:p>338</text:p>
            </table:table-cell>
            <table:table-cell office:value-type="float" office:value="170.497">
              <text:p>170.497</text:p>
            </table:table-cell>
            <table:table-cell office:value-type="float" office:value="546.972">
              <text:p>546.972</text:p>
            </table:table-cell>
            <table:table-cell table:number-columns-repeated="4"/>
          </table:table-row>
          <table:table-row table:style-name="ro1">
            <table:table-cell office:value-type="float" office:value="339">
              <text:p>339</text:p>
            </table:table-cell>
            <table:table-cell office:value-type="float" office:value="170.52">
              <text:p>170.52</text:p>
            </table:table-cell>
            <table:table-cell office:value-type="float" office:value="530.17">
              <text:p>530.17</text:p>
            </table:table-cell>
            <table:table-cell table:number-columns-repeated="4"/>
          </table:table-row>
          <table:table-row table:style-name="ro1">
            <table:table-cell office:value-type="float" office:value="340">
              <text:p>340</text:p>
            </table:table-cell>
            <table:table-cell office:value-type="float" office:value="170.545">
              <text:p>170.545</text:p>
            </table:table-cell>
            <table:table-cell office:value-type="float" office:value="512.38">
              <text:p>512.38</text:p>
            </table:table-cell>
            <table:table-cell table:number-columns-repeated="4"/>
          </table:table-row>
          <table:table-row table:style-name="ro1">
            <table:table-cell office:value-type="float" office:value="341">
              <text:p>341</text:p>
            </table:table-cell>
            <table:table-cell office:value-type="float" office:value="170.568">
              <text:p>170.568</text:p>
            </table:table-cell>
            <table:table-cell office:value-type="float" office:value="495.578">
              <text:p>495.578</text:p>
            </table:table-cell>
            <table:table-cell table:number-columns-repeated="4"/>
          </table:table-row>
          <table:table-row table:style-name="ro1">
            <table:table-cell office:value-type="float" office:value="342">
              <text:p>342</text:p>
            </table:table-cell>
            <table:table-cell office:value-type="float" office:value="170.591">
              <text:p>170.591</text:p>
            </table:table-cell>
            <table:table-cell office:value-type="float" office:value="478.777">
              <text:p>478.777</text:p>
            </table:table-cell>
            <table:table-cell table:number-columns-repeated="4"/>
          </table:table-row>
          <table:table-row table:style-name="ro1">
            <table:table-cell office:value-type="float" office:value="343">
              <text:p>343</text:p>
            </table:table-cell>
            <table:table-cell office:value-type="float" office:value="170.614">
              <text:p>170.614</text:p>
            </table:table-cell>
            <table:table-cell office:value-type="float" office:value="461.975">
              <text:p>461.975</text:p>
            </table:table-cell>
            <table:table-cell table:number-columns-repeated="4"/>
          </table:table-row>
          <table:table-row table:style-name="ro1">
            <table:table-cell office:value-type="float" office:value="344">
              <text:p>344</text:p>
            </table:table-cell>
            <table:table-cell office:value-type="float" office:value="170.639">
              <text:p>170.639</text:p>
            </table:table-cell>
            <table:table-cell office:value-type="float" office:value="444.185">
              <text:p>444.185</text:p>
            </table:table-cell>
            <table:table-cell table:number-columns-repeated="4"/>
          </table:table-row>
          <table:table-row table:style-name="ro1">
            <table:table-cell office:value-type="float" office:value="345">
              <text:p>345</text:p>
            </table:table-cell>
            <table:table-cell office:value-type="float" office:value="170.666">
              <text:p>170.666</text:p>
            </table:table-cell>
            <table:table-cell office:value-type="float" office:value="424.418">
              <text:p>424.418</text:p>
            </table:table-cell>
            <table:table-cell table:number-columns-repeated="4"/>
          </table:table-row>
          <table:table-row table:style-name="ro1">
            <table:table-cell office:value-type="float" office:value="346">
              <text:p>346</text:p>
            </table:table-cell>
            <table:table-cell office:value-type="float" office:value="170.689">
              <text:p>170.689</text:p>
            </table:table-cell>
            <table:table-cell office:value-type="float" office:value="407.616">
              <text:p>407.616</text:p>
            </table:table-cell>
            <table:table-cell table:number-columns-repeated="4"/>
          </table:table-row>
          <table:table-row table:style-name="ro1">
            <table:table-cell office:value-type="float" office:value="347">
              <text:p>347</text:p>
            </table:table-cell>
            <table:table-cell office:value-type="float" office:value="170.712">
              <text:p>170.712</text:p>
            </table:table-cell>
            <table:table-cell office:value-type="float" office:value="390.815">
              <text:p>390.815</text:p>
            </table:table-cell>
            <table:table-cell table:number-columns-repeated="4"/>
          </table:table-row>
          <table:table-row table:style-name="ro1">
            <table:table-cell office:value-type="float" office:value="348">
              <text:p>348</text:p>
            </table:table-cell>
            <table:table-cell office:value-type="float" office:value="170.735">
              <text:p>170.735</text:p>
            </table:table-cell>
            <table:table-cell office:value-type="float" office:value="374.013">
              <text:p>374.013</text:p>
            </table:table-cell>
            <table:table-cell table:number-columns-repeated="4"/>
          </table:table-row>
          <table:table-row table:style-name="ro1">
            <table:table-cell office:value-type="float" office:value="349">
              <text:p>349</text:p>
            </table:table-cell>
            <table:table-cell office:value-type="float" office:value="170.76">
              <text:p>170.76</text:p>
            </table:table-cell>
            <table:table-cell office:value-type="float" office:value="356.223">
              <text:p>356.223</text:p>
            </table:table-cell>
            <table:table-cell table:number-columns-repeated="4"/>
          </table:table-row>
          <table:table-row table:style-name="ro1">
            <table:table-cell office:value-type="float" office:value="350">
              <text:p>350</text:p>
            </table:table-cell>
            <table:table-cell office:value-type="float" office:value="170.783">
              <text:p>170.783</text:p>
            </table:table-cell>
            <table:table-cell office:value-type="float" office:value="339.421">
              <text:p>339.421</text:p>
            </table:table-cell>
            <table:table-cell table:number-columns-repeated="4"/>
          </table:table-row>
          <table:table-row table:style-name="ro1">
            <table:table-cell office:value-type="float" office:value="351">
              <text:p>351</text:p>
            </table:table-cell>
            <table:table-cell office:value-type="float" office:value="170.806">
              <text:p>170.806</text:p>
            </table:table-cell>
            <table:table-cell office:value-type="float" office:value="322.62">
              <text:p>322.62</text:p>
            </table:table-cell>
            <table:table-cell table:number-columns-repeated="4"/>
          </table:table-row>
          <table:table-row table:style-name="ro1">
            <table:table-cell office:value-type="float" office:value="352">
              <text:p>352</text:p>
            </table:table-cell>
            <table:table-cell office:value-type="float" office:value="170.829">
              <text:p>170.829</text:p>
            </table:table-cell>
            <table:table-cell office:value-type="float" office:value="305.818">
              <text:p>305.818</text:p>
            </table:table-cell>
            <table:table-cell table:number-columns-repeated="4"/>
          </table:table-row>
          <table:table-row table:style-name="ro1">
            <table:table-cell office:value-type="float" office:value="353">
              <text:p>353</text:p>
            </table:table-cell>
            <table:table-cell office:value-type="float" office:value="170.854">
              <text:p>170.854</text:p>
            </table:table-cell>
            <table:table-cell office:value-type="float" office:value="288.028">
              <text:p>288.028</text:p>
            </table:table-cell>
            <table:table-cell table:number-columns-repeated="4"/>
          </table:table-row>
          <table:table-row table:style-name="ro1">
            <table:table-cell office:value-type="float" office:value="354">
              <text:p>354</text:p>
            </table:table-cell>
            <table:table-cell office:value-type="float" office:value="170.877">
              <text:p>170.877</text:p>
            </table:table-cell>
            <table:table-cell office:value-type="float" office:value="271.226">
              <text:p>271.226</text:p>
            </table:table-cell>
            <table:table-cell table:number-columns-repeated="4"/>
          </table:table-row>
          <table:table-row table:style-name="ro1">
            <table:table-cell office:value-type="float" office:value="355">
              <text:p>355</text:p>
            </table:table-cell>
            <table:table-cell office:value-type="float" office:value="170.9">
              <text:p>170.9</text:p>
            </table:table-cell>
            <table:table-cell office:value-type="float" office:value="254.424">
              <text:p>254.424</text:p>
            </table:table-cell>
            <table:table-cell table:number-columns-repeated="4"/>
          </table:table-row>
          <table:table-row table:style-name="ro1">
            <table:table-cell office:value-type="float" office:value="356">
              <text:p>356</text:p>
            </table:table-cell>
            <table:table-cell office:value-type="float" office:value="170.923">
              <text:p>170.923</text:p>
            </table:table-cell>
            <table:table-cell office:value-type="float" office:value="237.623">
              <text:p>237.623</text:p>
            </table:table-cell>
            <table:table-cell table:number-columns-repeated="4"/>
          </table:table-row>
          <table:table-row table:style-name="ro1">
            <table:table-cell table:number-columns-repeated="7"/>
          </table:table-row>
        </table:table-row-group>
        <table:table-row table:style-name="ro1" table:number-rows-repeated="3">
          <table:table-cell table:number-columns-repeated="7"/>
        </table:table-row>
        <table:table-row table:style-name="ro2">
          <table:table-cell table:number-columns-repeated="7"/>
        </table:table-row>
        <table:table-row table:style-name="ro1" table:number-rows-repeated="3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TakaoPMincho" style:font-family-generic="roman" style:font-pitch="variable" fo:font-size="12pt" fo:language="en" fo:country="US" style:letter-kerning="true" style:font-size-asian="24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8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3:59:36</meta:creation-date>
    <dc:date>2014-07-28T13:07:08</dc:date>
    <meta:editing-duration>PT4M43S</meta:editing-duration>
    <meta:editing-cycles>3</meta:editing-cycles>
    <meta:generator>LibreOffice/3.5$Linux_x86 LibreOffice_project/350m1$Build-2</meta:generator>
    <meta:document-statistic meta:table-count="3" meta:cell-count="1929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115cm" xlink:href=".." xlink:type="simple" chart:class="chart:scatter" chart:style-name="ch1">
        <chart:legend chart:legend-position="end" svg:x="14.482cm" svg:y="5.771cm" style:legend-expansion="high" chart:style-name="ch2"/>
        <chart:plot-area chart:style-name="ch3" table:cell-range-address="Sheet1.B1:Sheet1.C357" svg:x="0.77cm" svg:y="1.103cm" svg:width="13.073cm" svg:height="10.35cm">
          <chartooo:coordinate-region svg:x="1.868cm" svg:y="1.29cm" svg:width="11.55cm" svg:height="9.54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357" chart:class="chart:scatter">
            <chart:domain table:cell-range-address="Sheet1.B1:Sheet1.B357"/>
            <chart:data-point chart:repeated="35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B1:Sheet1.B357</svg:desc>
                </draw:g>
              </table:table-cell>
              <table:table-cell office:value-type="float" office:value="165">
                <text:p>165</text:p>
                <draw:g>
                  <svg:desc>Sheet1.C1:Sheet1.C3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.97">
                <text:p>231.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.826">
                <text:p>243.826</text:p>
              </table:table-cell>
              <table:table-cell office:value-type="float" office:value="164.71">
                <text:p>16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.659">
                <text:p>257.659</text:p>
              </table:table-cell>
              <table:table-cell office:value-type="float" office:value="164.371">
                <text:p>164.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468">
                <text:p>273.468</text:p>
              </table:table-cell>
              <table:table-cell office:value-type="float" office:value="163.984">
                <text:p>163.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.264">
                <text:p>290.264</text:p>
              </table:table-cell>
              <table:table-cell office:value-type="float" office:value="163.572">
                <text:p>163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.061">
                <text:p>307.061</text:p>
              </table:table-cell>
              <table:table-cell office:value-type="float" office:value="163.161">
                <text:p>163.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.87">
                <text:p>322.87</text:p>
              </table:table-cell>
              <table:table-cell office:value-type="float" office:value="162.774">
                <text:p>162.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.654">
                <text:p>340.654</text:p>
              </table:table-cell>
              <table:table-cell office:value-type="float" office:value="162.338">
                <text:p>162.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451">
                <text:p>357.451</text:p>
              </table:table-cell>
              <table:table-cell office:value-type="float" office:value="161.927">
                <text:p>161.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4.248">
                <text:p>374.248</text:p>
              </table:table-cell>
              <table:table-cell office:value-type="float" office:value="161.515">
                <text:p>161.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.044">
                <text:p>391.044</text:p>
              </table:table-cell>
              <table:table-cell office:value-type="float" office:value="161.104">
                <text:p>161.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.841">
                <text:p>407.841</text:p>
              </table:table-cell>
              <table:table-cell office:value-type="float" office:value="160.692">
                <text:p>160.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4.638">
                <text:p>424.638</text:p>
              </table:table-cell>
              <table:table-cell office:value-type="float" office:value="160.281">
                <text:p>160.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.423">
                <text:p>442.423</text:p>
              </table:table-cell>
              <table:table-cell office:value-type="float" office:value="159.845">
                <text:p>159.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.219">
                <text:p>459.219</text:p>
              </table:table-cell>
              <table:table-cell office:value-type="float" office:value="159.434">
                <text:p>159.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6.016">
                <text:p>476.016</text:p>
              </table:table-cell>
              <table:table-cell office:value-type="float" office:value="159.023">
                <text:p>159.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.813">
                <text:p>492.813</text:p>
              </table:table-cell>
              <table:table-cell office:value-type="float" office:value="158.611">
                <text:p>158.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9.609">
                <text:p>509.609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7.394">
                <text:p>527.394</text:p>
              </table:table-cell>
              <table:table-cell office:value-type="float" office:value="157.764">
                <text:p>157.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4.191">
                <text:p>544.191</text:p>
              </table:table-cell>
              <table:table-cell office:value-type="float" office:value="157.353">
                <text:p>157.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0.987">
                <text:p>560.987</text:p>
              </table:table-cell>
              <table:table-cell office:value-type="float" office:value="156.941">
                <text:p>156.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.772">
                <text:p>578.772</text:p>
              </table:table-cell>
              <table:table-cell office:value-type="float" office:value="156.506">
                <text:p>156.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5.569">
                <text:p>595.569</text:p>
              </table:table-cell>
              <table:table-cell office:value-type="float" office:value="156.094">
                <text:p>156.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2.366">
                <text:p>612.366</text:p>
              </table:table-cell>
              <table:table-cell office:value-type="float" office:value="155.683">
                <text:p>155.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.162">
                <text:p>629.162</text:p>
              </table:table-cell>
              <table:table-cell office:value-type="float" office:value="155.271">
                <text:p>155.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5.959">
                <text:p>645.959</text:p>
              </table:table-cell>
              <table:table-cell office:value-type="float" office:value="154.86">
                <text:p>154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3.744">
                <text:p>663.744</text:p>
              </table:table-cell>
              <table:table-cell office:value-type="float" office:value="154.424">
                <text:p>154.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.54">
                <text:p>680.54</text:p>
              </table:table-cell>
              <table:table-cell office:value-type="float" office:value="154.013">
                <text:p>154.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7.337">
                <text:p>697.337</text:p>
              </table:table-cell>
              <table:table-cell office:value-type="float" office:value="153.602">
                <text:p>153.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4.134">
                <text:p>714.134</text:p>
              </table:table-cell>
              <table:table-cell office:value-type="float" office:value="153.19">
                <text:p>153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1.919">
                <text:p>731.919</text:p>
              </table:table-cell>
              <table:table-cell office:value-type="float" office:value="152.755">
                <text:p>152.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8.715">
                <text:p>748.715</text:p>
              </table:table-cell>
              <table:table-cell office:value-type="float" office:value="152.343">
                <text:p>152.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5.512">
                <text:p>765.512</text:p>
              </table:table-cell>
              <table:table-cell office:value-type="float" office:value="151.932">
                <text:p>151.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.309">
                <text:p>782.309</text:p>
              </table:table-cell>
              <table:table-cell office:value-type="float" office:value="151.52">
                <text:p>151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.093">
                <text:p>800.093</text:p>
              </table:table-cell>
              <table:table-cell office:value-type="float" office:value="151.085">
                <text:p>151.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6.89">
                <text:p>816.89</text:p>
              </table:table-cell>
              <table:table-cell office:value-type="float" office:value="150.673">
                <text:p>150.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4.675">
                <text:p>834.675</text:p>
              </table:table-cell>
              <table:table-cell office:value-type="float" office:value="150.238">
                <text:p>150.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1.471">
                <text:p>851.471</text:p>
              </table:table-cell>
              <table:table-cell office:value-type="float" office:value="149.826">
                <text:p>149.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8.268">
                <text:p>868.268</text:p>
              </table:table-cell>
              <table:table-cell office:value-type="float" office:value="149.415">
                <text:p>149.4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5.065">
                <text:p>885.065</text:p>
              </table:table-cell>
              <table:table-cell office:value-type="float" office:value="149.004">
                <text:p>149.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1.862">
                <text:p>901.862</text:p>
              </table:table-cell>
              <table:table-cell office:value-type="float" office:value="148.592">
                <text:p>148.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9.646">
                <text:p>919.646</text:p>
              </table:table-cell>
              <table:table-cell office:value-type="float" office:value="148.157">
                <text:p>148.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6.443">
                <text:p>936.443</text:p>
              </table:table-cell>
              <table:table-cell office:value-type="float" office:value="147.745">
                <text:p>147.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3.24">
                <text:p>953.24</text:p>
              </table:table-cell>
              <table:table-cell office:value-type="float" office:value="147.334">
                <text:p>147.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0.036">
                <text:p>970.036</text:p>
              </table:table-cell>
              <table:table-cell office:value-type="float" office:value="146.922">
                <text:p>146.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7.821">
                <text:p>987.821</text:p>
              </table:table-cell>
              <table:table-cell office:value-type="float" office:value="146.487">
                <text:p>146.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4.62">
                <text:p>1004.62</text:p>
              </table:table-cell>
              <table:table-cell office:value-type="float" office:value="146.075">
                <text:p>146.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1.41">
                <text:p>1021.41</text:p>
              </table:table-cell>
              <table:table-cell office:value-type="float" office:value="145.664">
                <text:p>145.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8.21">
                <text:p>1038.21</text:p>
              </table:table-cell>
              <table:table-cell office:value-type="float" office:value="145.253">
                <text:p>145.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6">
                <text:p>1056</text:p>
              </table:table-cell>
              <table:table-cell office:value-type="float" office:value="144.817">
                <text:p>144.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2.79">
                <text:p>1072.79</text:p>
              </table:table-cell>
              <table:table-cell office:value-type="float" office:value="144.406">
                <text:p>144.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9.59">
                <text:p>1089.59</text:p>
              </table:table-cell>
              <table:table-cell office:value-type="float" office:value="143.994">
                <text:p>143.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6.39">
                <text:p>1106.39</text:p>
              </table:table-cell>
              <table:table-cell office:value-type="float" office:value="143.583">
                <text:p>143.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3.18">
                <text:p>1123.18</text:p>
              </table:table-cell>
              <table:table-cell office:value-type="float" office:value="143.171">
                <text:p>143.1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.97">
                <text:p>1140.97</text:p>
              </table:table-cell>
              <table:table-cell office:value-type="float" office:value="142.736">
                <text:p>142.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7.76">
                <text:p>1157.76</text:p>
              </table:table-cell>
              <table:table-cell office:value-type="float" office:value="142.324">
                <text:p>142.3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5.55">
                <text:p>1175.55</text:p>
              </table:table-cell>
              <table:table-cell office:value-type="float" office:value="141.889">
                <text:p>141.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2.34">
                <text:p>1192.34</text:p>
              </table:table-cell>
              <table:table-cell office:value-type="float" office:value="141.477">
                <text:p>141.4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9.14">
                <text:p>1209.14</text:p>
              </table:table-cell>
              <table:table-cell office:value-type="float" office:value="141.066">
                <text:p>141.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5.94">
                <text:p>1225.94</text:p>
              </table:table-cell>
              <table:table-cell office:value-type="float" office:value="140.655">
                <text:p>140.6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2.73">
                <text:p>1242.73</text:p>
              </table:table-cell>
              <table:table-cell office:value-type="float" office:value="140.243">
                <text:p>140.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.52">
                <text:p>1260.52</text:p>
              </table:table-cell>
              <table:table-cell office:value-type="float" office:value="139.808">
                <text:p>139.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7.32">
                <text:p>1277.32</text:p>
              </table:table-cell>
              <table:table-cell office:value-type="float" office:value="139.396">
                <text:p>139.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4.11">
                <text:p>1294.11</text:p>
              </table:table-cell>
              <table:table-cell office:value-type="float" office:value="138.985">
                <text:p>138.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10.91">
                <text:p>1310.91</text:p>
              </table:table-cell>
              <table:table-cell office:value-type="float" office:value="138.573">
                <text:p>138.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8.69">
                <text:p>1328.69</text:p>
              </table:table-cell>
              <table:table-cell office:value-type="float" office:value="138.138">
                <text:p>138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5.49">
                <text:p>1345.49</text:p>
              </table:table-cell>
              <table:table-cell office:value-type="float" office:value="137.726">
                <text:p>137.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2.29">
                <text:p>1362.29</text:p>
              </table:table-cell>
              <table:table-cell office:value-type="float" office:value="137.315">
                <text:p>137.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9.08">
                <text:p>1379.08</text:p>
              </table:table-cell>
              <table:table-cell office:value-type="float" office:value="136.904">
                <text:p>136.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6.87">
                <text:p>1396.87</text:p>
              </table:table-cell>
              <table:table-cell office:value-type="float" office:value="136.468">
                <text:p>136.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6.63">
                <text:p>1416.63</text:p>
              </table:table-cell>
              <table:table-cell office:value-type="float" office:value="135.984">
                <text:p>135.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3.43">
                <text:p>1433.43</text:p>
              </table:table-cell>
              <table:table-cell office:value-type="float" office:value="135.573">
                <text:p>135.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0.22">
                <text:p>1450.22</text:p>
              </table:table-cell>
              <table:table-cell office:value-type="float" office:value="135.161">
                <text:p>135.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8.01">
                <text:p>1468.01</text:p>
              </table:table-cell>
              <table:table-cell office:value-type="float" office:value="134.726">
                <text:p>134.7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4.8">
                <text:p>1484.8</text:p>
              </table:table-cell>
              <table:table-cell office:value-type="float" office:value="134.314">
                <text:p>134.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1.6">
                <text:p>1501.6</text:p>
              </table:table-cell>
              <table:table-cell office:value-type="float" office:value="133.903">
                <text:p>133.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.4">
                <text:p>1518.4</text:p>
              </table:table-cell>
              <table:table-cell office:value-type="float" office:value="133.491">
                <text:p>133.4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6.18">
                <text:p>1536.18</text:p>
              </table:table-cell>
              <table:table-cell office:value-type="float" office:value="133.056">
                <text:p>133.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2.98">
                <text:p>1552.98</text:p>
              </table:table-cell>
              <table:table-cell office:value-type="float" office:value="132.644">
                <text:p>132.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9.78">
                <text:p>1569.78</text:p>
              </table:table-cell>
              <table:table-cell office:value-type="float" office:value="132.233">
                <text:p>132.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6.57">
                <text:p>1586.57</text:p>
              </table:table-cell>
              <table:table-cell office:value-type="float" office:value="131.821">
                <text:p>131.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4.36">
                <text:p>1604.36</text:p>
              </table:table-cell>
              <table:table-cell office:value-type="float" office:value="131.386">
                <text:p>131.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1.15">
                <text:p>1621.15</text:p>
              </table:table-cell>
              <table:table-cell office:value-type="float" office:value="130.974">
                <text:p>130.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7.95">
                <text:p>1637.95</text:p>
              </table:table-cell>
              <table:table-cell office:value-type="float" office:value="130.563">
                <text:p>130.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4.75">
                <text:p>1654.75</text:p>
              </table:table-cell>
              <table:table-cell office:value-type="float" office:value="130.152">
                <text:p>130.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72.53">
                <text:p>1672.53</text:p>
              </table:table-cell>
              <table:table-cell office:value-type="float" office:value="129.716">
                <text:p>129.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9.33">
                <text:p>1689.33</text:p>
              </table:table-cell>
              <table:table-cell office:value-type="float" office:value="129.305">
                <text:p>129.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6.12">
                <text:p>1706.12</text:p>
              </table:table-cell>
              <table:table-cell office:value-type="float" office:value="128.893">
                <text:p>128.8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1.93">
                <text:p>1721.93</text:p>
              </table:table-cell>
              <table:table-cell office:value-type="float" office:value="128.506">
                <text:p>128.5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8.43">
                <text:p>1668.43</text:p>
              </table:table-cell>
              <table:table-cell office:value-type="float" office:value="134.816">
                <text:p>134.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7.85">
                <text:p>1667.85</text:p>
              </table:table-cell>
              <table:table-cell office:value-type="float" office:value="201.784">
                <text:p>201.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8.02">
                <text:p>1668.02</text:p>
              </table:table-cell>
              <table:table-cell office:value-type="float" office:value="212.654">
                <text:p>212.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8.26">
                <text:p>1668.26</text:p>
              </table:table-cell>
              <table:table-cell office:value-type="float" office:value="227.477">
                <text:p>227.4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8.51">
                <text:p>1668.51</text:p>
              </table:table-cell>
              <table:table-cell office:value-type="float" office:value="243.289">
                <text:p>243.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8.78">
                <text:p>1668.78</text:p>
              </table:table-cell>
              <table:table-cell office:value-type="float" office:value="260.088">
                <text:p>260.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9.03">
                <text:p>1669.03</text:p>
              </table:table-cell>
              <table:table-cell office:value-type="float" office:value="275.9">
                <text:p>275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9.29">
                <text:p>1669.29</text:p>
              </table:table-cell>
              <table:table-cell office:value-type="float" office:value="292.699">
                <text:p>292.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9.57">
                <text:p>1669.57</text:p>
              </table:table-cell>
              <table:table-cell office:value-type="float" office:value="310.487">
                <text:p>310.4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9.84">
                <text:p>1669.84</text:p>
              </table:table-cell>
              <table:table-cell office:value-type="float" office:value="327.287">
                <text:p>327.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70.11">
                <text:p>1670.11</text:p>
              </table:table-cell>
              <table:table-cell office:value-type="float" office:value="344.086">
                <text:p>344.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70.37">
                <text:p>1670.37</text:p>
              </table:table-cell>
              <table:table-cell office:value-type="float" office:value="360.886">
                <text:p>360.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0.64">
                <text:p>1670.64</text:p>
              </table:table-cell>
              <table:table-cell office:value-type="float" office:value="377.685">
                <text:p>377.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0.91">
                <text:p>1670.91</text:p>
              </table:table-cell>
              <table:table-cell office:value-type="float" office:value="394.485">
                <text:p>394.4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71.19">
                <text:p>1671.19</text:p>
              </table:table-cell>
              <table:table-cell office:value-type="float" office:value="412.273">
                <text:p>412.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1.46">
                <text:p>1671.46</text:p>
              </table:table-cell>
              <table:table-cell office:value-type="float" office:value="429.072">
                <text:p>429.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1.72">
                <text:p>1671.72</text:p>
              </table:table-cell>
              <table:table-cell office:value-type="float" office:value="445.872">
                <text:p>445.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1.99">
                <text:p>1671.99</text:p>
              </table:table-cell>
              <table:table-cell office:value-type="float" office:value="462.671">
                <text:p>462.6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2.27">
                <text:p>1672.27</text:p>
              </table:table-cell>
              <table:table-cell office:value-type="float" office:value="480.459">
                <text:p>480.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2.54">
                <text:p>1672.54</text:p>
              </table:table-cell>
              <table:table-cell office:value-type="float" office:value="497.259">
                <text:p>497.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2.81">
                <text:p>1672.81</text:p>
              </table:table-cell>
              <table:table-cell office:value-type="float" office:value="514.058">
                <text:p>514.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73.07">
                <text:p>1673.07</text:p>
              </table:table-cell>
              <table:table-cell office:value-type="float" office:value="530.858">
                <text:p>530.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73.35">
                <text:p>1673.35</text:p>
              </table:table-cell>
              <table:table-cell office:value-type="float" office:value="548.646">
                <text:p>548.6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73.62">
                <text:p>1673.62</text:p>
              </table:table-cell>
              <table:table-cell office:value-type="float" office:value="565.446">
                <text:p>565.4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3.89">
                <text:p>1673.89</text:p>
              </table:table-cell>
              <table:table-cell office:value-type="float" office:value="582.245">
                <text:p>582.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4.17">
                <text:p>1674.17</text:p>
              </table:table-cell>
              <table:table-cell office:value-type="float" office:value="600.033">
                <text:p>600.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4.44">
                <text:p>1674.44</text:p>
              </table:table-cell>
              <table:table-cell office:value-type="float" office:value="616.833">
                <text:p>616.8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4.7">
                <text:p>1674.7</text:p>
              </table:table-cell>
              <table:table-cell office:value-type="float" office:value="633.632">
                <text:p>633.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4.97">
                <text:p>1674.97</text:p>
              </table:table-cell>
              <table:table-cell office:value-type="float" office:value="650.432">
                <text:p>650.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5.24">
                <text:p>1675.24</text:p>
              </table:table-cell>
              <table:table-cell office:value-type="float" office:value="667.232">
                <text:p>667.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5.52">
                <text:p>1675.52</text:p>
              </table:table-cell>
              <table:table-cell office:value-type="float" office:value="685.019">
                <text:p>685.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5.78">
                <text:p>1675.78</text:p>
              </table:table-cell>
              <table:table-cell office:value-type="float" office:value="701.819">
                <text:p>701.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76.05">
                <text:p>1676.05</text:p>
              </table:table-cell>
              <table:table-cell office:value-type="float" office:value="718.619">
                <text:p>718.6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76.32">
                <text:p>1676.32</text:p>
              </table:table-cell>
              <table:table-cell office:value-type="float" office:value="735.418">
                <text:p>735.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6.6">
                <text:p>1676.6</text:p>
              </table:table-cell>
              <table:table-cell office:value-type="float" office:value="753.206">
                <text:p>753.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76.87">
                <text:p>1676.87</text:p>
              </table:table-cell>
              <table:table-cell office:value-type="float" office:value="770.006">
                <text:p>770.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77.13">
                <text:p>1677.13</text:p>
              </table:table-cell>
              <table:table-cell office:value-type="float" office:value="786.805">
                <text:p>786.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7.4">
                <text:p>1677.4</text:p>
              </table:table-cell>
              <table:table-cell office:value-type="float" office:value="803.605">
                <text:p>803.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77.68">
                <text:p>1677.68</text:p>
              </table:table-cell>
              <table:table-cell office:value-type="float" office:value="821.393">
                <text:p>821.3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7.95">
                <text:p>1677.95</text:p>
              </table:table-cell>
              <table:table-cell office:value-type="float" office:value="838.192">
                <text:p>838.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78.22">
                <text:p>1678.22</text:p>
              </table:table-cell>
              <table:table-cell office:value-type="float" office:value="854.992">
                <text:p>854.9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78.5">
                <text:p>1678.5</text:p>
              </table:table-cell>
              <table:table-cell office:value-type="float" office:value="872.78">
                <text:p>872.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78.76">
                <text:p>1678.76</text:p>
              </table:table-cell>
              <table:table-cell office:value-type="float" office:value="889.579">
                <text:p>889.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9.03">
                <text:p>1679.03</text:p>
              </table:table-cell>
              <table:table-cell office:value-type="float" office:value="906.379">
                <text:p>906.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9.3">
                <text:p>1679.3</text:p>
              </table:table-cell>
              <table:table-cell office:value-type="float" office:value="923.179">
                <text:p>923.1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9.58">
                <text:p>1679.58</text:p>
              </table:table-cell>
              <table:table-cell office:value-type="float" office:value="940.967">
                <text:p>940.9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9.85">
                <text:p>1679.85</text:p>
              </table:table-cell>
              <table:table-cell office:value-type="float" office:value="957.766">
                <text:p>957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0.11">
                <text:p>1680.11</text:p>
              </table:table-cell>
              <table:table-cell office:value-type="float" office:value="974.566">
                <text:p>974.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0.38">
                <text:p>1680.38</text:p>
              </table:table-cell>
              <table:table-cell office:value-type="float" office:value="991.365">
                <text:p>991.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80.65">
                <text:p>1680.65</text:p>
              </table:table-cell>
              <table:table-cell office:value-type="float" office:value="1008.17">
                <text:p>1008.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80.93">
                <text:p>1680.93</text:p>
              </table:table-cell>
              <table:table-cell office:value-type="float" office:value="1025.95">
                <text:p>1025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1.2">
                <text:p>1681.2</text:p>
              </table:table-cell>
              <table:table-cell office:value-type="float" office:value="1042.75">
                <text:p>1042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1.46">
                <text:p>1681.46</text:p>
              </table:table-cell>
              <table:table-cell office:value-type="float" office:value="1059.55">
                <text:p>1059.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1.73">
                <text:p>1681.73</text:p>
              </table:table-cell>
              <table:table-cell office:value-type="float" office:value="1076.35">
                <text:p>1076.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2.01">
                <text:p>1682.01</text:p>
              </table:table-cell>
              <table:table-cell office:value-type="float" office:value="1094.14">
                <text:p>1094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82.28">
                <text:p>1682.28</text:p>
              </table:table-cell>
              <table:table-cell office:value-type="float" office:value="1110.94">
                <text:p>1110.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82.54">
                <text:p>1682.54</text:p>
              </table:table-cell>
              <table:table-cell office:value-type="float" office:value="1127.74">
                <text:p>1127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2.81">
                <text:p>1682.81</text:p>
              </table:table-cell>
              <table:table-cell office:value-type="float" office:value="1144.54">
                <text:p>1144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3.09">
                <text:p>1683.09</text:p>
              </table:table-cell>
              <table:table-cell office:value-type="float" office:value="1162.33">
                <text:p>1162.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3.36">
                <text:p>1683.36</text:p>
              </table:table-cell>
              <table:table-cell office:value-type="float" office:value="1179.13">
                <text:p>1179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83.63">
                <text:p>1683.63</text:p>
              </table:table-cell>
              <table:table-cell office:value-type="float" office:value="1195.93">
                <text:p>1195.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3.89">
                <text:p>1683.89</text:p>
              </table:table-cell>
              <table:table-cell office:value-type="float" office:value="1212.72">
                <text:p>1212.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4.17">
                <text:p>1684.17</text:p>
              </table:table-cell>
              <table:table-cell office:value-type="float" office:value="1230.51">
                <text:p>1230.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4.44">
                <text:p>1684.44</text:p>
              </table:table-cell>
              <table:table-cell office:value-type="float" office:value="1247.31">
                <text:p>1247.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4.71">
                <text:p>1684.71</text:p>
              </table:table-cell>
              <table:table-cell office:value-type="float" office:value="1264.11">
                <text:p>1264.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84.97">
                <text:p>1684.97</text:p>
              </table:table-cell>
              <table:table-cell office:value-type="float" office:value="1280.91">
                <text:p>1280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5.26">
                <text:p>1685.26</text:p>
              </table:table-cell>
              <table:table-cell office:value-type="float" office:value="1298.7">
                <text:p>1298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5.52">
                <text:p>1685.52</text:p>
              </table:table-cell>
              <table:table-cell office:value-type="float" office:value="1315.5">
                <text:p>131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5.79">
                <text:p>1685.79</text:p>
              </table:table-cell>
              <table:table-cell office:value-type="float" office:value="1332.3">
                <text:p>1332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86.06">
                <text:p>1686.06</text:p>
              </table:table-cell>
              <table:table-cell office:value-type="float" office:value="1349.1">
                <text:p>1349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6.34">
                <text:p>1686.34</text:p>
              </table:table-cell>
              <table:table-cell office:value-type="float" office:value="1366.89">
                <text:p>1366.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6.61">
                <text:p>1686.61</text:p>
              </table:table-cell>
              <table:table-cell office:value-type="float" office:value="1383.69">
                <text:p>1383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6.87">
                <text:p>1686.87</text:p>
              </table:table-cell>
              <table:table-cell office:value-type="float" office:value="1400.48">
                <text:p>1400.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7.14">
                <text:p>1687.14</text:p>
              </table:table-cell>
              <table:table-cell office:value-type="float" office:value="1417.28">
                <text:p>1417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7.42">
                <text:p>1687.42</text:p>
              </table:table-cell>
              <table:table-cell office:value-type="float" office:value="1435.07">
                <text:p>1435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7.69">
                <text:p>1687.69</text:p>
              </table:table-cell>
              <table:table-cell office:value-type="float" office:value="1451.87">
                <text:p>1451.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7.95">
                <text:p>1687.95</text:p>
              </table:table-cell>
              <table:table-cell office:value-type="float" office:value="1468.67">
                <text:p>1468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8.22">
                <text:p>1688.22</text:p>
              </table:table-cell>
              <table:table-cell office:value-type="float" office:value="1485.47">
                <text:p>1485.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8.5">
                <text:p>1688.5</text:p>
              </table:table-cell>
              <table:table-cell office:value-type="float" office:value="1503.26">
                <text:p>1503.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88.77">
                <text:p>1688.77</text:p>
              </table:table-cell>
              <table:table-cell office:value-type="float" office:value="1520.06">
                <text:p>152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89.04">
                <text:p>1689.04</text:p>
              </table:table-cell>
              <table:table-cell office:value-type="float" office:value="1536.86">
                <text:p>1536.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89.32">
                <text:p>1689.32</text:p>
              </table:table-cell>
              <table:table-cell office:value-type="float" office:value="1554.65">
                <text:p>1554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89.58">
                <text:p>1689.58</text:p>
              </table:table-cell>
              <table:table-cell office:value-type="float" office:value="1571.45">
                <text:p>1571.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9.85">
                <text:p>1689.85</text:p>
              </table:table-cell>
              <table:table-cell office:value-type="float" office:value="1588.24">
                <text:p>1588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0.12">
                <text:p>1690.12</text:p>
              </table:table-cell>
              <table:table-cell office:value-type="float" office:value="1605.04">
                <text:p>1605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0.4">
                <text:p>1690.4</text:p>
              </table:table-cell>
              <table:table-cell office:value-type="float" office:value="1622.83">
                <text:p>1622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90.67">
                <text:p>1690.67</text:p>
              </table:table-cell>
              <table:table-cell office:value-type="float" office:value="1639.63">
                <text:p>1639.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90.98">
                <text:p>1690.98</text:p>
              </table:table-cell>
              <table:table-cell office:value-type="float" office:value="1659.4">
                <text:p>1659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91.25">
                <text:p>1691.25</text:p>
              </table:table-cell>
              <table:table-cell office:value-type="float" office:value="1676.2">
                <text:p>1676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1.51">
                <text:p>1691.51</text:p>
              </table:table-cell>
              <table:table-cell office:value-type="float" office:value="1692.99">
                <text:p>1692.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91.8">
                <text:p>1691.8</text:p>
              </table:table-cell>
              <table:table-cell office:value-type="float" office:value="1710.78">
                <text:p>1710.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92.03">
                <text:p>1692.03</text:p>
              </table:table-cell>
              <table:table-cell office:value-type="float" office:value="1725.61">
                <text:p>1725.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86.84">
                <text:p>1686.84</text:p>
              </table:table-cell>
              <table:table-cell office:value-type="float" office:value="1674.98">
                <text:p>1674.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19.88">
                <text:p>1619.88</text:p>
              </table:table-cell>
              <table:table-cell office:value-type="float" office:value="1673.82">
                <text:p>1673.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09">
                <text:p>1609</text:p>
              </table:table-cell>
              <table:table-cell office:value-type="float" office:value="1673.9">
                <text:p>1673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94.18">
                <text:p>1594.18</text:p>
              </table:table-cell>
              <table:table-cell office:value-type="float" office:value="1674.01">
                <text:p>1674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8.37">
                <text:p>1578.37</text:p>
              </table:table-cell>
              <table:table-cell office:value-type="float" office:value="1674.12">
                <text:p>1674.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1.57">
                <text:p>1561.57</text:p>
              </table:table-cell>
              <table:table-cell office:value-type="float" office:value="1674.24">
                <text:p>1674.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5.75">
                <text:p>1545.75</text:p>
              </table:table-cell>
              <table:table-cell office:value-type="float" office:value="1674.36">
                <text:p>1674.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8.95">
                <text:p>1528.95</text:p>
              </table:table-cell>
              <table:table-cell office:value-type="float" office:value="1674.48">
                <text:p>1674.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12.15">
                <text:p>1512.15</text:p>
              </table:table-cell>
              <table:table-cell office:value-type="float" office:value="1674.6">
                <text:p>1674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94.36">
                <text:p>1494.36</text:p>
              </table:table-cell>
              <table:table-cell office:value-type="float" office:value="1674.73">
                <text:p>1674.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.56">
                <text:p>1477.56</text:p>
              </table:table-cell>
              <table:table-cell office:value-type="float" office:value="1674.85">
                <text:p>1674.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0.76">
                <text:p>1460.76</text:p>
              </table:table-cell>
              <table:table-cell office:value-type="float" office:value="1674.97">
                <text:p>1674.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3.96">
                <text:p>1443.96</text:p>
              </table:table-cell>
              <table:table-cell office:value-type="float" office:value="1675.1">
                <text:p>1675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6.17">
                <text:p>1426.17</text:p>
              </table:table-cell>
              <table:table-cell office:value-type="float" office:value="1675.22">
                <text:p>1675.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9.37">
                <text:p>1409.37</text:p>
              </table:table-cell>
              <table:table-cell office:value-type="float" office:value="1675.35">
                <text:p>1675.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2.56">
                <text:p>1392.56</text:p>
              </table:table-cell>
              <table:table-cell office:value-type="float" office:value="1675.47">
                <text:p>1675.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5.76">
                <text:p>1375.76</text:p>
              </table:table-cell>
              <table:table-cell office:value-type="float" office:value="1675.59">
                <text:p>1675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58.96">
                <text:p>1358.96</text:p>
              </table:table-cell>
              <table:table-cell office:value-type="float" office:value="1675.71">
                <text:p>1675.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41.17">
                <text:p>1341.17</text:p>
              </table:table-cell>
              <table:table-cell office:value-type="float" office:value="1675.84">
                <text:p>1675.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4.37">
                <text:p>1324.37</text:p>
              </table:table-cell>
              <table:table-cell office:value-type="float" office:value="1675.96">
                <text:p>1675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7.57">
                <text:p>1307.57</text:p>
              </table:table-cell>
              <table:table-cell office:value-type="float" office:value="1676.08">
                <text:p>1676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90.77">
                <text:p>1290.77</text:p>
              </table:table-cell>
              <table:table-cell office:value-type="float" office:value="1676.21">
                <text:p>1676.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72.98">
                <text:p>1272.98</text:p>
              </table:table-cell>
              <table:table-cell office:value-type="float" office:value="1676.33">
                <text:p>1676.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6.18">
                <text:p>1256.18</text:p>
              </table:table-cell>
              <table:table-cell office:value-type="float" office:value="1676.46">
                <text:p>1676.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39.38">
                <text:p>1239.38</text:p>
              </table:table-cell>
              <table:table-cell office:value-type="float" office:value="1676.58">
                <text:p>1676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22.58">
                <text:p>1222.58</text:p>
              </table:table-cell>
              <table:table-cell office:value-type="float" office:value="1676.7">
                <text:p>1676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1.82">
                <text:p>1201.82</text:p>
              </table:table-cell>
              <table:table-cell office:value-type="float" office:value="1676.85">
                <text:p>1676.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5.02">
                <text:p>1185.02</text:p>
              </table:table-cell>
              <table:table-cell office:value-type="float" office:value="1676.97">
                <text:p>1676.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8.22">
                <text:p>1168.22</text:p>
              </table:table-cell>
              <table:table-cell office:value-type="float" office:value="1677.09">
                <text:p>1677.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1.42">
                <text:p>1151.42</text:p>
              </table:table-cell>
              <table:table-cell office:value-type="float" office:value="1677.21">
                <text:p>1677.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33.63">
                <text:p>1133.63</text:p>
              </table:table-cell>
              <table:table-cell office:value-type="float" office:value="1677.34">
                <text:p>1677.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16.83">
                <text:p>1116.83</text:p>
              </table:table-cell>
              <table:table-cell office:value-type="float" office:value="1677.47">
                <text:p>1677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0.02">
                <text:p>1100.02</text:p>
              </table:table-cell>
              <table:table-cell office:value-type="float" office:value="1677.59">
                <text:p>1677.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3.22">
                <text:p>1083.22</text:p>
              </table:table-cell>
              <table:table-cell office:value-type="float" office:value="1677.71">
                <text:p>1677.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5.43">
                <text:p>1065.43</text:p>
              </table:table-cell>
              <table:table-cell office:value-type="float" office:value="1677.84">
                <text:p>1677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8.63">
                <text:p>1048.63</text:p>
              </table:table-cell>
              <table:table-cell office:value-type="float" office:value="1677.96">
                <text:p>1677.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1.83">
                <text:p>1031.83</text:p>
              </table:table-cell>
              <table:table-cell office:value-type="float" office:value="1678.08">
                <text:p>1678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5.03">
                <text:p>1015.03</text:p>
              </table:table-cell>
              <table:table-cell office:value-type="float" office:value="1678.2">
                <text:p>1678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7.241">
                <text:p>997.241</text:p>
              </table:table-cell>
              <table:table-cell office:value-type="float" office:value="1678.33">
                <text:p>1678.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0.439">
                <text:p>980.439</text:p>
              </table:table-cell>
              <table:table-cell office:value-type="float" office:value="1678.45">
                <text:p>1678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3.638">
                <text:p>963.638</text:p>
              </table:table-cell>
              <table:table-cell office:value-type="float" office:value="1678.58">
                <text:p>1678.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6.837">
                <text:p>946.837</text:p>
              </table:table-cell>
              <table:table-cell office:value-type="float" office:value="1678.7">
                <text:p>1678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29.047">
                <text:p>929.047</text:p>
              </table:table-cell>
              <table:table-cell office:value-type="float" office:value="1678.83">
                <text:p>1678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2.246">
                <text:p>912.246</text:p>
              </table:table-cell>
              <table:table-cell office:value-type="float" office:value="1678.95">
                <text:p>1678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5.445">
                <text:p>895.445</text:p>
              </table:table-cell>
              <table:table-cell office:value-type="float" office:value="1679.07">
                <text:p>1679.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8.643">
                <text:p>878.643</text:p>
              </table:table-cell>
              <table:table-cell office:value-type="float" office:value="1679.19">
                <text:p>1679.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0.854">
                <text:p>860.854</text:p>
              </table:table-cell>
              <table:table-cell office:value-type="float" office:value="1679.32">
                <text:p>1679.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4.053">
                <text:p>844.053</text:p>
              </table:table-cell>
              <table:table-cell office:value-type="float" office:value="1679.44">
                <text:p>1679.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7.251">
                <text:p>827.251</text:p>
              </table:table-cell>
              <table:table-cell office:value-type="float" office:value="1679.56">
                <text:p>1679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0.45">
                <text:p>810.45</text:p>
              </table:table-cell>
              <table:table-cell office:value-type="float" office:value="1679.69">
                <text:p>1679.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3.649">
                <text:p>793.649</text:p>
              </table:table-cell>
              <table:table-cell office:value-type="float" office:value="1679.81">
                <text:p>1679.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5.859">
                <text:p>775.859</text:p>
              </table:table-cell>
              <table:table-cell office:value-type="float" office:value="1679.94">
                <text:p>1679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9.058">
                <text:p>759.058</text:p>
              </table:table-cell>
              <table:table-cell office:value-type="float" office:value="1680.06">
                <text:p>1680.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2.257">
                <text:p>742.257</text:p>
              </table:table-cell>
              <table:table-cell office:value-type="float" office:value="1680.18">
                <text:p>1680.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5.455">
                <text:p>725.455</text:p>
              </table:table-cell>
              <table:table-cell office:value-type="float" office:value="1680.3">
                <text:p>1680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7.666">
                <text:p>707.666</text:p>
              </table:table-cell>
              <table:table-cell office:value-type="float" office:value="1680.43">
                <text:p>1680.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0.864">
                <text:p>690.864</text:p>
              </table:table-cell>
              <table:table-cell office:value-type="float" office:value="1680.55">
                <text:p>1680.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4.063">
                <text:p>674.063</text:p>
              </table:table-cell>
              <table:table-cell office:value-type="float" office:value="1680.67">
                <text:p>1680.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7.262">
                <text:p>657.262</text:p>
              </table:table-cell>
              <table:table-cell office:value-type="float" office:value="1680.79">
                <text:p>1680.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9.472">
                <text:p>639.472</text:p>
              </table:table-cell>
              <table:table-cell office:value-type="float" office:value="1680.92">
                <text:p>1680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2.671">
                <text:p>622.671</text:p>
              </table:table-cell>
              <table:table-cell office:value-type="float" office:value="1681.05">
                <text:p>1681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5.87">
                <text:p>605.87</text:p>
              </table:table-cell>
              <table:table-cell office:value-type="float" office:value="1681.17">
                <text:p>1681.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9.068">
                <text:p>589.068</text:p>
              </table:table-cell>
              <table:table-cell office:value-type="float" office:value="1681.29">
                <text:p>1681.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1.279">
                <text:p>571.279</text:p>
              </table:table-cell>
              <table:table-cell office:value-type="float" office:value="1681.42">
                <text:p>1681.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4.478">
                <text:p>554.478</text:p>
              </table:table-cell>
              <table:table-cell office:value-type="float" office:value="1681.54">
                <text:p>1681.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7.676">
                <text:p>537.676</text:p>
              </table:table-cell>
              <table:table-cell office:value-type="float" office:value="1681.66">
                <text:p>1681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9.887">
                <text:p>519.887</text:p>
              </table:table-cell>
              <table:table-cell office:value-type="float" office:value="1681.79">
                <text:p>1681.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3.085">
                <text:p>503.085</text:p>
              </table:table-cell>
              <table:table-cell office:value-type="float" office:value="1681.91">
                <text:p>1681.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6.284">
                <text:p>486.284</text:p>
              </table:table-cell>
              <table:table-cell office:value-type="float" office:value="1682.03">
                <text:p>1682.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9.483">
                <text:p>469.483</text:p>
              </table:table-cell>
              <table:table-cell office:value-type="float" office:value="1682.16">
                <text:p>1682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1.693">
                <text:p>451.693</text:p>
              </table:table-cell>
              <table:table-cell office:value-type="float" office:value="1682.28">
                <text:p>1682.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4.892">
                <text:p>434.892</text:p>
              </table:table-cell>
              <table:table-cell office:value-type="float" office:value="1682.41">
                <text:p>1682.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8.091">
                <text:p>418.091</text:p>
              </table:table-cell>
              <table:table-cell office:value-type="float" office:value="1682.53">
                <text:p>1682.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1.29">
                <text:p>401.29</text:p>
              </table:table-cell>
              <table:table-cell office:value-type="float" office:value="1682.65">
                <text:p>1682.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3.5">
                <text:p>383.5</text:p>
              </table:table-cell>
              <table:table-cell office:value-type="float" office:value="1682.78">
                <text:p>1682.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6.699">
                <text:p>366.699</text:p>
              </table:table-cell>
              <table:table-cell office:value-type="float" office:value="1682.9">
                <text:p>1682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9.897">
                <text:p>349.897</text:p>
              </table:table-cell>
              <table:table-cell office:value-type="float" office:value="1683.02">
                <text:p>1683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3.096">
                <text:p>333.096</text:p>
              </table:table-cell>
              <table:table-cell office:value-type="float" office:value="1683.14">
                <text:p>1683.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5.307">
                <text:p>315.307</text:p>
              </table:table-cell>
              <table:table-cell office:value-type="float" office:value="1683.27">
                <text:p>1683.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8.505">
                <text:p>298.505</text:p>
              </table:table-cell>
              <table:table-cell office:value-type="float" office:value="1683.39">
                <text:p>1683.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1.704">
                <text:p>281.704</text:p>
              </table:table-cell>
              <table:table-cell office:value-type="float" office:value="1683.52">
                <text:p>1683.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.903">
                <text:p>264.903</text:p>
              </table:table-cell>
              <table:table-cell office:value-type="float" office:value="1683.64">
                <text:p>1683.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7.113">
                <text:p>247.113</text:p>
              </table:table-cell>
              <table:table-cell office:value-type="float" office:value="1683.77">
                <text:p>1683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0.312">
                <text:p>230.312</text:p>
              </table:table-cell>
              <table:table-cell office:value-type="float" office:value="1683.89">
                <text:p>1683.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3.511">
                <text:p>213.511</text:p>
              </table:table-cell>
              <table:table-cell office:value-type="float" office:value="1684.01">
                <text:p>1684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5.721">
                <text:p>195.721</text:p>
              </table:table-cell>
              <table:table-cell office:value-type="float" office:value="1684.14">
                <text:p>1684.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8.92">
                <text:p>178.92</text:p>
              </table:table-cell>
              <table:table-cell office:value-type="float" office:value="1684.26">
                <text:p>1684.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.118">
                <text:p>162.118</text:p>
              </table:table-cell>
              <table:table-cell office:value-type="float" office:value="1684.38">
                <text:p>1684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5.317">
                <text:p>145.317</text:p>
              </table:table-cell>
              <table:table-cell office:value-type="float" office:value="1684.5">
                <text:p>1684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.528">
                <text:p>127.528</text:p>
              </table:table-cell>
              <table:table-cell office:value-type="float" office:value="1684.63">
                <text:p>1684.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3.691">
                <text:p>113.691</text:p>
              </table:table-cell>
              <table:table-cell office:value-type="float" office:value="1684.73">
                <text:p>1684.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7.297">
                <text:p>167.297</text:p>
              </table:table-cell>
              <table:table-cell office:value-type="float" office:value="1679.35">
                <text:p>1679.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9.029">
                <text:p>169.029</text:p>
              </table:table-cell>
              <table:table-cell office:value-type="float" office:value="1612.4">
                <text:p>1612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9.044">
                <text:p>169.044</text:p>
              </table:table-cell>
              <table:table-cell office:value-type="float" office:value="1601.53">
                <text:p>1601.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9.065">
                <text:p>169.065</text:p>
              </table:table-cell>
              <table:table-cell office:value-type="float" office:value="1586.7">
                <text:p>1586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9.087">
                <text:p>169.087</text:p>
              </table:table-cell>
              <table:table-cell office:value-type="float" office:value="1570.89">
                <text:p>1570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9.108">
                <text:p>169.108</text:p>
              </table:table-cell>
              <table:table-cell office:value-type="float" office:value="1555.08">
                <text:p>1555.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9.132">
                <text:p>169.132</text:p>
              </table:table-cell>
              <table:table-cell office:value-type="float" office:value="1538.27">
                <text:p>1538.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.155">
                <text:p>169.155</text:p>
              </table:table-cell>
              <table:table-cell office:value-type="float" office:value="1521.47">
                <text:p>1521.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9.178">
                <text:p>169.178</text:p>
              </table:table-cell>
              <table:table-cell office:value-type="float" office:value="1504.67">
                <text:p>1504.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9.202">
                <text:p>169.202</text:p>
              </table:table-cell>
              <table:table-cell office:value-type="float" office:value="1486.88">
                <text:p>1486.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9.225">
                <text:p>169.225</text:p>
              </table:table-cell>
              <table:table-cell office:value-type="float" office:value="1470.08">
                <text:p>1470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9.249">
                <text:p>169.249</text:p>
              </table:table-cell>
              <table:table-cell office:value-type="float" office:value="1453.28">
                <text:p>1453.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9.272">
                <text:p>169.272</text:p>
              </table:table-cell>
              <table:table-cell office:value-type="float" office:value="1436.47">
                <text:p>1436.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.295">
                <text:p>169.295</text:p>
              </table:table-cell>
              <table:table-cell office:value-type="float" office:value="1419.67">
                <text:p>1419.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9.319">
                <text:p>169.319</text:p>
              </table:table-cell>
              <table:table-cell office:value-type="float" office:value="1401.88">
                <text:p>1401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9.343">
                <text:p>169.343</text:p>
              </table:table-cell>
              <table:table-cell office:value-type="float" office:value="1385.08">
                <text:p>1385.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9.366">
                <text:p>169.366</text:p>
              </table:table-cell>
              <table:table-cell office:value-type="float" office:value="1368.28">
                <text:p>1368.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9.389">
                <text:p>169.389</text:p>
              </table:table-cell>
              <table:table-cell office:value-type="float" office:value="1351.48">
                <text:p>1351.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9.413">
                <text:p>169.413</text:p>
              </table:table-cell>
              <table:table-cell office:value-type="float" office:value="1333.69">
                <text:p>1333.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.437">
                <text:p>169.437</text:p>
              </table:table-cell>
              <table:table-cell office:value-type="float" office:value="1316.89">
                <text:p>1316.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9.46">
                <text:p>169.46</text:p>
              </table:table-cell>
              <table:table-cell office:value-type="float" office:value="1300.08">
                <text:p>1300.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.483">
                <text:p>169.483</text:p>
              </table:table-cell>
              <table:table-cell office:value-type="float" office:value="1283.28">
                <text:p>1283.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9.507">
                <text:p>169.507</text:p>
              </table:table-cell>
              <table:table-cell office:value-type="float" office:value="1265.49">
                <text:p>1265.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.53">
                <text:p>169.53</text:p>
              </table:table-cell>
              <table:table-cell office:value-type="float" office:value="1248.69">
                <text:p>1248.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.554">
                <text:p>169.554</text:p>
              </table:table-cell>
              <table:table-cell office:value-type="float" office:value="1231.89">
                <text:p>1231.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9.577">
                <text:p>169.577</text:p>
              </table:table-cell>
              <table:table-cell office:value-type="float" office:value="1215.09">
                <text:p>1215.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9.6">
                <text:p>169.6</text:p>
              </table:table-cell>
              <table:table-cell office:value-type="float" office:value="1198.29">
                <text:p>1198.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9.624">
                <text:p>169.624</text:p>
              </table:table-cell>
              <table:table-cell office:value-type="float" office:value="1180.49">
                <text:p>1180.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9.648">
                <text:p>169.648</text:p>
              </table:table-cell>
              <table:table-cell office:value-type="float" office:value="1163.69">
                <text:p>1163.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9.671">
                <text:p>169.671</text:p>
              </table:table-cell>
              <table:table-cell office:value-type="float" office:value="1146.89">
                <text:p>1146.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9.695">
                <text:p>169.695</text:p>
              </table:table-cell>
              <table:table-cell office:value-type="float" office:value="1129.1">
                <text:p>1129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9.718">
                <text:p>169.718</text:p>
              </table:table-cell>
              <table:table-cell office:value-type="float" office:value="1112.3">
                <text:p>1112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9.742">
                <text:p>169.742</text:p>
              </table:table-cell>
              <table:table-cell office:value-type="float" office:value="1095.5">
                <text:p>1095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9.765">
                <text:p>169.765</text:p>
              </table:table-cell>
              <table:table-cell office:value-type="float" office:value="1078.7">
                <text:p>1078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9.789">
                <text:p>169.789</text:p>
              </table:table-cell>
              <table:table-cell office:value-type="float" office:value="1060.91">
                <text:p>1060.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9.812">
                <text:p>169.812</text:p>
              </table:table-cell>
              <table:table-cell office:value-type="float" office:value="1044.1">
                <text:p>1044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9.835">
                <text:p>169.835</text:p>
              </table:table-cell>
              <table:table-cell office:value-type="float" office:value="1027.3">
                <text:p>1027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9.859">
                <text:p>169.859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9.883">
                <text:p>169.883</text:p>
              </table:table-cell>
              <table:table-cell office:value-type="float" office:value="992.711">
                <text:p>992.7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9.906">
                <text:p>169.906</text:p>
              </table:table-cell>
              <table:table-cell office:value-type="float" office:value="975.909">
                <text:p>975.9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9.929">
                <text:p>169.929</text:p>
              </table:table-cell>
              <table:table-cell office:value-type="float" office:value="959.107">
                <text:p>959.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9.953">
                <text:p>169.953</text:p>
              </table:table-cell>
              <table:table-cell office:value-type="float" office:value="942.306">
                <text:p>942.3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9.977">
                <text:p>169.977</text:p>
              </table:table-cell>
              <table:table-cell office:value-type="float" office:value="924.516">
                <text:p>924.5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0">
                <text:p>170</text:p>
              </table:table-cell>
              <table:table-cell office:value-type="float" office:value="907.714">
                <text:p>907.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0.027">
                <text:p>170.027</text:p>
              </table:table-cell>
              <table:table-cell office:value-type="float" office:value="887.947">
                <text:p>887.9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0.051">
                <text:p>170.051</text:p>
              </table:table-cell>
              <table:table-cell office:value-type="float" office:value="871.146">
                <text:p>871.1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.074">
                <text:p>170.074</text:p>
              </table:table-cell>
              <table:table-cell office:value-type="float" office:value="854.344">
                <text:p>854.3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0.098">
                <text:p>170.098</text:p>
              </table:table-cell>
              <table:table-cell office:value-type="float" office:value="836.554">
                <text:p>836.5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0.121">
                <text:p>170.121</text:p>
              </table:table-cell>
              <table:table-cell office:value-type="float" office:value="819.752">
                <text:p>819.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0.145">
                <text:p>170.145</text:p>
              </table:table-cell>
              <table:table-cell office:value-type="float" office:value="802.951">
                <text:p>802.9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0.168">
                <text:p>170.168</text:p>
              </table:table-cell>
              <table:table-cell office:value-type="float" office:value="786.149">
                <text:p>786.1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.192">
                <text:p>170.192</text:p>
              </table:table-cell>
              <table:table-cell office:value-type="float" office:value="768.359">
                <text:p>768.3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.215">
                <text:p>170.215</text:p>
              </table:table-cell>
              <table:table-cell office:value-type="float" office:value="751.557">
                <text:p>751.5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0.238">
                <text:p>170.238</text:p>
              </table:table-cell>
              <table:table-cell office:value-type="float" office:value="734.755">
                <text:p>734.7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0.263">
                <text:p>170.263</text:p>
              </table:table-cell>
              <table:table-cell office:value-type="float" office:value="716.965">
                <text:p>716.9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0.286">
                <text:p>170.286</text:p>
              </table:table-cell>
              <table:table-cell office:value-type="float" office:value="700.164">
                <text:p>700.1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0.309">
                <text:p>170.309</text:p>
              </table:table-cell>
              <table:table-cell office:value-type="float" office:value="683.362">
                <text:p>683.3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0.332">
                <text:p>170.332</text:p>
              </table:table-cell>
              <table:table-cell office:value-type="float" office:value="666.56">
                <text:p>666.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0.357">
                <text:p>170.357</text:p>
              </table:table-cell>
              <table:table-cell office:value-type="float" office:value="648.77">
                <text:p>648.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0.38">
                <text:p>170.38</text:p>
              </table:table-cell>
              <table:table-cell office:value-type="float" office:value="631.969">
                <text:p>631.9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.403">
                <text:p>170.403</text:p>
              </table:table-cell>
              <table:table-cell office:value-type="float" office:value="615.167">
                <text:p>615.1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0.426">
                <text:p>170.426</text:p>
              </table:table-cell>
              <table:table-cell office:value-type="float" office:value="598.365">
                <text:p>598.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.45">
                <text:p>170.45</text:p>
              </table:table-cell>
              <table:table-cell office:value-type="float" office:value="581.563">
                <text:p>581.5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0.474">
                <text:p>170.474</text:p>
              </table:table-cell>
              <table:table-cell office:value-type="float" office:value="563.773">
                <text:p>563.7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0.497">
                <text:p>170.497</text:p>
              </table:table-cell>
              <table:table-cell office:value-type="float" office:value="546.972">
                <text:p>546.9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.52">
                <text:p>170.52</text:p>
              </table:table-cell>
              <table:table-cell office:value-type="float" office:value="530.17">
                <text:p>530.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.545">
                <text:p>170.545</text:p>
              </table:table-cell>
              <table:table-cell office:value-type="float" office:value="512.38">
                <text:p>512.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.568">
                <text:p>170.568</text:p>
              </table:table-cell>
              <table:table-cell office:value-type="float" office:value="495.578">
                <text:p>495.5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.591">
                <text:p>170.591</text:p>
              </table:table-cell>
              <table:table-cell office:value-type="float" office:value="478.777">
                <text:p>478.7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0.614">
                <text:p>170.614</text:p>
              </table:table-cell>
              <table:table-cell office:value-type="float" office:value="461.975">
                <text:p>461.9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0.639">
                <text:p>170.639</text:p>
              </table:table-cell>
              <table:table-cell office:value-type="float" office:value="444.185">
                <text:p>444.1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0.666">
                <text:p>170.666</text:p>
              </table:table-cell>
              <table:table-cell office:value-type="float" office:value="424.418">
                <text:p>424.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0.689">
                <text:p>170.689</text:p>
              </table:table-cell>
              <table:table-cell office:value-type="float" office:value="407.616">
                <text:p>407.6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0.712">
                <text:p>170.712</text:p>
              </table:table-cell>
              <table:table-cell office:value-type="float" office:value="390.815">
                <text:p>390.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.735">
                <text:p>170.735</text:p>
              </table:table-cell>
              <table:table-cell office:value-type="float" office:value="374.013">
                <text:p>374.0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.76">
                <text:p>170.76</text:p>
              </table:table-cell>
              <table:table-cell office:value-type="float" office:value="356.223">
                <text:p>356.2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.783">
                <text:p>170.783</text:p>
              </table:table-cell>
              <table:table-cell office:value-type="float" office:value="339.421">
                <text:p>339.4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0.806">
                <text:p>170.806</text:p>
              </table:table-cell>
              <table:table-cell office:value-type="float" office:value="322.62">
                <text:p>322.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0.829">
                <text:p>170.829</text:p>
              </table:table-cell>
              <table:table-cell office:value-type="float" office:value="305.818">
                <text:p>305.8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0.854">
                <text:p>170.854</text:p>
              </table:table-cell>
              <table:table-cell office:value-type="float" office:value="288.028">
                <text:p>288.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0.877">
                <text:p>170.877</text:p>
              </table:table-cell>
              <table:table-cell office:value-type="float" office:value="271.226">
                <text:p>271.2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0.9">
                <text:p>170.9</text:p>
              </table:table-cell>
              <table:table-cell office:value-type="float" office:value="254.424">
                <text:p>254.4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.923">
                <text:p>170.923</text:p>
              </table:table-cell>
              <table:table-cell office:value-type="float" office:value="237.623">
                <text:p>237.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55cm" svg:y="4.214cm" style:legend-expansion="high" chart:style-name="ch2"/>
        <chart:plot-area chart:style-name="ch3" table:cell-range-address="Sheet1.F1:Sheet1.G121" svg:x="0.77cm" svg:y="0.855cm" svg:width="13.046cm" svg:height="7.545cm">
          <chartooo:coordinate-region svg:x="1.868cm" svg:y="1.042cm" svg:width="11.523cm" svg:height="7.1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121" chart:class="chart:scatter">
            <chart:domain table:cell-range-address="Sheet1.F1:Sheet1.F121"/>
            <chart:data-point chart:repeated="1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8.874">
                <text:p>488.874</text:p>
                <draw:g>
                  <svg:desc>Sheet1.F1:Sheet1.F121</svg:desc>
                </draw:g>
              </table:table-cell>
              <table:table-cell office:value-type="float" office:value="-8.87362">
                <text:p>-8.87362</text:p>
                <draw:g>
                  <svg:desc>Sheet1.G1:Sheet1.G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5.409">
                <text:p>545.409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.116">
                <text:p>519.116</text:p>
              </table:table-cell>
              <table:table-cell office:value-type="float" office:value="52.9133">
                <text:p>52.9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6.305">
                <text:p>596.305</text:p>
              </table:table-cell>
              <table:table-cell office:value-type="float" office:value="7.53175">
                <text:p>7.53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5.535">
                <text:p>615.535</text:p>
              </table:table-cell>
              <table:table-cell office:value-type="float" office:value="20.108">
                <text:p>20.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9.033">
                <text:p>659.033</text:p>
              </table:table-cell>
              <table:table-cell office:value-type="float" office:value="10.3444">
                <text:p>10.3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.372">
                <text:p>671.372</text:p>
              </table:table-cell>
              <table:table-cell office:value-type="float" office:value="14.3913">
                <text:p>14.3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.71">
                <text:p>683.71</text:p>
              </table:table-cell>
              <table:table-cell office:value-type="float" office:value="18.4382">
                <text:p>18.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6.048">
                <text:p>696.048</text:p>
              </table:table-cell>
              <table:table-cell office:value-type="float" office:value="22.4851">
                <text:p>22.4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2.845">
                <text:p>712.845</text:p>
              </table:table-cell>
              <table:table-cell office:value-type="float" office:value="22.0737">
                <text:p>22.0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.63">
                <text:p>730.63</text:p>
              </table:table-cell>
              <table:table-cell office:value-type="float" office:value="21.6381">
                <text:p>21.6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427">
                <text:p>747.427</text:p>
              </table:table-cell>
              <table:table-cell office:value-type="float" office:value="21.2267">
                <text:p>21.2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4.223">
                <text:p>764.223</text:p>
              </table:table-cell>
              <table:table-cell office:value-type="float" office:value="20.8153">
                <text:p>20.8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1.02">
                <text:p>781.02</text:p>
              </table:table-cell>
              <table:table-cell office:value-type="float" office:value="20.4039">
                <text:p>20.4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6.733">
                <text:p>806.733</text:p>
              </table:table-cell>
              <table:table-cell office:value-type="float" office:value="11.0759">
                <text:p>11.0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5.601">
                <text:p>815.601</text:p>
              </table:table-cell>
              <table:table-cell office:value-type="float" office:value="19.5569">
                <text:p>19.5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6.856">
                <text:p>836.856</text:p>
              </table:table-cell>
              <table:table-cell office:value-type="float" office:value="14.6872">
                <text:p>14.6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.07">
                <text:p>809.07</text:p>
              </table:table-cell>
              <table:table-cell office:value-type="float" office:value="58.8587">
                <text:p>58.8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605">
                <text:p>853.605</text:p>
              </table:table-cell>
              <table:table-cell office:value-type="float" office:value="31.6734">
                <text:p>31.6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0.277">
                <text:p>830.277</text:p>
              </table:table-cell>
              <table:table-cell office:value-type="float" office:value="71.3866">
                <text:p>71.3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.573">
                <text:p>900.573</text:p>
              </table:table-cell>
              <table:table-cell office:value-type="float" office:value="17.4757">
                <text:p>17.4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7.37">
                <text:p>917.37</text:p>
              </table:table-cell>
              <table:table-cell office:value-type="float" office:value="17.0643">
                <text:p>17.0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5.25">
                <text:p>925.25</text:p>
              </table:table-cell>
              <table:table-cell office:value-type="float" office:value="25.5694">
                <text:p>25.5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.826">
                <text:p>911.826</text:p>
              </table:table-cell>
              <table:table-cell office:value-type="float" office:value="56.3419">
                <text:p>56.3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3.3">
                <text:p>953.3</text:p>
              </table:table-cell>
              <table:table-cell office:value-type="float" office:value="64.0243">
                <text:p>64.0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965">
                <text:p>978.965</text:p>
              </table:table-cell>
              <table:table-cell office:value-type="float" office:value="72.0939">
                <text:p>72.0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5.761">
                <text:p>995.761</text:p>
              </table:table-cell>
              <table:table-cell office:value-type="float" office:value="71.6825">
                <text:p>71.6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2.56">
                <text:p>1012.56</text:p>
              </table:table-cell>
              <table:table-cell office:value-type="float" office:value="71.2711">
                <text:p>71.2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0.34">
                <text:p>1030.34</text:p>
              </table:table-cell>
              <table:table-cell office:value-type="float" office:value="70.8355">
                <text:p>70.8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7.14">
                <text:p>1047.14</text:p>
              </table:table-cell>
              <table:table-cell office:value-type="float" office:value="70.4241">
                <text:p>70.4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4.92">
                <text:p>1064.92</text:p>
              </table:table-cell>
              <table:table-cell office:value-type="float" office:value="69.9885">
                <text:p>69.9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1.01">
                <text:p>1211.01</text:p>
              </table:table-cell>
              <table:table-cell office:value-type="float" office:value="-59.7136">
                <text:p>-59.7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8.69">
                <text:p>1128.69</text:p>
              </table:table-cell>
              <table:table-cell office:value-type="float" office:value="55.3794">
                <text:p>55.3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3.27">
                <text:p>1163.27</text:p>
              </table:table-cell>
              <table:table-cell office:value-type="float" office:value="54.5324">
                <text:p>54.5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6.11">
                <text:p>1336.11</text:p>
              </table:table-cell>
              <table:table-cell office:value-type="float" office:value="-101.919">
                <text:p>-101.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7.16">
                <text:p>1267.16</text:p>
              </table:table-cell>
              <table:table-cell office:value-type="float" office:value="-0.20142">
                <text:p>-0.20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1.08">
                <text:p>1421.08</text:p>
              </table:table-cell>
              <table:table-cell office:value-type="float" office:value="-104.001">
                <text:p>-104.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6.74">
                <text:p>1446.74</text:p>
              </table:table-cell>
              <table:table-cell office:value-type="float" office:value="-95.9311">
                <text:p>-95.93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3.04">
                <text:p>1303.04</text:p>
              </table:table-cell>
              <table:table-cell office:value-type="float" office:value="64.1562">
                <text:p>64.1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9.84">
                <text:p>1319.84</text:p>
              </table:table-cell>
              <table:table-cell office:value-type="float" office:value="63.7448">
                <text:p>63.7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4.47">
                <text:p>1354.47</text:p>
              </table:table-cell>
              <table:table-cell office:value-type="float" office:value="45.5002">
                <text:p>45.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5.14">
                <text:p>1545.14</text:p>
              </table:table-cell>
              <table:table-cell office:value-type="float" office:value="-128.785">
                <text:p>-128.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5.67">
                <text:p>1375.67</text:p>
              </table:table-cell>
              <table:table-cell office:value-type="float" office:value="58.0281">
                <text:p>58.0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5.97">
                <text:p>1445.97</text:p>
              </table:table-cell>
              <table:table-cell office:value-type="float" office:value="4.11714">
                <text:p>4.11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.46">
                <text:p>1548.46</text:p>
              </table:table-cell>
              <table:table-cell office:value-type="float" office:value="-81.0261">
                <text:p>-81.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6.34">
                <text:p>1556.34</text:p>
              </table:table-cell>
              <table:table-cell office:value-type="float" office:value="-72.5209">
                <text:p>-72.5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3.14">
                <text:p>1573.14</text:p>
              </table:table-cell>
              <table:table-cell office:value-type="float" office:value="-72.9323">
                <text:p>-72.9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0.65">
                <text:p>1460.65</text:p>
              </table:table-cell>
              <table:table-cell office:value-type="float" office:value="55.9469">
                <text:p>55.9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2.27">
                <text:p>1602.27</text:p>
              </table:table-cell>
              <table:table-cell office:value-type="float" office:value="-69.2969">
                <text:p>-69.2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2.35">
                <text:p>1642.35</text:p>
              </table:table-cell>
              <table:table-cell office:value-type="float" office:value="-92.0239">
                <text:p>-92.0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25.4">
                <text:p>1525.4</text:p>
              </table:table-cell>
              <table:table-cell office:value-type="float" office:value="41.3136">
                <text:p>41.3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9.07">
                <text:p>1609.07</text:p>
              </table:table-cell>
              <table:table-cell office:value-type="float" office:value="-25.9723">
                <text:p>-25.9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.53">
                <text:p>1554.53</text:p>
              </table:table-cell>
              <table:table-cell office:value-type="float" office:value="44.9491">
                <text:p>44.9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8.94">
                <text:p>1558.94</text:p>
              </table:table-cell>
              <table:table-cell office:value-type="float" office:value="57.8884">
                <text:p>57.8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5.74">
                <text:p>1575.74</text:p>
              </table:table-cell>
              <table:table-cell office:value-type="float" office:value="57.477">
                <text:p>57.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1.45">
                <text:p>1601.45</text:p>
              </table:table-cell>
              <table:table-cell office:value-type="float" office:value="48.149">
                <text:p>48.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9.33">
                <text:p>1609.33</text:p>
              </table:table-cell>
              <table:table-cell office:value-type="float" office:value="56.6542">
                <text:p>56.6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29.66">
                <text:p>1729.66</text:p>
              </table:table-cell>
              <table:table-cell office:value-type="float" office:value="-46.3223">
                <text:p>-46.3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0.38">
                <text:p>1700.38</text:p>
              </table:table-cell>
              <table:table-cell office:value-type="float" office:value="2.23499">
                <text:p>2.23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3.68">
                <text:p>1663.68</text:p>
              </table:table-cell>
              <table:table-cell office:value-type="float" office:value="55.3232">
                <text:p>55.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20.6">
                <text:p>1720.6</text:p>
              </table:table-cell>
              <table:table-cell office:value-type="float" office:value="14.7871">
                <text:p>14.7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8.38">
                <text:p>1738.38</text:p>
              </table:table-cell>
              <table:table-cell office:value-type="float" office:value="14.3515">
                <text:p>14.3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4.22">
                <text:p>1804.22</text:p>
              </table:table-cell>
              <table:table-cell office:value-type="float" office:value="-35.1012">
                <text:p>-35.1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3.18">
                <text:p>1803.18</text:p>
              </table:table-cell>
              <table:table-cell office:value-type="float" office:value="-17.6794">
                <text:p>-17.6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5.4">
                <text:p>1775.4</text:p>
              </table:table-cell>
              <table:table-cell office:value-type="float" office:value="26.4922">
                <text:p>26.4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6.43">
                <text:p>1766.43</text:p>
              </table:table-cell>
              <table:table-cell office:value-type="float" office:value="52.8063">
                <text:p>52.8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3.23">
                <text:p>1783.23</text:p>
              </table:table-cell>
              <table:table-cell office:value-type="float" office:value="52.3949">
                <text:p>52.3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7.86">
                <text:p>1817.86</text:p>
              </table:table-cell>
              <table:table-cell office:value-type="float" office:value="34.1503">
                <text:p>34.1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.65">
                <text:p>1834.65</text:p>
              </table:table-cell>
              <table:table-cell office:value-type="float" office:value="33.7389">
                <text:p>33.7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5.81">
                <text:p>1865.81</text:p>
              </table:table-cell>
              <table:table-cell office:value-type="float" office:value="19.9284">
                <text:p>19.9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9.24">
                <text:p>1869.24</text:p>
              </table:table-cell>
              <table:table-cell office:value-type="float" office:value="32.8919">
                <text:p>32.89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8.2">
                <text:p>1868.2</text:p>
              </table:table-cell>
              <table:table-cell office:value-type="float" office:value="50.3137">
                <text:p>50.3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7.29">
                <text:p>1907.29</text:p>
              </table:table-cell>
              <table:table-cell office:value-type="float" office:value="27.6108">
                <text:p>27.6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6.16">
                <text:p>1916.16</text:p>
              </table:table-cell>
              <table:table-cell office:value-type="float" office:value="36.0918">
                <text:p>36.0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8.49">
                <text:p>1928.49</text:p>
              </table:table-cell>
              <table:table-cell office:value-type="float" office:value="40.1387">
                <text:p>40.1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36.37">
                <text:p>1936.37</text:p>
              </table:table-cell>
              <table:table-cell office:value-type="float" office:value="48.6439">
                <text:p>48.6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21.93">
                <text:p>1721.93</text:p>
              </table:table-cell>
              <table:table-cell office:value-type="float" office:value="298.506">
                <text:p>298.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0.44">
                <text:p>1940.44</text:p>
              </table:table-cell>
              <table:table-cell office:value-type="float" office:value="302.66">
                <text:p>302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39.87">
                <text:p>1939.87</text:p>
              </table:table-cell>
              <table:table-cell office:value-type="float" office:value="369.628">
                <text:p>369.6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0.04">
                <text:p>1940.04</text:p>
              </table:table-cell>
              <table:table-cell office:value-type="float" office:value="380.498">
                <text:p>380.4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40.27">
                <text:p>1940.27</text:p>
              </table:table-cell>
              <table:table-cell office:value-type="float" office:value="395.321">
                <text:p>395.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3.91">
                <text:p>1953.91</text:p>
              </table:table-cell>
              <table:table-cell office:value-type="float" office:value="481.017">
                <text:p>481.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8.02">
                <text:p>1948.02</text:p>
              </table:table-cell>
              <table:table-cell office:value-type="float" office:value="496.474">
                <text:p>496.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2.39">
                <text:p>1942.39</text:p>
              </table:table-cell>
              <table:table-cell office:value-type="float" office:value="528.73">
                <text:p>528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05.7">
                <text:p>1905.7</text:p>
              </table:table-cell>
              <table:table-cell office:value-type="float" office:value="537.473">
                <text:p>537.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2.84">
                <text:p>1862.84</text:p>
              </table:table-cell>
              <table:table-cell office:value-type="float" office:value="544.874">
                <text:p>544.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0.72">
                <text:p>1950.72</text:p>
              </table:table-cell>
              <table:table-cell office:value-type="float" office:value="666.446">
                <text:p>666.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51.25">
                <text:p>1951.25</text:p>
              </table:table-cell>
              <table:table-cell office:value-type="float" office:value="700.045">
                <text:p>700.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5.37">
                <text:p>1945.37</text:p>
              </table:table-cell>
              <table:table-cell office:value-type="float" office:value="716.49">
                <text:p>716.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7.16">
                <text:p>1927.16</text:p>
              </table:table-cell>
              <table:table-cell office:value-type="float" office:value="729.262">
                <text:p>729.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5.2">
                <text:p>1965.2</text:p>
              </table:table-cell>
              <table:table-cell office:value-type="float" office:value="805.505">
                <text:p>805.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53.15">
                <text:p>1953.15</text:p>
              </table:table-cell>
              <table:table-cell office:value-type="float" office:value="819.619">
                <text:p>819.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59.57">
                <text:p>1959.57</text:p>
              </table:table-cell>
              <table:table-cell office:value-type="float" office:value="837.761">
                <text:p>837.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60.12">
                <text:p>1960.12</text:p>
              </table:table-cell>
              <table:table-cell office:value-type="float" office:value="872.349">
                <text:p>872.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0.39">
                <text:p>1960.39</text:p>
              </table:table-cell>
              <table:table-cell office:value-type="float" office:value="889.148">
                <text:p>889.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1.85">
                <text:p>1981.85</text:p>
              </table:table-cell>
              <table:table-cell office:value-type="float" office:value="1080.94">
                <text:p>1080.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1.68">
                <text:p>2031.68</text:p>
              </table:table-cell>
              <table:table-cell office:value-type="float" office:value="1126.27">
                <text:p>1126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6.77">
                <text:p>1976.77</text:p>
              </table:table-cell>
              <table:table-cell office:value-type="float" office:value="1147.78">
                <text:p>1147.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86.26">
                <text:p>1886.26</text:p>
              </table:table-cell>
              <table:table-cell office:value-type="float" office:value="1247.21">
                <text:p>1247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51.43">
                <text:p>2151.43</text:p>
              </table:table-cell>
              <table:table-cell office:value-type="float" office:value="1321.75">
                <text:p>1321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39.37">
                <text:p>2139.37</text:p>
              </table:table-cell>
              <table:table-cell office:value-type="float" office:value="1335.86">
                <text:p>1335.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9.47">
                <text:p>1979.47</text:p>
              </table:table-cell>
              <table:table-cell office:value-type="float" office:value="1317.75">
                <text:p>131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2.07">
                <text:p>1992.07</text:p>
              </table:table-cell>
              <table:table-cell office:value-type="float" office:value="1338.23">
                <text:p>1338.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2.34">
                <text:p>1992.34</text:p>
              </table:table-cell>
              <table:table-cell office:value-type="float" office:value="1355.03">
                <text:p>1355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2.6">
                <text:p>1992.6</text:p>
              </table:table-cell>
              <table:table-cell office:value-type="float" office:value="1371.83">
                <text:p>1371.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.19">
                <text:p>2005.19</text:p>
              </table:table-cell>
              <table:table-cell office:value-type="float" office:value="1391.31">
                <text:p>1391.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4.04">
                <text:p>2104.04</text:p>
              </table:table-cell>
              <table:table-cell office:value-type="float" office:value="1430.58">
                <text:p>1430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56.46">
                <text:p>1956.46</text:p>
              </table:table-cell>
              <table:table-cell office:value-type="float" office:value="1415.16">
                <text:p>1415.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3.69">
                <text:p>1993.69</text:p>
              </table:table-cell>
              <table:table-cell office:value-type="float" office:value="1440.01">
                <text:p>1440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3.95">
                <text:p>1993.95</text:p>
              </table:table-cell>
              <table:table-cell office:value-type="float" office:value="1456.81">
                <text:p>1456.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4.24">
                <text:p>1994.24</text:p>
              </table:table-cell>
              <table:table-cell office:value-type="float" office:value="1474.6">
                <text:p>1474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4.5">
                <text:p>1994.5</text:p>
              </table:table-cell>
              <table:table-cell office:value-type="float" office:value="1491.4">
                <text:p>149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57.81">
                <text:p>1957.81</text:p>
              </table:table-cell>
              <table:table-cell office:value-type="float" office:value="1500.14">
                <text:p>1500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2.71">
                <text:p>1982.71</text:p>
              </table:table-cell>
              <table:table-cell office:value-type="float" office:value="1522.31">
                <text:p>1522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70.68">
                <text:p>1970.68</text:p>
              </table:table-cell>
              <table:table-cell office:value-type="float" office:value="1537.42">
                <text:p>1537.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3.26">
                <text:p>1983.26</text:p>
              </table:table-cell>
              <table:table-cell office:value-type="float" office:value="1556.9">
                <text:p>1556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71.21">
                <text:p>1971.21</text:p>
              </table:table-cell>
              <table:table-cell office:value-type="float" office:value="1571.01">
                <text:p>1571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1.48">
                <text:p>1971.48</text:p>
              </table:table-cell>
              <table:table-cell office:value-type="float" office:value="1587.81">
                <text:p>1587.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2.56">
                <text:p>2002.56</text:p>
              </table:table-cell>
              <table:table-cell office:value-type="float" office:value="1612.32">
                <text:p>1612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5.86">
                <text:p>1965.86</text:p>
              </table:table-cell>
              <table:table-cell office:value-type="float" office:value="1621.06">
                <text:p>1621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.93">
                <text:p>1996.93</text:p>
              </table:table-cell>
              <table:table-cell office:value-type="float" office:value="1644.57">
                <text:p>1644.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82cm" svg:y="4.214cm" style:legend-expansion="high" chart:style-name="ch2"/>
        <chart:plot-area chart:style-name="ch3" table:cell-range-address="Sheet1.B1:Sheet1.C696" svg:x="0.77cm" svg:y="0.855cm" svg:width="13.073cm" svg:height="7.545cm">
          <chartooo:coordinate-region svg:x="1.868cm" svg:y="1.042cm" svg:width="11.55cm" svg:height="6.7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696" chart:class="chart:scatter">
            <chart:domain table:cell-range-address="Sheet1.B1:Sheet1.B696"/>
            <chart:data-point chart:repeated="69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5">
                <text:p>165</text:p>
                <draw:g>
                  <svg:desc>Sheet1.B1:Sheet1.B696</svg:desc>
                </draw:g>
              </table:table-cell>
              <table:table-cell office:value-type="float" office:value="165">
                <text:p>165</text:p>
                <draw:g>
                  <svg:desc>Sheet1.C1:Sheet1.C6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.97">
                <text:p>231.97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3.826">
                <text:p>243.826</text:p>
              </table:table-cell>
              <table:table-cell office:value-type="float" office:value="164.71">
                <text:p>164.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7.659">
                <text:p>257.659</text:p>
              </table:table-cell>
              <table:table-cell office:value-type="float" office:value="164.371">
                <text:p>164.3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73.468">
                <text:p>273.468</text:p>
              </table:table-cell>
              <table:table-cell office:value-type="float" office:value="163.984">
                <text:p>163.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90.264">
                <text:p>290.264</text:p>
              </table:table-cell>
              <table:table-cell office:value-type="float" office:value="163.572">
                <text:p>163.5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.061">
                <text:p>307.061</text:p>
              </table:table-cell>
              <table:table-cell office:value-type="float" office:value="163.161">
                <text:p>163.1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2.87">
                <text:p>322.87</text:p>
              </table:table-cell>
              <table:table-cell office:value-type="float" office:value="162.774">
                <text:p>162.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.654">
                <text:p>340.654</text:p>
              </table:table-cell>
              <table:table-cell office:value-type="float" office:value="162.338">
                <text:p>162.3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7.451">
                <text:p>357.451</text:p>
              </table:table-cell>
              <table:table-cell office:value-type="float" office:value="161.927">
                <text:p>161.9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74.248">
                <text:p>374.248</text:p>
              </table:table-cell>
              <table:table-cell office:value-type="float" office:value="161.515">
                <text:p>161.5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1.044">
                <text:p>391.044</text:p>
              </table:table-cell>
              <table:table-cell office:value-type="float" office:value="161.104">
                <text:p>161.1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7.841">
                <text:p>407.841</text:p>
              </table:table-cell>
              <table:table-cell office:value-type="float" office:value="160.692">
                <text:p>160.6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4.638">
                <text:p>424.638</text:p>
              </table:table-cell>
              <table:table-cell office:value-type="float" office:value="160.281">
                <text:p>160.2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2.423">
                <text:p>442.423</text:p>
              </table:table-cell>
              <table:table-cell office:value-type="float" office:value="159.845">
                <text:p>159.8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9.219">
                <text:p>459.219</text:p>
              </table:table-cell>
              <table:table-cell office:value-type="float" office:value="159.434">
                <text:p>159.43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76.016">
                <text:p>476.016</text:p>
              </table:table-cell>
              <table:table-cell office:value-type="float" office:value="159.023">
                <text:p>159.0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92.813">
                <text:p>492.813</text:p>
              </table:table-cell>
              <table:table-cell office:value-type="float" office:value="158.611">
                <text:p>158.6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09.609">
                <text:p>509.609</text:p>
              </table:table-cell>
              <table:table-cell office:value-type="float" office:value="158.2">
                <text:p>158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27.394">
                <text:p>527.394</text:p>
              </table:table-cell>
              <table:table-cell office:value-type="float" office:value="157.764">
                <text:p>157.7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44.191">
                <text:p>544.191</text:p>
              </table:table-cell>
              <table:table-cell office:value-type="float" office:value="157.353">
                <text:p>157.3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60.987">
                <text:p>560.987</text:p>
              </table:table-cell>
              <table:table-cell office:value-type="float" office:value="156.941">
                <text:p>156.9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78.772">
                <text:p>578.772</text:p>
              </table:table-cell>
              <table:table-cell office:value-type="float" office:value="156.506">
                <text:p>156.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95.569">
                <text:p>595.569</text:p>
              </table:table-cell>
              <table:table-cell office:value-type="float" office:value="156.094">
                <text:p>156.0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12.366">
                <text:p>612.366</text:p>
              </table:table-cell>
              <table:table-cell office:value-type="float" office:value="155.683">
                <text:p>155.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9.162">
                <text:p>629.162</text:p>
              </table:table-cell>
              <table:table-cell office:value-type="float" office:value="155.271">
                <text:p>155.2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45.959">
                <text:p>645.959</text:p>
              </table:table-cell>
              <table:table-cell office:value-type="float" office:value="154.86">
                <text:p>154.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3.744">
                <text:p>663.744</text:p>
              </table:table-cell>
              <table:table-cell office:value-type="float" office:value="154.424">
                <text:p>154.4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80.54">
                <text:p>680.54</text:p>
              </table:table-cell>
              <table:table-cell office:value-type="float" office:value="154.013">
                <text:p>154.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7.337">
                <text:p>697.337</text:p>
              </table:table-cell>
              <table:table-cell office:value-type="float" office:value="153.602">
                <text:p>153.6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14.134">
                <text:p>714.134</text:p>
              </table:table-cell>
              <table:table-cell office:value-type="float" office:value="153.19">
                <text:p>153.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31.919">
                <text:p>731.919</text:p>
              </table:table-cell>
              <table:table-cell office:value-type="float" office:value="152.755">
                <text:p>152.7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48.715">
                <text:p>748.715</text:p>
              </table:table-cell>
              <table:table-cell office:value-type="float" office:value="152.343">
                <text:p>152.34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65.512">
                <text:p>765.512</text:p>
              </table:table-cell>
              <table:table-cell office:value-type="float" office:value="151.932">
                <text:p>151.93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82.309">
                <text:p>782.309</text:p>
              </table:table-cell>
              <table:table-cell office:value-type="float" office:value="151.52">
                <text:p>151.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0.093">
                <text:p>800.093</text:p>
              </table:table-cell>
              <table:table-cell office:value-type="float" office:value="151.085">
                <text:p>151.0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6.89">
                <text:p>816.89</text:p>
              </table:table-cell>
              <table:table-cell office:value-type="float" office:value="150.673">
                <text:p>150.6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4.675">
                <text:p>834.675</text:p>
              </table:table-cell>
              <table:table-cell office:value-type="float" office:value="150.238">
                <text:p>150.2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1.471">
                <text:p>851.471</text:p>
              </table:table-cell>
              <table:table-cell office:value-type="float" office:value="149.826">
                <text:p>149.8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8.268">
                <text:p>868.268</text:p>
              </table:table-cell>
              <table:table-cell office:value-type="float" office:value="149.415">
                <text:p>149.4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85.065">
                <text:p>885.065</text:p>
              </table:table-cell>
              <table:table-cell office:value-type="float" office:value="149.004">
                <text:p>149.0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01.862">
                <text:p>901.862</text:p>
              </table:table-cell>
              <table:table-cell office:value-type="float" office:value="148.592">
                <text:p>148.5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19.646">
                <text:p>919.646</text:p>
              </table:table-cell>
              <table:table-cell office:value-type="float" office:value="148.157">
                <text:p>148.1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6.443">
                <text:p>936.443</text:p>
              </table:table-cell>
              <table:table-cell office:value-type="float" office:value="147.745">
                <text:p>147.7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53.24">
                <text:p>953.24</text:p>
              </table:table-cell>
              <table:table-cell office:value-type="float" office:value="147.334">
                <text:p>147.33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70.036">
                <text:p>970.036</text:p>
              </table:table-cell>
              <table:table-cell office:value-type="float" office:value="146.922">
                <text:p>146.9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87.821">
                <text:p>987.821</text:p>
              </table:table-cell>
              <table:table-cell office:value-type="float" office:value="146.487">
                <text:p>146.4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04.62">
                <text:p>1004.62</text:p>
              </table:table-cell>
              <table:table-cell office:value-type="float" office:value="146.075">
                <text:p>146.0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1.41">
                <text:p>1021.41</text:p>
              </table:table-cell>
              <table:table-cell office:value-type="float" office:value="145.664">
                <text:p>145.6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38.21">
                <text:p>1038.21</text:p>
              </table:table-cell>
              <table:table-cell office:value-type="float" office:value="145.253">
                <text:p>145.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6">
                <text:p>1056</text:p>
              </table:table-cell>
              <table:table-cell office:value-type="float" office:value="144.817">
                <text:p>144.8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72.79">
                <text:p>1072.79</text:p>
              </table:table-cell>
              <table:table-cell office:value-type="float" office:value="144.406">
                <text:p>144.4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89.59">
                <text:p>1089.59</text:p>
              </table:table-cell>
              <table:table-cell office:value-type="float" office:value="143.994">
                <text:p>143.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6.39">
                <text:p>1106.39</text:p>
              </table:table-cell>
              <table:table-cell office:value-type="float" office:value="143.583">
                <text:p>143.5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23.18">
                <text:p>1123.18</text:p>
              </table:table-cell>
              <table:table-cell office:value-type="float" office:value="143.171">
                <text:p>143.1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40.97">
                <text:p>1140.97</text:p>
              </table:table-cell>
              <table:table-cell office:value-type="float" office:value="142.736">
                <text:p>142.7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57.76">
                <text:p>1157.76</text:p>
              </table:table-cell>
              <table:table-cell office:value-type="float" office:value="142.324">
                <text:p>142.3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75.55">
                <text:p>1175.55</text:p>
              </table:table-cell>
              <table:table-cell office:value-type="float" office:value="141.889">
                <text:p>141.88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2.34">
                <text:p>1192.34</text:p>
              </table:table-cell>
              <table:table-cell office:value-type="float" office:value="141.477">
                <text:p>141.47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9.14">
                <text:p>1209.14</text:p>
              </table:table-cell>
              <table:table-cell office:value-type="float" office:value="141.066">
                <text:p>141.06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5.94">
                <text:p>1225.94</text:p>
              </table:table-cell>
              <table:table-cell office:value-type="float" office:value="140.655">
                <text:p>140.6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2.73">
                <text:p>1242.73</text:p>
              </table:table-cell>
              <table:table-cell office:value-type="float" office:value="140.243">
                <text:p>140.2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.52">
                <text:p>1260.52</text:p>
              </table:table-cell>
              <table:table-cell office:value-type="float" office:value="139.808">
                <text:p>139.8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77.32">
                <text:p>1277.32</text:p>
              </table:table-cell>
              <table:table-cell office:value-type="float" office:value="139.396">
                <text:p>139.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94.11">
                <text:p>1294.11</text:p>
              </table:table-cell>
              <table:table-cell office:value-type="float" office:value="138.985">
                <text:p>138.9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10.91">
                <text:p>1310.91</text:p>
              </table:table-cell>
              <table:table-cell office:value-type="float" office:value="138.573">
                <text:p>138.5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8.69">
                <text:p>1328.69</text:p>
              </table:table-cell>
              <table:table-cell office:value-type="float" office:value="138.138">
                <text:p>138.1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5.49">
                <text:p>1345.49</text:p>
              </table:table-cell>
              <table:table-cell office:value-type="float" office:value="137.726">
                <text:p>137.7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62.29">
                <text:p>1362.29</text:p>
              </table:table-cell>
              <table:table-cell office:value-type="float" office:value="137.315">
                <text:p>137.31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79.08">
                <text:p>1379.08</text:p>
              </table:table-cell>
              <table:table-cell office:value-type="float" office:value="136.904">
                <text:p>136.9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96.87">
                <text:p>1396.87</text:p>
              </table:table-cell>
              <table:table-cell office:value-type="float" office:value="136.468">
                <text:p>136.46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16.63">
                <text:p>1416.63</text:p>
              </table:table-cell>
              <table:table-cell office:value-type="float" office:value="135.984">
                <text:p>135.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33.43">
                <text:p>1433.43</text:p>
              </table:table-cell>
              <table:table-cell office:value-type="float" office:value="135.573">
                <text:p>135.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50.22">
                <text:p>1450.22</text:p>
              </table:table-cell>
              <table:table-cell office:value-type="float" office:value="135.161">
                <text:p>135.1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68.01">
                <text:p>1468.01</text:p>
              </table:table-cell>
              <table:table-cell office:value-type="float" office:value="134.726">
                <text:p>134.7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84.8">
                <text:p>1484.8</text:p>
              </table:table-cell>
              <table:table-cell office:value-type="float" office:value="134.314">
                <text:p>134.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01.6">
                <text:p>1501.6</text:p>
              </table:table-cell>
              <table:table-cell office:value-type="float" office:value="133.903">
                <text:p>133.9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18.4">
                <text:p>1518.4</text:p>
              </table:table-cell>
              <table:table-cell office:value-type="float" office:value="133.491">
                <text:p>133.49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36.18">
                <text:p>1536.18</text:p>
              </table:table-cell>
              <table:table-cell office:value-type="float" office:value="133.056">
                <text:p>133.05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552.98">
                <text:p>1552.98</text:p>
              </table:table-cell>
              <table:table-cell office:value-type="float" office:value="132.644">
                <text:p>132.64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569.78">
                <text:p>1569.78</text:p>
              </table:table-cell>
              <table:table-cell office:value-type="float" office:value="132.233">
                <text:p>132.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586.57">
                <text:p>1586.57</text:p>
              </table:table-cell>
              <table:table-cell office:value-type="float" office:value="131.821">
                <text:p>131.8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04.36">
                <text:p>1604.36</text:p>
              </table:table-cell>
              <table:table-cell office:value-type="float" office:value="131.386">
                <text:p>131.38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1.15">
                <text:p>1621.15</text:p>
              </table:table-cell>
              <table:table-cell office:value-type="float" office:value="130.974">
                <text:p>130.9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7.95">
                <text:p>1637.95</text:p>
              </table:table-cell>
              <table:table-cell office:value-type="float" office:value="130.563">
                <text:p>130.5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54.75">
                <text:p>1654.75</text:p>
              </table:table-cell>
              <table:table-cell office:value-type="float" office:value="130.152">
                <text:p>130.1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72.53">
                <text:p>1672.53</text:p>
              </table:table-cell>
              <table:table-cell office:value-type="float" office:value="129.716">
                <text:p>129.7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9.33">
                <text:p>1689.33</text:p>
              </table:table-cell>
              <table:table-cell office:value-type="float" office:value="129.305">
                <text:p>129.3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06.12">
                <text:p>1706.12</text:p>
              </table:table-cell>
              <table:table-cell office:value-type="float" office:value="128.893">
                <text:p>128.8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21.93">
                <text:p>1721.93</text:p>
              </table:table-cell>
              <table:table-cell office:value-type="float" office:value="128.506">
                <text:p>128.5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68.43">
                <text:p>1668.43</text:p>
              </table:table-cell>
              <table:table-cell office:value-type="float" office:value="134.816">
                <text:p>134.8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67.85">
                <text:p>1667.85</text:p>
              </table:table-cell>
              <table:table-cell office:value-type="float" office:value="201.784">
                <text:p>201.7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68.02">
                <text:p>1668.02</text:p>
              </table:table-cell>
              <table:table-cell office:value-type="float" office:value="212.654">
                <text:p>212.65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68.26">
                <text:p>1668.26</text:p>
              </table:table-cell>
              <table:table-cell office:value-type="float" office:value="227.477">
                <text:p>227.4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68.51">
                <text:p>1668.51</text:p>
              </table:table-cell>
              <table:table-cell office:value-type="float" office:value="243.289">
                <text:p>243.28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68.78">
                <text:p>1668.78</text:p>
              </table:table-cell>
              <table:table-cell office:value-type="float" office:value="260.088">
                <text:p>260.08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69.03">
                <text:p>1669.03</text:p>
              </table:table-cell>
              <table:table-cell office:value-type="float" office:value="275.9">
                <text:p>275.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69.29">
                <text:p>1669.29</text:p>
              </table:table-cell>
              <table:table-cell office:value-type="float" office:value="292.699">
                <text:p>292.6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69.57">
                <text:p>1669.57</text:p>
              </table:table-cell>
              <table:table-cell office:value-type="float" office:value="310.487">
                <text:p>310.48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69.84">
                <text:p>1669.84</text:p>
              </table:table-cell>
              <table:table-cell office:value-type="float" office:value="327.287">
                <text:p>327.28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70.11">
                <text:p>1670.11</text:p>
              </table:table-cell>
              <table:table-cell office:value-type="float" office:value="344.086">
                <text:p>344.0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70.37">
                <text:p>1670.37</text:p>
              </table:table-cell>
              <table:table-cell office:value-type="float" office:value="360.886">
                <text:p>360.88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70.64">
                <text:p>1670.64</text:p>
              </table:table-cell>
              <table:table-cell office:value-type="float" office:value="377.685">
                <text:p>377.6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70.91">
                <text:p>1670.91</text:p>
              </table:table-cell>
              <table:table-cell office:value-type="float" office:value="394.485">
                <text:p>394.4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71.19">
                <text:p>1671.19</text:p>
              </table:table-cell>
              <table:table-cell office:value-type="float" office:value="412.273">
                <text:p>412.2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71.46">
                <text:p>1671.46</text:p>
              </table:table-cell>
              <table:table-cell office:value-type="float" office:value="429.072">
                <text:p>429.0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1.72">
                <text:p>1671.72</text:p>
              </table:table-cell>
              <table:table-cell office:value-type="float" office:value="445.872">
                <text:p>445.8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71.99">
                <text:p>1671.99</text:p>
              </table:table-cell>
              <table:table-cell office:value-type="float" office:value="462.671">
                <text:p>462.67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72.27">
                <text:p>1672.27</text:p>
              </table:table-cell>
              <table:table-cell office:value-type="float" office:value="480.459">
                <text:p>480.45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72.54">
                <text:p>1672.54</text:p>
              </table:table-cell>
              <table:table-cell office:value-type="float" office:value="497.259">
                <text:p>497.25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72.81">
                <text:p>1672.81</text:p>
              </table:table-cell>
              <table:table-cell office:value-type="float" office:value="514.058">
                <text:p>514.0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73.07">
                <text:p>1673.07</text:p>
              </table:table-cell>
              <table:table-cell office:value-type="float" office:value="530.858">
                <text:p>530.8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73.35">
                <text:p>1673.35</text:p>
              </table:table-cell>
              <table:table-cell office:value-type="float" office:value="548.646">
                <text:p>548.6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73.62">
                <text:p>1673.62</text:p>
              </table:table-cell>
              <table:table-cell office:value-type="float" office:value="565.446">
                <text:p>565.4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73.89">
                <text:p>1673.89</text:p>
              </table:table-cell>
              <table:table-cell office:value-type="float" office:value="582.245">
                <text:p>582.2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74.17">
                <text:p>1674.17</text:p>
              </table:table-cell>
              <table:table-cell office:value-type="float" office:value="600.033">
                <text:p>600.03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74.44">
                <text:p>1674.44</text:p>
              </table:table-cell>
              <table:table-cell office:value-type="float" office:value="616.833">
                <text:p>616.83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74.7">
                <text:p>1674.7</text:p>
              </table:table-cell>
              <table:table-cell office:value-type="float" office:value="633.632">
                <text:p>633.6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74.97">
                <text:p>1674.97</text:p>
              </table:table-cell>
              <table:table-cell office:value-type="float" office:value="650.432">
                <text:p>650.4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75.24">
                <text:p>1675.24</text:p>
              </table:table-cell>
              <table:table-cell office:value-type="float" office:value="667.232">
                <text:p>667.2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75.52">
                <text:p>1675.52</text:p>
              </table:table-cell>
              <table:table-cell office:value-type="float" office:value="685.019">
                <text:p>685.01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75.78">
                <text:p>1675.78</text:p>
              </table:table-cell>
              <table:table-cell office:value-type="float" office:value="701.819">
                <text:p>701.81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76.05">
                <text:p>1676.05</text:p>
              </table:table-cell>
              <table:table-cell office:value-type="float" office:value="718.619">
                <text:p>718.6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76.32">
                <text:p>1676.32</text:p>
              </table:table-cell>
              <table:table-cell office:value-type="float" office:value="735.418">
                <text:p>735.4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76.6">
                <text:p>1676.6</text:p>
              </table:table-cell>
              <table:table-cell office:value-type="float" office:value="753.206">
                <text:p>753.20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76.87">
                <text:p>1676.87</text:p>
              </table:table-cell>
              <table:table-cell office:value-type="float" office:value="770.006">
                <text:p>770.0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77.13">
                <text:p>1677.13</text:p>
              </table:table-cell>
              <table:table-cell office:value-type="float" office:value="786.805">
                <text:p>786.80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77.4">
                <text:p>1677.4</text:p>
              </table:table-cell>
              <table:table-cell office:value-type="float" office:value="803.605">
                <text:p>803.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77.68">
                <text:p>1677.68</text:p>
              </table:table-cell>
              <table:table-cell office:value-type="float" office:value="821.393">
                <text:p>821.39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77.95">
                <text:p>1677.95</text:p>
              </table:table-cell>
              <table:table-cell office:value-type="float" office:value="838.192">
                <text:p>838.19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78.22">
                <text:p>1678.22</text:p>
              </table:table-cell>
              <table:table-cell office:value-type="float" office:value="854.992">
                <text:p>854.99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78.5">
                <text:p>1678.5</text:p>
              </table:table-cell>
              <table:table-cell office:value-type="float" office:value="872.78">
                <text:p>872.7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78.76">
                <text:p>1678.76</text:p>
              </table:table-cell>
              <table:table-cell office:value-type="float" office:value="889.579">
                <text:p>889.57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79.03">
                <text:p>1679.03</text:p>
              </table:table-cell>
              <table:table-cell office:value-type="float" office:value="906.379">
                <text:p>906.37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79.3">
                <text:p>1679.3</text:p>
              </table:table-cell>
              <table:table-cell office:value-type="float" office:value="923.179">
                <text:p>923.1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79.58">
                <text:p>1679.58</text:p>
              </table:table-cell>
              <table:table-cell office:value-type="float" office:value="940.967">
                <text:p>940.9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79.85">
                <text:p>1679.85</text:p>
              </table:table-cell>
              <table:table-cell office:value-type="float" office:value="957.766">
                <text:p>957.76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80.11">
                <text:p>1680.11</text:p>
              </table:table-cell>
              <table:table-cell office:value-type="float" office:value="974.566">
                <text:p>974.56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80.38">
                <text:p>1680.38</text:p>
              </table:table-cell>
              <table:table-cell office:value-type="float" office:value="991.365">
                <text:p>991.36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80.65">
                <text:p>1680.65</text:p>
              </table:table-cell>
              <table:table-cell office:value-type="float" office:value="1008.17">
                <text:p>1008.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80.93">
                <text:p>1680.93</text:p>
              </table:table-cell>
              <table:table-cell office:value-type="float" office:value="1025.95">
                <text:p>1025.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81.2">
                <text:p>1681.2</text:p>
              </table:table-cell>
              <table:table-cell office:value-type="float" office:value="1042.75">
                <text:p>1042.7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81.46">
                <text:p>1681.46</text:p>
              </table:table-cell>
              <table:table-cell office:value-type="float" office:value="1059.55">
                <text:p>1059.5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81.73">
                <text:p>1681.73</text:p>
              </table:table-cell>
              <table:table-cell office:value-type="float" office:value="1076.35">
                <text:p>1076.3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82.01">
                <text:p>1682.01</text:p>
              </table:table-cell>
              <table:table-cell office:value-type="float" office:value="1094.14">
                <text:p>1094.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82.28">
                <text:p>1682.28</text:p>
              </table:table-cell>
              <table:table-cell office:value-type="float" office:value="1110.94">
                <text:p>1110.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82.54">
                <text:p>1682.54</text:p>
              </table:table-cell>
              <table:table-cell office:value-type="float" office:value="1127.74">
                <text:p>1127.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82.81">
                <text:p>1682.81</text:p>
              </table:table-cell>
              <table:table-cell office:value-type="float" office:value="1144.54">
                <text:p>1144.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83.09">
                <text:p>1683.09</text:p>
              </table:table-cell>
              <table:table-cell office:value-type="float" office:value="1162.33">
                <text:p>1162.3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83.36">
                <text:p>1683.36</text:p>
              </table:table-cell>
              <table:table-cell office:value-type="float" office:value="1179.13">
                <text:p>1179.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83.63">
                <text:p>1683.63</text:p>
              </table:table-cell>
              <table:table-cell office:value-type="float" office:value="1195.93">
                <text:p>1195.9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83.89">
                <text:p>1683.89</text:p>
              </table:table-cell>
              <table:table-cell office:value-type="float" office:value="1212.72">
                <text:p>1212.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4.17">
                <text:p>1684.17</text:p>
              </table:table-cell>
              <table:table-cell office:value-type="float" office:value="1230.51">
                <text:p>1230.5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84.44">
                <text:p>1684.44</text:p>
              </table:table-cell>
              <table:table-cell office:value-type="float" office:value="1247.31">
                <text:p>1247.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84.71">
                <text:p>1684.71</text:p>
              </table:table-cell>
              <table:table-cell office:value-type="float" office:value="1264.11">
                <text:p>1264.1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84.97">
                <text:p>1684.97</text:p>
              </table:table-cell>
              <table:table-cell office:value-type="float" office:value="1280.91">
                <text:p>1280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85.26">
                <text:p>1685.26</text:p>
              </table:table-cell>
              <table:table-cell office:value-type="float" office:value="1298.7">
                <text:p>1298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85.52">
                <text:p>1685.52</text:p>
              </table:table-cell>
              <table:table-cell office:value-type="float" office:value="1315.5">
                <text:p>1315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85.79">
                <text:p>1685.79</text:p>
              </table:table-cell>
              <table:table-cell office:value-type="float" office:value="1332.3">
                <text:p>1332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86.06">
                <text:p>1686.06</text:p>
              </table:table-cell>
              <table:table-cell office:value-type="float" office:value="1349.1">
                <text:p>1349.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86.34">
                <text:p>1686.34</text:p>
              </table:table-cell>
              <table:table-cell office:value-type="float" office:value="1366.89">
                <text:p>1366.8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86.61">
                <text:p>1686.61</text:p>
              </table:table-cell>
              <table:table-cell office:value-type="float" office:value="1383.69">
                <text:p>1383.6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86.87">
                <text:p>1686.87</text:p>
              </table:table-cell>
              <table:table-cell office:value-type="float" office:value="1400.48">
                <text:p>1400.4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7.14">
                <text:p>1687.14</text:p>
              </table:table-cell>
              <table:table-cell office:value-type="float" office:value="1417.28">
                <text:p>1417.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87.42">
                <text:p>1687.42</text:p>
              </table:table-cell>
              <table:table-cell office:value-type="float" office:value="1435.07">
                <text:p>1435.0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87.69">
                <text:p>1687.69</text:p>
              </table:table-cell>
              <table:table-cell office:value-type="float" office:value="1451.87">
                <text:p>1451.8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7.95">
                <text:p>1687.95</text:p>
              </table:table-cell>
              <table:table-cell office:value-type="float" office:value="1468.67">
                <text:p>1468.6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8.22">
                <text:p>1688.22</text:p>
              </table:table-cell>
              <table:table-cell office:value-type="float" office:value="1485.47">
                <text:p>1485.4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88.5">
                <text:p>1688.5</text:p>
              </table:table-cell>
              <table:table-cell office:value-type="float" office:value="1503.26">
                <text:p>1503.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88.77">
                <text:p>1688.77</text:p>
              </table:table-cell>
              <table:table-cell office:value-type="float" office:value="1520.06">
                <text:p>1520.0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89.04">
                <text:p>1689.04</text:p>
              </table:table-cell>
              <table:table-cell office:value-type="float" office:value="1536.86">
                <text:p>1536.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89.32">
                <text:p>1689.32</text:p>
              </table:table-cell>
              <table:table-cell office:value-type="float" office:value="1554.65">
                <text:p>1554.6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89.58">
                <text:p>1689.58</text:p>
              </table:table-cell>
              <table:table-cell office:value-type="float" office:value="1571.45">
                <text:p>1571.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89.85">
                <text:p>1689.85</text:p>
              </table:table-cell>
              <table:table-cell office:value-type="float" office:value="1588.24">
                <text:p>1588.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90.12">
                <text:p>1690.12</text:p>
              </table:table-cell>
              <table:table-cell office:value-type="float" office:value="1605.04">
                <text:p>1605.0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90.4">
                <text:p>1690.4</text:p>
              </table:table-cell>
              <table:table-cell office:value-type="float" office:value="1622.83">
                <text:p>1622.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90.67">
                <text:p>1690.67</text:p>
              </table:table-cell>
              <table:table-cell office:value-type="float" office:value="1639.63">
                <text:p>1639.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90.98">
                <text:p>1690.98</text:p>
              </table:table-cell>
              <table:table-cell office:value-type="float" office:value="1659.4">
                <text:p>1659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91.25">
                <text:p>1691.25</text:p>
              </table:table-cell>
              <table:table-cell office:value-type="float" office:value="1676.2">
                <text:p>1676.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91.51">
                <text:p>1691.51</text:p>
              </table:table-cell>
              <table:table-cell office:value-type="float" office:value="1692.99">
                <text:p>1692.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91.8">
                <text:p>1691.8</text:p>
              </table:table-cell>
              <table:table-cell office:value-type="float" office:value="1710.78">
                <text:p>1710.7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92.03">
                <text:p>1692.03</text:p>
              </table:table-cell>
              <table:table-cell office:value-type="float" office:value="1725.61">
                <text:p>1725.6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86.84">
                <text:p>1686.84</text:p>
              </table:table-cell>
              <table:table-cell office:value-type="float" office:value="1674.98">
                <text:p>1674.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19.88">
                <text:p>1619.88</text:p>
              </table:table-cell>
              <table:table-cell office:value-type="float" office:value="1673.82">
                <text:p>1673.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09">
                <text:p>1609</text:p>
              </table:table-cell>
              <table:table-cell office:value-type="float" office:value="1673.9">
                <text:p>1673.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94.18">
                <text:p>1594.18</text:p>
              </table:table-cell>
              <table:table-cell office:value-type="float" office:value="1674.01">
                <text:p>1674.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578.37">
                <text:p>1578.37</text:p>
              </table:table-cell>
              <table:table-cell office:value-type="float" office:value="1674.12">
                <text:p>1674.1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561.57">
                <text:p>1561.57</text:p>
              </table:table-cell>
              <table:table-cell office:value-type="float" office:value="1674.24">
                <text:p>1674.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5.75">
                <text:p>1545.75</text:p>
              </table:table-cell>
              <table:table-cell office:value-type="float" office:value="1674.36">
                <text:p>1674.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28.95">
                <text:p>1528.95</text:p>
              </table:table-cell>
              <table:table-cell office:value-type="float" office:value="1674.48">
                <text:p>1674.4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512.15">
                <text:p>1512.15</text:p>
              </table:table-cell>
              <table:table-cell office:value-type="float" office:value="1674.6">
                <text:p>1674.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494.36">
                <text:p>1494.36</text:p>
              </table:table-cell>
              <table:table-cell office:value-type="float" office:value="1674.73">
                <text:p>1674.7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477.56">
                <text:p>1477.56</text:p>
              </table:table-cell>
              <table:table-cell office:value-type="float" office:value="1674.85">
                <text:p>1674.8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460.76">
                <text:p>1460.76</text:p>
              </table:table-cell>
              <table:table-cell office:value-type="float" office:value="1674.97">
                <text:p>1674.9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443.96">
                <text:p>1443.96</text:p>
              </table:table-cell>
              <table:table-cell office:value-type="float" office:value="1675.1">
                <text:p>1675.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26.17">
                <text:p>1426.17</text:p>
              </table:table-cell>
              <table:table-cell office:value-type="float" office:value="1675.22">
                <text:p>1675.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409.37">
                <text:p>1409.37</text:p>
              </table:table-cell>
              <table:table-cell office:value-type="float" office:value="1675.35">
                <text:p>1675.3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92.56">
                <text:p>1392.56</text:p>
              </table:table-cell>
              <table:table-cell office:value-type="float" office:value="1675.47">
                <text:p>1675.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75.76">
                <text:p>1375.76</text:p>
              </table:table-cell>
              <table:table-cell office:value-type="float" office:value="1675.59">
                <text:p>1675.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58.96">
                <text:p>1358.96</text:p>
              </table:table-cell>
              <table:table-cell office:value-type="float" office:value="1675.71">
                <text:p>1675.7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41.17">
                <text:p>1341.17</text:p>
              </table:table-cell>
              <table:table-cell office:value-type="float" office:value="1675.84">
                <text:p>1675.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24.37">
                <text:p>1324.37</text:p>
              </table:table-cell>
              <table:table-cell office:value-type="float" office:value="1675.96">
                <text:p>1675.9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07.57">
                <text:p>1307.57</text:p>
              </table:table-cell>
              <table:table-cell office:value-type="float" office:value="1676.08">
                <text:p>1676.0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90.77">
                <text:p>1290.77</text:p>
              </table:table-cell>
              <table:table-cell office:value-type="float" office:value="1676.21">
                <text:p>1676.2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272.98">
                <text:p>1272.98</text:p>
              </table:table-cell>
              <table:table-cell office:value-type="float" office:value="1676.33">
                <text:p>1676.3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256.18">
                <text:p>1256.18</text:p>
              </table:table-cell>
              <table:table-cell office:value-type="float" office:value="1676.46">
                <text:p>1676.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239.38">
                <text:p>1239.38</text:p>
              </table:table-cell>
              <table:table-cell office:value-type="float" office:value="1676.58">
                <text:p>1676.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222.58">
                <text:p>1222.58</text:p>
              </table:table-cell>
              <table:table-cell office:value-type="float" office:value="1676.7">
                <text:p>1676.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201.82">
                <text:p>1201.82</text:p>
              </table:table-cell>
              <table:table-cell office:value-type="float" office:value="1676.85">
                <text:p>1676.8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185.02">
                <text:p>1185.02</text:p>
              </table:table-cell>
              <table:table-cell office:value-type="float" office:value="1676.97">
                <text:p>1676.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168.22">
                <text:p>1168.22</text:p>
              </table:table-cell>
              <table:table-cell office:value-type="float" office:value="1677.09">
                <text:p>1677.0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151.42">
                <text:p>1151.42</text:p>
              </table:table-cell>
              <table:table-cell office:value-type="float" office:value="1677.21">
                <text:p>1677.2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133.63">
                <text:p>1133.63</text:p>
              </table:table-cell>
              <table:table-cell office:value-type="float" office:value="1677.34">
                <text:p>1677.3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116.83">
                <text:p>1116.83</text:p>
              </table:table-cell>
              <table:table-cell office:value-type="float" office:value="1677.47">
                <text:p>1677.4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100.02">
                <text:p>1100.02</text:p>
              </table:table-cell>
              <table:table-cell office:value-type="float" office:value="1677.59">
                <text:p>1677.5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3.22">
                <text:p>1083.22</text:p>
              </table:table-cell>
              <table:table-cell office:value-type="float" office:value="1677.71">
                <text:p>1677.7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65.43">
                <text:p>1065.43</text:p>
              </table:table-cell>
              <table:table-cell office:value-type="float" office:value="1677.84">
                <text:p>1677.8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48.63">
                <text:p>1048.63</text:p>
              </table:table-cell>
              <table:table-cell office:value-type="float" office:value="1677.96">
                <text:p>1677.9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31.83">
                <text:p>1031.83</text:p>
              </table:table-cell>
              <table:table-cell office:value-type="float" office:value="1678.08">
                <text:p>1678.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15.03">
                <text:p>1015.03</text:p>
              </table:table-cell>
              <table:table-cell office:value-type="float" office:value="1678.2">
                <text:p>1678.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7.241">
                <text:p>997.241</text:p>
              </table:table-cell>
              <table:table-cell office:value-type="float" office:value="1678.33">
                <text:p>1678.3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80.439">
                <text:p>980.439</text:p>
              </table:table-cell>
              <table:table-cell office:value-type="float" office:value="1678.45">
                <text:p>1678.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63.638">
                <text:p>963.638</text:p>
              </table:table-cell>
              <table:table-cell office:value-type="float" office:value="1678.58">
                <text:p>1678.5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46.837">
                <text:p>946.837</text:p>
              </table:table-cell>
              <table:table-cell office:value-type="float" office:value="1678.7">
                <text:p>1678.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29.047">
                <text:p>929.047</text:p>
              </table:table-cell>
              <table:table-cell office:value-type="float" office:value="1678.83">
                <text:p>1678.8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12.246">
                <text:p>912.246</text:p>
              </table:table-cell>
              <table:table-cell office:value-type="float" office:value="1678.95">
                <text:p>1678.9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95.445">
                <text:p>895.445</text:p>
              </table:table-cell>
              <table:table-cell office:value-type="float" office:value="1679.07">
                <text:p>1679.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878.643">
                <text:p>878.643</text:p>
              </table:table-cell>
              <table:table-cell office:value-type="float" office:value="1679.19">
                <text:p>1679.1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860.854">
                <text:p>860.854</text:p>
              </table:table-cell>
              <table:table-cell office:value-type="float" office:value="1679.32">
                <text:p>1679.3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44.053">
                <text:p>844.053</text:p>
              </table:table-cell>
              <table:table-cell office:value-type="float" office:value="1679.44">
                <text:p>1679.4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827.251">
                <text:p>827.251</text:p>
              </table:table-cell>
              <table:table-cell office:value-type="float" office:value="1679.56">
                <text:p>1679.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10.45">
                <text:p>810.45</text:p>
              </table:table-cell>
              <table:table-cell office:value-type="float" office:value="1679.69">
                <text:p>1679.6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93.649">
                <text:p>793.649</text:p>
              </table:table-cell>
              <table:table-cell office:value-type="float" office:value="1679.81">
                <text:p>1679.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75.859">
                <text:p>775.859</text:p>
              </table:table-cell>
              <table:table-cell office:value-type="float" office:value="1679.94">
                <text:p>1679.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59.058">
                <text:p>759.058</text:p>
              </table:table-cell>
              <table:table-cell office:value-type="float" office:value="1680.06">
                <text:p>1680.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742.257">
                <text:p>742.257</text:p>
              </table:table-cell>
              <table:table-cell office:value-type="float" office:value="1680.18">
                <text:p>1680.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725.455">
                <text:p>725.455</text:p>
              </table:table-cell>
              <table:table-cell office:value-type="float" office:value="1680.3">
                <text:p>1680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707.666">
                <text:p>707.666</text:p>
              </table:table-cell>
              <table:table-cell office:value-type="float" office:value="1680.43">
                <text:p>1680.4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90.864">
                <text:p>690.864</text:p>
              </table:table-cell>
              <table:table-cell office:value-type="float" office:value="1680.55">
                <text:p>1680.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74.063">
                <text:p>674.063</text:p>
              </table:table-cell>
              <table:table-cell office:value-type="float" office:value="1680.67">
                <text:p>1680.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57.262">
                <text:p>657.262</text:p>
              </table:table-cell>
              <table:table-cell office:value-type="float" office:value="1680.79">
                <text:p>1680.7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39.472">
                <text:p>639.472</text:p>
              </table:table-cell>
              <table:table-cell office:value-type="float" office:value="1680.92">
                <text:p>1680.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2.671">
                <text:p>622.671</text:p>
              </table:table-cell>
              <table:table-cell office:value-type="float" office:value="1681.05">
                <text:p>1681.0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05.87">
                <text:p>605.87</text:p>
              </table:table-cell>
              <table:table-cell office:value-type="float" office:value="1681.17">
                <text:p>1681.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9.068">
                <text:p>589.068</text:p>
              </table:table-cell>
              <table:table-cell office:value-type="float" office:value="1681.29">
                <text:p>1681.2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71.279">
                <text:p>571.279</text:p>
              </table:table-cell>
              <table:table-cell office:value-type="float" office:value="1681.42">
                <text:p>1681.4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54.478">
                <text:p>554.478</text:p>
              </table:table-cell>
              <table:table-cell office:value-type="float" office:value="1681.54">
                <text:p>1681.5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37.676">
                <text:p>537.676</text:p>
              </table:table-cell>
              <table:table-cell office:value-type="float" office:value="1681.66">
                <text:p>1681.6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19.887">
                <text:p>519.887</text:p>
              </table:table-cell>
              <table:table-cell office:value-type="float" office:value="1681.79">
                <text:p>1681.7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3.085">
                <text:p>503.085</text:p>
              </table:table-cell>
              <table:table-cell office:value-type="float" office:value="1681.91">
                <text:p>1681.9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86.284">
                <text:p>486.284</text:p>
              </table:table-cell>
              <table:table-cell office:value-type="float" office:value="1682.03">
                <text:p>1682.0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69.483">
                <text:p>469.483</text:p>
              </table:table-cell>
              <table:table-cell office:value-type="float" office:value="1682.16">
                <text:p>1682.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51.693">
                <text:p>451.693</text:p>
              </table:table-cell>
              <table:table-cell office:value-type="float" office:value="1682.28">
                <text:p>1682.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34.892">
                <text:p>434.892</text:p>
              </table:table-cell>
              <table:table-cell office:value-type="float" office:value="1682.41">
                <text:p>1682.4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18.091">
                <text:p>418.091</text:p>
              </table:table-cell>
              <table:table-cell office:value-type="float" office:value="1682.53">
                <text:p>1682.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01.29">
                <text:p>401.29</text:p>
              </table:table-cell>
              <table:table-cell office:value-type="float" office:value="1682.65">
                <text:p>1682.6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3.5">
                <text:p>383.5</text:p>
              </table:table-cell>
              <table:table-cell office:value-type="float" office:value="1682.78">
                <text:p>1682.7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6.699">
                <text:p>366.699</text:p>
              </table:table-cell>
              <table:table-cell office:value-type="float" office:value="1682.9">
                <text:p>1682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49.897">
                <text:p>349.897</text:p>
              </table:table-cell>
              <table:table-cell office:value-type="float" office:value="1683.02">
                <text:p>1683.0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33.096">
                <text:p>333.096</text:p>
              </table:table-cell>
              <table:table-cell office:value-type="float" office:value="1683.14">
                <text:p>1683.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15.307">
                <text:p>315.307</text:p>
              </table:table-cell>
              <table:table-cell office:value-type="float" office:value="1683.27">
                <text:p>1683.2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98.505">
                <text:p>298.505</text:p>
              </table:table-cell>
              <table:table-cell office:value-type="float" office:value="1683.39">
                <text:p>1683.3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81.704">
                <text:p>281.704</text:p>
              </table:table-cell>
              <table:table-cell office:value-type="float" office:value="1683.52">
                <text:p>1683.5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.903">
                <text:p>264.903</text:p>
              </table:table-cell>
              <table:table-cell office:value-type="float" office:value="1683.64">
                <text:p>1683.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47.113">
                <text:p>247.113</text:p>
              </table:table-cell>
              <table:table-cell office:value-type="float" office:value="1683.77">
                <text:p>1683.7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30.312">
                <text:p>230.312</text:p>
              </table:table-cell>
              <table:table-cell office:value-type="float" office:value="1683.89">
                <text:p>1683.8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3.511">
                <text:p>213.511</text:p>
              </table:table-cell>
              <table:table-cell office:value-type="float" office:value="1684.01">
                <text:p>1684.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95.721">
                <text:p>195.721</text:p>
              </table:table-cell>
              <table:table-cell office:value-type="float" office:value="1684.14">
                <text:p>1684.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78.92">
                <text:p>178.92</text:p>
              </table:table-cell>
              <table:table-cell office:value-type="float" office:value="1684.26">
                <text:p>1684.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2.118">
                <text:p>162.118</text:p>
              </table:table-cell>
              <table:table-cell office:value-type="float" office:value="1684.38">
                <text:p>1684.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5.317">
                <text:p>145.317</text:p>
              </table:table-cell>
              <table:table-cell office:value-type="float" office:value="1684.5">
                <text:p>1684.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7.528">
                <text:p>127.528</text:p>
              </table:table-cell>
              <table:table-cell office:value-type="float" office:value="1684.63">
                <text:p>1684.6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13.691">
                <text:p>113.691</text:p>
              </table:table-cell>
              <table:table-cell office:value-type="float" office:value="1684.73">
                <text:p>1684.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7.297">
                <text:p>167.297</text:p>
              </table:table-cell>
              <table:table-cell office:value-type="float" office:value="1679.35">
                <text:p>1679.3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9.029">
                <text:p>169.029</text:p>
              </table:table-cell>
              <table:table-cell office:value-type="float" office:value="1612.4">
                <text:p>1612.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9.044">
                <text:p>169.044</text:p>
              </table:table-cell>
              <table:table-cell office:value-type="float" office:value="1601.53">
                <text:p>1601.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9.065">
                <text:p>169.065</text:p>
              </table:table-cell>
              <table:table-cell office:value-type="float" office:value="1586.7">
                <text:p>1586.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9.087">
                <text:p>169.087</text:p>
              </table:table-cell>
              <table:table-cell office:value-type="float" office:value="1570.89">
                <text:p>1570.8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9.108">
                <text:p>169.108</text:p>
              </table:table-cell>
              <table:table-cell office:value-type="float" office:value="1555.08">
                <text:p>1555.0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9.132">
                <text:p>169.132</text:p>
              </table:table-cell>
              <table:table-cell office:value-type="float" office:value="1538.27">
                <text:p>1538.2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9.155">
                <text:p>169.155</text:p>
              </table:table-cell>
              <table:table-cell office:value-type="float" office:value="1521.47">
                <text:p>1521.4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9.178">
                <text:p>169.178</text:p>
              </table:table-cell>
              <table:table-cell office:value-type="float" office:value="1504.67">
                <text:p>1504.67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9.202">
                <text:p>169.202</text:p>
              </table:table-cell>
              <table:table-cell office:value-type="float" office:value="1486.88">
                <text:p>1486.8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9.225">
                <text:p>169.225</text:p>
              </table:table-cell>
              <table:table-cell office:value-type="float" office:value="1470.08">
                <text:p>1470.0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9.249">
                <text:p>169.249</text:p>
              </table:table-cell>
              <table:table-cell office:value-type="float" office:value="1453.28">
                <text:p>1453.2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9.272">
                <text:p>169.272</text:p>
              </table:table-cell>
              <table:table-cell office:value-type="float" office:value="1436.47">
                <text:p>1436.4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9.295">
                <text:p>169.295</text:p>
              </table:table-cell>
              <table:table-cell office:value-type="float" office:value="1419.67">
                <text:p>1419.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9.319">
                <text:p>169.319</text:p>
              </table:table-cell>
              <table:table-cell office:value-type="float" office:value="1401.88">
                <text:p>1401.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9.343">
                <text:p>169.343</text:p>
              </table:table-cell>
              <table:table-cell office:value-type="float" office:value="1385.08">
                <text:p>1385.0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9.366">
                <text:p>169.366</text:p>
              </table:table-cell>
              <table:table-cell office:value-type="float" office:value="1368.28">
                <text:p>1368.2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9.389">
                <text:p>169.389</text:p>
              </table:table-cell>
              <table:table-cell office:value-type="float" office:value="1351.48">
                <text:p>1351.4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9.413">
                <text:p>169.413</text:p>
              </table:table-cell>
              <table:table-cell office:value-type="float" office:value="1333.69">
                <text:p>1333.6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9.437">
                <text:p>169.437</text:p>
              </table:table-cell>
              <table:table-cell office:value-type="float" office:value="1316.89">
                <text:p>1316.8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9.46">
                <text:p>169.46</text:p>
              </table:table-cell>
              <table:table-cell office:value-type="float" office:value="1300.08">
                <text:p>1300.0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9.483">
                <text:p>169.483</text:p>
              </table:table-cell>
              <table:table-cell office:value-type="float" office:value="1283.28">
                <text:p>1283.2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9.507">
                <text:p>169.507</text:p>
              </table:table-cell>
              <table:table-cell office:value-type="float" office:value="1265.49">
                <text:p>1265.4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9.53">
                <text:p>169.53</text:p>
              </table:table-cell>
              <table:table-cell office:value-type="float" office:value="1248.69">
                <text:p>1248.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9.554">
                <text:p>169.554</text:p>
              </table:table-cell>
              <table:table-cell office:value-type="float" office:value="1231.89">
                <text:p>1231.8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9.577">
                <text:p>169.577</text:p>
              </table:table-cell>
              <table:table-cell office:value-type="float" office:value="1215.09">
                <text:p>1215.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9.6">
                <text:p>169.6</text:p>
              </table:table-cell>
              <table:table-cell office:value-type="float" office:value="1198.29">
                <text:p>1198.2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9.624">
                <text:p>169.624</text:p>
              </table:table-cell>
              <table:table-cell office:value-type="float" office:value="1180.49">
                <text:p>1180.4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9.648">
                <text:p>169.648</text:p>
              </table:table-cell>
              <table:table-cell office:value-type="float" office:value="1163.69">
                <text:p>1163.6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9.671">
                <text:p>169.671</text:p>
              </table:table-cell>
              <table:table-cell office:value-type="float" office:value="1146.89">
                <text:p>1146.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9.695">
                <text:p>169.695</text:p>
              </table:table-cell>
              <table:table-cell office:value-type="float" office:value="1129.1">
                <text:p>1129.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9.718">
                <text:p>169.718</text:p>
              </table:table-cell>
              <table:table-cell office:value-type="float" office:value="1112.3">
                <text:p>1112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9.742">
                <text:p>169.742</text:p>
              </table:table-cell>
              <table:table-cell office:value-type="float" office:value="1095.5">
                <text:p>1095.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9.765">
                <text:p>169.765</text:p>
              </table:table-cell>
              <table:table-cell office:value-type="float" office:value="1078.7">
                <text:p>1078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9.789">
                <text:p>169.789</text:p>
              </table:table-cell>
              <table:table-cell office:value-type="float" office:value="1060.91">
                <text:p>1060.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9.812">
                <text:p>169.812</text:p>
              </table:table-cell>
              <table:table-cell office:value-type="float" office:value="1044.1">
                <text:p>1044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9.835">
                <text:p>169.835</text:p>
              </table:table-cell>
              <table:table-cell office:value-type="float" office:value="1027.3">
                <text:p>1027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9.859">
                <text:p>169.859</text:p>
              </table:table-cell>
              <table:table-cell office:value-type="float" office:value="1010.5">
                <text:p>1010.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9.883">
                <text:p>169.883</text:p>
              </table:table-cell>
              <table:table-cell office:value-type="float" office:value="992.711">
                <text:p>992.71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9.906">
                <text:p>169.906</text:p>
              </table:table-cell>
              <table:table-cell office:value-type="float" office:value="975.909">
                <text:p>975.90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9.929">
                <text:p>169.929</text:p>
              </table:table-cell>
              <table:table-cell office:value-type="float" office:value="959.107">
                <text:p>959.10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9.953">
                <text:p>169.953</text:p>
              </table:table-cell>
              <table:table-cell office:value-type="float" office:value="942.306">
                <text:p>942.30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9.977">
                <text:p>169.977</text:p>
              </table:table-cell>
              <table:table-cell office:value-type="float" office:value="924.516">
                <text:p>924.51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70">
                <text:p>170</text:p>
              </table:table-cell>
              <table:table-cell office:value-type="float" office:value="907.714">
                <text:p>907.7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0.027">
                <text:p>170.027</text:p>
              </table:table-cell>
              <table:table-cell office:value-type="float" office:value="887.947">
                <text:p>887.94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70.051">
                <text:p>170.051</text:p>
              </table:table-cell>
              <table:table-cell office:value-type="float" office:value="871.146">
                <text:p>871.14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70.074">
                <text:p>170.074</text:p>
              </table:table-cell>
              <table:table-cell office:value-type="float" office:value="854.344">
                <text:p>854.34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70.098">
                <text:p>170.098</text:p>
              </table:table-cell>
              <table:table-cell office:value-type="float" office:value="836.554">
                <text:p>836.55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70.121">
                <text:p>170.121</text:p>
              </table:table-cell>
              <table:table-cell office:value-type="float" office:value="819.752">
                <text:p>819.75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70.145">
                <text:p>170.145</text:p>
              </table:table-cell>
              <table:table-cell office:value-type="float" office:value="802.951">
                <text:p>802.95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70.168">
                <text:p>170.168</text:p>
              </table:table-cell>
              <table:table-cell office:value-type="float" office:value="786.149">
                <text:p>786.1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70.192">
                <text:p>170.192</text:p>
              </table:table-cell>
              <table:table-cell office:value-type="float" office:value="768.359">
                <text:p>768.35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70.215">
                <text:p>170.215</text:p>
              </table:table-cell>
              <table:table-cell office:value-type="float" office:value="751.557">
                <text:p>751.557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70.238">
                <text:p>170.238</text:p>
              </table:table-cell>
              <table:table-cell office:value-type="float" office:value="734.755">
                <text:p>734.75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70.263">
                <text:p>170.263</text:p>
              </table:table-cell>
              <table:table-cell office:value-type="float" office:value="716.965">
                <text:p>716.96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70.286">
                <text:p>170.286</text:p>
              </table:table-cell>
              <table:table-cell office:value-type="float" office:value="700.164">
                <text:p>700.16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70.309">
                <text:p>170.309</text:p>
              </table:table-cell>
              <table:table-cell office:value-type="float" office:value="683.362">
                <text:p>683.3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70.332">
                <text:p>170.332</text:p>
              </table:table-cell>
              <table:table-cell office:value-type="float" office:value="666.56">
                <text:p>666.5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70.357">
                <text:p>170.357</text:p>
              </table:table-cell>
              <table:table-cell office:value-type="float" office:value="648.77">
                <text:p>648.7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70.38">
                <text:p>170.38</text:p>
              </table:table-cell>
              <table:table-cell office:value-type="float" office:value="631.969">
                <text:p>631.96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70.403">
                <text:p>170.403</text:p>
              </table:table-cell>
              <table:table-cell office:value-type="float" office:value="615.167">
                <text:p>615.16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70.426">
                <text:p>170.426</text:p>
              </table:table-cell>
              <table:table-cell office:value-type="float" office:value="598.365">
                <text:p>598.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70.45">
                <text:p>170.45</text:p>
              </table:table-cell>
              <table:table-cell office:value-type="float" office:value="581.563">
                <text:p>581.56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70.474">
                <text:p>170.474</text:p>
              </table:table-cell>
              <table:table-cell office:value-type="float" office:value="563.773">
                <text:p>563.77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70.497">
                <text:p>170.497</text:p>
              </table:table-cell>
              <table:table-cell office:value-type="float" office:value="546.972">
                <text:p>546.9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70.52">
                <text:p>170.52</text:p>
              </table:table-cell>
              <table:table-cell office:value-type="float" office:value="530.17">
                <text:p>530.1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.545">
                <text:p>170.545</text:p>
              </table:table-cell>
              <table:table-cell office:value-type="float" office:value="512.38">
                <text:p>512.3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.568">
                <text:p>170.568</text:p>
              </table:table-cell>
              <table:table-cell office:value-type="float" office:value="495.578">
                <text:p>495.5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0.591">
                <text:p>170.591</text:p>
              </table:table-cell>
              <table:table-cell office:value-type="float" office:value="478.777">
                <text:p>478.77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0.614">
                <text:p>170.614</text:p>
              </table:table-cell>
              <table:table-cell office:value-type="float" office:value="461.975">
                <text:p>461.97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0.639">
                <text:p>170.639</text:p>
              </table:table-cell>
              <table:table-cell office:value-type="float" office:value="444.185">
                <text:p>444.1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0.666">
                <text:p>170.666</text:p>
              </table:table-cell>
              <table:table-cell office:value-type="float" office:value="424.418">
                <text:p>424.4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0.689">
                <text:p>170.689</text:p>
              </table:table-cell>
              <table:table-cell office:value-type="float" office:value="407.616">
                <text:p>407.61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0.712">
                <text:p>170.712</text:p>
              </table:table-cell>
              <table:table-cell office:value-type="float" office:value="390.815">
                <text:p>390.8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0.735">
                <text:p>170.735</text:p>
              </table:table-cell>
              <table:table-cell office:value-type="float" office:value="374.013">
                <text:p>374.0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0.76">
                <text:p>170.76</text:p>
              </table:table-cell>
              <table:table-cell office:value-type="float" office:value="356.223">
                <text:p>356.2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0.783">
                <text:p>170.783</text:p>
              </table:table-cell>
              <table:table-cell office:value-type="float" office:value="339.421">
                <text:p>339.42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0.806">
                <text:p>170.806</text:p>
              </table:table-cell>
              <table:table-cell office:value-type="float" office:value="322.62">
                <text:p>322.6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0.829">
                <text:p>170.829</text:p>
              </table:table-cell>
              <table:table-cell office:value-type="float" office:value="305.818">
                <text:p>305.8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0.854">
                <text:p>170.854</text:p>
              </table:table-cell>
              <table:table-cell office:value-type="float" office:value="288.028">
                <text:p>288.02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0.877">
                <text:p>170.877</text:p>
              </table:table-cell>
              <table:table-cell office:value-type="float" office:value="271.226">
                <text:p>271.22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0.9">
                <text:p>170.9</text:p>
              </table:table-cell>
              <table:table-cell office:value-type="float" office:value="254.424">
                <text:p>254.4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0.923">
                <text:p>170.923</text:p>
              </table:table-cell>
              <table:table-cell office:value-type="float" office:value="237.623">
                <text:p>237.62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2.781cm" xlink:href=".." xlink:type="simple" chart:class="chart:scatter" chart:style-name="ch1">
        <chart:legend chart:legend-position="end" svg:x="14.455cm" svg:y="6.104cm" style:legend-expansion="high" chart:style-name="ch2"/>
        <chart:plot-area chart:style-name="ch3" table:cell-range-address="Sheet1.F1:Sheet1.G286" svg:x="0.77cm" svg:y="1.155cm" svg:width="13.046cm" svg:height="10.951cm">
          <chartooo:coordinate-region svg:x="1.155cm" svg:y="1.342cm" svg:width="12.236cm" svg:height="10.5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:Sheet1.G286" chart:class="chart:scatter">
            <chart:domain table:cell-range-address="Sheet1.F1:Sheet1.F286"/>
            <chart:data-point chart:repeated="28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F</text:p>
              </table:table-cell>
              <table:table-cell office:value-type="string">
                <text:p>列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88.874">
                <text:p>488.874</text:p>
                <draw:g>
                  <svg:desc>Sheet1.F1:Sheet1.F286</svg:desc>
                </draw:g>
              </table:table-cell>
              <table:table-cell office:value-type="float" office:value="-8.87362">
                <text:p>-8.87362</text:p>
                <draw:g>
                  <svg:desc>Sheet1.G1:Sheet1.G28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45.409">
                <text:p>545.409</text:p>
              </table:table-cell>
              <table:table-cell office:value-type="float" office:value="13.1275">
                <text:p>13.12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19.116">
                <text:p>519.116</text:p>
              </table:table-cell>
              <table:table-cell office:value-type="float" office:value="52.9133">
                <text:p>52.91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6.305">
                <text:p>596.305</text:p>
              </table:table-cell>
              <table:table-cell office:value-type="float" office:value="7.53175">
                <text:p>7.53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15.535">
                <text:p>615.535</text:p>
              </table:table-cell>
              <table:table-cell office:value-type="float" office:value="20.108">
                <text:p>20.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9.033">
                <text:p>659.033</text:p>
              </table:table-cell>
              <table:table-cell office:value-type="float" office:value="10.3444">
                <text:p>10.3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71.372">
                <text:p>671.372</text:p>
              </table:table-cell>
              <table:table-cell office:value-type="float" office:value="14.3913">
                <text:p>14.3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83.71">
                <text:p>683.71</text:p>
              </table:table-cell>
              <table:table-cell office:value-type="float" office:value="18.4382">
                <text:p>18.43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96.048">
                <text:p>696.048</text:p>
              </table:table-cell>
              <table:table-cell office:value-type="float" office:value="22.4851">
                <text:p>22.48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12.845">
                <text:p>712.845</text:p>
              </table:table-cell>
              <table:table-cell office:value-type="float" office:value="22.0737">
                <text:p>22.07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0.63">
                <text:p>730.63</text:p>
              </table:table-cell>
              <table:table-cell office:value-type="float" office:value="21.6381">
                <text:p>21.63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47.427">
                <text:p>747.427</text:p>
              </table:table-cell>
              <table:table-cell office:value-type="float" office:value="21.2267">
                <text:p>21.22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64.223">
                <text:p>764.223</text:p>
              </table:table-cell>
              <table:table-cell office:value-type="float" office:value="20.8153">
                <text:p>20.8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1.02">
                <text:p>781.02</text:p>
              </table:table-cell>
              <table:table-cell office:value-type="float" office:value="20.4039">
                <text:p>20.40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6.733">
                <text:p>806.733</text:p>
              </table:table-cell>
              <table:table-cell office:value-type="float" office:value="11.0759">
                <text:p>11.07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15.601">
                <text:p>815.601</text:p>
              </table:table-cell>
              <table:table-cell office:value-type="float" office:value="19.5569">
                <text:p>19.5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6.856">
                <text:p>836.856</text:p>
              </table:table-cell>
              <table:table-cell office:value-type="float" office:value="14.6872">
                <text:p>14.68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9.07">
                <text:p>809.07</text:p>
              </table:table-cell>
              <table:table-cell office:value-type="float" office:value="58.8587">
                <text:p>58.85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3.605">
                <text:p>853.605</text:p>
              </table:table-cell>
              <table:table-cell office:value-type="float" office:value="31.6734">
                <text:p>31.67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30.277">
                <text:p>830.277</text:p>
              </table:table-cell>
              <table:table-cell office:value-type="float" office:value="71.3866">
                <text:p>71.38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0.573">
                <text:p>900.573</text:p>
              </table:table-cell>
              <table:table-cell office:value-type="float" office:value="17.4757">
                <text:p>17.47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17.37">
                <text:p>917.37</text:p>
              </table:table-cell>
              <table:table-cell office:value-type="float" office:value="17.0643">
                <text:p>17.06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25.25">
                <text:p>925.25</text:p>
              </table:table-cell>
              <table:table-cell office:value-type="float" office:value="25.5694">
                <text:p>25.56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11.826">
                <text:p>911.826</text:p>
              </table:table-cell>
              <table:table-cell office:value-type="float" office:value="56.3419">
                <text:p>56.34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53.3">
                <text:p>953.3</text:p>
              </table:table-cell>
              <table:table-cell office:value-type="float" office:value="64.0243">
                <text:p>64.02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78.965">
                <text:p>978.965</text:p>
              </table:table-cell>
              <table:table-cell office:value-type="float" office:value="72.0939">
                <text:p>72.09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5.761">
                <text:p>995.761</text:p>
              </table:table-cell>
              <table:table-cell office:value-type="float" office:value="71.6825">
                <text:p>71.6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12.56">
                <text:p>1012.56</text:p>
              </table:table-cell>
              <table:table-cell office:value-type="float" office:value="71.2711">
                <text:p>71.27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30.34">
                <text:p>1030.34</text:p>
              </table:table-cell>
              <table:table-cell office:value-type="float" office:value="70.8355">
                <text:p>70.83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47.14">
                <text:p>1047.14</text:p>
              </table:table-cell>
              <table:table-cell office:value-type="float" office:value="70.4241">
                <text:p>70.42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64.92">
                <text:p>1064.92</text:p>
              </table:table-cell>
              <table:table-cell office:value-type="float" office:value="69.9885">
                <text:p>69.98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11.01">
                <text:p>1211.01</text:p>
              </table:table-cell>
              <table:table-cell office:value-type="float" office:value="-59.7136">
                <text:p>-59.713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28.69">
                <text:p>1128.69</text:p>
              </table:table-cell>
              <table:table-cell office:value-type="float" office:value="55.3794">
                <text:p>55.37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63.27">
                <text:p>1163.27</text:p>
              </table:table-cell>
              <table:table-cell office:value-type="float" office:value="54.5324">
                <text:p>54.53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6.11">
                <text:p>1336.11</text:p>
              </table:table-cell>
              <table:table-cell office:value-type="float" office:value="-101.919">
                <text:p>-101.9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67.16">
                <text:p>1267.16</text:p>
              </table:table-cell>
              <table:table-cell office:value-type="float" office:value="-0.20142">
                <text:p>-0.2014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21.08">
                <text:p>1421.08</text:p>
              </table:table-cell>
              <table:table-cell office:value-type="float" office:value="-104.001">
                <text:p>-104.00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46.74">
                <text:p>1446.74</text:p>
              </table:table-cell>
              <table:table-cell office:value-type="float" office:value="-95.9311">
                <text:p>-95.93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3.04">
                <text:p>1303.04</text:p>
              </table:table-cell>
              <table:table-cell office:value-type="float" office:value="64.1562">
                <text:p>64.156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19.84">
                <text:p>1319.84</text:p>
              </table:table-cell>
              <table:table-cell office:value-type="float" office:value="63.7448">
                <text:p>63.74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54.47">
                <text:p>1354.47</text:p>
              </table:table-cell>
              <table:table-cell office:value-type="float" office:value="45.5002">
                <text:p>45.50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45.14">
                <text:p>1545.14</text:p>
              </table:table-cell>
              <table:table-cell office:value-type="float" office:value="-128.785">
                <text:p>-128.7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75.67">
                <text:p>1375.67</text:p>
              </table:table-cell>
              <table:table-cell office:value-type="float" office:value="58.0281">
                <text:p>58.02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45.97">
                <text:p>1445.97</text:p>
              </table:table-cell>
              <table:table-cell office:value-type="float" office:value="4.11714">
                <text:p>4.11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48.46">
                <text:p>1548.46</text:p>
              </table:table-cell>
              <table:table-cell office:value-type="float" office:value="-81.0261">
                <text:p>-81.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56.34">
                <text:p>1556.34</text:p>
              </table:table-cell>
              <table:table-cell office:value-type="float" office:value="-72.5209">
                <text:p>-72.520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73.14">
                <text:p>1573.14</text:p>
              </table:table-cell>
              <table:table-cell office:value-type="float" office:value="-72.9323">
                <text:p>-72.932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60.65">
                <text:p>1460.65</text:p>
              </table:table-cell>
              <table:table-cell office:value-type="float" office:value="55.9469">
                <text:p>55.946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602.27">
                <text:p>1602.27</text:p>
              </table:table-cell>
              <table:table-cell office:value-type="float" office:value="-69.2969">
                <text:p>-69.2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42.35">
                <text:p>1642.35</text:p>
              </table:table-cell>
              <table:table-cell office:value-type="float" office:value="-92.0239">
                <text:p>-92.02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25.4">
                <text:p>1525.4</text:p>
              </table:table-cell>
              <table:table-cell office:value-type="float" office:value="41.3136">
                <text:p>41.313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09.07">
                <text:p>1609.07</text:p>
              </table:table-cell>
              <table:table-cell office:value-type="float" office:value="-25.9723">
                <text:p>-25.97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54.53">
                <text:p>1554.53</text:p>
              </table:table-cell>
              <table:table-cell office:value-type="float" office:value="44.9491">
                <text:p>44.9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58.94">
                <text:p>1558.94</text:p>
              </table:table-cell>
              <table:table-cell office:value-type="float" office:value="57.8884">
                <text:p>57.88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75.74">
                <text:p>1575.74</text:p>
              </table:table-cell>
              <table:table-cell office:value-type="float" office:value="57.477">
                <text:p>57.4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601.45">
                <text:p>1601.45</text:p>
              </table:table-cell>
              <table:table-cell office:value-type="float" office:value="48.149">
                <text:p>48.1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09.33">
                <text:p>1609.33</text:p>
              </table:table-cell>
              <table:table-cell office:value-type="float" office:value="56.6542">
                <text:p>56.654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729.66">
                <text:p>1729.66</text:p>
              </table:table-cell>
              <table:table-cell office:value-type="float" office:value="-46.3223">
                <text:p>-46.322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700.38">
                <text:p>1700.38</text:p>
              </table:table-cell>
              <table:table-cell office:value-type="float" office:value="2.23499">
                <text:p>2.234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3.68">
                <text:p>1663.68</text:p>
              </table:table-cell>
              <table:table-cell office:value-type="float" office:value="55.3232">
                <text:p>55.32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720.6">
                <text:p>1720.6</text:p>
              </table:table-cell>
              <table:table-cell office:value-type="float" office:value="14.7871">
                <text:p>14.787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738.38">
                <text:p>1738.38</text:p>
              </table:table-cell>
              <table:table-cell office:value-type="float" office:value="14.3515">
                <text:p>14.351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804.22">
                <text:p>1804.22</text:p>
              </table:table-cell>
              <table:table-cell office:value-type="float" office:value="-35.1012">
                <text:p>-35.10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03.18">
                <text:p>1803.18</text:p>
              </table:table-cell>
              <table:table-cell office:value-type="float" office:value="-17.6794">
                <text:p>-17.679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75.4">
                <text:p>1775.4</text:p>
              </table:table-cell>
              <table:table-cell office:value-type="float" office:value="26.4922">
                <text:p>26.492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66.43">
                <text:p>1766.43</text:p>
              </table:table-cell>
              <table:table-cell office:value-type="float" office:value="52.8063">
                <text:p>52.80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83.23">
                <text:p>1783.23</text:p>
              </table:table-cell>
              <table:table-cell office:value-type="float" office:value="52.3949">
                <text:p>52.394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17.86">
                <text:p>1817.86</text:p>
              </table:table-cell>
              <table:table-cell office:value-type="float" office:value="34.1503">
                <text:p>34.15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34.65">
                <text:p>1834.65</text:p>
              </table:table-cell>
              <table:table-cell office:value-type="float" office:value="33.7389">
                <text:p>33.738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65.81">
                <text:p>1865.81</text:p>
              </table:table-cell>
              <table:table-cell office:value-type="float" office:value="19.9284">
                <text:p>19.9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69.24">
                <text:p>1869.24</text:p>
              </table:table-cell>
              <table:table-cell office:value-type="float" office:value="32.8919">
                <text:p>32.891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68.2">
                <text:p>1868.2</text:p>
              </table:table-cell>
              <table:table-cell office:value-type="float" office:value="50.3137">
                <text:p>50.31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7.29">
                <text:p>1907.29</text:p>
              </table:table-cell>
              <table:table-cell office:value-type="float" office:value="27.6108">
                <text:p>27.610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16.16">
                <text:p>1916.16</text:p>
              </table:table-cell>
              <table:table-cell office:value-type="float" office:value="36.0918">
                <text:p>36.09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28.49">
                <text:p>1928.49</text:p>
              </table:table-cell>
              <table:table-cell office:value-type="float" office:value="40.1387">
                <text:p>40.13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36.37">
                <text:p>1936.37</text:p>
              </table:table-cell>
              <table:table-cell office:value-type="float" office:value="48.6439">
                <text:p>48.64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721.93">
                <text:p>1721.93</text:p>
              </table:table-cell>
              <table:table-cell office:value-type="float" office:value="298.506">
                <text:p>298.50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0.44">
                <text:p>1940.44</text:p>
              </table:table-cell>
              <table:table-cell office:value-type="float" office:value="302.66">
                <text:p>302.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39.87">
                <text:p>1939.87</text:p>
              </table:table-cell>
              <table:table-cell office:value-type="float" office:value="369.628">
                <text:p>369.6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40.04">
                <text:p>1940.04</text:p>
              </table:table-cell>
              <table:table-cell office:value-type="float" office:value="380.498">
                <text:p>380.4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940.27">
                <text:p>1940.27</text:p>
              </table:table-cell>
              <table:table-cell office:value-type="float" office:value="395.321">
                <text:p>395.3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953.91">
                <text:p>1953.91</text:p>
              </table:table-cell>
              <table:table-cell office:value-type="float" office:value="481.017">
                <text:p>481.0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948.02">
                <text:p>1948.02</text:p>
              </table:table-cell>
              <table:table-cell office:value-type="float" office:value="496.474">
                <text:p>496.4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42.39">
                <text:p>1942.39</text:p>
              </table:table-cell>
              <table:table-cell office:value-type="float" office:value="528.73">
                <text:p>528.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05.7">
                <text:p>1905.7</text:p>
              </table:table-cell>
              <table:table-cell office:value-type="float" office:value="537.473">
                <text:p>537.47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62.84">
                <text:p>1862.84</text:p>
              </table:table-cell>
              <table:table-cell office:value-type="float" office:value="544.874">
                <text:p>544.8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50.72">
                <text:p>1950.72</text:p>
              </table:table-cell>
              <table:table-cell office:value-type="float" office:value="666.446">
                <text:p>666.44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51.25">
                <text:p>1951.25</text:p>
              </table:table-cell>
              <table:table-cell office:value-type="float" office:value="700.045">
                <text:p>700.0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45.37">
                <text:p>1945.37</text:p>
              </table:table-cell>
              <table:table-cell office:value-type="float" office:value="716.49">
                <text:p>716.4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927.16">
                <text:p>1927.16</text:p>
              </table:table-cell>
              <table:table-cell office:value-type="float" office:value="729.262">
                <text:p>729.26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65.2">
                <text:p>1965.2</text:p>
              </table:table-cell>
              <table:table-cell office:value-type="float" office:value="805.505">
                <text:p>805.5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53.15">
                <text:p>1953.15</text:p>
              </table:table-cell>
              <table:table-cell office:value-type="float" office:value="819.619">
                <text:p>819.6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59.57">
                <text:p>1959.57</text:p>
              </table:table-cell>
              <table:table-cell office:value-type="float" office:value="837.761">
                <text:p>837.76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60.12">
                <text:p>1960.12</text:p>
              </table:table-cell>
              <table:table-cell office:value-type="float" office:value="872.349">
                <text:p>872.3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60.39">
                <text:p>1960.39</text:p>
              </table:table-cell>
              <table:table-cell office:value-type="float" office:value="889.148">
                <text:p>889.14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81.85">
                <text:p>1981.85</text:p>
              </table:table-cell>
              <table:table-cell office:value-type="float" office:value="1080.94">
                <text:p>1080.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31.68">
                <text:p>2031.68</text:p>
              </table:table-cell>
              <table:table-cell office:value-type="float" office:value="1126.27">
                <text:p>1126.2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76.77">
                <text:p>1976.77</text:p>
              </table:table-cell>
              <table:table-cell office:value-type="float" office:value="1147.78">
                <text:p>1147.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86.26">
                <text:p>1886.26</text:p>
              </table:table-cell>
              <table:table-cell office:value-type="float" office:value="1247.21">
                <text:p>1247.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151.43">
                <text:p>2151.43</text:p>
              </table:table-cell>
              <table:table-cell office:value-type="float" office:value="1321.75">
                <text:p>1321.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139.37">
                <text:p>2139.37</text:p>
              </table:table-cell>
              <table:table-cell office:value-type="float" office:value="1335.86">
                <text:p>1335.8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979.47">
                <text:p>1979.47</text:p>
              </table:table-cell>
              <table:table-cell office:value-type="float" office:value="1317.75">
                <text:p>1317.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992.07">
                <text:p>1992.07</text:p>
              </table:table-cell>
              <table:table-cell office:value-type="float" office:value="1338.23">
                <text:p>1338.2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92.34">
                <text:p>1992.34</text:p>
              </table:table-cell>
              <table:table-cell office:value-type="float" office:value="1355.03">
                <text:p>1355.0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92.6">
                <text:p>1992.6</text:p>
              </table:table-cell>
              <table:table-cell office:value-type="float" office:value="1371.83">
                <text:p>1371.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5.19">
                <text:p>2005.19</text:p>
              </table:table-cell>
              <table:table-cell office:value-type="float" office:value="1391.31">
                <text:p>1391.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04.04">
                <text:p>2104.04</text:p>
              </table:table-cell>
              <table:table-cell office:value-type="float" office:value="1430.58">
                <text:p>1430.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56.46">
                <text:p>1956.46</text:p>
              </table:table-cell>
              <table:table-cell office:value-type="float" office:value="1415.16">
                <text:p>1415.1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93.69">
                <text:p>1993.69</text:p>
              </table:table-cell>
              <table:table-cell office:value-type="float" office:value="1440.01">
                <text:p>1440.0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93.95">
                <text:p>1993.95</text:p>
              </table:table-cell>
              <table:table-cell office:value-type="float" office:value="1456.81">
                <text:p>1456.8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4.24">
                <text:p>1994.24</text:p>
              </table:table-cell>
              <table:table-cell office:value-type="float" office:value="1474.6">
                <text:p>1474.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94.5">
                <text:p>1994.5</text:p>
              </table:table-cell>
              <table:table-cell office:value-type="float" office:value="1491.4">
                <text:p>1491.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957.81">
                <text:p>1957.81</text:p>
              </table:table-cell>
              <table:table-cell office:value-type="float" office:value="1500.14">
                <text:p>1500.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82.71">
                <text:p>1982.71</text:p>
              </table:table-cell>
              <table:table-cell office:value-type="float" office:value="1522.31">
                <text:p>1522.3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70.68">
                <text:p>1970.68</text:p>
              </table:table-cell>
              <table:table-cell office:value-type="float" office:value="1537.42">
                <text:p>1537.4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83.26">
                <text:p>1983.26</text:p>
              </table:table-cell>
              <table:table-cell office:value-type="float" office:value="1556.9">
                <text:p>1556.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71.21">
                <text:p>1971.21</text:p>
              </table:table-cell>
              <table:table-cell office:value-type="float" office:value="1571.01">
                <text:p>1571.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71.48">
                <text:p>1971.48</text:p>
              </table:table-cell>
              <table:table-cell office:value-type="float" office:value="1587.81">
                <text:p>1587.8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02.56">
                <text:p>2002.56</text:p>
              </table:table-cell>
              <table:table-cell office:value-type="float" office:value="1612.32">
                <text:p>1612.3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65.86">
                <text:p>1965.86</text:p>
              </table:table-cell>
              <table:table-cell office:value-type="float" office:value="1621.06">
                <text:p>1621.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96.93">
                <text:p>1996.93</text:p>
              </table:table-cell>
              <table:table-cell office:value-type="float" office:value="1644.57">
                <text:p>1644.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41.76">
                <text:p>1941.76</text:p>
              </table:table-cell>
              <table:table-cell office:value-type="float" office:value="1649.29">
                <text:p>1649.2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009.8">
                <text:p>2009.8</text:p>
              </table:table-cell>
              <table:table-cell office:value-type="float" office:value="1681.84">
                <text:p>1681.8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73.11">
                <text:p>1973.11</text:p>
              </table:table-cell>
              <table:table-cell office:value-type="float" office:value="1690.59">
                <text:p>1690.5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85.69">
                <text:p>1985.69</text:p>
              </table:table-cell>
              <table:table-cell office:value-type="float" office:value="1710.07">
                <text:p>1710.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5.17">
                <text:p>1955.17</text:p>
              </table:table-cell>
              <table:table-cell office:value-type="float" office:value="1721.15">
                <text:p>1721.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24.64">
                <text:p>1924.64</text:p>
              </table:table-cell>
              <table:table-cell office:value-type="float" office:value="1731.23">
                <text:p>1731.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55.71">
                <text:p>1955.71</text:p>
              </table:table-cell>
              <table:table-cell office:value-type="float" office:value="1754.75">
                <text:p>1754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882.05">
                <text:p>1882.05</text:p>
              </table:table-cell>
              <table:table-cell office:value-type="float" office:value="1755.43">
                <text:p>1755.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882.33">
                <text:p>1882.33</text:p>
              </table:table-cell>
              <table:table-cell office:value-type="float" office:value="1773.22">
                <text:p>1773.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882.6">
                <text:p>1882.6</text:p>
              </table:table-cell>
              <table:table-cell office:value-type="float" office:value="1790.02">
                <text:p>1790.0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895.23">
                <text:p>1895.23</text:p>
              </table:table-cell>
              <table:table-cell office:value-type="float" office:value="1812.47">
                <text:p>1812.4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883.18">
                <text:p>1883.18</text:p>
              </table:table-cell>
              <table:table-cell office:value-type="float" office:value="1826.58">
                <text:p>1826.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83.45">
                <text:p>1883.45</text:p>
              </table:table-cell>
              <table:table-cell office:value-type="float" office:value="1843.38">
                <text:p>1843.3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883.73">
                <text:p>1883.73</text:p>
              </table:table-cell>
              <table:table-cell office:value-type="float" office:value="1861.17">
                <text:p>1861.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62.02">
                <text:p>1862.02</text:p>
              </table:table-cell>
              <table:table-cell office:value-type="float" office:value="1724.14">
                <text:p>1724.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21.02">
                <text:p>1421.02</text:p>
              </table:table-cell>
              <table:table-cell office:value-type="float" office:value="1852.47">
                <text:p>1852.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54.06">
                <text:p>1354.06</text:p>
              </table:table-cell>
              <table:table-cell office:value-type="float" office:value="1851.32">
                <text:p>1851.3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43.19">
                <text:p>1343.19</text:p>
              </table:table-cell>
              <table:table-cell office:value-type="float" office:value="1851.4">
                <text:p>1851.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28.36">
                <text:p>1328.36</text:p>
              </table:table-cell>
              <table:table-cell office:value-type="float" office:value="1851.5">
                <text:p>1851.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312.55">
                <text:p>1312.55</text:p>
              </table:table-cell>
              <table:table-cell office:value-type="float" office:value="1851.62">
                <text:p>1851.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95.75">
                <text:p>1295.75</text:p>
              </table:table-cell>
              <table:table-cell office:value-type="float" office:value="1851.74">
                <text:p>1851.7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79.93">
                <text:p>1279.93</text:p>
              </table:table-cell>
              <table:table-cell office:value-type="float" office:value="1851.85">
                <text:p>1851.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5.56">
                <text:p>1255.56</text:p>
              </table:table-cell>
              <table:table-cell office:value-type="float" office:value="1862.06">
                <text:p>1862.0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87.96">
                <text:p>1287.96</text:p>
              </table:table-cell>
              <table:table-cell office:value-type="float" office:value="1796.63">
                <text:p>1796.6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8.82">
                <text:p>1258.82</text:p>
              </table:table-cell>
              <table:table-cell office:value-type="float" office:value="1811.88">
                <text:p>1811.8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11.74">
                <text:p>1211.74</text:p>
              </table:table-cell>
              <table:table-cell office:value-type="float" office:value="1852.35">
                <text:p>1852.3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94.94">
                <text:p>1194.94</text:p>
              </table:table-cell>
              <table:table-cell office:value-type="float" office:value="1852.47">
                <text:p>1852.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78.14">
                <text:p>1178.14</text:p>
              </table:table-cell>
              <table:table-cell office:value-type="float" office:value="1852.59">
                <text:p>1852.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98.19">
                <text:p>1198.19</text:p>
              </table:table-cell>
              <table:table-cell office:value-type="float" office:value="1802.29">
                <text:p>1802.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6.23">
                <text:p>1026.23</text:p>
              </table:table-cell>
              <table:table-cell office:value-type="float" office:value="2009.17">
                <text:p>2009.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15.39">
                <text:p>1115.39</text:p>
              </table:table-cell>
              <table:table-cell office:value-type="float" office:value="1868.09">
                <text:p>1868.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64">
                <text:p>1064</text:p>
              </table:table-cell>
              <table:table-cell office:value-type="float" office:value="1868.46">
                <text:p>1868.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37.97">
                <text:p>1037.97</text:p>
              </table:table-cell>
              <table:table-cell office:value-type="float" office:value="1858.62">
                <text:p>1858.6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4.95">
                <text:p>1024.95</text:p>
              </table:table-cell>
              <table:table-cell office:value-type="float" office:value="1853.7">
                <text:p>1853.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48.79">
                <text:p>1048.79</text:p>
              </table:table-cell>
              <table:table-cell office:value-type="float" office:value="1798.36">
                <text:p>1798.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4.143">
                <text:p>994.143</text:p>
              </table:table-cell>
              <table:table-cell office:value-type="float" office:value="1848.91">
                <text:p>1848.9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73.557">
                <text:p>973.557</text:p>
              </table:table-cell>
              <table:table-cell office:value-type="float" office:value="1854.07">
                <text:p>1854.0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49.187">
                <text:p>949.187</text:p>
              </table:table-cell>
              <table:table-cell office:value-type="float" office:value="1864.28">
                <text:p>1864.2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36.002">
                <text:p>936.002</text:p>
              </table:table-cell>
              <table:table-cell office:value-type="float" office:value="1854.35">
                <text:p>1854.3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02.399">
                <text:p>902.399</text:p>
              </table:table-cell>
              <table:table-cell office:value-type="float" office:value="1854.59">
                <text:p>1854.5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56.455">
                <text:p>856.455</text:p>
              </table:table-cell>
              <table:table-cell office:value-type="float" office:value="1869.97">
                <text:p>1869.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20.731">
                <text:p>820.731</text:p>
              </table:table-cell>
              <table:table-cell office:value-type="float" office:value="1895.3">
                <text:p>1895.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26.637">
                <text:p>826.637</text:p>
              </table:table-cell>
              <table:table-cell office:value-type="float" office:value="1865.17">
                <text:p>1865.1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09.835">
                <text:p>809.835</text:p>
              </table:table-cell>
              <table:table-cell office:value-type="float" office:value="1865.29">
                <text:p>1865.2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82.814">
                <text:p>782.814</text:p>
              </table:table-cell>
              <table:table-cell office:value-type="float" office:value="1855.46">
                <text:p>1855.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69.797">
                <text:p>769.797</text:p>
              </table:table-cell>
              <table:table-cell office:value-type="float" office:value="1850.53">
                <text:p>1850.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2.996">
                <text:p>752.996</text:p>
              </table:table-cell>
              <table:table-cell office:value-type="float" office:value="1850.66">
                <text:p>1850.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31.421">
                <text:p>731.421</text:p>
              </table:table-cell>
              <table:table-cell office:value-type="float" office:value="1855.83">
                <text:p>1855.8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14.62">
                <text:p>714.62</text:p>
              </table:table-cell>
              <table:table-cell office:value-type="float" office:value="1855.95">
                <text:p>1855.9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697.819">
                <text:p>697.819</text:p>
              </table:table-cell>
              <table:table-cell office:value-type="float" office:value="1856.07">
                <text:p>1856.0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73.449">
                <text:p>673.449</text:p>
              </table:table-cell>
              <table:table-cell office:value-type="float" office:value="1866.28">
                <text:p>1866.2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55.659">
                <text:p>655.659</text:p>
              </table:table-cell>
              <table:table-cell office:value-type="float" office:value="1866.41">
                <text:p>1866.4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2.642">
                <text:p>642.642</text:p>
              </table:table-cell>
              <table:table-cell office:value-type="float" office:value="1861.49">
                <text:p>1861.4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629.625">
                <text:p>629.625</text:p>
              </table:table-cell>
              <table:table-cell office:value-type="float" office:value="1856.57">
                <text:p>1856.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12.824">
                <text:p>612.824</text:p>
              </table:table-cell>
              <table:table-cell office:value-type="float" office:value="1856.69">
                <text:p>1856.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5.035">
                <text:p>595.035</text:p>
              </table:table-cell>
              <table:table-cell office:value-type="float" office:value="1856.82">
                <text:p>1856.8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604.725">
                <text:p>604.725</text:p>
              </table:table-cell>
              <table:table-cell office:value-type="float" office:value="1821.64">
                <text:p>1821.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53.863">
                <text:p>553.863</text:p>
              </table:table-cell>
              <table:table-cell office:value-type="float" office:value="1867.14">
                <text:p>1867.1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44.631">
                <text:p>544.631</text:p>
              </table:table-cell>
              <table:table-cell office:value-type="float" office:value="1857.18">
                <text:p>1857.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73.244">
                <text:p>573.244</text:p>
              </table:table-cell>
              <table:table-cell office:value-type="float" office:value="1796.79">
                <text:p>1796.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10.04">
                <text:p>510.04</text:p>
              </table:table-cell>
              <table:table-cell office:value-type="float" office:value="1857.43">
                <text:p>1857.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93.239">
                <text:p>493.239</text:p>
              </table:table-cell>
              <table:table-cell office:value-type="float" office:value="1857.55">
                <text:p>1857.5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6.437">
                <text:p>476.437</text:p>
              </table:table-cell>
              <table:table-cell office:value-type="float" office:value="1857.68">
                <text:p>1857.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59.636">
                <text:p>459.636</text:p>
              </table:table-cell>
              <table:table-cell office:value-type="float" office:value="1857.8">
                <text:p>1857.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41.847">
                <text:p>441.847</text:p>
              </table:table-cell>
              <table:table-cell office:value-type="float" office:value="1857.93">
                <text:p>1857.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25.045">
                <text:p>425.045</text:p>
              </table:table-cell>
              <table:table-cell office:value-type="float" office:value="1858.05">
                <text:p>1858.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46.089">
                <text:p>446.089</text:p>
              </table:table-cell>
              <table:table-cell office:value-type="float" office:value="1807.74">
                <text:p>1807.7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5.227">
                <text:p>395.227</text:p>
              </table:table-cell>
              <table:table-cell office:value-type="float" office:value="1853.25">
                <text:p>1853.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3.653">
                <text:p>373.653</text:p>
              </table:table-cell>
              <table:table-cell office:value-type="float" office:value="1858.42">
                <text:p>1858.4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56.852">
                <text:p>356.852</text:p>
              </table:table-cell>
              <table:table-cell office:value-type="float" office:value="1858.54">
                <text:p>1858.5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0.051">
                <text:p>340.051</text:p>
              </table:table-cell>
              <table:table-cell office:value-type="float" office:value="1858.66">
                <text:p>1858.6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0.818">
                <text:p>330.818</text:p>
              </table:table-cell>
              <table:table-cell office:value-type="float" office:value="1848.7">
                <text:p>1848.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05.46">
                <text:p>305.46</text:p>
              </table:table-cell>
              <table:table-cell office:value-type="float" office:value="1858.91">
                <text:p>1858.9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0.012">
                <text:p>300.012</text:p>
              </table:table-cell>
              <table:table-cell office:value-type="float" office:value="1843.91">
                <text:p>1843.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75.642">
                <text:p>275.642</text:p>
              </table:table-cell>
              <table:table-cell office:value-type="float" office:value="1854.11">
                <text:p>1854.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88.128">
                <text:p>288.128</text:p>
              </table:table-cell>
              <table:table-cell office:value-type="float" office:value="1813.9">
                <text:p>1813.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7.266">
                <text:p>237.266</text:p>
              </table:table-cell>
              <table:table-cell office:value-type="float" office:value="1859.41">
                <text:p>1859.4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24.25">
                <text:p>224.25</text:p>
              </table:table-cell>
              <table:table-cell office:value-type="float" office:value="1854.49">
                <text:p>1854.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7.448">
                <text:p>207.448</text:p>
              </table:table-cell>
              <table:table-cell office:value-type="float" office:value="1854.61">
                <text:p>1854.6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5.073">
                <text:p>235.073</text:p>
              </table:table-cell>
              <table:table-cell office:value-type="float" office:value="1794.22">
                <text:p>1794.2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72.857">
                <text:p>172.857</text:p>
              </table:table-cell>
              <table:table-cell office:value-type="float" office:value="1854.86">
                <text:p>1854.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2.272">
                <text:p>152.272</text:p>
              </table:table-cell>
              <table:table-cell office:value-type="float" office:value="1860.02">
                <text:p>1860.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5.47">
                <text:p>135.47</text:p>
              </table:table-cell>
              <table:table-cell office:value-type="float" office:value="1860.15">
                <text:p>1860.1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17.681">
                <text:p>117.681</text:p>
              </table:table-cell>
              <table:table-cell office:value-type="float" office:value="1860.27">
                <text:p>1860.2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0.879">
                <text:p>100.879</text:p>
              </table:table-cell>
              <table:table-cell office:value-type="float" office:value="1860.4">
                <text:p>1860.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4.0782">
                <text:p>84.0782</text:p>
              </table:table-cell>
              <table:table-cell office:value-type="float" office:value="1860.52">
                <text:p>1860.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7.2769">
                <text:p>67.2769</text:p>
              </table:table-cell>
              <table:table-cell office:value-type="float" office:value="1860.64">
                <text:p>1860.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.2719">
                <text:p>53.2719</text:p>
              </table:table-cell>
              <table:table-cell office:value-type="float" office:value="1855.73">
                <text:p>1855.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2.7282">
                <text:p>-12.7282</text:p>
              </table:table-cell>
              <table:table-cell office:value-type="float" office:value="1921.4">
                <text:p>1921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7.5146">
                <text:p>57.5146</text:p>
              </table:table-cell>
              <table:table-cell office:value-type="float" office:value="1805.54">
                <text:p>1805.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.7907">
                <text:p>21.7907</text:p>
              </table:table-cell>
              <table:table-cell office:value-type="float" office:value="1830.88">
                <text:p>1830.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3.56793">
                <text:p>-3.56793</text:p>
              </table:table-cell>
              <table:table-cell office:value-type="float" office:value="1841.09">
                <text:p>1841.0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.12249">
                <text:p>6.12249</text:p>
              </table:table-cell>
              <table:table-cell office:value-type="float" office:value="1805.91">
                <text:p>1805.9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33.3859">
                <text:p>-33.3859</text:p>
              </table:table-cell>
              <table:table-cell office:value-type="float" office:value="1836.29">
                <text:p>1836.2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32.2529">
                <text:p>-32.2529</text:p>
              </table:table-cell>
              <table:table-cell office:value-type="float" office:value="1811.21">
                <text:p>1811.2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52.8387">
                <text:p>-52.8387</text:p>
              </table:table-cell>
              <table:table-cell office:value-type="float" office:value="1816.37">
                <text:p>1816.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54.5019">
                <text:p>-54.5019</text:p>
              </table:table-cell>
              <table:table-cell office:value-type="float" office:value="1796.32">
                <text:p>1796.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71.3031">
                <text:p>-71.3031</text:p>
              </table:table-cell>
              <table:table-cell office:value-type="float" office:value="1796.44">
                <text:p>1796.4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89.0927">
                <text:p>-89.0927</text:p>
              </table:table-cell>
              <table:table-cell office:value-type="float" office:value="1796.57">
                <text:p>1796.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.76">
                <text:p>110.76</text:p>
              </table:table-cell>
              <table:table-cell office:value-type="float" office:value="1514.76">
                <text:p>1514.7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25.683">
                <text:p>-125.683</text:p>
              </table:table-cell>
              <table:table-cell office:value-type="float" office:value="1551.57">
                <text:p>1551.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23.951">
                <text:p>-123.951</text:p>
              </table:table-cell>
              <table:table-cell office:value-type="float" office:value="1484.62">
                <text:p>1484.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11.317">
                <text:p>-111.317</text:p>
              </table:table-cell>
              <table:table-cell office:value-type="float" office:value="1444.03">
                <text:p>1444.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23.803">
                <text:p>-123.803</text:p>
              </table:table-cell>
              <table:table-cell office:value-type="float" office:value="1376.89">
                <text:p>1376.8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23.778">
                <text:p>-123.778</text:p>
              </table:table-cell>
              <table:table-cell office:value-type="float" office:value="1359.1">
                <text:p>1359.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30.02">
                <text:p>-130.02</text:p>
              </table:table-cell>
              <table:table-cell office:value-type="float" office:value="1325.04">
                <text:p>1325.0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23.709">
                <text:p>-123.709</text:p>
              </table:table-cell>
              <table:table-cell office:value-type="float" office:value="1308.7">
                <text:p>1308.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36.214">
                <text:p>-136.214</text:p>
              </table:table-cell>
              <table:table-cell office:value-type="float" office:value="1256.38">
                <text:p>1256.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36.191">
                <text:p>-136.191</text:p>
              </table:table-cell>
              <table:table-cell office:value-type="float" office:value="1239.58">
                <text:p>1239.5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23.592">
                <text:p>-123.592</text:p>
              </table:table-cell>
              <table:table-cell office:value-type="float" office:value="1223.7">
                <text:p>1223.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312.213">
                <text:p>-312.213</text:p>
              </table:table-cell>
              <table:table-cell office:value-type="float" office:value="1192.11">
                <text:p>1192.1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312.19">
                <text:p>-312.19</text:p>
              </table:table-cell>
              <table:table-cell office:value-type="float" office:value="1175.31">
                <text:p>1175.3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36.074">
                <text:p>-136.074</text:p>
              </table:table-cell>
              <table:table-cell office:value-type="float" office:value="1154.58">
                <text:p>1154.5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73.1444">
                <text:p>-73.1444</text:p>
              </table:table-cell>
              <table:table-cell office:value-type="float" office:value="1124.59">
                <text:p>1124.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36.003">
                <text:p>-136.003</text:p>
              </table:table-cell>
              <table:table-cell office:value-type="float" office:value="1103.19">
                <text:p>1103.1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35.98">
                <text:p>-135.98</text:p>
              </table:table-cell>
              <table:table-cell office:value-type="float" office:value="1086.39">
                <text:p>1086.3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35.957">
                <text:p>-135.957</text:p>
              </table:table-cell>
              <table:table-cell office:value-type="float" office:value="1069.59">
                <text:p>1069.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23.356">
                <text:p>-123.356</text:p>
              </table:table-cell>
              <table:table-cell office:value-type="float" office:value="1052.72">
                <text:p>1052.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35.909">
                <text:p>-135.909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35.886">
                <text:p>-135.886</text:p>
              </table:table-cell>
              <table:table-cell office:value-type="float" office:value="1018.19">
                <text:p>1018.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293.066">
                <text:p>-293.066</text:p>
              </table:table-cell>
              <table:table-cell office:value-type="float" office:value="988.906">
                <text:p>988.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35.838">
                <text:p>-135.838</text:p>
              </table:table-cell>
              <table:table-cell office:value-type="float" office:value="983.602">
                <text:p>983.60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280.444">
                <text:p>-280.444</text:p>
              </table:table-cell>
              <table:table-cell office:value-type="float" office:value="956.222">
                <text:p>956.2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280.42">
                <text:p>-280.42</text:p>
              </table:table-cell>
              <table:table-cell office:value-type="float" office:value="939.421">
                <text:p>939.42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267.82">
                <text:p>-267.82</text:p>
              </table:table-cell>
              <table:table-cell office:value-type="float" office:value="922.55">
                <text:p>922.5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274.085">
                <text:p>-274.085</text:p>
              </table:table-cell>
              <table:table-cell office:value-type="float" office:value="905.289">
                <text:p>905.28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267.773">
                <text:p>-267.773</text:p>
              </table:table-cell>
              <table:table-cell office:value-type="float" office:value="888.947">
                <text:p>888.94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267.75">
                <text:p>-267.75</text:p>
              </table:table-cell>
              <table:table-cell office:value-type="float" office:value="872.145">
                <text:p>872.1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60.826">
                <text:p>-160.826</text:p>
              </table:table-cell>
              <table:table-cell office:value-type="float" office:value="862.174">
                <text:p>862.17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255.126">
                <text:p>-255.126</text:p>
              </table:table-cell>
              <table:table-cell office:value-type="float" office:value="838.473">
                <text:p>838.47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280.256">
                <text:p>-280.256</text:p>
              </table:table-cell>
              <table:table-cell office:value-type="float" office:value="819.832">
                <text:p>819.8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292.809">
                <text:p>-292.809</text:p>
              </table:table-cell>
              <table:table-cell office:value-type="float" office:value="802.11">
                <text:p>802.1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48.156">
                <text:p>-148.156</text:p>
              </table:table-cell>
              <table:table-cell office:value-type="float" office:value="794.898">
                <text:p>794.89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292.761">
                <text:p>-292.761</text:p>
              </table:table-cell>
              <table:table-cell office:value-type="float" office:value="767.519">
                <text:p>767.51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60.659">
                <text:p>-160.659</text:p>
              </table:table-cell>
              <table:table-cell office:value-type="float" office:value="740.608">
                <text:p>740.60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47.4484">
                <text:p>-47.4484</text:p>
              </table:table-cell>
              <table:table-cell office:value-type="float" office:value="732.085">
                <text:p>732.08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317.651">
                <text:p>-317.651</text:p>
              </table:table-cell>
              <table:table-cell office:value-type="float" office:value="574.93">
                <text:p>574.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317.628">
                <text:p>-317.628</text:p>
              </table:table-cell>
              <table:table-cell office:value-type="float" office:value="558.129">
                <text:p>558.12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60.4">
                <text:p>-160.4</text:p>
              </table:table-cell>
              <table:table-cell office:value-type="float" office:value="552.825">
                <text:p>552.82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305.005">
                <text:p>-305.005</text:p>
              </table:table-cell>
              <table:table-cell office:value-type="float" office:value="525.445">
                <text:p>525.44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323.845">
                <text:p>-323.845</text:p>
              </table:table-cell>
              <table:table-cell office:value-type="float" office:value="506.275">
                <text:p>506.27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323.822">
                <text:p>-323.822</text:p>
              </table:table-cell>
              <table:table-cell office:value-type="float" office:value="489.474">
                <text:p>489.47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317.511">
                <text:p>-317.511</text:p>
              </table:table-cell>
              <table:table-cell office:value-type="float" office:value="473.132">
                <text:p>473.13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254.606">
                <text:p>-254.606</text:p>
              </table:table-cell>
              <table:table-cell office:value-type="float" office:value="460.929">
                <text:p>460.9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242.006">
                <text:p>-242.006</text:p>
              </table:table-cell>
              <table:table-cell office:value-type="float" office:value="445.047">
                <text:p>445.04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241.982">
                <text:p>-241.982</text:p>
              </table:table-cell>
              <table:table-cell office:value-type="float" office:value="427.257">
                <text:p>427.2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235.671">
                <text:p>-235.671</text:p>
              </table:table-cell>
              <table:table-cell office:value-type="float" office:value="410.916">
                <text:p>410.91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223.071">
                <text:p>-223.071</text:p>
              </table:table-cell>
              <table:table-cell office:value-type="float" office:value="395.034">
                <text:p>395.03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223.047">
                <text:p>-223.047</text:p>
              </table:table-cell>
              <table:table-cell office:value-type="float" office:value="377.244">
                <text:p>377.24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267.041">
                <text:p>-267.041</text:p>
              </table:table-cell>
              <table:table-cell office:value-type="float" office:value="357.223">
                <text:p>357.2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229.288">
                <text:p>-229.288</text:p>
              </table:table-cell>
              <table:table-cell office:value-type="float" office:value="343.18">
                <text:p>343.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85.248">
                <text:p>-185.248</text:p>
              </table:table-cell>
              <table:table-cell office:value-type="float" office:value="329.598">
                <text:p>329.5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72.647">
                <text:p>-172.647</text:p>
              </table:table-cell>
              <table:table-cell office:value-type="float" office:value="312.728">
                <text:p>312.72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85.196">
                <text:p>-185.196</text:p>
              </table:table-cell>
              <table:table-cell office:value-type="float" office:value="292.041">
                <text:p>292.04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78.885">
                <text:p>-178.885</text:p>
              </table:table-cell>
              <table:table-cell office:value-type="float" office:value="275.7">
                <text:p>275.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59.997">
                <text:p>-159.997</text:p>
              </table:table-cell>
              <table:table-cell office:value-type="float" office:value="260.278">
                <text:p>260.27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41.11">
                <text:p>-141.11</text:p>
              </table:table-cell>
              <table:table-cell office:value-type="float" office:value="244.856">
                <text:p>244.85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34.797">
                <text:p>-134.797</text:p>
              </table:table-cell>
              <table:table-cell office:value-type="float" office:value="227.525">
                <text:p>227.5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34.774">
                <text:p>-134.774</text:p>
              </table:table-cell>
              <table:table-cell office:value-type="float" office:value="210.724">
                <text:p>210.7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22.174">
                <text:p>-122.174</text:p>
              </table:table-cell>
              <table:table-cell office:value-type="float" office:value="194.842">
                <text:p>194.84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22.151">
                <text:p>-122.151</text:p>
              </table:table-cell>
              <table:table-cell office:value-type="float" office:value="178.04">
                <text:p>178.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22.126">
                <text:p>-122.126</text:p>
              </table:table-cell>
              <table:table-cell office:value-type="float" office:value="160.25">
                <text:p>160.2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09.527">
                <text:p>-109.527</text:p>
              </table:table-cell>
              <table:table-cell office:value-type="float" office:value="144.368">
                <text:p>144.36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15.792">
                <text:p>-115.792</text:p>
              </table:table-cell>
              <table:table-cell office:value-type="float" office:value="127.107">
                <text:p>127.10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84.3279">
                <text:p>-84.3279</text:p>
              </table:table-cell>
              <table:table-cell office:value-type="float" office:value="112.605">
                <text:p>112.6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